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16685426" calcext:value-type="float">
            <text:p>0.07166854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35845426" calcext:value-type="float">
            <text:p>0.143584542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157351596" calcext:value-type="float">
            <text:p>0.21573515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80963191" calcext:value-type="float">
            <text:p>0.288096319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606221277" calcext:value-type="float">
            <text:p>0.36062212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32403298" calcext:value-type="float">
            <text:p>0.433240329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58615957" calcext:value-type="float">
            <text:p>0.505861595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84029574" calcext:value-type="float">
            <text:p>0.578402957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50816" calcext:value-type="float">
            <text:p>0.6508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231056702" calcext:value-type="float">
            <text:p>0.723105670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953293298" calcext:value-type="float">
            <text:p>0.79532932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675760319" calcext:value-type="float">
            <text:p>0.867576031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399355213" calcext:value-type="float">
            <text:p>0.93993552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0124701277" calcext:value-type="float">
            <text:p>1.012470127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0851988085" calcext:value-type="float">
            <text:p>1.08519880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1580958404" calcext:value-type="float">
            <text:p>1.15809584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2311016596" calcext:value-type="float">
            <text:p>1.23110165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3041408936" calcext:value-type="float">
            <text:p>1.304140893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3771414255" calcext:value-type="float">
            <text:p>1.377141425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4500484043" calcext:value-type="float">
            <text:p>1.450048404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5228291489" calcext:value-type="float">
            <text:p>1.522829148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5954697553" calcext:value-type="float">
            <text:p>1.595469755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6679690106" calcext:value-type="float">
            <text:p>1.667969010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7403363404" calcext:value-type="float">
            <text:p>1.74033634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8125952021" calcext:value-type="float">
            <text:p>1.812595202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8847861383" calcext:value-type="float">
            <text:p>1.88478613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9569609362" calcext:value-type="float">
            <text:p>1.956960936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.0291649362" calcext:value-type="float">
            <text:p>2.029164936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1014144894" calcext:value-type="float">
            <text:p>2.101414489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736824043" calcext:value-type="float">
            <text:p>2.173682404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2459007979" calcext:value-type="float">
            <text:p>2.245900797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3179810851" calcext:value-type="float">
            <text:p>2.317981085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3898423191" calcext:value-type="float">
            <text:p>2.38984231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461436234" calcext:value-type="float">
            <text:p>2.4614362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5327598085" calcext:value-type="float">
            <text:p>2.532759808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6038499574" calcext:value-type="float">
            <text:p>2.603849957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6747605638" calcext:value-type="float">
            <text:p>2.674760563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7455292979" calcext:value-type="float">
            <text:p>2.745529297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8161486809" calcext:value-type="float">
            <text:p>2.816148680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8865571702" calcext:value-type="float">
            <text:p>2.886557170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9566575319" calcext:value-type="float">
            <text:p>2.956657531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0263560106" calcext:value-type="float">
            <text:p>3.026356010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0956047979" calcext:value-type="float">
            <text:p>3.095604797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1644298191" calcext:value-type="float">
            <text:p>3.164429819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232933617" calcext:value-type="float">
            <text:p>3.23293361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3012737553" calcext:value-type="float">
            <text:p>3.301273755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3696239149" calcext:value-type="float">
            <text:p>3.369623914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4381279787" calcext:value-type="float">
            <text:p>3.438127978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5068592553" calcext:value-type="float">
            <text:p>3.506859255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5757987766" calcext:value-type="float">
            <text:p>3.575798776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6448438085" calcext:value-type="float">
            <text:p>3.644843808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7138471489" calcext:value-type="float">
            <text:p>3.713847148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7826717128" calcext:value-type="float">
            <text:p>3.782671712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8512326489" calcext:value-type="float">
            <text:p>3.851232648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9195008723" calcext:value-type="float">
            <text:p>3.919500872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9874610532" calcext:value-type="float">
            <text:p>3.987461053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0550472234" calcext:value-type="float">
            <text:p>4.055047223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1221004681" calcext:value-type="float">
            <text:p>4.122100468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188389883" calcext:value-type="float">
            <text:p>4.18838988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2537068085" calcext:value-type="float">
            <text:p>4.253706808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3179977128" calcext:value-type="float">
            <text:p>4.317997712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3814640745" calcext:value-type="float">
            <text:p>4.381464074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4445547128" calcext:value-type="float">
            <text:p>4.444554712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5078299574" calcext:value-type="float">
            <text:p>4.507829957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5717654043" calcext:value-type="float">
            <text:p>4.571765404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636608734" calcext:value-type="float">
            <text:p>4.63660873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7023537553" calcext:value-type="float">
            <text:p>4.702353755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7688039574" calcext:value-type="float">
            <text:p>4.768803957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.8356479043" calcext:value-type="float">
            <text:p>4.835647904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9024867872" calcext:value-type="float">
            <text:p>4.902486787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.9688038936" calcext:value-type="float">
            <text:p>4.968803893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0338897128" calcext:value-type="float">
            <text:p>5.033889712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.0966672021" calcext:value-type="float">
            <text:p>5.096667202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.154926234" calcext:value-type="float">
            <text:p>5.15492623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.1977245851" calcext:value-type="float">
            <text:p>5.197724585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3097156809" calcext:value-type="float">
            <text:p>5.309715680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3835075" calcext:value-type="float">
            <text:p>5.383507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4514613191" calcext:value-type="float">
            <text:p>5.451461319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5168368191" calcext:value-type="float">
            <text:p>5.516836819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5809765213" calcext:value-type="float">
            <text:p>5.580976521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6447442553" calcext:value-type="float">
            <text:p>5.644744255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7087535213" calcext:value-type="float">
            <text:p>5.708753521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.7733669681" calcext:value-type="float">
            <text:p>5.773366968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.8386622979" calcext:value-type="float">
            <text:p>5.838662297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9044504681" calcext:value-type="float">
            <text:p>5.904450468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.9703770532" calcext:value-type="float">
            <text:p>5.970377053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.0360858617" calcext:value-type="float">
            <text:p>6.036085861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.1013861915" calcext:value-type="float">
            <text:p>6.101386191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.1663518191" calcext:value-type="float">
            <text:p>6.166351819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.2313009043" calcext:value-type="float">
            <text:p>6.231300904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2966619362" calcext:value-type="float">
            <text:p>6.296661936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3627955851" calcext:value-type="float">
            <text:p>6.362795585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.4298653404" calcext:value-type="float">
            <text:p>6.429865340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36843" calcext:value-type="float">
            <text:p>6.736843</text:p>
          </table:table-cell>
          <table:table-cell office:value-type="float" office:value="6.4978101915" calcext:value-type="float">
            <text:p>6.4978101915</text:p>
          </table:table-cell>
          <table:table-cell table:formula="of:=POWER([.C95]-6.75;2)" office:value-type="float" office:value="0.0635996995112666" calcext:value-type="float">
            <text:p>0.0635996995</text:p>
          </table:table-cell>
          <table:table-cell table:formula="of:=SQRT(SUM([.D95:.D194])/100)" office:value-type="float" office:value="0.25083382736242" calcext:value-type="float">
            <text:p>0.25083382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60104" calcext:value-type="float">
            <text:p>6.760104</text:p>
          </table:table-cell>
          <table:table-cell office:value-type="float" office:value="6.4947401596" calcext:value-type="float">
            <text:p>6.4947401596</text:p>
          </table:table-cell>
          <table:table-cell table:formula="of:=POWER([.C96]-6.75;2)" office:value-type="float" office:value="0.0651575861210334" calcext:value-type="float">
            <text:p>0.065157586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82158" calcext:value-type="float">
            <text:p>6.782158</text:p>
          </table:table-cell>
          <table:table-cell office:value-type="float" office:value="6.4917985638" calcext:value-type="float">
            <text:p>6.4917985638</text:p>
          </table:table-cell>
          <table:table-cell table:formula="of:=POWER([.C97]-6.75;2)" office:value-type="float" office:value="0.0666679816557428" calcext:value-type="float">
            <text:p>0.066667981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01949" calcext:value-type="float">
            <text:p>6.801949</text:p>
          </table:table-cell>
          <table:table-cell office:value-type="float" office:value="6.488754383" calcext:value-type="float">
            <text:p>6.488754383</text:p>
          </table:table-cell>
          <table:table-cell table:formula="of:=POWER([.C98]-6.75;2)" office:value-type="float" office:value="0.0682492724017108" calcext:value-type="float">
            <text:p>0.068249272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817426" calcext:value-type="float">
            <text:p>6.817426</text:p>
          </table:table-cell>
          <table:table-cell office:value-type="float" office:value="6.4854671702" calcext:value-type="float">
            <text:p>6.4854671702</text:p>
          </table:table-cell>
          <table:table-cell table:formula="of:=POWER([.C99]-6.75;2)" office:value-type="float" office:value="0.0699776180419959" calcext:value-type="float">
            <text:p>0.06997761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826111" calcext:value-type="float">
            <text:p>6.826111</text:p>
          </table:table-cell>
          <table:table-cell office:value-type="float" office:value="6.4818992234" calcext:value-type="float">
            <text:p>6.4818992234</text:p>
          </table:table-cell>
          <table:table-cell table:formula="of:=POWER([.C100]-6.75;2)" office:value-type="float" office:value="0.071878026413523" calcext:value-type="float">
            <text:p>0.071878026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26399" calcext:value-type="float">
            <text:p>6.826399</text:p>
          </table:table-cell>
          <table:table-cell office:value-type="float" office:value="6.4781009574" calcext:value-type="float">
            <text:p>6.4781009574</text:p>
          </table:table-cell>
          <table:table-cell table:formula="of:=POWER([.C101]-6.75;2)" office:value-type="float" office:value="0.0739290893667968" calcext:value-type="float">
            <text:p>0.073929089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18888" calcext:value-type="float">
            <text:p>6.818888</text:p>
          </table:table-cell>
          <table:table-cell office:value-type="float" office:value="6.4741866277" calcext:value-type="float">
            <text:p>6.4741866277</text:p>
          </table:table-cell>
          <table:table-cell table:formula="of:=POWER([.C102]-6.75;2)" office:value-type="float" office:value="0.0760730163394984" calcext:value-type="float">
            <text:p>0.076073016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806826" calcext:value-type="float">
            <text:p>6.806826</text:p>
          </table:table-cell>
          <table:table-cell office:value-type="float" office:value="6.470307117" calcext:value-type="float">
            <text:p>6.470307117</text:p>
          </table:table-cell>
          <table:table-cell table:formula="of:=POWER([.C103]-6.75;2)" office:value-type="float" office:value="0.0782281088008517" calcext:value-type="float">
            <text:p>0.078228108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795229" calcext:value-type="float">
            <text:p>6.795229</text:p>
          </table:table-cell>
          <table:table-cell office:value-type="float" office:value="6.4666169468" calcext:value-type="float">
            <text:p>6.4666169468</text:p>
          </table:table-cell>
          <table:table-cell table:formula="of:=POWER([.C104]-6.75;2)" office:value-type="float" office:value="0.0803059548409538" calcext:value-type="float">
            <text:p>0.080305954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789024" calcext:value-type="float">
            <text:p>6.789024</text:p>
          </table:table-cell>
          <table:table-cell office:value-type="float" office:value="6.4632338298" calcext:value-type="float">
            <text:p>6.4632338298</text:p>
          </table:table-cell>
          <table:table-cell table:formula="of:=POWER([.C105]-6.75;2)" office:value-type="float" office:value="0.0822348363711753" calcext:value-type="float">
            <text:p>0.082234836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9119" calcext:value-type="float">
            <text:p>6.79119</text:p>
          </table:table-cell>
          <table:table-cell office:value-type="float" office:value="6.4601997128" calcext:value-type="float">
            <text:p>6.4601997128</text:p>
          </table:table-cell>
          <table:table-cell table:formula="of:=POWER([.C106]-6.75;2)" office:value-type="float" office:value="0.0839842064612026" calcext:value-type="float">
            <text:p>0.083984206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801792" calcext:value-type="float">
            <text:p>6.801792</text:p>
          </table:table-cell>
          <table:table-cell office:value-type="float" office:value="6.4574608723" calcext:value-type="float">
            <text:p>6.4574608723</text:p>
          </table:table-cell>
          <table:table-cell table:formula="of:=POWER([.C107]-6.75;2)" office:value-type="float" office:value="0.0855791412354767" calcext:value-type="float">
            <text:p>0.085579141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818253" calcext:value-type="float">
            <text:p>6.818253</text:p>
          </table:table-cell>
          <table:table-cell office:value-type="float" office:value="6.4548807766" calcext:value-type="float">
            <text:p>6.4548807766</text:p>
          </table:table-cell>
          <table:table-cell table:formula="of:=POWER([.C108]-6.75;2)" office:value-type="float" office:value="0.0870953560202194" calcext:value-type="float">
            <text:p>0.08709535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836496" calcext:value-type="float">
            <text:p>6.836496</text:p>
          </table:table-cell>
          <table:table-cell office:value-type="float" office:value="6.4522856596" calcext:value-type="float">
            <text:p>6.4522856596</text:p>
          </table:table-cell>
          <table:table-cell table:formula="of:=POWER([.C109]-6.75;2)" office:value-type="float" office:value="0.0886338284798069" calcext:value-type="float">
            <text:p>0.088633828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852321" calcext:value-type="float">
            <text:p>6.852321</text:p>
          </table:table-cell>
          <table:table-cell office:value-type="float" office:value="6.4495287128" calcext:value-type="float">
            <text:p>6.4495287128</text:p>
          </table:table-cell>
          <table:table-cell table:formula="of:=POWER([.C110]-6.75;2)" office:value-type="float" office:value="0.0902829944316247" calcext:value-type="float">
            <text:p>0.090282994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862547" calcext:value-type="float">
            <text:p>6.862547</text:p>
          </table:table-cell>
          <table:table-cell office:value-type="float" office:value="6.4465514149" calcext:value-type="float">
            <text:p>6.4465514149</text:p>
          </table:table-cell>
          <table:table-cell table:formula="of:=POWER([.C111]-6.75;2)" office:value-type="float" office:value="0.0920810437991919" calcext:value-type="float">
            <text:p>0.092081043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865688" calcext:value-type="float">
            <text:p>6.865688</text:p>
          </table:table-cell>
          <table:table-cell office:value-type="float" office:value="6.4434196915" calcext:value-type="float">
            <text:p>6.4434196915</text:p>
          </table:table-cell>
          <table:table-cell table:formula="of:=POWER([.C112]-6.75;2)" office:value-type="float" office:value="0.0939914855599552" calcext:value-type="float">
            <text:p>0.093991485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86205" calcext:value-type="float">
            <text:p>6.86205</text:p>
          </table:table-cell>
          <table:table-cell office:value-type="float" office:value="6.4403180638" calcext:value-type="float">
            <text:p>6.4403180638</text:p>
          </table:table-cell>
          <table:table-cell table:formula="of:=POWER([.C113]-6.75;2)" office:value-type="float" office:value="0.0959029016085806" calcext:value-type="float">
            <text:p>0.095902901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53256" calcext:value-type="float">
            <text:p>6.853256</text:p>
          </table:table-cell>
          <table:table-cell office:value-type="float" office:value="6.4374982766" calcext:value-type="float">
            <text:p>6.4374982766</text:p>
          </table:table-cell>
          <table:table-cell table:formula="of:=POWER([.C114]-6.75;2)" office:value-type="float" office:value="0.0976573271279699" calcext:value-type="float">
            <text:p>0.097657327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4139" calcext:value-type="float">
            <text:p>6.84139</text:p>
          </table:table-cell>
          <table:table-cell office:value-type="float" office:value="6.4351982021" calcext:value-type="float">
            <text:p>6.4351982021</text:p>
          </table:table-cell>
          <table:table-cell table:formula="of:=POWER([.C115]-6.75;2)" office:value-type="float" office:value="0.0991001719610721" calcext:value-type="float">
            <text:p>0.09910017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828217" calcext:value-type="float">
            <text:p>6.828217</text:p>
          </table:table-cell>
          <table:table-cell office:value-type="float" office:value="6.4335631596" calcext:value-type="float">
            <text:p>6.4335631596</text:p>
          </table:table-cell>
          <table:table-cell table:formula="of:=POWER([.C116]-6.75;2)" office:value-type="float" office:value="0.100132273962335" calcext:value-type="float">
            <text:p>0.10013227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81493" calcext:value-type="float">
            <text:p>6.81493</text:p>
          </table:table-cell>
          <table:table-cell office:value-type="float" office:value="6.432602234" calcext:value-type="float">
            <text:p>6.432602234</text:p>
          </table:table-cell>
          <table:table-cell table:formula="of:=POWER([.C117]-6.75;2)" office:value-type="float" office:value="0.100741341861791" calcext:value-type="float">
            <text:p>0.100741341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802529" calcext:value-type="float">
            <text:p>6.802529</text:p>
          </table:table-cell>
          <table:table-cell office:value-type="float" office:value="6.4321940319" calcext:value-type="float">
            <text:p>6.4321940319</text:p>
          </table:table-cell>
          <table:table-cell table:formula="of:=POWER([.C118]-6.75;2)" office:value-type="float" office:value="0.101000633359978" calcext:value-type="float">
            <text:p>0.101000633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792333" calcext:value-type="float">
            <text:p>6.792333</text:p>
          </table:table-cell>
          <table:table-cell office:value-type="float" office:value="6.432132117" calcext:value-type="float">
            <text:p>6.432132117</text:p>
          </table:table-cell>
          <table:table-cell table:formula="of:=POWER([.C119]-6.75;2)" office:value-type="float" office:value="0.101039991042902" calcext:value-type="float">
            <text:p>0.10103999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85948" calcext:value-type="float">
            <text:p>6.785948</text:p>
          </table:table-cell>
          <table:table-cell office:value-type="float" office:value="6.4321868511" calcext:value-type="float">
            <text:p>6.4321868511</text:p>
          </table:table-cell>
          <table:table-cell table:formula="of:=POWER([.C120]-6.75;2)" office:value-type="float" office:value="0.101005197613734" calcext:value-type="float">
            <text:p>0.101005197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784431" calcext:value-type="float">
            <text:p>6.784431</text:p>
          </table:table-cell>
          <table:table-cell office:value-type="float" office:value="6.4321623404" calcext:value-type="float">
            <text:p>6.4321623404</text:p>
          </table:table-cell>
          <table:table-cell table:formula="of:=POWER([.C121]-6.75;2)" office:value-type="float" office:value="0.101020777860006" calcext:value-type="float">
            <text:p>0.101020777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787176" calcext:value-type="float">
            <text:p>6.787176</text:p>
          </table:table-cell>
          <table:table-cell office:value-type="float" office:value="6.4319381064" calcext:value-type="float">
            <text:p>6.4319381064</text:p>
          </table:table-cell>
          <table:table-cell table:formula="of:=POWER([.C122]-6.75;2)" office:value-type="float" office:value="0.101163368160418" calcext:value-type="float">
            <text:p>0.101163368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91458" calcext:value-type="float">
            <text:p>6.791458</text:p>
          </table:table-cell>
          <table:table-cell office:value-type="float" office:value="6.4314937447" calcext:value-type="float">
            <text:p>6.4314937447</text:p>
          </table:table-cell>
          <table:table-cell table:formula="of:=POWER([.C123]-6.75;2)" office:value-type="float" office:value="0.101446234665229" calcext:value-type="float">
            <text:p>0.101446234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793184" calcext:value-type="float">
            <text:p>6.793184</text:p>
          </table:table-cell>
          <table:table-cell office:value-type="float" office:value="6.430915266" calcext:value-type="float">
            <text:p>6.430915266</text:p>
          </table:table-cell>
          <table:table-cell table:formula="of:=POWER([.C124]-6.75;2)" office:value-type="float" office:value="0.101815067471851" calcext:value-type="float">
            <text:p>0.101815067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788529" calcext:value-type="float">
            <text:p>6.788529</text:p>
          </table:table-cell>
          <table:table-cell office:value-type="float" office:value="6.4303780106" calcext:value-type="float">
            <text:p>6.4303780106</text:p>
          </table:table-cell>
          <table:table-cell table:formula="of:=POWER([.C125]-6.75;2)" office:value-type="float" office:value="0.102158216108014" calcext:value-type="float">
            <text:p>0.102158216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75547" calcext:value-type="float">
            <text:p>6.775547</text:p>
          </table:table-cell>
          <table:table-cell office:value-type="float" office:value="6.4301024149" calcext:value-type="float">
            <text:p>6.4301024149</text:p>
          </table:table-cell>
          <table:table-cell table:formula="of:=POWER([.C126]-6.75;2)" office:value-type="float" office:value="0.102334464952812" calcext:value-type="float">
            <text:p>0.1023344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54956" calcext:value-type="float">
            <text:p>6.754956</text:p>
          </table:table-cell>
          <table:table-cell office:value-type="float" office:value="6.4302900638" calcext:value-type="float">
            <text:p>6.4302900638</text:p>
          </table:table-cell>
          <table:table-cell table:formula="of:=POWER([.C127]-6.75;2)" office:value-type="float" office:value="0.102214443305008" calcext:value-type="float">
            <text:p>0.102214443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729828" calcext:value-type="float">
            <text:p>6.729828</text:p>
          </table:table-cell>
          <table:table-cell office:value-type="float" office:value="6.4310620213" calcext:value-type="float">
            <text:p>6.4310620213</text:p>
          </table:table-cell>
          <table:table-cell table:formula="of:=POWER([.C128]-6.75;2)" office:value-type="float" office:value="0.101721434257242" calcext:value-type="float">
            <text:p>0.101721434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704416" calcext:value-type="float">
            <text:p>6.704416</text:p>
          </table:table-cell>
          <table:table-cell office:value-type="float" office:value="6.4324259149" calcext:value-type="float">
            <text:p>6.4324259149</text:p>
          </table:table-cell>
          <table:table-cell table:formula="of:=POWER([.C129]-6.75;2)" office:value-type="float" office:value="0.100853299527102" calcext:value-type="float">
            <text:p>0.100853299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82474" calcext:value-type="float">
            <text:p>6.682474</text:p>
          </table:table-cell>
          <table:table-cell office:value-type="float" office:value="6.4342860213" calcext:value-type="float">
            <text:p>6.4342860213</text:p>
          </table:table-cell>
          <table:table-cell table:formula="of:=POWER([.C130]-6.75;2)" office:value-type="float" office:value="0.099675316346584" calcext:value-type="float">
            <text:p>0.099675316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65597" calcext:value-type="float">
            <text:p>6.665597</text:p>
          </table:table-cell>
          <table:table-cell office:value-type="float" office:value="6.436489883" calcext:value-type="float">
            <text:p>6.436489883</text:p>
          </table:table-cell>
          <table:table-cell table:formula="of:=POWER([.C131]-6.75;2)" office:value-type="float" office:value="0.0982885934613536" calcext:value-type="float">
            <text:p>0.098288593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52261" calcext:value-type="float">
            <text:p>6.652261</text:p>
          </table:table-cell>
          <table:table-cell office:value-type="float" office:value="6.438888117" calcext:value-type="float">
            <text:p>6.438888117</text:p>
          </table:table-cell>
          <table:table-cell table:formula="of:=POWER([.C132]-6.75;2)" office:value-type="float" office:value="0.0967906037438055" calcext:value-type="float">
            <text:p>0.09679060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638222" calcext:value-type="float">
            <text:p>6.638222</text:p>
          </table:table-cell>
          <table:table-cell office:value-type="float" office:value="6.4413816809" calcext:value-type="float">
            <text:p>6.4413816809</text:p>
          </table:table-cell>
          <table:table-cell table:formula="of:=POWER([.C133]-6.75;2)" office:value-type="float" office:value="0.0952452668841093" calcext:value-type="float">
            <text:p>0.095245266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18398" calcext:value-type="float">
            <text:p>6.618398</text:p>
          </table:table-cell>
          <table:table-cell office:value-type="float" office:value="6.4439414255" calcext:value-type="float">
            <text:p>6.4439414255</text:p>
          </table:table-cell>
          <table:table-cell table:formula="of:=POWER([.C134]-6.75;2)" office:value-type="float" office:value="0.0936718510249719" calcext:value-type="float">
            <text:p>0.09367185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89434" calcext:value-type="float">
            <text:p>6.589434</text:p>
          </table:table-cell>
          <table:table-cell office:value-type="float" office:value="6.4465999149" calcext:value-type="float">
            <text:p>6.4465999149</text:p>
          </table:table-cell>
          <table:table-cell table:formula="of:=POWER([.C135]-6.75;2)" office:value-type="float" office:value="0.0920516116386871" calcext:value-type="float">
            <text:p>0.092051611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51657" calcext:value-type="float">
            <text:p>6.551657</text:p>
          </table:table-cell>
          <table:table-cell office:value-type="float" office:value="6.449427" calcext:value-type="float">
            <text:p>6.449427</text:p>
          </table:table-cell>
          <table:table-cell table:formula="of:=POWER([.C136]-6.75;2)" office:value-type="float" office:value="0.090344128329" calcext:value-type="float">
            <text:p>0.090344128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09386" calcext:value-type="float">
            <text:p>6.509386</text:p>
          </table:table-cell>
          <table:table-cell office:value-type="float" office:value="6.452501617" calcext:value-type="float">
            <text:p>6.452501617</text:p>
          </table:table-cell>
          <table:table-cell table:formula="of:=POWER([.C137]-6.75;2)" office:value-type="float" office:value="0.0885052878876145" calcext:value-type="float">
            <text:p>0.0885052879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469552" calcext:value-type="float">
            <text:p>6.469552</text:p>
          </table:table-cell>
          <table:table-cell office:value-type="float" office:value="6.4558872553" calcext:value-type="float">
            <text:p>6.4558872553</text:p>
          </table:table-cell>
          <table:table-cell table:formula="of:=POWER([.C138]-6.75;2)" office:value-type="float" office:value="0.0865023065949671" calcext:value-type="float">
            <text:p>0.086502306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439357" calcext:value-type="float">
            <text:p>6.439357</text:p>
          </table:table-cell>
          <table:table-cell office:value-type="float" office:value="6.4596115745" calcext:value-type="float">
            <text:p>6.4596115745</text:p>
          </table:table-cell>
          <table:table-cell table:formula="of:=POWER([.C139]-6.75;2)" office:value-type="float" office:value="0.0843254376643689" calcext:value-type="float">
            <text:p>0.084325437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423973" calcext:value-type="float">
            <text:p>6.423973</text:p>
          </table:table-cell>
          <table:table-cell office:value-type="float" office:value="6.4636495851" calcext:value-type="float">
            <text:p>6.4636495851</text:p>
          </table:table-cell>
          <table:table-cell table:formula="of:=POWER([.C140]-6.75;2)" office:value-type="float" office:value="0.0819965601134023" calcext:value-type="float">
            <text:p>0.081996560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424915" calcext:value-type="float">
            <text:p>6.424915</text:p>
          </table:table-cell>
          <table:table-cell office:value-type="float" office:value="6.467913766" calcext:value-type="float">
            <text:p>6.467913766</text:p>
          </table:table-cell>
          <table:table-cell table:formula="of:=POWER([.C141]-6.75;2)" office:value-type="float" office:value="0.0795726434123029" calcext:value-type="float">
            <text:p>0.079572643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39382" calcext:value-type="float">
            <text:p>6.439382</text:p>
          </table:table-cell>
          <table:table-cell office:value-type="float" office:value="6.4722600532" calcext:value-type="float">
            <text:p>6.4722600532</text:p>
          </table:table-cell>
          <table:table-cell table:formula="of:=POWER([.C142]-6.75;2)" office:value-type="float" office:value="0.0771394780484667" calcext:value-type="float">
            <text:p>0.07713947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46074" calcext:value-type="float">
            <text:p>6.46074</text:p>
          </table:table-cell>
          <table:table-cell office:value-type="float" office:value="6.4765169681" calcext:value-type="float">
            <text:p>6.4765169681</text:p>
          </table:table-cell>
          <table:table-cell table:formula="of:=POWER([.C143]-6.75;2)" office:value-type="float" office:value="0.0747929687372162" calcext:value-type="float">
            <text:p>0.074792968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480315" calcext:value-type="float">
            <text:p>6.480315</text:p>
          </table:table-cell>
          <table:table-cell office:value-type="float" office:value="6.4805339574" calcext:value-type="float">
            <text:p>6.4805339574</text:p>
          </table:table-cell>
          <table:table-cell table:formula="of:=POWER([.C144]-6.75;2)" office:value-type="float" office:value="0.0726119481145047" calcext:value-type="float">
            <text:p>0.072611948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490233" calcext:value-type="float">
            <text:p>6.490233</text:p>
          </table:table-cell>
          <table:table-cell office:value-type="float" office:value="6.4842301489" calcext:value-type="float">
            <text:p>6.4842301489</text:p>
          </table:table-cell>
          <table:table-cell table:formula="of:=POWER([.C145]-6.75;2)" office:value-type="float" office:value="0.0706336137537161" calcext:value-type="float">
            <text:p>0.070633613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486314" calcext:value-type="float">
            <text:p>6.486314</text:p>
          </table:table-cell>
          <table:table-cell office:value-type="float" office:value="6.487619117" calcext:value-type="float">
            <text:p>6.487619117</text:p>
          </table:table-cell>
          <table:table-cell table:formula="of:=POWER([.C146]-6.75;2)" office:value-type="float" office:value="0.0688437277638595" calcext:value-type="float">
            <text:p>0.068843727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469509" calcext:value-type="float">
            <text:p>6.469509</text:p>
          </table:table-cell>
          <table:table-cell office:value-type="float" office:value="6.4907948404" calcext:value-type="float">
            <text:p>6.4907948404</text:p>
          </table:table-cell>
          <table:table-cell table:formula="of:=POWER([.C147]-6.75;2)" office:value-type="float" office:value="0.0671873147632612" calcext:value-type="float">
            <text:p>0.067187314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444728" calcext:value-type="float">
            <text:p>6.444728</text:p>
          </table:table-cell>
          <table:table-cell office:value-type="float" office:value="6.4938857234" calcext:value-type="float">
            <text:p>6.4938857234</text:p>
          </table:table-cell>
          <table:table-cell table:formula="of:=POWER([.C148]-6.75;2)" office:value-type="float" office:value="0.0655945226783413" calcext:value-type="float">
            <text:p>0.065594522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417213" calcext:value-type="float">
            <text:p>6.417213</text:p>
          </table:table-cell>
          <table:table-cell office:value-type="float" office:value="6.4970038723" calcext:value-type="float">
            <text:p>6.4970038723</text:p>
          </table:table-cell>
          <table:table-cell table:formula="of:=POWER([.C149]-6.75;2)" office:value-type="float" office:value="0.0640070406311949" calcext:value-type="float">
            <text:p>0.064007040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388257" calcext:value-type="float">
            <text:p>6.388257</text:p>
          </table:table-cell>
          <table:table-cell office:value-type="float" office:value="6.5002230319" calcext:value-type="float">
            <text:p>6.5002230319</text:p>
          </table:table-cell>
          <table:table-cell table:formula="of:=POWER([.C150]-6.75;2)" office:value-type="float" office:value="0.0623885337932284" calcext:value-type="float">
            <text:p>0.062388533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3531" calcext:value-type="float">
            <text:p>6.3531</text:p>
          </table:table-cell>
          <table:table-cell office:value-type="float" office:value="6.5036031702" calcext:value-type="float">
            <text:p>6.5036031702</text:p>
          </table:table-cell>
          <table:table-cell table:formula="of:=POWER([.C151]-6.75;2)" office:value-type="float" office:value="0.0607113977354902" calcext:value-type="float">
            <text:p>0.060711397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303005" calcext:value-type="float">
            <text:p>6.303005</text:p>
          </table:table-cell>
          <table:table-cell office:value-type="float" office:value="6.5072474681" calcext:value-type="float">
            <text:p>6.5072474681</text:p>
          </table:table-cell>
          <table:table-cell table:formula="of:=POWER([.C152]-6.75;2)" office:value-type="float" office:value="0.0589287917438605" calcext:value-type="float">
            <text:p>0.0589287917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231205" calcext:value-type="float">
            <text:p>6.231205</text:p>
          </table:table-cell>
          <table:table-cell office:value-type="float" office:value="6.5113484894" calcext:value-type="float">
            <text:p>6.5113484894</text:p>
          </table:table-cell>
          <table:table-cell table:formula="of:=POWER([.C153]-6.75;2)" office:value-type="float" office:value="0.0569545435116621" calcext:value-type="float">
            <text:p>0.056954543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139791" calcext:value-type="float">
            <text:p>6.139791</text:p>
          </table:table-cell>
          <table:table-cell office:value-type="float" office:value="6.516174734" calcext:value-type="float">
            <text:p>6.516174734</text:p>
          </table:table-cell>
          <table:table-cell table:formula="of:=POWER([.C154]-6.75;2)" office:value-type="float" office:value="0.0546742550199709" calcext:value-type="float">
            <text:p>0.05467425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043345" calcext:value-type="float">
            <text:p>6.043345</text:p>
          </table:table-cell>
          <table:table-cell office:value-type="float" office:value="6.5219759681" calcext:value-type="float">
            <text:p>6.5219759681</text:p>
          </table:table-cell>
          <table:table-cell table:formula="of:=POWER([.C155]-6.75;2)" office:value-type="float" office:value="0.0519949591239324" calcext:value-type="float">
            <text:p>0.051994959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965838" calcext:value-type="float">
            <text:p>5.965838</text:p>
          </table:table-cell>
          <table:table-cell office:value-type="float" office:value="6.5288352447" calcext:value-type="float">
            <text:p>6.5288352447</text:p>
          </table:table-cell>
          <table:table-cell table:formula="of:=POWER([.C156]-6.75;2)" office:value-type="float" office:value="0.048913848986909" calcext:value-type="float">
            <text:p>0.04891384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93052" calcext:value-type="float">
            <text:p>5.93052</text:p>
          </table:table-cell>
          <table:table-cell office:value-type="float" office:value="6.5365434894" calcext:value-type="float">
            <text:p>6.5365434894</text:p>
          </table:table-cell>
          <table:table-cell table:formula="of:=POWER([.C157]-6.75;2)" office:value-type="float" office:value="0.0455636819175281" calcext:value-type="float">
            <text:p>0.045563681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947873" calcext:value-type="float">
            <text:p>5.947873</text:p>
          </table:table-cell>
          <table:table-cell office:value-type="float" office:value="6.5445852766" calcext:value-type="float">
            <text:p>6.5445852766</text:p>
          </table:table-cell>
          <table:table-cell table:formula="of:=POWER([.C158]-6.75;2)" office:value-type="float" office:value="0.0421952085894984" calcext:value-type="float">
            <text:p>0.042195208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009932" calcext:value-type="float">
            <text:p>6.009932</text:p>
          </table:table-cell>
          <table:table-cell office:value-type="float" office:value="6.5522729255" calcext:value-type="float">
            <text:p>6.5522729255</text:p>
          </table:table-cell>
          <table:table-cell table:formula="of:=POWER([.C159]-6.75;2)" office:value-type="float" office:value="0.0390959959903283" calcext:value-type="float">
            <text:p>0.03909599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095273" calcext:value-type="float">
            <text:p>6.095273</text:p>
          </table:table-cell>
          <table:table-cell office:value-type="float" office:value="6.5589706064" calcext:value-type="float">
            <text:p>6.5589706064</text:p>
          </table:table-cell>
          <table:table-cell table:formula="of:=POWER([.C160]-6.75;2)" office:value-type="float" office:value="0.0364922292191837" calcext:value-type="float">
            <text:p>0.036492229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180032" calcext:value-type="float">
            <text:p>6.180032</text:p>
          </table:table-cell>
          <table:table-cell office:value-type="float" office:value="6.5642910213" calcext:value-type="float">
            <text:p>6.5642910213</text:p>
          </table:table-cell>
          <table:table-cell table:formula="of:=POWER([.C161]-6.75;2)" office:value-type="float" office:value="0.0344878247697971" calcext:value-type="float">
            <text:p>0.034487824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246319" calcext:value-type="float">
            <text:p>6.246319</text:p>
          </table:table-cell>
          <table:table-cell office:value-type="float" office:value="6.5681825745" calcext:value-type="float">
            <text:p>6.5681825745</text:p>
          </table:table-cell>
          <table:table-cell table:formula="of:=POWER([.C162]-6.75;2)" office:value-type="float" office:value="0.0330575762154481" calcext:value-type="float">
            <text:p>0.033057576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283331" calcext:value-type="float">
            <text:p>6.283331</text:p>
          </table:table-cell>
          <table:table-cell office:value-type="float" office:value="6.5709072447" calcext:value-type="float">
            <text:p>6.5709072447</text:p>
          </table:table-cell>
          <table:table-cell table:formula="of:=POWER([.C163]-6.75;2)" office:value-type="float" office:value="0.0320742150009457" calcext:value-type="float">
            <text:p>0.03207421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282855" calcext:value-type="float">
            <text:p>6.282855</text:p>
          </table:table-cell>
          <table:table-cell office:value-type="float" office:value="6.5729609255" calcext:value-type="float">
            <text:p>6.5729609255</text:p>
          </table:table-cell>
          <table:table-cell table:formula="of:=POWER([.C164]-6.75;2)" office:value-type="float" office:value="0.0313428338998164" calcext:value-type="float">
            <text:p>0.031342833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233808" calcext:value-type="float">
            <text:p>6.233808</text:p>
          </table:table-cell>
          <table:table-cell office:value-type="float" office:value="6.5749861809" calcext:value-type="float">
            <text:p>6.5749861809</text:p>
          </table:table-cell>
          <table:table-cell table:formula="of:=POWER([.C165]-6.75;2)" office:value-type="float" office:value="0.0306298368759676" calcext:value-type="float">
            <text:p>0.030629836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118067" calcext:value-type="float">
            <text:p>6.118067</text:p>
          </table:table-cell>
          <table:table-cell office:value-type="float" office:value="6.5777050532" calcext:value-type="float">
            <text:p>6.5777050532</text:p>
          </table:table-cell>
          <table:table-cell table:formula="of:=POWER([.C166]-6.75;2)" office:value-type="float" office:value="0.0296855486928149" calcext:value-type="float">
            <text:p>0.029685548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901084" calcext:value-type="float">
            <text:p>5.901084</text:p>
          </table:table-cell>
          <table:table-cell office:value-type="float" office:value="6.581898383" calcext:value-type="float">
            <text:p>6.581898383</text:p>
          </table:table-cell>
          <table:table-cell table:formula="of:=POWER([.C167]-6.75;2)" office:value-type="float" office:value="0.0282581536380146" calcext:value-type="float">
            <text:p>0.028258153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476349" calcext:value-type="float">
            <text:p>5.476349</text:p>
          </table:table-cell>
          <table:table-cell office:value-type="float" office:value="6.5885294362" calcext:value-type="float">
            <text:p>6.5885294362</text:p>
          </table:table-cell>
          <table:table-cell table:formula="of:=POWER([.C168]-6.75;2)" office:value-type="float" office:value="0.0260727429738899" calcext:value-type="float">
            <text:p>0.02607274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023045" calcext:value-type="float">
            <text:p>4.023045</text:p>
          </table:table-cell>
          <table:table-cell office:value-type="float" office:value="6.599526" calcext:value-type="float">
            <text:p>6.599526</text:p>
          </table:table-cell>
          <table:table-cell table:formula="of:=POWER([.C169]-6.75;2)" office:value-type="float" office:value="0.022642424676" calcext:value-type="float">
            <text:p>0.022642424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527163" calcext:value-type="float">
            <text:p>10.527163</text:p>
          </table:table-cell>
          <table:table-cell office:value-type="float" office:value="6.6254602128" calcext:value-type="float">
            <text:p>6.6254602128</text:p>
          </table:table-cell>
          <table:table-cell table:formula="of:=POWER([.C170]-6.75;2)" office:value-type="float" office:value="0.0155101585958212" calcext:value-type="float">
            <text:p>0.015510158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936431" calcext:value-type="float">
            <text:p>6.936431</text:p>
          </table:table-cell>
          <table:table-cell office:value-type="float" office:value="6.5813425213" calcext:value-type="float">
            <text:p>6.5813425213</text:p>
          </table:table-cell>
          <table:table-cell table:formula="of:=POWER([.C171]-6.75;2)" office:value-type="float" office:value="0.028445345121441" calcext:value-type="float">
            <text:p>0.028445345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387659" calcext:value-type="float">
            <text:p>6.387659</text:p>
          </table:table-cell>
          <table:table-cell office:value-type="float" office:value="6.5743906809" calcext:value-type="float">
            <text:p>6.5743906809</text:p>
          </table:table-cell>
          <table:table-cell table:formula="of:=POWER([.C172]-6.75;2)" office:value-type="float" office:value="0.0308386329547657" calcext:value-type="float">
            <text:p>0.03083863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145297" calcext:value-type="float">
            <text:p>6.145297</text:p>
          </table:table-cell>
          <table:table-cell office:value-type="float" office:value="6.5723244362" calcext:value-type="float">
            <text:p>6.5723244362</text:p>
          </table:table-cell>
          <table:table-cell table:formula="of:=POWER([.C173]-6.75;2)" office:value-type="float" office:value="0.031568605971648" calcext:value-type="float">
            <text:p>0.03156860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029132" calcext:value-type="float">
            <text:p>6.029132</text:p>
          </table:table-cell>
          <table:table-cell office:value-type="float" office:value="6.5722389255" calcext:value-type="float">
            <text:p>6.5722389255</text:p>
          </table:table-cell>
          <table:table-cell table:formula="of:=POWER([.C174]-6.75;2)" office:value-type="float" office:value="0.0315989996073946" calcext:value-type="float">
            <text:p>0.031598999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994167" calcext:value-type="float">
            <text:p>5.994167</text:p>
          </table:table-cell>
          <table:table-cell office:value-type="float" office:value="6.5733396064" calcext:value-type="float">
            <text:p>6.5733396064</text:p>
          </table:table-cell>
          <table:table-cell table:formula="of:=POWER([.C175]-6.75;2)" office:value-type="float" office:value="0.0312088946669068" calcext:value-type="float">
            <text:p>0.031208894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016871" calcext:value-type="float">
            <text:p>6.016871</text:p>
          </table:table-cell>
          <table:table-cell office:value-type="float" office:value="6.5753385426" calcext:value-type="float">
            <text:p>6.5753385426</text:p>
          </table:table-cell>
          <table:table-cell table:formula="of:=POWER([.C176]-6.75;2)" office:value-type="float" office:value="0.030506624701092" calcext:value-type="float">
            <text:p>0.030506624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073664" calcext:value-type="float">
            <text:p>6.073664</text:p>
          </table:table-cell>
          <table:table-cell office:value-type="float" office:value="6.5780372979" calcext:value-type="float">
            <text:p>6.5780372979</text:p>
          </table:table-cell>
          <table:table-cell table:formula="of:=POWER([.C177]-6.75;2)" office:value-type="float" office:value="0.0295711709135334" calcext:value-type="float">
            <text:p>0.029571170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137761" calcext:value-type="float">
            <text:p>6.137761</text:p>
          </table:table-cell>
          <table:table-cell office:value-type="float" office:value="6.5811939255" calcext:value-type="float">
            <text:p>6.5811939255</text:p>
          </table:table-cell>
          <table:table-cell table:formula="of:=POWER([.C178]-6.75;2)" office:value-type="float" office:value="0.0284954907880995" calcext:value-type="float">
            <text:p>0.028495490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184088" calcext:value-type="float">
            <text:p>6.184088</text:p>
          </table:table-cell>
          <table:table-cell office:value-type="float" office:value="6.5845291383" calcext:value-type="float">
            <text:p>6.5845291383</text:p>
          </table:table-cell>
          <table:table-cell table:formula="of:=POWER([.C179]-6.75;2)" office:value-type="float" office:value="0.0273806060717406" calcext:value-type="float">
            <text:p>0.027380606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197099" calcext:value-type="float">
            <text:p>6.197099</text:p>
          </table:table-cell>
          <table:table-cell office:value-type="float" office:value="6.5877862553" calcext:value-type="float">
            <text:p>6.5877862553</text:p>
          </table:table-cell>
          <table:table-cell table:formula="of:=POWER([.C180]-6.75;2)" office:value-type="float" office:value="0.0263132989695967" calcext:value-type="float">
            <text:p>0.0263132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176628" calcext:value-type="float">
            <text:p>6.176628</text:p>
          </table:table-cell>
          <table:table-cell office:value-type="float" office:value="6.5907737128" calcext:value-type="float">
            <text:p>6.5907737128</text:p>
          </table:table-cell>
          <table:table-cell table:formula="of:=POWER([.C181]-6.75;2)" office:value-type="float" office:value="0.0253530105354969" calcext:value-type="float">
            <text:p>0.025353010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138231" calcext:value-type="float">
            <text:p>6.138231</text:p>
          </table:table-cell>
          <table:table-cell office:value-type="float" office:value="6.5933522872" calcext:value-type="float">
            <text:p>6.5933522872</text:p>
          </table:table-cell>
          <table:table-cell table:formula="of:=POWER([.C182]-6.75;2)" office:value-type="float" office:value="0.0245385059254712" calcext:value-type="float">
            <text:p>0.024538505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106769" calcext:value-type="float">
            <text:p>6.106769</text:p>
          </table:table-cell>
          <table:table-cell office:value-type="float" office:value="6.59537" calcext:value-type="float">
            <text:p>6.59537</text:p>
          </table:table-cell>
          <table:table-cell table:formula="of:=POWER([.C183]-6.75;2)" office:value-type="float" office:value="0.0239104369" calcext:value-type="float">
            <text:p>0.023910436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105214" calcext:value-type="float">
            <text:p>6.105214</text:p>
          </table:table-cell>
          <table:table-cell office:value-type="float" office:value="6.5965866596" calcext:value-type="float">
            <text:p>6.5965866596</text:p>
          </table:table-cell>
          <table:table-cell table:formula="of:=POWER([.C184]-6.75;2)" office:value-type="float" office:value="0.0235356530126863" calcext:value-type="float">
            <text:p>0.02353565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143937" calcext:value-type="float">
            <text:p>6.143937</text:p>
          </table:table-cell>
          <table:table-cell office:value-type="float" office:value="6.5966518723" calcext:value-type="float">
            <text:p>6.5966518723</text:p>
          </table:table-cell>
          <table:table-cell table:formula="of:=POWER([.C185]-6.75;2)" office:value-type="float" office:value="0.0235156482690956" calcext:value-type="float">
            <text:p>0.023515648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216563" calcext:value-type="float">
            <text:p>6.216563</text:p>
          </table:table-cell>
          <table:table-cell office:value-type="float" office:value="6.5951842021" calcext:value-type="float">
            <text:p>6.5951842021</text:p>
          </table:table-cell>
          <table:table-cell table:formula="of:=POWER([.C186]-6.75;2)" office:value-type="float" office:value="0.0239679312794135" calcext:value-type="float">
            <text:p>0.023967931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304557" calcext:value-type="float">
            <text:p>6.304557</text:p>
          </table:table-cell>
          <table:table-cell office:value-type="float" office:value="6.5919415213" calcext:value-type="float">
            <text:p>6.5919415213</text:p>
          </table:table-cell>
          <table:table-cell table:formula="of:=POWER([.C187]-6.75;2)" office:value-type="float" office:value="0.0249824826889584" calcext:value-type="float">
            <text:p>0.024982482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386816" calcext:value-type="float">
            <text:p>6.386816</text:p>
          </table:table-cell>
          <table:table-cell office:value-type="float" office:value="6.5870132234" calcext:value-type="float">
            <text:p>6.5870132234</text:p>
          </table:table-cell>
          <table:table-cell table:formula="of:=POWER([.C188]-6.75;2)" office:value-type="float" office:value="0.0265646893464584" calcext:value-type="float">
            <text:p>0.026564689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44826" calcext:value-type="float">
            <text:p>6.44826</text:p>
          </table:table-cell>
          <table:table-cell office:value-type="float" office:value="6.5809467766" calcext:value-type="float">
            <text:p>6.5809467766</text:p>
          </table:table-cell>
          <table:table-cell table:formula="of:=POWER([.C189]-6.75;2)" office:value-type="float" office:value="0.0285789923419302" calcext:value-type="float">
            <text:p>0.028578992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483594" calcext:value-type="float">
            <text:p>6.483594</text:p>
          </table:table-cell>
          <table:table-cell office:value-type="float" office:value="6.5747454468" calcext:value-type="float">
            <text:p>6.5747454468</text:p>
          </table:table-cell>
          <table:table-cell table:formula="of:=POWER([.C190]-6.75;2)" office:value-type="float" office:value="0.0307141584173317" calcext:value-type="float">
            <text:p>0.030714158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496005" calcext:value-type="float">
            <text:p>6.496005</text:p>
          </table:table-cell>
          <table:table-cell office:value-type="float" office:value="6.569738234" calcext:value-type="float">
            <text:p>6.569738234</text:p>
          </table:table-cell>
          <table:table-cell table:formula="of:=POWER([.C191]-6.75;2)" office:value-type="float" office:value="0.0324943042814388" calcext:value-type="float">
            <text:p>0.032494304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492951" calcext:value-type="float">
            <text:p>6.492951</text:p>
          </table:table-cell>
          <table:table-cell office:value-type="float" office:value="6.567468117" calcext:value-type="float">
            <text:p>6.567468117</text:p>
          </table:table-cell>
          <table:table-cell table:formula="of:=POWER([.C192]-6.75;2)" office:value-type="float" office:value="0.0333178883115258" calcext:value-type="float">
            <text:p>0.033317888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482039" calcext:value-type="float">
            <text:p>6.482039</text:p>
          </table:table-cell>
          <table:table-cell office:value-type="float" office:value="6.5703065745" calcext:value-type="float">
            <text:p>6.5703065745</text:p>
          </table:table-cell>
          <table:table-cell table:formula="of:=POWER([.C193]-6.75;2)" office:value-type="float" office:value="0.0322897271679241" calcext:value-type="float">
            <text:p>0.032289727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469074" calcext:value-type="float">
            <text:p>6.469074</text:p>
          </table:table-cell>
          <table:table-cell office:value-type="float" office:value="6.5971653723" calcext:value-type="float">
            <text:p>6.5971653723</text:p>
          </table:table-cell>
          <table:table-cell table:formula="of:=POWER([.C194]-6.75;2)" office:value-type="float" office:value="0.0233584234241976" calcext:value-type="float">
            <text:p>0.023358423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458452" calcext:value-type="float">
            <text:p>6.458452</text:p>
          </table:table-cell>
          <table:table-cell office:value-type="float" office:value="6.5851267021" calcext:value-type="float">
            <text:p>6.5851267021</text:p>
          </table:table-cell>
          <table:table-cell table:formula="of:=POWER([.C195]-6.75;2)" office:value-type="float" office:value="0.0271832043604221" calcext:value-type="float">
            <text:p>0.027183204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454214" calcext:value-type="float">
            <text:p>6.454214</text:p>
          </table:table-cell>
          <table:table-cell office:value-type="float" office:value="6.582029266" calcext:value-type="float">
            <text:p>6.582029266</text:p>
          </table:table-cell>
          <table:table-cell table:formula="of:=POWER([.C196]-6.75;2)" office:value-type="float" office:value="0.0282141674804987" calcext:value-type="float">
            <text:p>0.028214167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45995" calcext:value-type="float">
            <text:p>6.45995</text:p>
          </table:table-cell>
          <table:table-cell office:value-type="float" office:value="6.581305766" calcext:value-type="float">
            <text:p>6.581305766</text:p>
          </table:table-cell>
          <table:table-cell table:formula="of:=POWER([.C197]-6.75;2)" office:value-type="float" office:value="0.0284577445848468" calcext:value-type="float">
            <text:p>0.028457744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477216" calcext:value-type="float">
            <text:p>6.477216</text:p>
          </table:table-cell>
          <table:table-cell office:value-type="float" office:value="6.5811342234" calcext:value-type="float">
            <text:p>6.5811342234</text:p>
          </table:table-cell>
          <table:table-cell table:formula="of:=POWER([.C198]-6.75;2)" office:value-type="float" office:value="0.028515650506721" calcext:value-type="float">
            <text:p>0.028515650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503817" calcext:value-type="float">
            <text:p>6.503817</text:p>
          </table:table-cell>
          <table:table-cell office:value-type="float" office:value="6.5806281809" calcext:value-type="float">
            <text:p>6.5806281809</text:p>
          </table:table-cell>
          <table:table-cell table:formula="of:=POWER([.C199]-6.75;2)" office:value-type="float" office:value="0.0286868131052432" calcext:value-type="float">
            <text:p>0.028686813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533739" calcext:value-type="float">
            <text:p>6.533739</text:p>
          </table:table-cell>
          <table:table-cell office:value-type="float" office:value="6.5794489787" calcext:value-type="float">
            <text:p>6.5794489787</text:p>
          </table:table-cell>
          <table:table-cell table:formula="of:=POWER([.C200]-6.75;2)" office:value-type="float" office:value="0.0290876508664729" calcext:value-type="float">
            <text:p>0.029087650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559263" calcext:value-type="float">
            <text:p>6.559263</text:p>
          </table:table-cell>
          <table:table-cell office:value-type="float" office:value="6.5776290851" calcext:value-type="float">
            <text:p>6.5776290851</text:p>
          </table:table-cell>
          <table:table-cell table:formula="of:=POWER([.C201]-6.75;2)" office:value-type="float" office:value="0.0297117323034631" calcext:value-type="float">
            <text:p>0.029711732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574312" calcext:value-type="float">
            <text:p>6.574312</text:p>
          </table:table-cell>
          <table:table-cell office:value-type="float" office:value="6.5753495957" calcext:value-type="float">
            <text:p>6.5753495957</text:p>
          </table:table-cell>
          <table:table-cell table:formula="of:=POWER([.C202]-6.75;2)" office:value-type="float" office:value="0.0305027637221536" calcext:value-type="float">
            <text:p>0.0305027637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577343" calcext:value-type="float">
            <text:p>6.577343</text:p>
          </table:table-cell>
          <table:table-cell office:value-type="float" office:value="6.5727135319" calcext:value-type="float">
            <text:p>6.5727135319</text:p>
          </table:table-cell>
          <table:table-cell table:formula="of:=POWER([.C203]-6.75;2)" office:value-type="float" office:value="0.0314304917713724" calcext:value-type="float">
            <text:p>0.031430491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572455" calcext:value-type="float">
            <text:p>6.572455</text:p>
          </table:table-cell>
          <table:table-cell office:value-type="float" office:value="6.5696185532" calcext:value-type="float">
            <text:p>6.5696185532</text:p>
          </table:table-cell>
          <table:table-cell table:formula="of:=POWER([.C204]-6.75;2)" office:value-type="float" office:value="0.0325374663496613" calcext:value-type="float">
            <text:p>0.032537466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568165" calcext:value-type="float">
            <text:p>6.568165</text:p>
          </table:table-cell>
          <table:table-cell office:value-type="float" office:value="6.5657887979" calcext:value-type="float">
            <text:p>6.5657887979</text:p>
          </table:table-cell>
          <table:table-cell table:formula="of:=POWER([.C205]-6.75;2)" office:value-type="float" office:value="0.0339337669791271" calcext:value-type="float">
            <text:p>0.03393376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574135" calcext:value-type="float">
            <text:p>6.574135</text:p>
          </table:table-cell>
          <table:table-cell office:value-type="float" office:value="6.5609421915" calcext:value-type="float">
            <text:p>6.5609421915</text:p>
          </table:table-cell>
          <table:table-cell table:formula="of:=POWER([.C206]-6.75;2)" office:value-type="float" office:value="0.0357428549548228" calcext:value-type="float">
            <text:p>0.03574285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59699" calcext:value-type="float">
            <text:p>6.59699</text:p>
          </table:table-cell>
          <table:table-cell office:value-type="float" office:value="6.5550000851" calcext:value-type="float">
            <text:p>6.5550000851</text:p>
          </table:table-cell>
          <table:table-cell table:formula="of:=POWER([.C207]-6.75;2)" office:value-type="float" office:value="0.0380249668110074" calcext:value-type="float">
            <text:p>0.038024966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637049" calcext:value-type="float">
            <text:p>6.637049</text:p>
          </table:table-cell>
          <table:table-cell office:value-type="float" office:value="6.5482145319" calcext:value-type="float">
            <text:p>6.5482145319</text:p>
          </table:table-cell>
          <table:table-cell table:formula="of:=POWER([.C208]-6.75;2)" office:value-type="float" office:value="0.040717375136336" calcext:value-type="float">
            <text:p>0.040717375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87696" calcext:value-type="float">
            <text:p>6.687696</text:p>
          </table:table-cell>
          <table:table-cell office:value-type="float" office:value="6.5411198404" calcext:value-type="float">
            <text:p>6.5411198404</text:p>
          </table:table-cell>
          <table:table-cell table:formula="of:=POWER([.C209]-6.75;2)" office:value-type="float" office:value="0.0436309210745213" calcext:value-type="float">
            <text:p>0.043630921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3789" calcext:value-type="float">
            <text:p>6.73789</text:p>
          </table:table-cell>
          <table:table-cell office:value-type="float" office:value="6.5343243723" calcext:value-type="float">
            <text:p>6.5343243723</text:p>
          </table:table-cell>
          <table:table-cell table:formula="of:=POWER([.C210]-6.75;2)" office:value-type="float" office:value="0.0465159763837888" calcext:value-type="float">
            <text:p>0.046515976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76559" calcext:value-type="float">
            <text:p>6.776559</text:p>
          </table:table-cell>
          <table:table-cell office:value-type="float" office:value="6.5282740851" calcext:value-type="float">
            <text:p>6.5282740851</text:p>
          </table:table-cell>
          <table:table-cell table:formula="of:=POWER([.C211]-6.75;2)" office:value-type="float" office:value="0.0491623813382422" calcext:value-type="float">
            <text:p>0.049162381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96709" calcext:value-type="float">
            <text:p>6.796709</text:p>
          </table:table-cell>
          <table:table-cell office:value-type="float" office:value="6.5231240638" calcext:value-type="float">
            <text:p>6.5231240638</text:p>
          </table:table-cell>
          <table:table-cell table:formula="of:=POWER([.C212]-6.75;2)" office:value-type="float" office:value="0.0514726904266264" calcext:value-type="float">
            <text:p>0.051472690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97478" calcext:value-type="float">
            <text:p>6.797478</text:p>
          </table:table-cell>
          <table:table-cell office:value-type="float" office:value="6.5187542979" calcext:value-type="float">
            <text:p>6.5187542979</text:p>
          </table:table-cell>
          <table:table-cell table:formula="of:=POWER([.C213]-6.75;2)" office:value-type="float" office:value="0.0534745747397219" calcext:value-type="float">
            <text:p>0.053474574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83644" calcext:value-type="float">
            <text:p>6.783644</text:p>
          </table:table-cell>
          <table:table-cell office:value-type="float" office:value="6.5148788936" calcext:value-type="float">
            <text:p>6.5148788936</text:p>
          </table:table-cell>
          <table:table-cell table:formula="of:=POWER([.C214]-6.75;2)" office:value-type="float" office:value="0.0552819346747603" calcext:value-type="float">
            <text:p>0.055281934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63353" calcext:value-type="float">
            <text:p>6.763353</text:p>
          </table:table-cell>
          <table:table-cell office:value-type="float" office:value="6.5111784255" calcext:value-type="float">
            <text:p>6.5111784255</text:p>
          </table:table-cell>
          <table:table-cell table:formula="of:=POWER([.C215]-6.75;2)" office:value-type="float" office:value="0.0570357444466591" calcext:value-type="float">
            <text:p>0.057035744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45406" calcext:value-type="float">
            <text:p>6.745406</text:p>
          </table:table-cell>
          <table:table-cell office:value-type="float" office:value="6.5074034787" calcext:value-type="float">
            <text:p>6.5074034787</text:p>
          </table:table-cell>
          <table:table-cell table:formula="of:=POWER([.C216]-6.75;2)" office:value-type="float" office:value="0.0588530721468615" calcext:value-type="float">
            <text:p>0.058853072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37081" calcext:value-type="float">
            <text:p>6.737081</text:p>
          </table:table-cell>
          <table:table-cell office:value-type="float" office:value="6.5034234574" calcext:value-type="float">
            <text:p>6.5034234574</text:p>
          </table:table-cell>
          <table:table-cell table:formula="of:=POWER([.C217]-6.75;2)" office:value-type="float" office:value="0.0607999913605695" calcext:value-type="float">
            <text:p>0.060799991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42682" calcext:value-type="float">
            <text:p>6.742682</text:p>
          </table:table-cell>
          <table:table-cell office:value-type="float" office:value="6.499221617" calcext:value-type="float">
            <text:p>6.499221617</text:p>
          </table:table-cell>
          <table:table-cell table:formula="of:=POWER([.C218]-6.75;2)" office:value-type="float" office:value="0.0628897973800947" calcext:value-type="float">
            <text:p>0.062889797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62623" calcext:value-type="float">
            <text:p>6.762623</text:p>
          </table:table-cell>
          <table:table-cell office:value-type="float" office:value="6.494860766" calcext:value-type="float">
            <text:p>6.494860766</text:p>
          </table:table-cell>
          <table:table-cell table:formula="of:=POWER([.C219]-6.75;2)" office:value-type="float" office:value="0.0650960287261066" calcext:value-type="float">
            <text:p>0.065096028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93186" calcext:value-type="float">
            <text:p>6.793186</text:p>
          </table:table-cell>
          <table:table-cell office:value-type="float" office:value="6.4904509468" calcext:value-type="float">
            <text:p>6.4904509468</text:p>
          </table:table-cell>
          <table:table-cell table:formula="of:=POWER([.C220]-6.75;2)" office:value-type="float" office:value="0.0673657110170163" calcext:value-type="float">
            <text:p>0.06736571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82752" calcext:value-type="float">
            <text:p>6.82752</text:p>
          </table:table-cell>
          <table:table-cell office:value-type="float" office:value="6.4861335426" calcext:value-type="float">
            <text:p>6.4861335426</text:p>
          </table:table-cell>
          <table:table-cell table:formula="of:=POWER([.C221]-6.75;2)" office:value-type="float" office:value="0.0696255073408259" calcext:value-type="float">
            <text:p>0.069625507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858034" calcext:value-type="float">
            <text:p>6.858034</text:p>
          </table:table-cell>
          <table:table-cell office:value-type="float" office:value="6.4820687128" calcext:value-type="float">
            <text:p>6.4820687128</text:p>
          </table:table-cell>
          <table:table-cell table:formula="of:=POWER([.C222]-6.75;2)" office:value-type="float" office:value="0.0717871746606487" calcext:value-type="float">
            <text:p>0.071787174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79266" calcext:value-type="float">
            <text:p>6.879266</text:p>
          </table:table-cell>
          <table:table-cell office:value-type="float" office:value="6.4784038191" calcext:value-type="float">
            <text:p>6.4784038191</text:p>
          </table:table-cell>
          <table:table-cell table:formula="of:=POWER([.C223]-6.75;2)" office:value-type="float" office:value="0.0737644854794653" calcext:value-type="float">
            <text:p>0.07376448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889637" calcext:value-type="float">
            <text:p>6.889637</text:p>
          </table:table-cell>
          <table:table-cell office:value-type="float" office:value="6.4752196064" calcext:value-type="float">
            <text:p>6.4752196064</text:p>
          </table:table-cell>
          <table:table-cell table:formula="of:=POWER([.C224]-6.75;2)" office:value-type="float" office:value="0.0755042647069711" calcext:value-type="float">
            <text:p>0.075504264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91031" calcext:value-type="float">
            <text:p>6.891031</text:p>
          </table:table-cell>
          <table:table-cell office:value-type="float" office:value="6.4724812553" calcext:value-type="float">
            <text:p>6.4724812553</text:p>
          </table:table-cell>
          <table:table-cell table:formula="of:=POWER([.C225]-6.75;2)" office:value-type="float" office:value="0.0770166536598638" calcext:value-type="float">
            <text:p>0.077016653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886656" calcext:value-type="float">
            <text:p>6.886656</text:p>
          </table:table-cell>
          <table:table-cell office:value-type="float" office:value="6.4700330851" calcext:value-type="float">
            <text:p>6.4700330851</text:p>
          </table:table-cell>
          <table:table-cell table:formula="of:=POWER([.C226]-6.75;2)" office:value-type="float" office:value="0.0783814734386239" calcext:value-type="float">
            <text:p>0.078381473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878838" calcext:value-type="float">
            <text:p>6.878838</text:p>
          </table:table-cell>
          <table:table-cell office:value-type="float" office:value="6.4676547979" calcext:value-type="float">
            <text:p>6.4676547979</text:p>
          </table:table-cell>
          <table:table-cell table:formula="of:=POWER([.C227]-6.75;2)" office:value-type="float" office:value="0.0797188131488899" calcext:value-type="float">
            <text:p>0.079718813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868296" calcext:value-type="float">
            <text:p>6.868296</text:p>
          </table:table-cell>
          <table:table-cell office:value-type="float" office:value="6.4651576383" calcext:value-type="float">
            <text:p>6.4651576383</text:p>
          </table:table-cell>
          <table:table-cell table:formula="of:=POWER([.C228]-6.75;2)" office:value-type="float" office:value="0.0811351710188336" calcext:value-type="float">
            <text:p>0.08113517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85518" calcext:value-type="float">
            <text:p>6.85518</text:p>
          </table:table-cell>
          <table:table-cell office:value-type="float" office:value="6.462469766" calcext:value-type="float">
            <text:p>6.462469766</text:p>
          </table:table-cell>
          <table:table-cell table:formula="of:=POWER([.C229]-6.75;2)" office:value-type="float" office:value="0.0826736354640948" calcext:value-type="float">
            <text:p>0.082673635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840671" calcext:value-type="float">
            <text:p>6.840671</text:p>
          </table:table-cell>
          <table:table-cell office:value-type="float" office:value="6.4596624574" calcext:value-type="float">
            <text:p>6.4596624574</text:p>
          </table:table-cell>
          <table:table-cell table:formula="of:=POWER([.C230]-6.75;2)" office:value-type="float" office:value="0.0842958886430066" calcext:value-type="float">
            <text:p>0.084295888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827636" calcext:value-type="float">
            <text:p>6.827636</text:p>
          </table:table-cell>
          <table:table-cell office:value-type="float" office:value="6.4569038936" calcext:value-type="float">
            <text:p>6.4569038936</text:p>
          </table:table-cell>
          <table:table-cell table:formula="of:=POWER([.C231]-6.75;2)" office:value-type="float" office:value="0.0859053275868402" calcext:value-type="float">
            <text:p>0.085905327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819638" calcext:value-type="float">
            <text:p>6.819638</text:p>
          </table:table-cell>
          <table:table-cell office:value-type="float" office:value="6.4543695638" calcext:value-type="float">
            <text:p>6.4543695638</text:p>
          </table:table-cell>
          <table:table-cell table:formula="of:=POWER([.C232]-6.75;2)" office:value-type="float" office:value="0.0873973548078021" calcext:value-type="float">
            <text:p>0.087397354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1893" calcext:value-type="float">
            <text:p>6.81893</text:p>
          </table:table-cell>
          <table:table-cell office:value-type="float" office:value="6.4521599574" calcext:value-type="float">
            <text:p>6.4521599574</text:p>
          </table:table-cell>
          <table:table-cell table:formula="of:=POWER([.C233]-6.75;2)" office:value-type="float" office:value="0.0887086909759697" calcext:value-type="float">
            <text:p>0.08870869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824806" calcext:value-type="float">
            <text:p>6.824806</text:p>
          </table:table-cell>
          <table:table-cell office:value-type="float" office:value="6.4502646915" calcext:value-type="float">
            <text:p>6.4502646915</text:p>
          </table:table-cell>
          <table:table-cell table:formula="of:=POWER([.C234]-6.75;2)" office:value-type="float" office:value="0.0898412551615901" calcext:value-type="float">
            <text:p>0.089841255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33466" calcext:value-type="float">
            <text:p>6.833466</text:p>
          </table:table-cell>
          <table:table-cell office:value-type="float" office:value="6.4485813936" calcext:value-type="float">
            <text:p>6.4485813936</text:p>
          </table:table-cell>
          <table:table-cell table:formula="of:=POWER([.C235]-6.75;2)" office:value-type="float" office:value="0.0908531762841184" calcext:value-type="float">
            <text:p>0.090853176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39532" calcext:value-type="float">
            <text:p>6.839532</text:p>
          </table:table-cell>
          <table:table-cell office:value-type="float" office:value="6.4469721277" calcext:value-type="float">
            <text:p>6.4469721277</text:p>
          </table:table-cell>
          <table:table-cell table:formula="of:=POWER([.C236]-6.75;2)" office:value-type="float" office:value="0.0918258913906653" calcext:value-type="float">
            <text:p>0.091825891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38337" calcext:value-type="float">
            <text:p>6.838337</text:p>
          </table:table-cell>
          <table:table-cell office:value-type="float" office:value="6.4453321489" calcext:value-type="float">
            <text:p>6.4453321489</text:p>
          </table:table-cell>
          <table:table-cell table:formula="of:=POWER([.C237]-6.75;2)" office:value-type="float" office:value="0.0928224994938915" calcext:value-type="float">
            <text:p>0.092822499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27757" calcext:value-type="float">
            <text:p>6.827757</text:p>
          </table:table-cell>
          <table:table-cell office:value-type="float" office:value="6.4436502872" calcext:value-type="float">
            <text:p>6.4436502872</text:p>
          </table:table-cell>
          <table:table-cell table:formula="of:=POWER([.C238]-6.75;2)" office:value-type="float" office:value="0.0938501465326427" calcext:value-type="float">
            <text:p>0.093850146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808796" calcext:value-type="float">
            <text:p>6.808796</text:p>
          </table:table-cell>
          <table:table-cell office:value-type="float" office:value="6.4420450851" calcext:value-type="float">
            <text:p>6.4420450851</text:p>
          </table:table-cell>
          <table:table-cell table:formula="of:=POWER([.C239]-6.75;2)" office:value-type="float" office:value="0.0948362296110661" calcext:value-type="float">
            <text:p>0.094836229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84832" calcext:value-type="float">
            <text:p>6.784832</text:p>
          </table:table-cell>
          <table:table-cell office:value-type="float" office:value="6.4407606702" calcext:value-type="float">
            <text:p>6.4407606702</text:p>
          </table:table-cell>
          <table:table-cell table:formula="of:=POWER([.C240]-6.75;2)" office:value-type="float" office:value="0.0956289630951529" calcext:value-type="float">
            <text:p>0.095628963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60052" calcext:value-type="float">
            <text:p>6.760052</text:p>
          </table:table-cell>
          <table:table-cell office:value-type="float" office:value="6.4401110319" calcext:value-type="float">
            <text:p>6.4401110319</text:p>
          </table:table-cell>
          <table:table-cell table:formula="of:=POWER([.C241]-6.75;2)" office:value-type="float" office:value="0.0960311725500829" calcext:value-type="float">
            <text:p>0.096031172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37834" calcext:value-type="float">
            <text:p>6.737834</text:p>
          </table:table-cell>
          <table:table-cell office:value-type="float" office:value="6.4403807766" calcext:value-type="float">
            <text:p>6.4403807766</text:p>
          </table:table-cell>
          <table:table-cell table:formula="of:=POWER([.C242]-6.75;2)" office:value-type="float" office:value="0.0958640634988193" calcext:value-type="float">
            <text:p>0.095864063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719814" calcext:value-type="float">
            <text:p>6.719814</text:p>
          </table:table-cell>
          <table:table-cell office:value-type="float" office:value="6.4417191809" calcext:value-type="float">
            <text:p>6.4417191809</text:p>
          </table:table-cell>
          <table:table-cell table:formula="of:=POWER([.C243]-6.75;2)" office:value-type="float" office:value="0.095037063424967" calcext:value-type="float">
            <text:p>0.095037063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0599" calcext:value-type="float">
            <text:p>6.70599</text:p>
          </table:table-cell>
          <table:table-cell office:value-type="float" office:value="6.4440770745" calcext:value-type="float">
            <text:p>6.4440770745</text:p>
          </table:table-cell>
          <table:table-cell table:formula="of:=POWER([.C244]-6.75;2)" office:value-type="float" office:value="0.0935888363464786" calcext:value-type="float">
            <text:p>0.093588836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95664" calcext:value-type="float">
            <text:p>6.695664</text:p>
          </table:table-cell>
          <table:table-cell office:value-type="float" office:value="6.4472166809" calcext:value-type="float">
            <text:p>6.4472166809</text:p>
          </table:table-cell>
          <table:table-cell table:formula="of:=POWER([.C245]-6.75;2)" office:value-type="float" office:value="0.0916777383252122" calcext:value-type="float">
            <text:p>0.091677738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688501" calcext:value-type="float">
            <text:p>6.688501</text:p>
          </table:table-cell>
          <table:table-cell office:value-type="float" office:value="6.450785883" calcext:value-type="float">
            <text:p>6.450785883</text:p>
          </table:table-cell>
          <table:table-cell table:formula="of:=POWER([.C246]-6.75;2)" office:value-type="float" office:value="0.0895290878120897" calcext:value-type="float">
            <text:p>0.089529087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84872" calcext:value-type="float">
            <text:p>6.684872</text:p>
          </table:table-cell>
          <table:table-cell office:value-type="float" office:value="6.4544197447" calcext:value-type="float">
            <text:p>6.4544197447</text:p>
          </table:table-cell>
          <table:table-cell table:formula="of:=POWER([.C247]-6.75;2)" office:value-type="float" office:value="0.0873676873232132" calcext:value-type="float">
            <text:p>0.087367687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85107" calcext:value-type="float">
            <text:p>6.685107</text:p>
          </table:table-cell>
          <table:table-cell office:value-type="float" office:value="6.4578286809" calcext:value-type="float">
            <text:p>6.4578286809</text:p>
          </table:table-cell>
          <table:table-cell table:formula="of:=POWER([.C248]-6.75;2)" office:value-type="float" office:value="0.0853640797046342" calcext:value-type="float">
            <text:p>0.085364079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88117" calcext:value-type="float">
            <text:p>6.688117</text:p>
          </table:table-cell>
          <table:table-cell office:value-type="float" office:value="6.4608489681" calcext:value-type="float">
            <text:p>6.4608489681</text:p>
          </table:table-cell>
          <table:table-cell table:formula="of:=POWER([.C249]-6.75;2)" office:value-type="float" office:value="0.083608319248835" calcext:value-type="float">
            <text:p>0.083608319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90413" calcext:value-type="float">
            <text:p>6.690413</text:p>
          </table:table-cell>
          <table:table-cell office:value-type="float" office:value="6.4634528085" calcext:value-type="float">
            <text:p>6.4634528085</text:p>
          </table:table-cell>
          <table:table-cell table:formula="of:=POWER([.C250]-6.75;2)" office:value-type="float" office:value="0.0821092929565379" calcext:value-type="float">
            <text:p>0.08210929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86448" calcext:value-type="float">
            <text:p>6.686448</text:p>
          </table:table-cell>
          <table:table-cell office:value-type="float" office:value="6.4657291489" calcext:value-type="float">
            <text:p>6.4657291489</text:p>
          </table:table-cell>
          <table:table-cell table:formula="of:=POWER([.C251]-6.75;2)" office:value-type="float" office:value="0.0808099167851182" calcext:value-type="float">
            <text:p>0.080809916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70512" calcext:value-type="float">
            <text:p>6.670512</text:p>
          </table:table-cell>
          <table:table-cell office:value-type="float" office:value="6.4678488723" calcext:value-type="float">
            <text:p>6.4678488723</text:p>
          </table:table-cell>
          <table:table-cell table:formula="of:=POWER([.C252]-6.75;2)" office:value-type="float" office:value="0.0796092588623816" calcext:value-type="float">
            <text:p>0.079609258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39514" calcext:value-type="float">
            <text:p>6.639514</text:p>
          </table:table-cell>
          <table:table-cell office:value-type="float" office:value="6.4700225426" calcext:value-type="float">
            <text:p>6.4700225426</text:p>
          </table:table-cell>
          <table:table-cell table:formula="of:=POWER([.C253]-6.75;2)" office:value-type="float" office:value="0.078387376652169" calcext:value-type="float">
            <text:p>0.078387376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595392" calcext:value-type="float">
            <text:p>6.595392</text:p>
          </table:table-cell>
          <table:table-cell office:value-type="float" office:value="6.4724532553" calcext:value-type="float">
            <text:p>6.4724532553</text:p>
          </table:table-cell>
          <table:table-cell table:formula="of:=POWER([.C254]-6.75;2)" office:value-type="float" office:value="0.0770321954935672" calcext:value-type="float">
            <text:p>0.077032195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545838" calcext:value-type="float">
            <text:p>6.545838</text:p>
          </table:table-cell>
          <table:table-cell office:value-type="float" office:value="6.4752876596" calcext:value-type="float">
            <text:p>6.4752876596</text:p>
          </table:table-cell>
          <table:table-cell table:formula="of:=POWER([.C255]-6.75;2)" office:value-type="float" office:value="0.0754668699680454" calcext:value-type="float">
            <text:p>0.0754668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02438" calcext:value-type="float">
            <text:p>6.502438</text:p>
          </table:table-cell>
          <table:table-cell office:value-type="float" office:value="6.4785727234" calcext:value-type="float">
            <text:p>6.4785727234</text:p>
          </table:table-cell>
          <table:table-cell table:formula="of:=POWER([.C256]-6.75;2)" office:value-type="float" office:value="0.0736727664824928" calcext:value-type="float">
            <text:p>0.07367276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476377" calcext:value-type="float">
            <text:p>6.476377</text:p>
          </table:table-cell>
          <table:table-cell office:value-type="float" office:value="6.4822318085" calcext:value-type="float">
            <text:p>6.4822318085</text:p>
          </table:table-cell>
          <table:table-cell table:formula="of:=POWER([.C257]-6.75;2)" office:value-type="float" office:value="0.0716998043791807" calcext:value-type="float">
            <text:p>0.071699804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473229" calcext:value-type="float">
            <text:p>6.473229</text:p>
          </table:table-cell>
          <table:table-cell office:value-type="float" office:value="6.4860752979" calcext:value-type="float">
            <text:p>6.4860752979</text:p>
          </table:table-cell>
          <table:table-cell table:formula="of:=POWER([.C258]-6.75;2)" office:value-type="float" office:value="0.0696562483785736" calcext:value-type="float">
            <text:p>0.069656248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489382" calcext:value-type="float">
            <text:p>6.489382</text:p>
          </table:table-cell>
          <table:table-cell office:value-type="float" office:value="6.4898537553" calcext:value-type="float">
            <text:p>6.4898537553</text:p>
          </table:table-cell>
          <table:table-cell table:formula="of:=POWER([.C259]-6.75;2)" office:value-type="float" office:value="0.0676760686315121" calcext:value-type="float">
            <text:p>0.0676760686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1224" calcext:value-type="float">
            <text:p>6.51224</text:p>
          </table:table-cell>
          <table:table-cell office:value-type="float" office:value="6.4933449468" calcext:value-type="float">
            <text:p>6.4933449468</text:p>
          </table:table-cell>
          <table:table-cell table:formula="of:=POWER([.C260]-6.75;2)" office:value-type="float" office:value="0.065871816333095" calcext:value-type="float">
            <text:p>0.065871816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524403" calcext:value-type="float">
            <text:p>6.524403</text:p>
          </table:table-cell>
          <table:table-cell office:value-type="float" office:value="6.4964469468" calcext:value-type="float">
            <text:p>6.4964469468</text:p>
          </table:table-cell>
          <table:table-cell table:formula="of:=POWER([.C261]-6.75;2)" office:value-type="float" office:value="0.0642891507870421" calcext:value-type="float">
            <text:p>0.064289150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510026" calcext:value-type="float">
            <text:p>6.510026</text:p>
          </table:table-cell>
          <table:table-cell office:value-type="float" office:value="6.4992414255" calcext:value-type="float">
            <text:p>6.4992414255</text:p>
          </table:table-cell>
          <table:table-cell table:formula="of:=POWER([.C262]-6.75;2)" office:value-type="float" office:value="0.062879862685272" calcext:value-type="float">
            <text:p>0.062879862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460861" calcext:value-type="float">
            <text:p>6.460861</text:p>
          </table:table-cell>
          <table:table-cell office:value-type="float" office:value="6.5019990745" calcext:value-type="float">
            <text:p>6.5019990745</text:p>
          </table:table-cell>
          <table:table-cell table:formula="of:=POWER([.C263]-6.75;2)" office:value-type="float" office:value="0.0615044590488563" calcext:value-type="float">
            <text:p>0.06150445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3801" calcext:value-type="float">
            <text:p>6.3801</text:p>
          </table:table-cell>
          <table:table-cell office:value-type="float" office:value="6.5051171489" calcext:value-type="float">
            <text:p>6.5051171489</text:p>
          </table:table-cell>
          <table:table-cell table:formula="of:=POWER([.C264]-6.75;2)" office:value-type="float" office:value="0.0599676107628647" calcext:value-type="float">
            <text:p>0.059967610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282958" calcext:value-type="float">
            <text:p>6.282958</text:p>
          </table:table-cell>
          <table:table-cell office:value-type="float" office:value="6.5089996702" calcext:value-type="float">
            <text:p>6.5089996702</text:p>
          </table:table-cell>
          <table:table-cell table:formula="of:=POWER([.C265]-6.75;2)" office:value-type="float" office:value="0.0580811589637089" calcext:value-type="float">
            <text:p>0.0580811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193432" calcext:value-type="float">
            <text:p>6.193432</text:p>
          </table:table-cell>
          <table:table-cell office:value-type="float" office:value="6.5139098936" calcext:value-type="float">
            <text:p>6.5139098936</text:p>
          </table:table-cell>
          <table:table-cell table:formula="of:=POWER([.C266]-6.75;2)" office:value-type="float" office:value="0.0557385383399632" calcext:value-type="float">
            <text:p>0.05573853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137259" calcext:value-type="float">
            <text:p>6.137259</text:p>
          </table:table-cell>
          <table:table-cell office:value-type="float" office:value="6.5198416702" calcext:value-type="float">
            <text:p>6.5198416702</text:p>
          </table:table-cell>
          <table:table-cell table:formula="of:=POWER([.C267]-6.75;2)" office:value-type="float" office:value="0.0529728567763256" calcext:value-type="float">
            <text:p>0.05297285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132596" calcext:value-type="float">
            <text:p>6.132596</text:p>
          </table:table-cell>
          <table:table-cell office:value-type="float" office:value="6.5264645745" calcext:value-type="float">
            <text:p>6.5264645745</text:p>
          </table:table-cell>
          <table:table-cell table:formula="of:=POWER([.C268]-6.75;2)" office:value-type="float" office:value="0.0499680864534659" calcext:value-type="float">
            <text:p>0.04996808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182067" calcext:value-type="float">
            <text:p>6.182067</text:p>
          </table:table-cell>
          <table:table-cell office:value-type="float" office:value="6.5331842234" calcext:value-type="float">
            <text:p>6.5331842234</text:p>
          </table:table-cell>
          <table:table-cell table:formula="of:=POWER([.C269]-6.75;2)" office:value-type="float" office:value="0.047009080982661" calcext:value-type="float">
            <text:p>0.04700908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270554" calcext:value-type="float">
            <text:p>6.270554</text:p>
          </table:table-cell>
          <table:table-cell office:value-type="float" office:value="6.5393149468" calcext:value-type="float">
            <text:p>6.5393149468</text:p>
          </table:table-cell>
          <table:table-cell table:formula="of:=POWER([.C270]-6.75;2)" office:value-type="float" office:value="0.0443881916418867" calcext:value-type="float">
            <text:p>0.044388191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370387" calcext:value-type="float">
            <text:p>6.370387</text:p>
          </table:table-cell>
          <table:table-cell office:value-type="float" office:value="6.5443034149" calcext:value-type="float">
            <text:p>6.5443034149</text:p>
          </table:table-cell>
          <table:table-cell table:formula="of:=POWER([.C271]-6.75;2)" office:value-type="float" office:value="0.0423110851218016" calcext:value-type="float">
            <text:p>0.042311085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451271" calcext:value-type="float">
            <text:p>6.451271</text:p>
          </table:table-cell>
          <table:table-cell office:value-type="float" office:value="6.5479101915" calcext:value-type="float">
            <text:p>6.5479101915</text:p>
          </table:table-cell>
          <table:table-cell table:formula="of:=POWER([.C272]-6.75;2)" office:value-type="float" office:value="0.0408402906995668" calcext:value-type="float">
            <text:p>0.0408402907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490257" calcext:value-type="float">
            <text:p>6.490257</text:p>
          </table:table-cell>
          <table:table-cell office:value-type="float" office:value="6.5502764149" calcext:value-type="float">
            <text:p>6.5502764149</text:p>
          </table:table-cell>
          <table:table-cell table:formula="of:=POWER([.C273]-6.75;2)" office:value-type="float" office:value="0.039889510445197" calcext:value-type="float">
            <text:p>0.039889510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47792" calcext:value-type="float">
            <text:p>6.47792</text:p>
          </table:table-cell>
          <table:table-cell office:value-type="float" office:value="6.5518562872" calcext:value-type="float">
            <text:p>6.5518562872</text:p>
          </table:table-cell>
          <table:table-cell table:formula="of:=POWER([.C274]-6.75;2)" office:value-type="float" office:value="0.039260930922169" calcext:value-type="float">
            <text:p>0.039260930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419014" calcext:value-type="float">
            <text:p>6.419014</text:p>
          </table:table-cell>
          <table:table-cell office:value-type="float" office:value="6.5532515638" calcext:value-type="float">
            <text:p>6.5532515638</text:p>
          </table:table-cell>
          <table:table-cell table:formula="of:=POWER([.C275]-6.75;2)" office:value-type="float" office:value="0.0387099471471455" calcext:value-type="float">
            <text:p>0.038709947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327896" calcext:value-type="float">
            <text:p>6.327896</text:p>
          </table:table-cell>
          <table:table-cell office:value-type="float" office:value="6.5550206277" calcext:value-type="float">
            <text:p>6.5550206277</text:p>
          </table:table-cell>
          <table:table-cell table:formula="of:=POWER([.C276]-6.75;2)" office:value-type="float" office:value="0.0380169556225019" calcext:value-type="float">
            <text:p>0.038016955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221135" calcext:value-type="float">
            <text:p>6.221135</text:p>
          </table:table-cell>
          <table:table-cell office:value-type="float" office:value="6.5575412234" calcext:value-type="float">
            <text:p>6.5575412234</text:p>
          </table:table-cell>
          <table:table-cell table:formula="of:=POWER([.C277]-6.75;2)" office:value-type="float" office:value="0.0370403806903686" calcext:value-type="float">
            <text:p>0.037040380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111344" calcext:value-type="float">
            <text:p>6.111344</text:p>
          </table:table-cell>
          <table:table-cell office:value-type="float" office:value="6.5609753085" calcext:value-type="float">
            <text:p>6.5609753085</text:p>
          </table:table-cell>
          <table:table-cell table:formula="of:=POWER([.C278]-6.75;2)" office:value-type="float" office:value="0.0357303339966703" calcext:value-type="float">
            <text:p>0.03573033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005976" calcext:value-type="float">
            <text:p>6.005976</text:p>
          </table:table-cell>
          <table:table-cell office:value-type="float" office:value="6.5653265106" calcext:value-type="float">
            <text:p>6.5653265106</text:p>
          </table:table-cell>
          <table:table-cell table:formula="of:=POWER([.C279]-6.75;2)" office:value-type="float" office:value="0.0341042976871718" calcext:value-type="float">
            <text:p>0.034104297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911751" calcext:value-type="float">
            <text:p>5.911751</text:p>
          </table:table-cell>
          <table:table-cell office:value-type="float" office:value="6.5705260851" calcext:value-type="float">
            <text:p>6.5705260851</text:p>
          </table:table-cell>
          <table:table-cell table:formula="of:=POWER([.C280]-6.75;2)" office:value-type="float" office:value="0.0322108861295324" calcext:value-type="float">
            <text:p>0.032210886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841297" calcext:value-type="float">
            <text:p>5.841297</text:p>
          </table:table-cell>
          <table:table-cell office:value-type="float" office:value="6.5764696383" calcext:value-type="float">
            <text:p>6.5764696383</text:p>
          </table:table-cell>
          <table:table-cell table:formula="of:=POWER([.C281]-6.75;2)" office:value-type="float" office:value="0.0301127864317329" calcext:value-type="float">
            <text:p>0.030112786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81657" calcext:value-type="float">
            <text:p>5.81657</text:p>
          </table:table-cell>
          <table:table-cell office:value-type="float" office:value="6.582965766" calcext:value-type="float">
            <text:p>6.582965766</text:p>
          </table:table-cell>
          <table:table-cell table:formula="of:=POWER([.C282]-6.75;2)" office:value-type="float" office:value="0.0279004353279667" calcext:value-type="float">
            <text:p>0.027900435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865335" calcext:value-type="float">
            <text:p>5.865335</text:p>
          </table:table-cell>
          <table:table-cell office:value-type="float" office:value="6.5896249149" calcext:value-type="float">
            <text:p>6.5896249149</text:p>
          </table:table-cell>
          <table:table-cell table:formula="of:=POWER([.C283]-6.75;2)" office:value-type="float" office:value="0.0257201679208323" calcext:value-type="float">
            <text:p>0.025720167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012916" calcext:value-type="float">
            <text:p>6.012916</text:p>
          </table:table-cell>
          <table:table-cell office:value-type="float" office:value="6.5957670319" calcext:value-type="float">
            <text:p>6.5957670319</text:p>
          </table:table-cell>
          <table:table-cell table:formula="of:=POWER([.C284]-6.75;2)" office:value-type="float" office:value="0.0237878084489355" calcext:value-type="float">
            <text:p>0.023787808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282614" calcext:value-type="float">
            <text:p>6.282614</text:p>
          </table:table-cell>
          <table:table-cell office:value-type="float" office:value="6.6004119255" calcext:value-type="float">
            <text:p>6.6004119255</text:p>
          </table:table-cell>
          <table:table-cell table:formula="of:=POWER([.C285]-6.75;2)" office:value-type="float" office:value="0.0223765920326177" calcext:value-type="float">
            <text:p>0.02237659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59766" calcext:value-type="float">
            <text:p>6.759766</text:p>
          </table:table-cell>
          <table:table-cell office:value-type="float" office:value="6.6022767234" calcext:value-type="float">
            <text:p>6.6022767234</text:p>
          </table:table-cell>
          <table:table-cell table:formula="of:=POWER([.C286]-6.75;2)" office:value-type="float" office:value="0.0218221664494401" calcext:value-type="float">
            <text:p>0.021822166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006766" calcext:value-type="float">
            <text:p>9.006766</text:p>
          </table:table-cell>
          <table:table-cell office:value-type="float" office:value="6.5991155426" calcext:value-type="float">
            <text:p>6.5991155426</text:p>
          </table:table-cell>
          <table:table-cell table:formula="of:=POWER([.C287]-6.75;2)" office:value-type="float" office:value="0.0227661194848924" calcext:value-type="float">
            <text:p>0.022766119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337439" calcext:value-type="float">
            <text:p>5.337439</text:p>
          </table:table-cell>
          <table:table-cell office:value-type="float" office:value="6.5720292021" calcext:value-type="float">
            <text:p>6.5720292021</text:p>
          </table:table-cell>
          <table:table-cell table:formula="of:=POWER([.C288]-6.75;2)" office:value-type="float" office:value="0.0316736049051628" calcext:value-type="float">
            <text:p>0.031673604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167293" calcext:value-type="float">
            <text:p>6.167293</text:p>
          </table:table-cell>
          <table:table-cell office:value-type="float" office:value="6.5838852021" calcext:value-type="float">
            <text:p>6.5838852021</text:p>
          </table:table-cell>
          <table:table-cell table:formula="of:=POWER([.C289]-6.75;2)" office:value-type="float" office:value="0.0275941260813577" calcext:value-type="float">
            <text:p>0.027594126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386205" calcext:value-type="float">
            <text:p>6.386205</text:p>
          </table:table-cell>
          <table:table-cell office:value-type="float" office:value="6.5867604149" calcext:value-type="float">
            <text:p>6.5867604149</text:p>
          </table:table-cell>
          <table:table-cell table:formula="of:=POWER([.C290]-6.75;2)" office:value-type="float" office:value="0.0266471621436203" calcext:value-type="float">
            <text:p>0.026647162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443825" calcext:value-type="float">
            <text:p>6.443825</text:p>
          </table:table-cell>
          <table:table-cell office:value-type="float" office:value="6.5870867021" calcext:value-type="float">
            <text:p>6.5870867021</text:p>
          </table:table-cell>
          <table:table-cell table:formula="of:=POWER([.C291]-6.75;2)" office:value-type="float" office:value="0.0265407426326542" calcext:value-type="float">
            <text:p>0.026540742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429648" calcext:value-type="float">
            <text:p>6.429648</text:p>
          </table:table-cell>
          <table:table-cell office:value-type="float" office:value="6.5864584149" calcext:value-type="float">
            <text:p>6.5864584149</text:p>
          </table:table-cell>
          <table:table-cell table:formula="of:=POWER([.C292]-6.75;2)" office:value-type="float" office:value="0.0267458500570205" calcext:value-type="float">
            <text:p>0.026745850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392972" calcext:value-type="float">
            <text:p>6.392972</text:p>
          </table:table-cell>
          <table:table-cell office:value-type="float" office:value="6.5854315106" calcext:value-type="float">
            <text:p>6.5854315106</text:p>
          </table:table-cell>
          <table:table-cell table:formula="of:=POWER([.C293]-6.75;2)" office:value-type="float" office:value="0.0270827877033978" calcext:value-type="float">
            <text:p>0.027082787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362669" calcext:value-type="float">
            <text:p>6.362669</text:p>
          </table:table-cell>
          <table:table-cell office:value-type="float" office:value="6.5839804468" calcext:value-type="float">
            <text:p>6.5839804468</text:p>
          </table:table-cell>
          <table:table-cell table:formula="of:=POWER([.C294]-6.75;2)" office:value-type="float" office:value="0.0275624920447276" calcext:value-type="float">
            <text:p>0.02756249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344991" calcext:value-type="float">
            <text:p>6.344991</text:p>
          </table:table-cell>
          <table:table-cell office:value-type="float" office:value="6.5818264574" calcext:value-type="float">
            <text:p>6.5818264574</text:p>
          </table:table-cell>
          <table:table-cell table:formula="of:=POWER([.C295]-6.75;2)" office:value-type="float" office:value="0.028282340430634" calcext:value-type="float">
            <text:p>0.028282340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326522" calcext:value-type="float">
            <text:p>6.326522</text:p>
          </table:table-cell>
          <table:table-cell office:value-type="float" office:value="6.578837266" calcext:value-type="float">
            <text:p>6.578837266</text:p>
          </table:table-cell>
          <table:table-cell table:formula="of:=POWER([.C296]-6.75;2)" office:value-type="float" office:value="0.0292966815103548" calcext:value-type="float">
            <text:p>0.029296681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286415" calcext:value-type="float">
            <text:p>6.286415</text:p>
          </table:table-cell>
          <table:table-cell office:value-type="float" office:value="6.5753555213" calcext:value-type="float">
            <text:p>6.5753555213</text:p>
          </table:table-cell>
          <table:table-cell table:formula="of:=POWER([.C297]-6.75;2)" office:value-type="float" office:value="0.0305006939403949" calcext:value-type="float">
            <text:p>0.030500693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212458" calcext:value-type="float">
            <text:p>6.212458</text:p>
          </table:table-cell>
          <table:table-cell office:value-type="float" office:value="6.5722537766" calcext:value-type="float">
            <text:p>6.5722537766</text:p>
          </table:table-cell>
          <table:table-cell table:formula="of:=POWER([.C298]-6.75;2)" office:value-type="float" office:value="0.0315937199329626" calcext:value-type="float">
            <text:p>0.031593719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112584" calcext:value-type="float">
            <text:p>6.112584</text:p>
          </table:table-cell>
          <table:table-cell office:value-type="float" office:value="6.5706347234" calcext:value-type="float">
            <text:p>6.5706347234</text:p>
          </table:table-cell>
          <table:table-cell table:formula="of:=POWER([.C299]-6.75;2)" office:value-type="float" office:value="0.0321719024497947" calcext:value-type="float">
            <text:p>0.032171902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015577" calcext:value-type="float">
            <text:p>6.015577</text:p>
          </table:table-cell>
          <table:table-cell office:value-type="float" office:value="6.571310234" calcext:value-type="float">
            <text:p>6.571310234</text:p>
          </table:table-cell>
          <table:table-cell table:formula="of:=POWER([.C300]-6.75;2)" office:value-type="float" office:value="0.0319300324731347" calcext:value-type="float">
            <text:p>0.031930032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959148" calcext:value-type="float">
            <text:p>5.959148</text:p>
          </table:table-cell>
          <table:table-cell office:value-type="float" office:value="6.5743383723" calcext:value-type="float">
            <text:p>6.5743383723</text:p>
          </table:table-cell>
          <table:table-cell table:formula="of:=POWER([.C301]-6.75;2)" office:value-type="float" office:value="0.0308570074462135" calcext:value-type="float">
            <text:p>0.030857007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970148" calcext:value-type="float">
            <text:p>5.970148</text:p>
          </table:table-cell>
          <table:table-cell office:value-type="float" office:value="6.5788659468" calcext:value-type="float">
            <text:p>6.5788659468</text:p>
          </table:table-cell>
          <table:table-cell table:formula="of:=POWER([.C302]-6.75;2)" office:value-type="float" office:value="0.0292868641646605" calcext:value-type="float">
            <text:p>0.029286864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048922" calcext:value-type="float">
            <text:p>6.048922</text:p>
          </table:table-cell>
          <table:table-cell office:value-type="float" office:value="6.5833602128" calcext:value-type="float">
            <text:p>6.5833602128</text:p>
          </table:table-cell>
          <table:table-cell table:formula="of:=POWER([.C303]-6.75;2)" office:value-type="float" office:value="0.0277688186780614" calcext:value-type="float">
            <text:p>0.027768818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169163" calcext:value-type="float">
            <text:p>6.169163</text:p>
          </table:table-cell>
          <table:table-cell office:value-type="float" office:value="6.5861168085" calcext:value-type="float">
            <text:p>6.5861168085</text:p>
          </table:table-cell>
          <table:table-cell table:formula="of:=POWER([.C304]-6.75;2)" office:value-type="float" office:value="0.0268577004562257" calcext:value-type="float">
            <text:p>0.026857700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292457" calcext:value-type="float">
            <text:p>6.292457</text:p>
          </table:table-cell>
          <table:table-cell office:value-type="float" office:value="6.5858059894" calcext:value-type="float">
            <text:p>6.5858059894</text:p>
          </table:table-cell>
          <table:table-cell table:formula="of:=POWER([.C305]-6.75;2)" office:value-type="float" office:value="0.026959673116913" calcext:value-type="float">
            <text:p>0.026959673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385951" calcext:value-type="float">
            <text:p>6.385951</text:p>
          </table:table-cell>
          <table:table-cell office:value-type="float" office:value="6.5818484362" calcext:value-type="float">
            <text:p>6.5818484362</text:p>
          </table:table-cell>
          <table:table-cell table:formula="of:=POWER([.C306]-6.75;2)" office:value-type="float" office:value="0.0282749484083856" calcext:value-type="float">
            <text:p>0.028274948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43319" calcext:value-type="float">
            <text:p>6.43319</text:p>
          </table:table-cell>
          <table:table-cell office:value-type="float" office:value="6.5745474149" calcext:value-type="float">
            <text:p>6.5745474149</text:p>
          </table:table-cell>
          <table:table-cell table:formula="of:=POWER([.C307]-6.75;2)" office:value-type="float" office:value="0.0307836096182729" calcext:value-type="float">
            <text:p>0.030783609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4358" calcext:value-type="float">
            <text:p>6.4358</text:p>
          </table:table-cell>
          <table:table-cell office:value-type="float" office:value="6.5650030106" calcext:value-type="float">
            <text:p>6.5650030106</text:p>
          </table:table-cell>
          <table:table-cell table:formula="of:=POWER([.C308]-6.75;2)" office:value-type="float" office:value="0.0342238860870637" calcext:value-type="float">
            <text:p>0.034223886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408508" calcext:value-type="float">
            <text:p>6.408508</text:p>
          </table:table-cell>
          <table:table-cell office:value-type="float" office:value="6.5548628511" calcext:value-type="float">
            <text:p>6.5548628511</text:p>
          </table:table-cell>
          <table:table-cell table:formula="of:=POWER([.C309]-6.75;2)" office:value-type="float" office:value="0.0380785068808207" calcext:value-type="float">
            <text:p>0.038078506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371284" calcext:value-type="float">
            <text:p>6.371284</text:p>
          </table:table-cell>
          <table:table-cell office:value-type="float" office:value="6.5460735745" calcext:value-type="float">
            <text:p>6.5460735745</text:p>
          </table:table-cell>
          <table:table-cell table:formula="of:=POWER([.C310]-6.75;2)" office:value-type="float" office:value="0.0415859870172069" calcext:value-type="float">
            <text:p>0.04158598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342108" calcext:value-type="float">
            <text:p>6.342108</text:p>
          </table:table-cell>
          <table:table-cell office:value-type="float" office:value="6.5420336809" calcext:value-type="float">
            <text:p>6.5420336809</text:p>
          </table:table-cell>
          <table:table-cell table:formula="of:=POWER([.C311]-6.75;2)" office:value-type="float" office:value="0.0432499898800029" calcext:value-type="float">
            <text:p>0.043249989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332762" calcext:value-type="float">
            <text:p>6.332762</text:p>
          </table:table-cell>
          <table:table-cell office:value-type="float" office:value="6.5242565319" calcext:value-type="float">
            <text:p>6.5242565319</text:p>
          </table:table-cell>
          <table:table-cell table:formula="of:=POWER([.C312]-6.75;2)" office:value-type="float" office:value="0.0509601133898158" calcext:value-type="float">
            <text:p>0.050960113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3481" calcext:value-type="float">
            <text:p>6.3481</text:p>
          </table:table-cell>
          <table:table-cell office:value-type="float" office:value="6.5165919574" calcext:value-type="float">
            <text:p>6.5165919574</text:p>
          </table:table-cell>
          <table:table-cell table:formula="of:=POWER([.C313]-6.75;2)" office:value-type="float" office:value="0.0544793143503633" calcext:value-type="float">
            <text:p>0.054479314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38735" calcext:value-type="float">
            <text:p>6.38735</text:p>
          </table:table-cell>
          <table:table-cell office:value-type="float" office:value="6.5113568404" calcext:value-type="float">
            <text:p>6.5113568404</text:p>
          </table:table-cell>
          <table:table-cell table:formula="of:=POWER([.C314]-6.75;2)" office:value-type="float" office:value="0.0569505576238709" calcext:value-type="float">
            <text:p>0.056950557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445426" calcext:value-type="float">
            <text:p>6.445426</text:p>
          </table:table-cell>
          <table:table-cell office:value-type="float" office:value="6.5070990638" calcext:value-type="float">
            <text:p>6.5070990638</text:p>
          </table:table-cell>
          <table:table-cell table:formula="of:=POWER([.C315]-6.75;2)" office:value-type="float" office:value="0.0590008648068364" calcext:value-type="float">
            <text:p>0.059000864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513534" calcext:value-type="float">
            <text:p>6.513534</text:p>
          </table:table-cell>
          <table:table-cell office:value-type="float" office:value="6.5029696383" calcext:value-type="float">
            <text:p>6.5029696383</text:p>
          </table:table-cell>
          <table:table-cell table:formula="of:=POWER([.C316]-6.75;2)" office:value-type="float" office:value="0.061023999601633" calcext:value-type="float">
            <text:p>0.061023999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57995" calcext:value-type="float">
            <text:p>6.57995</text:p>
          </table:table-cell>
          <table:table-cell office:value-type="float" office:value="6.498530266" calcext:value-type="float">
            <text:p>6.498530266</text:p>
          </table:table-cell>
          <table:table-cell table:formula="of:=POWER([.C317]-6.75;2)" office:value-type="float" office:value="0.0632370271180306" calcext:value-type="float">
            <text:p>0.063237027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32232" calcext:value-type="float">
            <text:p>6.632232</text:p>
          </table:table-cell>
          <table:table-cell office:value-type="float" office:value="6.4936964043" calcext:value-type="float">
            <text:p>6.4936964043</text:p>
          </table:table-cell>
          <table:table-cell table:formula="of:=POWER([.C318]-6.75;2)" office:value-type="float" office:value="0.0656915331687493" calcext:value-type="float">
            <text:p>0.065691533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60903" calcext:value-type="float">
            <text:p>6.660903</text:p>
          </table:table-cell>
          <table:table-cell office:value-type="float" office:value="6.4886067979" calcext:value-type="float">
            <text:p>6.4886067979</text:p>
          </table:table-cell>
          <table:table-cell table:formula="of:=POWER([.C319]-6.75;2)" office:value-type="float" office:value="0.0683264061040914" calcext:value-type="float">
            <text:p>0.068326406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63097" calcext:value-type="float">
            <text:p>6.663097</text:p>
          </table:table-cell>
          <table:table-cell office:value-type="float" office:value="6.4834587447" calcext:value-type="float">
            <text:p>6.4834587447</text:p>
          </table:table-cell>
          <table:table-cell table:formula="of:=POWER([.C320]-6.75;2)" office:value-type="float" office:value="0.0710442407768997" calcext:value-type="float">
            <text:p>0.071044240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44105" calcext:value-type="float">
            <text:p>6.644105</text:p>
          </table:table-cell>
          <table:table-cell office:value-type="float" office:value="6.4783900319" calcext:value-type="float">
            <text:p>6.4783900319</text:p>
          </table:table-cell>
          <table:table-cell table:formula="of:=POWER([.C321]-6.75;2)" office:value-type="float" office:value="0.073771974771283" calcext:value-type="float">
            <text:p>0.073771974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15636" calcext:value-type="float">
            <text:p>6.615636</text:p>
          </table:table-cell>
          <table:table-cell office:value-type="float" office:value="6.4734535532" calcext:value-type="float">
            <text:p>6.4734535532</text:p>
          </table:table-cell>
          <table:table-cell table:formula="of:=POWER([.C322]-6.75;2)" office:value-type="float" office:value="0.0764779372377054" calcext:value-type="float">
            <text:p>0.076477937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591293" calcext:value-type="float">
            <text:p>6.591293</text:p>
          </table:table-cell>
          <table:table-cell office:value-type="float" office:value="6.4686687553" calcext:value-type="float">
            <text:p>6.4686687553</text:p>
          </table:table-cell>
          <table:table-cell table:formula="of:=POWER([.C323]-6.75;2)" office:value-type="float" office:value="0.079147269244451" calcext:value-type="float">
            <text:p>0.079147269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581366" calcext:value-type="float">
            <text:p>6.581366</text:p>
          </table:table-cell>
          <table:table-cell office:value-type="float" office:value="6.4640901809" calcext:value-type="float">
            <text:p>6.4640901809</text:p>
          </table:table-cell>
          <table:table-cell table:formula="of:=POWER([.C324]-6.75;2)" office:value-type="float" office:value="0.0817444246577945" calcext:value-type="float">
            <text:p>0.081744424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589409" calcext:value-type="float">
            <text:p>6.589409</text:p>
          </table:table-cell>
          <table:table-cell office:value-type="float" office:value="6.4598300426" calcext:value-type="float">
            <text:p>6.4598300426</text:p>
          </table:table-cell>
          <table:table-cell table:formula="of:=POWER([.C325]-6.75;2)" office:value-type="float" office:value="0.0841986041775177" calcext:value-type="float">
            <text:p>0.0841986042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11935" calcext:value-type="float">
            <text:p>6.611935</text:p>
          </table:table-cell>
          <table:table-cell office:value-type="float" office:value="6.4560130957" calcext:value-type="float">
            <text:p>6.4560130957</text:p>
          </table:table-cell>
          <table:table-cell table:formula="of:=POWER([.C326]-6.75;2)" office:value-type="float" office:value="0.0864282998998971" calcext:value-type="float">
            <text:p>0.086428299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640775" calcext:value-type="float">
            <text:p>6.640775</text:p>
          </table:table-cell>
          <table:table-cell office:value-type="float" office:value="6.4527003191" calcext:value-type="float">
            <text:p>6.4527003191</text:p>
          </table:table-cell>
          <table:table-cell table:formula="of:=POWER([.C327]-6.75;2)" office:value-type="float" office:value="0.0883871002632419" calcext:value-type="float">
            <text:p>0.088387100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666576" calcext:value-type="float">
            <text:p>6.666576</text:p>
          </table:table-cell>
          <table:table-cell office:value-type="float" office:value="6.4498424787" calcext:value-type="float">
            <text:p>6.4498424787</text:p>
          </table:table-cell>
          <table:table-cell table:formula="of:=POWER([.C328]-6.75;2)" office:value-type="float" office:value="0.09009453759296" calcext:value-type="float">
            <text:p>0.090094537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82195" calcext:value-type="float">
            <text:p>6.682195</text:p>
          </table:table-cell>
          <table:table-cell office:value-type="float" office:value="6.4472953085" calcext:value-type="float">
            <text:p>6.4472953085</text:p>
          </table:table-cell>
          <table:table-cell table:formula="of:=POWER([.C329]-6.75;2)" office:value-type="float" office:value="0.09163013025611" calcext:value-type="float">
            <text:p>0.091630130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85374" calcext:value-type="float">
            <text:p>6.685374</text:p>
          </table:table-cell>
          <table:table-cell office:value-type="float" office:value="6.4448779681" calcext:value-type="float">
            <text:p>6.4448779681</text:p>
          </table:table-cell>
          <table:table-cell table:formula="of:=POWER([.C330]-6.75;2)" office:value-type="float" office:value="0.0930994543507845" calcext:value-type="float">
            <text:p>0.093099454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80242" calcext:value-type="float">
            <text:p>6.680242</text:p>
          </table:table-cell>
          <table:table-cell office:value-type="float" office:value="6.4424298617" calcext:value-type="float">
            <text:p>6.4424298617</text:p>
          </table:table-cell>
          <table:table-cell table:formula="of:=POWER([.C331]-6.75;2)" office:value-type="float" office:value="0.0945993899738811" calcext:value-type="float">
            <text:p>0.09459939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76868" calcext:value-type="float">
            <text:p>6.676868</text:p>
          </table:table-cell>
          <table:table-cell office:value-type="float" office:value="6.4398305213" calcext:value-type="float">
            <text:p>6.4398305213</text:p>
          </table:table-cell>
          <table:table-cell table:formula="of:=POWER([.C332]-6.75;2)" office:value-type="float" office:value="0.0962051055170296" calcext:value-type="float">
            <text:p>0.096205105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88061" calcext:value-type="float">
            <text:p>6.688061</text:p>
          </table:table-cell>
          <table:table-cell office:value-type="float" office:value="6.4369793723" calcext:value-type="float">
            <text:p>6.4369793723</text:p>
          </table:table-cell>
          <table:table-cell table:formula="of:=POWER([.C333]-6.75;2)" office:value-type="float" office:value="0.0979819133657022" calcext:value-type="float">
            <text:p>0.097981913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723766" calcext:value-type="float">
            <text:p>6.723766</text:p>
          </table:table-cell>
          <table:table-cell office:value-type="float" office:value="6.4337638511" calcext:value-type="float">
            <text:p>6.4337638511</text:p>
          </table:table-cell>
          <table:table-cell table:formula="of:=POWER([.C334]-6.75;2)" office:value-type="float" office:value="0.100005301871103" calcext:value-type="float">
            <text:p>0.100005301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785408" calcext:value-type="float">
            <text:p>6.785408</text:p>
          </table:table-cell>
          <table:table-cell office:value-type="float" office:value="6.4300540851" calcext:value-type="float">
            <text:p>6.4300540851</text:p>
          </table:table-cell>
          <table:table-cell table:formula="of:=POWER([.C335]-6.75;2)" office:value-type="float" office:value="0.102365388461198" calcext:value-type="float">
            <text:p>0.1023653885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63644" calcext:value-type="float">
            <text:p>6.863644</text:p>
          </table:table-cell>
          <table:table-cell office:value-type="float" office:value="6.4257413617" calcext:value-type="float">
            <text:p>6.4257413617</text:p>
          </table:table-cell>
          <table:table-cell table:formula="of:=POWER([.C336]-6.75;2)" office:value-type="float" office:value="0.10514366451217" calcext:value-type="float">
            <text:p>0.105143664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941456" calcext:value-type="float">
            <text:p>6.941456</text:p>
          </table:table-cell>
          <table:table-cell office:value-type="float" office:value="6.4208007234" calcext:value-type="float">
            <text:p>6.4208007234</text:p>
          </table:table-cell>
          <table:table-cell table:formula="of:=POWER([.C337]-6.75;2)" office:value-type="float" office:value="0.108372163713963" calcext:value-type="float">
            <text:p>0.108372163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001113" calcext:value-type="float">
            <text:p>7.001113</text:p>
          </table:table-cell>
          <table:table-cell office:value-type="float" office:value="6.4153356702" calcext:value-type="float">
            <text:p>6.4153356702</text:p>
          </table:table-cell>
          <table:table-cell table:formula="of:=POWER([.C338]-6.75;2)" office:value-type="float" office:value="0.112000213640483" calcext:value-type="float">
            <text:p>0.112000213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031169" calcext:value-type="float">
            <text:p>7.031169</text:p>
          </table:table-cell>
          <table:table-cell office:value-type="float" office:value="6.4095739574" calcext:value-type="float">
            <text:p>6.4095739574</text:p>
          </table:table-cell>
          <table:table-cell table:formula="of:=POWER([.C339]-6.75;2)" office:value-type="float" office:value="0.115889890480297" calcext:value-type="float">
            <text:p>0.115889890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030084" calcext:value-type="float">
            <text:p>7.030084</text:p>
          </table:table-cell>
          <table:table-cell office:value-type="float" office:value="6.4038146702" calcext:value-type="float">
            <text:p>6.4038146702</text:p>
          </table:table-cell>
          <table:table-cell table:formula="of:=POWER([.C340]-6.75;2)" office:value-type="float" office:value="0.119844282568735" calcext:value-type="float">
            <text:p>0.119844282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005312" calcext:value-type="float">
            <text:p>7.005312</text:p>
          </table:table-cell>
          <table:table-cell office:value-type="float" office:value="6.3983523936" calcext:value-type="float">
            <text:p>6.3983523936</text:p>
          </table:table-cell>
          <table:table-cell table:formula="of:=POWER([.C341]-6.75;2)" office:value-type="float" office:value="0.123656039086849" calcext:value-type="float">
            <text:p>0.123656039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969014" calcext:value-type="float">
            <text:p>6.969014</text:p>
          </table:table-cell>
          <table:table-cell office:value-type="float" office:value="6.393410266" calcext:value-type="float">
            <text:p>6.393410266</text:p>
          </table:table-cell>
          <table:table-cell table:formula="of:=POWER([.C342]-6.75;2)" office:value-type="float" office:value="0.127156238394191" calcext:value-type="float">
            <text:p>0.127156238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932878" calcext:value-type="float">
            <text:p>6.932878</text:p>
          </table:table-cell>
          <table:table-cell office:value-type="float" office:value="6.389103734" calcext:value-type="float">
            <text:p>6.389103734</text:p>
          </table:table-cell>
          <table:table-cell table:formula="of:=POWER([.C343]-6.75;2)" office:value-type="float" office:value="0.130246114812743" calcext:value-type="float">
            <text:p>0.130246114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904389" calcext:value-type="float">
            <text:p>6.904389</text:p>
          </table:table-cell>
          <table:table-cell office:value-type="float" office:value="6.3854395638" calcext:value-type="float">
            <text:p>6.3854395638</text:p>
          </table:table-cell>
          <table:table-cell table:formula="of:=POWER([.C344]-6.75;2)" office:value-type="float" office:value="0.132904311642334" calcext:value-type="float">
            <text:p>0.132904311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885702" calcext:value-type="float">
            <text:p>6.885702</text:p>
          </table:table-cell>
          <table:table-cell office:value-type="float" office:value="6.3823405532" calcext:value-type="float">
            <text:p>6.3823405532</text:p>
          </table:table-cell>
          <table:table-cell table:formula="of:=POWER([.C345]-6.75;2)" office:value-type="float" office:value="0.135173468821282" calcext:value-type="float">
            <text:p>0.135173468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74837" calcext:value-type="float">
            <text:p>6.874837</text:p>
          </table:table-cell>
          <table:table-cell office:value-type="float" office:value="6.3796816277" calcext:value-type="float">
            <text:p>6.3796816277</text:p>
          </table:table-cell>
          <table:table-cell table:formula="of:=POWER([.C346]-6.75;2)" office:value-type="float" office:value="0.137135696862921" calcext:value-type="float">
            <text:p>0.1371356969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68001" calcext:value-type="float">
            <text:p>6.868001</text:p>
          </table:table-cell>
          <table:table-cell office:value-type="float" office:value="6.3773262872" calcext:value-type="float">
            <text:p>6.3773262872</text:p>
          </table:table-cell>
          <table:table-cell table:formula="of:=POWER([.C347]-6.75;2)" office:value-type="float" office:value="0.138885696212137" calcext:value-type="float">
            <text:p>0.138885696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61826" calcext:value-type="float">
            <text:p>6.861826</text:p>
          </table:table-cell>
          <table:table-cell office:value-type="float" office:value="6.3751588617" calcext:value-type="float">
            <text:p>6.3751588617</text:p>
          </table:table-cell>
          <table:table-cell table:formula="of:=POWER([.C348]-6.75;2)" office:value-type="float" office:value="0.14050587896204" calcext:value-type="float">
            <text:p>0.14050587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54634" calcext:value-type="float">
            <text:p>6.854634</text:p>
          </table:table-cell>
          <table:table-cell office:value-type="float" office:value="6.3731095532" calcext:value-type="float">
            <text:p>6.3731095532</text:p>
          </table:table-cell>
          <table:table-cell table:formula="of:=POWER([.C349]-6.75;2)" office:value-type="float" office:value="0.142046408889104" calcext:value-type="float">
            <text:p>0.1420464089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46392" calcext:value-type="float">
            <text:p>6.846392</text:p>
          </table:table-cell>
          <table:table-cell office:value-type="float" office:value="6.3711677872" calcext:value-type="float">
            <text:p>6.3711677872</text:p>
          </table:table-cell>
          <table:table-cell table:formula="of:=POWER([.C350]-6.75;2)" office:value-type="float" office:value="0.143513845454944" calcext:value-type="float">
            <text:p>0.143513845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37665" calcext:value-type="float">
            <text:p>6.837665</text:p>
          </table:table-cell>
          <table:table-cell office:value-type="float" office:value="6.369378617" calcext:value-type="float">
            <text:p>6.369378617</text:p>
          </table:table-cell>
          <table:table-cell table:formula="of:=POWER([.C351]-6.75;2)" office:value-type="float" office:value="0.144872637196833" calcext:value-type="float">
            <text:p>0.144872637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828404" calcext:value-type="float">
            <text:p>6.828404</text:p>
          </table:table-cell>
          <table:table-cell office:value-type="float" office:value="6.3678213936" calcext:value-type="float">
            <text:p>6.3678213936</text:p>
          </table:table-cell>
          <table:table-cell table:formula="of:=POWER([.C352]-6.75;2)" office:value-type="float" office:value="0.146060487189846" calcext:value-type="float">
            <text:p>0.146060487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817554" calcext:value-type="float">
            <text:p>6.817554</text:p>
          </table:table-cell>
          <table:table-cell office:value-type="float" office:value="6.3665781277" calcext:value-type="float">
            <text:p>6.3665781277</text:p>
          </table:table-cell>
          <table:table-cell table:formula="of:=POWER([.C353]-6.75;2)" office:value-type="float" office:value="0.147012332158037" calcext:value-type="float">
            <text:p>0.147012332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03828" calcext:value-type="float">
            <text:p>6.803828</text:p>
          </table:table-cell>
          <table:table-cell office:value-type="float" office:value="6.3657040426" calcext:value-type="float">
            <text:p>6.3657040426</text:p>
          </table:table-cell>
          <table:table-cell table:formula="of:=POWER([.C354]-6.75;2)" office:value-type="float" office:value="0.147683382873983" calcext:value-type="float">
            <text:p>0.147683382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87084" calcext:value-type="float">
            <text:p>6.787084</text:p>
          </table:table-cell>
          <table:table-cell office:value-type="float" office:value="6.3652106702" calcext:value-type="float">
            <text:p>6.3652106702</text:p>
          </table:table-cell>
          <table:table-cell table:formula="of:=POWER([.C355]-6.75;2)" office:value-type="float" office:value="0.148062828327933" calcext:value-type="float">
            <text:p>0.148062828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69245" calcext:value-type="float">
            <text:p>6.769245</text:p>
          </table:table-cell>
          <table:table-cell office:value-type="float" office:value="6.3650637234" calcext:value-type="float">
            <text:p>6.3650637234</text:p>
          </table:table-cell>
          <table:table-cell table:formula="of:=POWER([.C356]-6.75;2)" office:value-type="float" office:value="0.148175937042671" calcext:value-type="float">
            <text:p>0.14817593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5396" calcext:value-type="float">
            <text:p>6.75396</text:p>
          </table:table-cell>
          <table:table-cell office:value-type="float" office:value="6.3651911064" calcext:value-type="float">
            <text:p>6.3651911064</text:p>
          </table:table-cell>
          <table:table-cell table:formula="of:=POWER([.C357]-6.75;2)" office:value-type="float" office:value="0.148077884593656" calcext:value-type="float">
            <text:p>0.148077884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45057" calcext:value-type="float">
            <text:p>6.745057</text:p>
          </table:table-cell>
          <table:table-cell office:value-type="float" office:value="6.3654960106" calcext:value-type="float">
            <text:p>6.3654960106</text:p>
          </table:table-cell>
          <table:table-cell table:formula="of:=POWER([.C358]-6.75;2)" office:value-type="float" office:value="0.147843317864515" calcext:value-type="float">
            <text:p>0.147843317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44519" calcext:value-type="float">
            <text:p>6.744519</text:p>
          </table:table-cell>
          <table:table-cell office:value-type="float" office:value="6.3658737234" calcext:value-type="float">
            <text:p>6.3658737234</text:p>
          </table:table-cell>
          <table:table-cell table:formula="of:=POWER([.C359]-6.75;2)" office:value-type="float" office:value="0.14755299637458" calcext:value-type="float">
            <text:p>0.147552996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51019" calcext:value-type="float">
            <text:p>6.751019</text:p>
          </table:table-cell>
          <table:table-cell office:value-type="float" office:value="6.3662342234" calcext:value-type="float">
            <text:p>6.3662342234</text:p>
          </table:table-cell>
          <table:table-cell table:formula="of:=POWER([.C360]-6.75;2)" office:value-type="float" office:value="0.147276171289401" calcext:value-type="float">
            <text:p>0.147276171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59812" calcext:value-type="float">
            <text:p>6.759812</text:p>
          </table:table-cell>
          <table:table-cell office:value-type="float" office:value="6.3665305213" calcext:value-type="float">
            <text:p>6.3665305213</text:p>
          </table:table-cell>
          <table:table-cell table:formula="of:=POWER([.C361]-6.75;2)" office:value-type="float" office:value="0.14704884109445" calcext:value-type="float">
            <text:p>0.147048841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64243" calcext:value-type="float">
            <text:p>6.764243</text:p>
          </table:table-cell>
          <table:table-cell office:value-type="float" office:value="6.366785383" calcext:value-type="float">
            <text:p>6.366785383</text:p>
          </table:table-cell>
          <table:table-cell table:formula="of:=POWER([.C362]-6.75;2)" office:value-type="float" office:value="0.146853442682457" calcext:value-type="float">
            <text:p>0.146853442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58355" calcext:value-type="float">
            <text:p>6.758355</text:p>
          </table:table-cell>
          <table:table-cell office:value-type="float" office:value="6.3671019681" calcext:value-type="float">
            <text:p>6.3671019681</text:p>
          </table:table-cell>
          <table:table-cell table:formula="of:=POWER([.C363]-6.75;2)" office:value-type="float" office:value="0.146610902832893" calcext:value-type="float">
            <text:p>0.1466109028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3947" calcext:value-type="float">
            <text:p>6.73947</text:p>
          </table:table-cell>
          <table:table-cell office:value-type="float" office:value="6.3676455745" calcext:value-type="float">
            <text:p>6.3676455745</text:p>
          </table:table-cell>
          <table:table-cell table:formula="of:=POWER([.C364]-6.75;2)" office:value-type="float" office:value="0.146194906699435" calcext:value-type="float">
            <text:p>0.146194906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09424" calcext:value-type="float">
            <text:p>6.709424</text:p>
          </table:table-cell>
          <table:table-cell office:value-type="float" office:value="6.3685962128" calcext:value-type="float">
            <text:p>6.3685962128</text:p>
          </table:table-cell>
          <table:table-cell table:formula="of:=POWER([.C365]-6.75;2)" office:value-type="float" office:value="0.145468848890503" calcext:value-type="float">
            <text:p>0.145468848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73696" calcext:value-type="float">
            <text:p>6.673696</text:p>
          </table:table-cell>
          <table:table-cell office:value-type="float" office:value="6.370089" calcext:value-type="float">
            <text:p>6.370089</text:p>
          </table:table-cell>
          <table:table-cell table:formula="of:=POWER([.C366]-6.75;2)" office:value-type="float" office:value="0.144332367921" calcext:value-type="float">
            <text:p>0.144332367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38765" calcext:value-type="float">
            <text:p>6.638765</text:p>
          </table:table-cell>
          <table:table-cell office:value-type="float" office:value="6.3721694574" calcext:value-type="float">
            <text:p>6.3721694574</text:p>
          </table:table-cell>
          <table:table-cell table:formula="of:=POWER([.C367]-6.75;2)" office:value-type="float" office:value="0.14275591892141" calcext:value-type="float">
            <text:p>0.142755918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09076" calcext:value-type="float">
            <text:p>6.609076</text:p>
          </table:table-cell>
          <table:table-cell office:value-type="float" office:value="6.3747854894" calcext:value-type="float">
            <text:p>6.3747854894</text:p>
          </table:table-cell>
          <table:table-cell table:formula="of:=POWER([.C368]-6.75;2)" office:value-type="float" office:value="0.140785928964798" calcext:value-type="float">
            <text:p>0.14078592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585306" calcext:value-type="float">
            <text:p>6.585306</text:p>
          </table:table-cell>
          <table:table-cell office:value-type="float" office:value="6.3778188298" calcext:value-type="float">
            <text:p>6.3778188298</text:p>
          </table:table-cell>
          <table:table-cell table:formula="of:=POWER([.C369]-6.75;2)" office:value-type="float" office:value="0.138518823451442" calcext:value-type="float">
            <text:p>0.138518823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564832" calcext:value-type="float">
            <text:p>6.564832</text:p>
          </table:table-cell>
          <table:table-cell office:value-type="float" office:value="6.3811375957" calcext:value-type="float">
            <text:p>6.3811375957</text:p>
          </table:table-cell>
          <table:table-cell table:formula="of:=POWER([.C370]-6.75;2)" office:value-type="float" office:value="0.136059473305976" calcext:value-type="float">
            <text:p>0.136059473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43939" calcext:value-type="float">
            <text:p>6.543939</text:p>
          </table:table-cell>
          <table:table-cell office:value-type="float" office:value="6.3846415106" calcext:value-type="float">
            <text:p>6.3846415106</text:p>
          </table:table-cell>
          <table:table-cell table:formula="of:=POWER([.C371]-6.75;2)" office:value-type="float" office:value="0.13348682577665" calcext:value-type="float">
            <text:p>0.1334868258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20357" calcext:value-type="float">
            <text:p>6.520357</text:p>
          </table:table-cell>
          <table:table-cell office:value-type="float" office:value="6.3882795213" calcext:value-type="float">
            <text:p>6.3882795213</text:p>
          </table:table-cell>
          <table:table-cell table:formula="of:=POWER([.C372]-6.75;2)" office:value-type="float" office:value="0.130841704710957" calcext:value-type="float">
            <text:p>0.130841704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494736" calcext:value-type="float">
            <text:p>6.494736</text:p>
          </table:table-cell>
          <table:table-cell office:value-type="float" office:value="6.392037383" calcext:value-type="float">
            <text:p>6.392037383</text:p>
          </table:table-cell>
          <table:table-cell table:formula="of:=POWER([.C373]-6.75;2)" office:value-type="float" office:value="0.128137235169489" calcext:value-type="float">
            <text:p>0.128137235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470445" calcext:value-type="float">
            <text:p>6.470445</text:p>
          </table:table-cell>
          <table:table-cell office:value-type="float" office:value="6.3959084149" calcext:value-type="float">
            <text:p>6.3959084149</text:p>
          </table:table-cell>
          <table:table-cell table:formula="of:=POWER([.C374]-6.75;2)" office:value-type="float" office:value="0.125380850638631" calcext:value-type="float">
            <text:p>0.125380850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451933" calcext:value-type="float">
            <text:p>6.451933</text:p>
          </table:table-cell>
          <table:table-cell office:value-type="float" office:value="6.3998653191" calcext:value-type="float">
            <text:p>6.3998653191</text:p>
          </table:table-cell>
          <table:table-cell table:formula="of:=POWER([.C375]-6.75;2)" office:value-type="float" office:value="0.122594294768945" calcext:value-type="float">
            <text:p>0.122594294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44253" calcext:value-type="float">
            <text:p>6.44253</text:p>
          </table:table-cell>
          <table:table-cell office:value-type="float" office:value="6.4038467766" calcext:value-type="float">
            <text:p>6.4038467766</text:p>
          </table:table-cell>
          <table:table-cell table:formula="of:=POWER([.C376]-6.75;2)" office:value-type="float" office:value="0.11982205407021" calcext:value-type="float">
            <text:p>0.119822054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442694" calcext:value-type="float">
            <text:p>6.442694</text:p>
          </table:table-cell>
          <table:table-cell office:value-type="float" office:value="6.4077646809" calcext:value-type="float">
            <text:p>6.4077646809</text:p>
          </table:table-cell>
          <table:table-cell table:formula="of:=POWER([.C377]-6.75;2)" office:value-type="float" office:value="0.117125013639479" calcext:value-type="float">
            <text:p>0.117125013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449536" calcext:value-type="float">
            <text:p>6.449536</text:p>
          </table:table-cell>
          <table:table-cell office:value-type="float" office:value="6.4115302447" calcext:value-type="float">
            <text:p>6.4115302447</text:p>
          </table:table-cell>
          <table:table-cell table:formula="of:=POWER([.C378]-6.75;2)" office:value-type="float" office:value="0.114561775252842" calcext:value-type="float">
            <text:p>0.114561775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457905" calcext:value-type="float">
            <text:p>6.457905</text:p>
          </table:table-cell>
          <table:table-cell office:value-type="float" office:value="6.4150897766" calcext:value-type="float">
            <text:p>6.4150897766</text:p>
          </table:table-cell>
          <table:table-cell table:formula="of:=POWER([.C379]-6.75;2)" office:value-type="float" office:value="0.112164857737838" calcext:value-type="float">
            <text:p>0.112164857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462615" calcext:value-type="float">
            <text:p>6.462615</text:p>
          </table:table-cell>
          <table:table-cell office:value-type="float" office:value="6.4184534362" calcext:value-type="float">
            <text:p>6.4184534362</text:p>
          </table:table-cell>
          <table:table-cell table:formula="of:=POWER([.C380]-6.75;2)" office:value-type="float" office:value="0.109923123967587" calcext:value-type="float">
            <text:p>0.10992312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46065" calcext:value-type="float">
            <text:p>6.46065</text:p>
          </table:table-cell>
          <table:table-cell office:value-type="float" office:value="6.4216987128" calcext:value-type="float">
            <text:p>6.4216987128</text:p>
          </table:table-cell>
          <table:table-cell table:formula="of:=POWER([.C381]-6.75;2)" office:value-type="float" office:value="0.107781735177177" calcext:value-type="float">
            <text:p>0.107781735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451903" calcext:value-type="float">
            <text:p>6.451903</text:p>
          </table:table-cell>
          <table:table-cell office:value-type="float" office:value="6.4249406596" calcext:value-type="float">
            <text:p>6.4249406596</text:p>
          </table:table-cell>
          <table:table-cell table:formula="of:=POWER([.C382]-6.75;2)" office:value-type="float" office:value="0.105663574781283" calcext:value-type="float">
            <text:p>0.105663574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437563" calcext:value-type="float">
            <text:p>6.437563</text:p>
          </table:table-cell>
          <table:table-cell office:value-type="float" office:value="6.4282834255" calcext:value-type="float">
            <text:p>6.4282834255</text:p>
          </table:table-cell>
          <table:table-cell table:formula="of:=POWER([.C383]-6.75;2)" office:value-type="float" office:value="0.103501554308014" calcext:value-type="float">
            <text:p>0.103501554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416876" calcext:value-type="float">
            <text:p>6.416876</text:p>
          </table:table-cell>
          <table:table-cell office:value-type="float" office:value="6.4317883723" calcext:value-type="float">
            <text:p>6.4317883723</text:p>
          </table:table-cell>
          <table:table-cell table:formula="of:=POWER([.C384]-6.75;2)" office:value-type="float" office:value="0.101258640003484" calcext:value-type="float">
            <text:p>0.1012586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384766" calcext:value-type="float">
            <text:p>6.384766</text:p>
          </table:table-cell>
          <table:table-cell office:value-type="float" office:value="6.4354905851" calcext:value-type="float">
            <text:p>6.4354905851</text:p>
          </table:table-cell>
          <table:table-cell table:formula="of:=POWER([.C385]-6.75;2)" office:value-type="float" office:value="0.0989161720607402" calcext:value-type="float">
            <text:p>0.098916172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333119" calcext:value-type="float">
            <text:p>6.333119</text:p>
          </table:table-cell>
          <table:table-cell office:value-type="float" office:value="6.439460734" calcext:value-type="float">
            <text:p>6.439460734</text:p>
          </table:table-cell>
          <table:table-cell table:formula="of:=POWER([.C386]-6.75;2)" office:value-type="float" office:value="0.0964346357278189" calcext:value-type="float">
            <text:p>0.096434635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256572" calcext:value-type="float">
            <text:p>6.256572</text:p>
          </table:table-cell>
          <table:table-cell office:value-type="float" office:value="6.4438640638" calcext:value-type="float">
            <text:p>6.4438640638</text:p>
          </table:table-cell>
          <table:table-cell table:formula="of:=POWER([.C387]-6.75;2)" office:value-type="float" office:value="0.0937192114330502" calcext:value-type="float">
            <text:p>0.0937192114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160194" calcext:value-type="float">
            <text:p>6.160194</text:p>
          </table:table-cell>
          <table:table-cell office:value-type="float" office:value="6.4489504255" calcext:value-type="float">
            <text:p>6.4489504255</text:p>
          </table:table-cell>
          <table:table-cell table:formula="of:=POWER([.C388]-6.75;2)" office:value-type="float" office:value="0.0906308463066313" calcext:value-type="float">
            <text:p>0.090630846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064007" calcext:value-type="float">
            <text:p>6.064007</text:p>
          </table:table-cell>
          <table:table-cell office:value-type="float" office:value="6.4549423191" calcext:value-type="float">
            <text:p>6.4549423191</text:p>
          </table:table-cell>
          <table:table-cell table:formula="of:=POWER([.C389]-6.75;2)" office:value-type="float" office:value="0.0870590350580864" calcext:value-type="float">
            <text:p>0.087059035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999238" calcext:value-type="float">
            <text:p>5.999238</text:p>
          </table:table-cell>
          <table:table-cell office:value-type="float" office:value="6.4618566277" calcext:value-type="float">
            <text:p>6.4618566277</text:p>
          </table:table-cell>
          <table:table-cell table:formula="of:=POWER([.C390]-6.75;2)" office:value-type="float" office:value="0.0830266030004167" calcext:value-type="float">
            <text:p>0.08302660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994851" calcext:value-type="float">
            <text:p>5.994851</text:p>
          </table:table-cell>
          <table:table-cell office:value-type="float" office:value="6.4693613936" calcext:value-type="float">
            <text:p>6.4693613936</text:p>
          </table:table-cell>
          <table:table-cell table:formula="of:=POWER([.C391]-6.75;2)" office:value-type="float" office:value="0.0787580274021342" calcext:value-type="float">
            <text:p>0.078758027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060267" calcext:value-type="float">
            <text:p>6.060267</text:p>
          </table:table-cell>
          <table:table-cell office:value-type="float" office:value="6.4767842872" calcext:value-type="float">
            <text:p>6.4767842872</text:p>
          </table:table-cell>
          <table:table-cell table:formula="of:=POWER([.C392]-6.75;2)" office:value-type="float" office:value="0.074646825720812" calcext:value-type="float">
            <text:p>0.074646825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176082" calcext:value-type="float">
            <text:p>6.176082</text:p>
          </table:table-cell>
          <table:table-cell office:value-type="float" office:value="6.4833185213" calcext:value-type="float">
            <text:p>6.4833185213</text:p>
          </table:table-cell>
          <table:table-cell table:formula="of:=POWER([.C393]-6.75;2)" office:value-type="float" office:value="0.0711190110816185" calcext:value-type="float">
            <text:p>0.071119011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300222" calcext:value-type="float">
            <text:p>6.300222</text:p>
          </table:table-cell>
          <table:table-cell office:value-type="float" office:value="6.4883396277" calcext:value-type="float">
            <text:p>6.4883396277</text:p>
          </table:table-cell>
          <table:table-cell table:formula="of:=POWER([.C394]-6.75;2)" office:value-type="float" office:value="0.0684661504321745" calcext:value-type="float">
            <text:p>0.0684661504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38474" calcext:value-type="float">
            <text:p>6.38474</text:p>
          </table:table-cell>
          <table:table-cell office:value-type="float" office:value="6.4916667872" calcext:value-type="float">
            <text:p>6.4916667872</text:p>
          </table:table-cell>
          <table:table-cell table:formula="of:=POWER([.C395]-6.75;2)" office:value-type="float" office:value="0.0667360488355702" calcext:value-type="float">
            <text:p>0.0667360488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392609" calcext:value-type="float">
            <text:p>6.392609</text:p>
          </table:table-cell>
          <table:table-cell office:value-type="float" office:value="6.4936526915" calcext:value-type="float">
            <text:p>6.4936526915</text:p>
          </table:table-cell>
          <table:table-cell table:formula="of:=POWER([.C396]-6.75;2)" office:value-type="float" office:value="0.065713942575194" calcext:value-type="float">
            <text:p>0.065713942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308042" calcext:value-type="float">
            <text:p>6.308042</text:p>
          </table:table-cell>
          <table:table-cell office:value-type="float" office:value="6.4950941064" calcext:value-type="float">
            <text:p>6.4950941064</text:p>
          </table:table-cell>
          <table:table-cell table:formula="of:=POWER([.C397]-6.75;2)" office:value-type="float" office:value="0.0649770145920146" calcext:value-type="float">
            <text:p>0.064977014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139946" calcext:value-type="float">
            <text:p>6.139946</text:p>
          </table:table-cell>
          <table:table-cell office:value-type="float" office:value="6.4970174894" calcext:value-type="float">
            <text:p>6.4970174894</text:p>
          </table:table-cell>
          <table:table-cell table:formula="of:=POWER([.C398]-6.75;2)" office:value-type="float" office:value="0.0640001506694791" calcext:value-type="float">
            <text:p>0.064000150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920447" calcext:value-type="float">
            <text:p>5.920447</text:p>
          </table:table-cell>
          <table:table-cell office:value-type="float" office:value="6.500400383" calcext:value-type="float">
            <text:p>6.500400383</text:p>
          </table:table-cell>
          <table:table-cell table:formula="of:=POWER([.C399]-6.75;2)" office:value-type="float" office:value="0.0622999688065469" calcext:value-type="float">
            <text:p>0.062299968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699655" calcext:value-type="float">
            <text:p>5.699655</text:p>
          </table:table-cell>
          <table:table-cell office:value-type="float" office:value="6.5058839681" calcext:value-type="float">
            <text:p>6.5058839681</text:p>
          </table:table-cell>
          <table:table-cell table:formula="of:=POWER([.C400]-6.75;2)" office:value-type="float" office:value="0.0595926370306018" calcext:value-type="float">
            <text:p>0.05959263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536016" calcext:value-type="float">
            <text:p>5.536016</text:p>
          </table:table-cell>
          <table:table-cell office:value-type="float" office:value="6.5135390213" calcext:value-type="float">
            <text:p>6.5135390213</text:p>
          </table:table-cell>
          <table:table-cell table:formula="of:=POWER([.C401]-6.75;2)" office:value-type="float" office:value="0.055913794447762" calcext:value-type="float">
            <text:p>0.055913794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482625" calcext:value-type="float">
            <text:p>5.482625</text:p>
          </table:table-cell>
          <table:table-cell office:value-type="float" office:value="6.5227595957" calcext:value-type="float">
            <text:p>6.5227595957</text:p>
          </table:table-cell>
          <table:table-cell table:formula="of:=POWER([.C402]-6.75;2)" office:value-type="float" office:value="0.0516382013464274" calcext:value-type="float">
            <text:p>0.051638201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582316" calcext:value-type="float">
            <text:p>5.582316</text:p>
          </table:table-cell>
          <table:table-cell office:value-type="float" office:value="6.5323391596" calcext:value-type="float">
            <text:p>6.5323391596</text:p>
          </table:table-cell>
          <table:table-cell table:formula="of:=POWER([.C403]-6.75;2)" office:value-type="float" office:value="0.0473762414436342" calcext:value-type="float">
            <text:p>0.047376241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991534" calcext:value-type="float">
            <text:p>5.991534</text:p>
          </table:table-cell>
          <table:table-cell office:value-type="float" office:value="6.540623" calcext:value-type="float">
            <text:p>6.540623</text:p>
          </table:table-cell>
          <table:table-cell table:formula="of:=POWER([.C404]-6.75;2)" office:value-type="float" office:value="0.043838728129" calcext:value-type="float">
            <text:p>0.043838728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671056" calcext:value-type="float">
            <text:p>4.671056</text:p>
          </table:table-cell>
          <table:table-cell office:value-type="float" office:value="6.5443389149" calcext:value-type="float">
            <text:p>6.5443389149</text:p>
          </table:table-cell>
          <table:table-cell table:formula="of:=POWER([.C405]-6.75;2)" office:value-type="float" office:value="0.0422964819245095" calcext:value-type="float">
            <text:p>0.042296481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612292" calcext:value-type="float">
            <text:p>5.612292</text:p>
          </table:table-cell>
          <table:table-cell office:value-type="float" office:value="6.5619671915" calcext:value-type="float">
            <text:p>6.5619671915</text:p>
          </table:table-cell>
          <table:table-cell table:formula="of:=POWER([.C406]-6.75;2)" office:value-type="float" office:value="0.0353563370723977" calcext:value-type="float">
            <text:p>0.035356337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855999" calcext:value-type="float">
            <text:p>5.855999</text:p>
          </table:table-cell>
          <table:table-cell office:value-type="float" office:value="6.5695639574" calcext:value-type="float">
            <text:p>6.5695639574</text:p>
          </table:table-cell>
          <table:table-cell table:formula="of:=POWER([.C407]-6.75;2)" office:value-type="float" office:value="0.0325571654691491" calcext:value-type="float">
            <text:p>0.032557165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987119" calcext:value-type="float">
            <text:p>5.987119</text:p>
          </table:table-cell>
          <table:table-cell office:value-type="float" office:value="6.5746650851" calcext:value-type="float">
            <text:p>6.5746650851</text:p>
          </table:table-cell>
          <table:table-cell table:formula="of:=POWER([.C408]-6.75;2)" office:value-type="float" office:value="0.0307423323829901" calcext:value-type="float">
            <text:p>0.030742332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05726" calcext:value-type="float">
            <text:p>6.05726</text:p>
          </table:table-cell>
          <table:table-cell office:value-type="float" office:value="6.5785484574" calcext:value-type="float">
            <text:p>6.5785484574</text:p>
          </table:table-cell>
          <table:table-cell table:formula="of:=POWER([.C409]-6.75;2)" office:value-type="float" office:value="0.0293956314599196" calcext:value-type="float">
            <text:p>0.02939563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096233" calcext:value-type="float">
            <text:p>6.096233</text:p>
          </table:table-cell>
          <table:table-cell office:value-type="float" office:value="6.5818976489" calcext:value-type="float">
            <text:p>6.5818976489</text:p>
          </table:table-cell>
          <table:table-cell table:formula="of:=POWER([.C410]-6.75;2)" office:value-type="float" office:value="0.0282584004453477" calcext:value-type="float">
            <text:p>0.0282584004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125567" calcext:value-type="float">
            <text:p>6.125567</text:p>
          </table:table-cell>
          <table:table-cell office:value-type="float" office:value="6.5850484043" calcext:value-type="float">
            <text:p>6.5850484043</text:p>
          </table:table-cell>
          <table:table-cell table:formula="of:=POWER([.C411]-6.75;2)" office:value-type="float" office:value="0.0272090289239762" calcext:value-type="float">
            <text:p>0.0272090289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153809" calcext:value-type="float">
            <text:p>6.153809</text:p>
          </table:table-cell>
          <table:table-cell office:value-type="float" office:value="6.588099" calcext:value-type="float">
            <text:p>6.588099</text:p>
          </table:table-cell>
          <table:table-cell table:formula="of:=POWER([.C412]-6.75;2)" office:value-type="float" office:value="0.0262119338010001" calcext:value-type="float">
            <text:p>0.026211933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176986" calcext:value-type="float">
            <text:p>6.176986</text:p>
          </table:table-cell>
          <table:table-cell office:value-type="float" office:value="6.5910531064" calcext:value-type="float">
            <text:p>6.5910531064</text:p>
          </table:table-cell>
          <table:table-cell table:formula="of:=POWER([.C413]-6.75;2)" office:value-type="float" office:value="0.0252641149850896" calcext:value-type="float">
            <text:p>0.025264115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186638" calcext:value-type="float">
            <text:p>6.186638</text:p>
          </table:table-cell>
          <table:table-cell office:value-type="float" office:value="6.5939254787" calcext:value-type="float">
            <text:p>6.5939254787</text:p>
          </table:table-cell>
          <table:table-cell table:formula="of:=POWER([.C414]-6.75;2)" office:value-type="float" office:value="0.0243592561990241" calcext:value-type="float">
            <text:p>0.024359256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180076" calcext:value-type="float">
            <text:p>6.180076</text:p>
          </table:table-cell>
          <table:table-cell office:value-type="float" office:value="6.5967412234" calcext:value-type="float">
            <text:p>6.5967412234</text:p>
          </table:table-cell>
          <table:table-cell table:formula="of:=POWER([.C415]-6.75;2)" office:value-type="float" office:value="0.0234882526049286" calcext:value-type="float">
            <text:p>0.023488252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165865" calcext:value-type="float">
            <text:p>6.165865</text:p>
          </table:table-cell>
          <table:table-cell office:value-type="float" office:value="6.5994413085" calcext:value-type="float">
            <text:p>6.5994413085</text:p>
          </table:table-cell>
          <table:table-cell table:formula="of:=POWER([.C416]-6.75;2)" office:value-type="float" office:value="0.0226679195861921" calcext:value-type="float">
            <text:p>0.022667919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160907" calcext:value-type="float">
            <text:p>6.160907</text:p>
          </table:table-cell>
          <table:table-cell office:value-type="float" office:value="6.6017831277" calcext:value-type="float">
            <text:p>6.6017831277</text:p>
          </table:table-cell>
          <table:table-cell table:formula="of:=POWER([.C417]-6.75;2)" office:value-type="float" office:value="0.0219682412343945" calcext:value-type="float">
            <text:p>0.021968241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180913" calcext:value-type="float">
            <text:p>6.180913</text:p>
          </table:table-cell>
          <table:table-cell office:value-type="float" office:value="6.6033374574" calcext:value-type="float">
            <text:p>6.6033374574</text:p>
          </table:table-cell>
          <table:table-cell table:formula="of:=POWER([.C418]-6.75;2)" office:value-type="float" office:value="0.0215099014018967" calcext:value-type="float">
            <text:p>0.0215099014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230616" calcext:value-type="float">
            <text:p>6.230616</text:p>
          </table:table-cell>
          <table:table-cell office:value-type="float" office:value="6.6036241489" calcext:value-type="float">
            <text:p>6.6036241489</text:p>
          </table:table-cell>
          <table:table-cell table:formula="of:=POWER([.C419]-6.75;2)" office:value-type="float" office:value="0.0214258897852494" calcext:value-type="float">
            <text:p>0.0214258898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300534" calcext:value-type="float">
            <text:p>6.300534</text:p>
          </table:table-cell>
          <table:table-cell office:value-type="float" office:value="6.602330234" calcext:value-type="float">
            <text:p>6.602330234</text:p>
          </table:table-cell>
          <table:table-cell table:formula="of:=POWER([.C420]-6.75;2)" office:value-type="float" office:value="0.0218063597904947" calcext:value-type="float">
            <text:p>0.0218063598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372138" calcext:value-type="float">
            <text:p>6.372138</text:p>
          </table:table-cell>
          <table:table-cell office:value-type="float" office:value="6.5994773191" calcext:value-type="float">
            <text:p>6.5994773191</text:p>
          </table:table-cell>
          <table:table-cell table:formula="of:=POWER([.C421]-6.75;2)" office:value-type="float" office:value="0.0226570774653232" calcext:value-type="float">
            <text:p>0.022657077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427142" calcext:value-type="float">
            <text:p>6.427142</text:p>
          </table:table-cell>
          <table:table-cell office:value-type="float" office:value="6.5954193511" calcext:value-type="float">
            <text:p>6.5954193511</text:p>
          </table:table-cell>
          <table:table-cell table:formula="of:=POWER([.C422]-6.75;2)" office:value-type="float" office:value="0.023895177014345" calcext:value-type="float">
            <text:p>0.02389517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454965" calcext:value-type="float">
            <text:p>6.454965</text:p>
          </table:table-cell>
          <table:table-cell office:value-type="float" office:value="6.5906601915" calcext:value-type="float">
            <text:p>6.5906601915</text:p>
          </table:table-cell>
          <table:table-cell table:formula="of:=POWER([.C423]-6.75;2)" office:value-type="float" office:value="0.0253891745728168" calcext:value-type="float">
            <text:p>0.025389174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455252" calcext:value-type="float">
            <text:p>6.455252</text:p>
          </table:table-cell>
          <table:table-cell office:value-type="float" office:value="6.5855948404" calcext:value-type="float">
            <text:p>6.5855948404</text:p>
          </table:table-cell>
          <table:table-cell table:formula="of:=POWER([.C424]-6.75;2)" office:value-type="float" office:value="0.0270290565031015" calcext:value-type="float">
            <text:p>0.027029056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435904" calcext:value-type="float">
            <text:p>6.435904</text:p>
          </table:table-cell>
          <table:table-cell office:value-type="float" office:value="6.5803029894" calcext:value-type="float">
            <text:p>6.5803029894</text:p>
          </table:table-cell>
          <table:table-cell table:formula="of:=POWER([.C425]-6.75;2)" office:value-type="float" office:value="0.0287970754065766" calcext:value-type="float">
            <text:p>0.0287970754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40886" calcext:value-type="float">
            <text:p>6.40886</text:p>
          </table:table-cell>
          <table:table-cell office:value-type="float" office:value="6.5744469894" calcext:value-type="float">
            <text:p>6.5744469894</text:p>
          </table:table-cell>
          <table:table-cell table:formula="of:=POWER([.C426]-6.75;2)" office:value-type="float" office:value="0.0308188595307237" calcext:value-type="float">
            <text:p>0.0308188595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385802" calcext:value-type="float">
            <text:p>6.385802</text:p>
          </table:table-cell>
          <table:table-cell office:value-type="float" office:value="6.5671459255" calcext:value-type="float">
            <text:p>6.5671459255</text:p>
          </table:table-cell>
          <table:table-cell table:formula="of:=POWER([.C427]-6.75;2)" office:value-type="float" office:value="0.0334356125612515" calcext:value-type="float">
            <text:p>0.033435612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375048" calcext:value-type="float">
            <text:p>6.375048</text:p>
          </table:table-cell>
          <table:table-cell office:value-type="float" office:value="6.5557743511" calcext:value-type="float">
            <text:p>6.5557743511</text:p>
          </table:table-cell>
          <table:table-cell table:formula="of:=POWER([.C428]-6.75;2)" office:value-type="float" office:value="0.037723602690626" calcext:value-type="float">
            <text:p>0.037723602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380012" calcext:value-type="float">
            <text:p>6.380012</text:p>
          </table:table-cell>
          <table:table-cell office:value-type="float" office:value="6.5445171809" calcext:value-type="float">
            <text:p>6.5445171809</text:p>
          </table:table-cell>
          <table:table-cell table:formula="of:=POWER([.C429]-6.75;2)" office:value-type="float" office:value="0.0422231889452834" calcext:value-type="float">
            <text:p>0.042223188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399224" calcext:value-type="float">
            <text:p>6.399224</text:p>
          </table:table-cell>
          <table:table-cell office:value-type="float" office:value="6.5467786489" calcext:value-type="float">
            <text:p>6.5467786489</text:p>
          </table:table-cell>
          <table:table-cell table:formula="of:=POWER([.C430]-6.75;2)" office:value-type="float" office:value="0.0412989175429094" calcext:value-type="float">
            <text:p>0.041298917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427741" calcext:value-type="float">
            <text:p>6.427741</text:p>
          </table:table-cell>
          <table:table-cell office:value-type="float" office:value="6.5451688723" calcext:value-type="float">
            <text:p>6.5451688723</text:p>
          </table:table-cell>
          <table:table-cell table:formula="of:=POWER([.C431]-6.75;2)" office:value-type="float" office:value="0.0419557908748538" calcext:value-type="float">
            <text:p>0.041955790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459512" calcext:value-type="float">
            <text:p>6.459512</text:p>
          </table:table-cell>
          <table:table-cell office:value-type="float" office:value="6.5427284894" calcext:value-type="float">
            <text:p>6.5427284894</text:p>
          </table:table-cell>
          <table:table-cell table:formula="of:=POWER([.C432]-6.75;2)" office:value-type="float" office:value="0.0429614791064059" calcext:value-type="float">
            <text:p>0.042961479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489796" calcext:value-type="float">
            <text:p>6.489796</text:p>
          </table:table-cell>
          <table:table-cell office:value-type="float" office:value="6.5403955" calcext:value-type="float">
            <text:p>6.5403955</text:p>
          </table:table-cell>
          <table:table-cell table:formula="of:=POWER([.C433]-6.75;2)" office:value-type="float" office:value="0.0439340464202501" calcext:value-type="float">
            <text:p>0.0439340464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51663" calcext:value-type="float">
            <text:p>6.51663</text:p>
          </table:table-cell>
          <table:table-cell office:value-type="float" office:value="6.5384620851" calcext:value-type="float">
            <text:p>6.5384620851</text:p>
          </table:table-cell>
          <table:table-cell table:formula="of:=POWER([.C434]-6.75;2)" office:value-type="float" office:value="0.0447482894402397" calcext:value-type="float">
            <text:p>0.044748289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540752" calcext:value-type="float">
            <text:p>6.540752</text:p>
          </table:table-cell>
          <table:table-cell office:value-type="float" office:value="6.5368310638" calcext:value-type="float">
            <text:p>6.5368310638</text:p>
          </table:table-cell>
          <table:table-cell table:formula="of:=POWER([.C435]-6.75;2)" office:value-type="float" office:value="0.0454409953606396" calcext:value-type="float">
            <text:p>0.045440995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5642" calcext:value-type="float">
            <text:p>6.5642</text:p>
          </table:table-cell>
          <table:table-cell office:value-type="float" office:value="6.5351894787" calcext:value-type="float">
            <text:p>6.5351894787</text:p>
          </table:table-cell>
          <table:table-cell table:formula="of:=POWER([.C436]-6.75;2)" office:value-type="float" office:value="0.0461435600611779" calcext:value-type="float">
            <text:p>0.046143560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588446" calcext:value-type="float">
            <text:p>6.588446</text:p>
          </table:table-cell>
          <table:table-cell office:value-type="float" office:value="6.5331831596" calcext:value-type="float">
            <text:p>6.5331831596</text:p>
          </table:table-cell>
          <table:table-cell table:formula="of:=POWER([.C437]-6.75;2)" office:value-type="float" office:value="0.047009542281039" calcext:value-type="float">
            <text:p>0.047009542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13082" calcext:value-type="float">
            <text:p>6.613082</text:p>
          </table:table-cell>
          <table:table-cell office:value-type="float" office:value="6.5305592128" calcext:value-type="float">
            <text:p>6.5305592128</text:p>
          </table:table-cell>
          <table:table-cell table:formula="of:=POWER([.C438]-6.75;2)" office:value-type="float" office:value="0.0481542590869557" calcext:value-type="float">
            <text:p>0.048154259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635763" calcext:value-type="float">
            <text:p>6.635763</text:p>
          </table:table-cell>
          <table:table-cell office:value-type="float" office:value="6.527233883" calcext:value-type="float">
            <text:p>6.527233883</text:p>
          </table:table-cell>
          <table:table-cell table:formula="of:=POWER([.C439]-6.75;2)" office:value-type="float" office:value="0.0496247428832577" calcext:value-type="float">
            <text:p>0.049624742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653435" calcext:value-type="float">
            <text:p>6.653435</text:p>
          </table:table-cell>
          <table:table-cell office:value-type="float" office:value="6.5232726596" calcext:value-type="float">
            <text:p>6.5232726596</text:p>
          </table:table-cell>
          <table:table-cell table:formula="of:=POWER([.C440]-6.75;2)" office:value-type="float" office:value="0.0514052868848575" calcext:value-type="float">
            <text:p>0.051405286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64263" calcext:value-type="float">
            <text:p>6.664263</text:p>
          </table:table-cell>
          <table:table-cell office:value-type="float" office:value="6.5188151915" calcext:value-type="float">
            <text:p>6.5188151915</text:p>
          </table:table-cell>
          <table:table-cell table:formula="of:=POWER([.C441]-6.75;2)" office:value-type="float" office:value="0.0534464156811817" calcext:value-type="float">
            <text:p>0.0534464157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69191" calcext:value-type="float">
            <text:p>6.669191</text:p>
          </table:table-cell>
          <table:table-cell office:value-type="float" office:value="6.5140023404" calcext:value-type="float">
            <text:p>6.5140023404</text:p>
          </table:table-cell>
          <table:table-cell table:formula="of:=POWER([.C442]-6.75;2)" office:value-type="float" office:value="0.0556948953366774" calcext:value-type="float">
            <text:p>0.055694895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672108" calcext:value-type="float">
            <text:p>6.672108</text:p>
          </table:table-cell>
          <table:table-cell office:value-type="float" office:value="6.5089441596" calcext:value-type="float">
            <text:p>6.5089441596</text:p>
          </table:table-cell>
          <table:table-cell table:formula="of:=POWER([.C443]-6.75;2)" office:value-type="float" office:value="0.0581079181909501" calcext:value-type="float">
            <text:p>0.0581079182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7821" calcext:value-type="float">
            <text:p>6.67821</text:p>
          </table:table-cell>
          <table:table-cell office:value-type="float" office:value="6.5037244894" calcext:value-type="float">
            <text:p>6.5037244894</text:p>
          </table:table-cell>
          <table:table-cell table:formula="of:=POWER([.C444]-6.75;2)" office:value-type="float" office:value="0.0606516271212909" calcext:value-type="float">
            <text:p>0.060651627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91286" calcext:value-type="float">
            <text:p>6.691286</text:p>
          </table:table-cell>
          <table:table-cell office:value-type="float" office:value="6.498412266" calcext:value-type="float">
            <text:p>6.498412266</text:p>
          </table:table-cell>
          <table:table-cell table:formula="of:=POWER([.C445]-6.75;2)" office:value-type="float" office:value="0.0632963878992548" calcext:value-type="float">
            <text:p>0.063296387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11537" calcext:value-type="float">
            <text:p>6.711537</text:p>
          </table:table-cell>
          <table:table-cell office:value-type="float" office:value="6.493059234" calcext:value-type="float">
            <text:p>6.493059234</text:p>
          </table:table-cell>
          <table:table-cell table:formula="of:=POWER([.C446]-6.75;2)" office:value-type="float" office:value="0.0660185572326665" calcext:value-type="float">
            <text:p>0.066018557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3539" calcext:value-type="float">
            <text:p>6.73539</text:p>
          </table:table-cell>
          <table:table-cell office:value-type="float" office:value="6.4876914681" calcext:value-type="float">
            <text:p>6.4876914681</text:p>
          </table:table-cell>
          <table:table-cell table:formula="of:=POWER([.C447]-6.75;2)" office:value-type="float" office:value="0.0688057659075331" calcext:value-type="float">
            <text:p>0.0688057659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757451" calcext:value-type="float">
            <text:p>6.757451</text:p>
          </table:table-cell>
          <table:table-cell office:value-type="float" office:value="6.4823146489" calcext:value-type="float">
            <text:p>6.4823146489</text:p>
          </table:table-cell>
          <table:table-cell table:formula="of:=POWER([.C448]-6.75;2)" office:value-type="float" office:value="0.0716554471935302" calcext:value-type="float">
            <text:p>0.071655447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773271" calcext:value-type="float">
            <text:p>6.773271</text:p>
          </table:table-cell>
          <table:table-cell office:value-type="float" office:value="6.4769395957" calcext:value-type="float">
            <text:p>6.4769395957</text:p>
          </table:table-cell>
          <table:table-cell table:formula="of:=POWER([.C449]-6.75;2)" office:value-type="float" office:value="0.0745619843964793" calcext:value-type="float">
            <text:p>0.074561984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81219" calcext:value-type="float">
            <text:p>6.781219</text:p>
          </table:table-cell>
          <table:table-cell office:value-type="float" office:value="6.4716120106" calcext:value-type="float">
            <text:p>6.4716120106</text:p>
          </table:table-cell>
          <table:table-cell table:formula="of:=POWER([.C450]-6.75;2)" office:value-type="float" office:value="0.0774998726421743" calcext:value-type="float">
            <text:p>0.077499872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82621" calcext:value-type="float">
            <text:p>6.782621</text:p>
          </table:table-cell>
          <table:table-cell office:value-type="float" office:value="6.4664234149" calcext:value-type="float">
            <text:p>6.4664234149</text:p>
          </table:table-cell>
          <table:table-cell table:formula="of:=POWER([.C451]-6.75;2)" office:value-type="float" office:value="0.0804156796169773" calcext:value-type="float">
            <text:p>0.0804156796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80562" calcext:value-type="float">
            <text:p>6.780562</text:p>
          </table:table-cell>
          <table:table-cell office:value-type="float" office:value="6.4614923936" calcext:value-type="float">
            <text:p>6.4614923936</text:p>
          </table:table-cell>
          <table:table-cell table:formula="of:=POWER([.C452]-6.75;2)" office:value-type="float" office:value="0.0832366389506571" calcext:value-type="float">
            <text:p>0.083236639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78406" calcext:value-type="float">
            <text:p>6.778406</text:p>
          </table:table-cell>
          <table:table-cell office:value-type="float" office:value="6.4569259787" calcext:value-type="float">
            <text:p>6.4569259787</text:p>
          </table:table-cell>
          <table:table-cell table:formula="of:=POWER([.C453]-6.75;2)" office:value-type="float" office:value="0.0858923819609528" calcext:value-type="float">
            <text:p>0.08589238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78871" calcext:value-type="float">
            <text:p>6.778871</text:p>
          </table:table-cell>
          <table:table-cell office:value-type="float" office:value="6.4527830957" calcext:value-type="float">
            <text:p>6.4527830957</text:p>
          </table:table-cell>
          <table:table-cell table:formula="of:=POWER([.C454]-6.75;2)" office:value-type="float" office:value="0.0883378882016753" calcext:value-type="float">
            <text:p>0.088337888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83769" calcext:value-type="float">
            <text:p>6.783769</text:p>
          </table:table-cell>
          <table:table-cell office:value-type="float" office:value="6.449059" calcext:value-type="float">
            <text:p>6.449059</text:p>
          </table:table-cell>
          <table:table-cell table:formula="of:=POWER([.C455]-6.75;2)" office:value-type="float" office:value="0.0905654854809999" calcext:value-type="float">
            <text:p>0.090565485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94002" calcext:value-type="float">
            <text:p>6.794002</text:p>
          </table:table-cell>
          <table:table-cell office:value-type="float" office:value="6.4456953298" calcext:value-type="float">
            <text:p>6.4456953298</text:p>
          </table:table-cell>
          <table:table-cell table:formula="of:=POWER([.C456]-6.75;2)" office:value-type="float" office:value="0.0926013323055305" calcext:value-type="float">
            <text:p>0.092601332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09454" calcext:value-type="float">
            <text:p>6.809454</text:p>
          </table:table-cell>
          <table:table-cell office:value-type="float" office:value="6.4426062553" calcext:value-type="float">
            <text:p>6.4426062553</text:p>
          </table:table-cell>
          <table:table-cell table:formula="of:=POWER([.C457]-6.75;2)" office:value-type="float" office:value="0.0944909142806886" calcext:value-type="float">
            <text:p>0.094490914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82883" calcext:value-type="float">
            <text:p>6.82883</text:p>
          </table:table-cell>
          <table:table-cell office:value-type="float" office:value="6.4397057979" calcext:value-type="float">
            <text:p>6.4397057979</text:p>
          </table:table-cell>
          <table:table-cell table:formula="of:=POWER([.C458]-6.75;2)" office:value-type="float" office:value="0.0962824918568755" calcext:value-type="float">
            <text:p>0.0962824919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49746" calcext:value-type="float">
            <text:p>6.849746</text:p>
          </table:table-cell>
          <table:table-cell office:value-type="float" office:value="6.4369251809" calcext:value-type="float">
            <text:p>6.4369251809</text:p>
          </table:table-cell>
          <table:table-cell table:formula="of:=POWER([.C459]-6.75;2)" office:value-type="float" office:value="0.0980158423544975" calcext:value-type="float">
            <text:p>0.098015842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869259" calcext:value-type="float">
            <text:p>6.869259</text:p>
          </table:table-cell>
          <table:table-cell office:value-type="float" office:value="6.4342184681" calcext:value-type="float">
            <text:p>6.4342184681</text:p>
          </table:table-cell>
          <table:table-cell table:formula="of:=POWER([.C460]-6.75;2)" office:value-type="float" office:value="0.0997179758891107" calcext:value-type="float">
            <text:p>0.099717975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84672" calcext:value-type="float">
            <text:p>6.884672</text:p>
          </table:table-cell>
          <table:table-cell office:value-type="float" office:value="6.4315619681" calcext:value-type="float">
            <text:p>6.4315619681</text:p>
          </table:table-cell>
          <table:table-cell table:formula="of:=POWER([.C461]-6.75;2)" office:value-type="float" office:value="0.101402780160345" calcext:value-type="float">
            <text:p>0.101402780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89421" calcext:value-type="float">
            <text:p>6.89421</text:p>
          </table:table-cell>
          <table:table-cell office:value-type="float" office:value="6.4289540213" calcext:value-type="float">
            <text:p>6.4289540213</text:p>
          </table:table-cell>
          <table:table-cell table:formula="of:=POWER([.C462]-6.75;2)" office:value-type="float" office:value="0.103070520439441" calcext:value-type="float">
            <text:p>0.103070520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9727" calcext:value-type="float">
            <text:p>6.89727</text:p>
          </table:table-cell>
          <table:table-cell office:value-type="float" office:value="6.4264165532" calcext:value-type="float">
            <text:p>6.4264165532</text:p>
          </table:table-cell>
          <table:table-cell table:formula="of:=POWER([.C463]-6.75;2)" office:value-type="float" office:value="0.104706247042968" calcext:value-type="float">
            <text:p>0.10470624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942" calcext:value-type="float">
            <text:p>6.8942</text:p>
          </table:table-cell>
          <table:table-cell office:value-type="float" office:value="6.4239939255" calcext:value-type="float">
            <text:p>6.4239939255</text:p>
          </table:table-cell>
          <table:table-cell table:formula="of:=POWER([.C464]-6.75;2)" office:value-type="float" office:value="0.1062799606109" calcext:value-type="float">
            <text:p>0.1062799606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85912" calcext:value-type="float">
            <text:p>6.885912</text:p>
          </table:table-cell>
          <table:table-cell office:value-type="float" office:value="6.4217434362" calcext:value-type="float">
            <text:p>6.4217434362</text:p>
          </table:table-cell>
          <table:table-cell table:formula="of:=POWER([.C465]-6.75;2)" office:value-type="float" office:value="0.107752371677784" calcext:value-type="float">
            <text:p>0.107752371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73596" calcext:value-type="float">
            <text:p>6.873596</text:p>
          </table:table-cell>
          <table:table-cell office:value-type="float" office:value="6.4197164043" calcext:value-type="float">
            <text:p>6.4197164043</text:p>
          </table:table-cell>
          <table:table-cell table:formula="of:=POWER([.C466]-6.75;2)" office:value-type="float" office:value="0.109087253588521" calcext:value-type="float">
            <text:p>0.1090872536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58613" calcext:value-type="float">
            <text:p>6.858613</text:p>
          </table:table-cell>
          <table:table-cell office:value-type="float" office:value="6.4179367234" calcext:value-type="float">
            <text:p>6.4179367234</text:p>
          </table:table-cell>
          <table:table-cell table:formula="of:=POWER([.C467]-6.75;2)" office:value-type="float" office:value="0.110266019666328" calcext:value-type="float">
            <text:p>0.110266019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42394" calcext:value-type="float">
            <text:p>6.842394</text:p>
          </table:table-cell>
          <table:table-cell office:value-type="float" office:value="6.4163879043" calcext:value-type="float">
            <text:p>6.4163879043</text:p>
          </table:table-cell>
          <table:table-cell table:formula="of:=POWER([.C468]-6.75;2)" office:value-type="float" office:value="0.111297030397346" calcext:value-type="float">
            <text:p>0.111297030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2619" calcext:value-type="float">
            <text:p>6.82619</text:p>
          </table:table-cell>
          <table:table-cell office:value-type="float" office:value="6.4150174894" calcext:value-type="float">
            <text:p>6.4150174894</text:p>
          </table:table-cell>
          <table:table-cell table:formula="of:=POWER([.C469]-6.75;2)" office:value-type="float" office:value="0.112213282407879" calcext:value-type="float">
            <text:p>0.1122132824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10813" calcext:value-type="float">
            <text:p>6.810813</text:p>
          </table:table-cell>
          <table:table-cell office:value-type="float" office:value="6.4137590851" calcext:value-type="float">
            <text:p>6.4137590851</text:p>
          </table:table-cell>
          <table:table-cell table:formula="of:=POWER([.C470]-6.75;2)" office:value-type="float" office:value="0.113057952852789" calcext:value-type="float">
            <text:p>0.113057952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96657" calcext:value-type="float">
            <text:p>6.796657</text:p>
          </table:table-cell>
          <table:table-cell office:value-type="float" office:value="6.4125618085" calcext:value-type="float">
            <text:p>6.4125618085</text:p>
          </table:table-cell>
          <table:table-cell table:formula="of:=POWER([.C471]-6.75;2)" office:value-type="float" office:value="0.113864533082791" calcext:value-type="float">
            <text:p>0.113864533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84132" calcext:value-type="float">
            <text:p>6.784132</text:p>
          </table:table-cell>
          <table:table-cell office:value-type="float" office:value="6.4114118298" calcext:value-type="float">
            <text:p>6.4114118298</text:p>
          </table:table-cell>
          <table:table-cell table:formula="of:=POWER([.C472]-6.75;2)" office:value-type="float" office:value="0.114641948999384" calcext:value-type="float">
            <text:p>0.114641949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74089" calcext:value-type="float">
            <text:p>6.774089</text:p>
          </table:table-cell>
          <table:table-cell office:value-type="float" office:value="6.4103339255" calcext:value-type="float">
            <text:p>6.4103339255</text:p>
          </table:table-cell>
          <table:table-cell table:formula="of:=POWER([.C473]-6.75;2)" office:value-type="float" office:value="0.11537304216624" calcext:value-type="float">
            <text:p>0.115373042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67671" calcext:value-type="float">
            <text:p>6.767671</text:p>
          </table:table-cell>
          <table:table-cell office:value-type="float" office:value="6.4093740213" calcext:value-type="float">
            <text:p>6.4093740213</text:p>
          </table:table-cell>
          <table:table-cell table:formula="of:=POWER([.C474]-6.75;2)" office:value-type="float" office:value="0.116026057365333" calcext:value-type="float">
            <text:p>0.116026057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65393" calcext:value-type="float">
            <text:p>6.765393</text:p>
          </table:table-cell>
          <table:table-cell office:value-type="float" office:value="6.4085760106" calcext:value-type="float">
            <text:p>6.4085760106</text:p>
          </table:table-cell>
          <table:table-cell table:formula="of:=POWER([.C475]-6.75;2)" office:value-type="float" office:value="0.116570340537811" calcext:value-type="float">
            <text:p>0.11657034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66123" calcext:value-type="float">
            <text:p>6.766123</text:p>
          </table:table-cell>
          <table:table-cell office:value-type="float" office:value="6.4079699787" calcext:value-type="float">
            <text:p>6.4079699787</text:p>
          </table:table-cell>
          <table:table-cell table:formula="of:=POWER([.C476]-6.75;2)" office:value-type="float" office:value="0.116984535470479" calcext:value-type="float">
            <text:p>0.1169845355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67028" calcext:value-type="float">
            <text:p>6.767028</text:p>
          </table:table-cell>
          <table:table-cell office:value-type="float" office:value="6.4075789468" calcext:value-type="float">
            <text:p>6.4075789468</text:p>
          </table:table-cell>
          <table:table-cell table:formula="of:=POWER([.C477]-6.75;2)" office:value-type="float" office:value="0.117252177674597" calcext:value-type="float">
            <text:p>0.117252177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64884" calcext:value-type="float">
            <text:p>6.764884</text:p>
          </table:table-cell>
          <table:table-cell office:value-type="float" office:value="6.4074350213" calcext:value-type="float">
            <text:p>6.4074350213</text:p>
          </table:table-cell>
          <table:table-cell table:formula="of:=POWER([.C478]-6.75;2)" office:value-type="float" office:value="0.117350764631731" calcext:value-type="float">
            <text:p>0.117350764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5796" calcext:value-type="float">
            <text:p>6.75796</text:p>
          </table:table-cell>
          <table:table-cell office:value-type="float" office:value="6.4075874787" calcext:value-type="float">
            <text:p>6.4075874787</text:p>
          </table:table-cell>
          <table:table-cell table:formula="of:=POWER([.C479]-6.75;2)" office:value-type="float" office:value="0.117246334743023" calcext:value-type="float">
            <text:p>0.117246334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47032" calcext:value-type="float">
            <text:p>6.747032</text:p>
          </table:table-cell>
          <table:table-cell office:value-type="float" office:value="6.4080914043" calcext:value-type="float">
            <text:p>6.4080914043</text:p>
          </table:table-cell>
          <table:table-cell table:formula="of:=POWER([.C480]-6.75;2)" office:value-type="float" office:value="0.116901487813546" calcext:value-type="float">
            <text:p>0.116901487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3469" calcext:value-type="float">
            <text:p>6.73469</text:p>
          </table:table-cell>
          <table:table-cell office:value-type="float" office:value="6.4089816596" calcext:value-type="float">
            <text:p>6.4089816596</text:p>
          </table:table-cell>
          <table:table-cell table:formula="of:=POWER([.C481]-6.75;2)" office:value-type="float" office:value="0.11629350848917" calcext:value-type="float">
            <text:p>0.1162935085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23432" calcext:value-type="float">
            <text:p>6.723432</text:p>
          </table:table-cell>
          <table:table-cell office:value-type="float" office:value="6.410249617" calcext:value-type="float">
            <text:p>6.410249617</text:p>
          </table:table-cell>
          <table:table-cell table:formula="of:=POWER([.C482]-6.75;2)" office:value-type="float" office:value="0.115430322748647" calcext:value-type="float">
            <text:p>0.115430322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13952" calcext:value-type="float">
            <text:p>6.713952</text:p>
          </table:table-cell>
          <table:table-cell office:value-type="float" office:value="6.4118390638" calcext:value-type="float">
            <text:p>6.4118390638</text:p>
          </table:table-cell>
          <table:table-cell table:formula="of:=POWER([.C483]-6.75;2)" office:value-type="float" office:value="0.11435281877166" calcext:value-type="float">
            <text:p>0.114352818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04686" calcext:value-type="float">
            <text:p>6.704686</text:p>
          </table:table-cell>
          <table:table-cell office:value-type="float" office:value="6.4136651383" calcext:value-type="float">
            <text:p>6.4136651383</text:p>
          </table:table-cell>
          <table:table-cell table:formula="of:=POWER([.C484]-6.75;2)" office:value-type="float" office:value="0.113121139194758" calcext:value-type="float">
            <text:p>0.113121139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92603" calcext:value-type="float">
            <text:p>6.692603</text:p>
          </table:table-cell>
          <table:table-cell office:value-type="float" office:value="6.4156459362" calcext:value-type="float">
            <text:p>6.4156459362</text:p>
          </table:table-cell>
          <table:table-cell table:formula="of:=POWER([.C485]-6.75;2)" office:value-type="float" office:value="0.111792639979575" calcext:value-type="float">
            <text:p>0.11179264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74485" calcext:value-type="float">
            <text:p>6.674485</text:p>
          </table:table-cell>
          <table:table-cell office:value-type="float" office:value="6.4177311809" calcext:value-type="float">
            <text:p>6.4177311809</text:p>
          </table:table-cell>
          <table:table-cell table:formula="of:=POWER([.C486]-6.75;2)" office:value-type="float" office:value="0.110402568146109" calcext:value-type="float">
            <text:p>0.110402568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648066" calcext:value-type="float">
            <text:p>6.648066</text:p>
          </table:table-cell>
          <table:table-cell office:value-type="float" office:value="6.4199163617" calcext:value-type="float">
            <text:p>6.4199163617</text:p>
          </table:table-cell>
          <table:table-cell table:formula="of:=POWER([.C487]-6.75;2)" office:value-type="float" office:value="0.108955208273365" calcext:value-type="float">
            <text:p>0.108955208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612975" calcext:value-type="float">
            <text:p>6.612975</text:p>
          </table:table-cell>
          <table:table-cell office:value-type="float" office:value="6.4222395426" calcext:value-type="float">
            <text:p>6.4222395426</text:p>
          </table:table-cell>
          <table:table-cell table:formula="of:=POWER([.C488]-6.75;2)" office:value-type="float" office:value="0.107426917435057" calcext:value-type="float">
            <text:p>0.107426917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571415" calcext:value-type="float">
            <text:p>6.571415</text:p>
          </table:table-cell>
          <table:table-cell office:value-type="float" office:value="6.4247638617" calcext:value-type="float">
            <text:p>6.4247638617</text:p>
          </table:table-cell>
          <table:table-cell table:formula="of:=POWER([.C489]-6.75;2)" office:value-type="float" office:value="0.105778545656297" calcext:value-type="float">
            <text:p>0.1057785457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528102" calcext:value-type="float">
            <text:p>6.528102</text:p>
          </table:table-cell>
          <table:table-cell office:value-type="float" office:value="6.4275528617" calcext:value-type="float">
            <text:p>6.4275528617</text:p>
          </table:table-cell>
          <table:table-cell table:formula="of:=POWER([.C490]-6.75;2)" office:value-type="float" office:value="0.103972156997859" calcext:value-type="float">
            <text:p>0.103972157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48884" calcext:value-type="float">
            <text:p>6.48884</text:p>
          </table:table-cell>
          <table:table-cell office:value-type="float" office:value="6.4306481596" calcext:value-type="float">
            <text:p>6.4306481596</text:p>
          </table:table-cell>
          <table:table-cell table:formula="of:=POWER([.C491]-6.75;2)" office:value-type="float" office:value="0.101985597966867" calcext:value-type="float">
            <text:p>0.10198559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457938" calcext:value-type="float">
            <text:p>6.457938</text:p>
          </table:table-cell>
          <table:table-cell office:value-type="float" office:value="6.4340593191" calcext:value-type="float">
            <text:p>6.4340593191</text:p>
          </table:table-cell>
          <table:table-cell table:formula="of:=POWER([.C492]-6.75;2)" office:value-type="float" office:value="0.0998185138475555" calcext:value-type="float">
            <text:p>0.099818513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435904" calcext:value-type="float">
            <text:p>6.435904</text:p>
          </table:table-cell>
          <table:table-cell office:value-type="float" office:value="6.4377718936" calcext:value-type="float">
            <text:p>6.4377718936</text:p>
          </table:table-cell>
          <table:table-cell table:formula="of:=POWER([.C493]-6.75;2)" office:value-type="float" office:value="0.0974863904261298" calcext:value-type="float">
            <text:p>0.097486390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41923" calcext:value-type="float">
            <text:p>6.41923</text:p>
          </table:table-cell>
          <table:table-cell office:value-type="float" office:value="6.4417693085" calcext:value-type="float">
            <text:p>6.4417693085</text:p>
          </table:table-cell>
          <table:table-cell table:formula="of:=POWER([.C494]-6.75;2)" office:value-type="float" office:value="0.0950061591825684" calcext:value-type="float">
            <text:p>0.0950061592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40275" calcext:value-type="float">
            <text:p>6.40275</text:p>
          </table:table-cell>
          <table:table-cell office:value-type="float" office:value="6.4460535106" calcext:value-type="float">
            <text:p>6.4460535106</text:p>
          </table:table-cell>
          <table:table-cell table:formula="of:=POWER([.C495]-6.75;2)" office:value-type="float" office:value="0.0923834684185845" calcext:value-type="float">
            <text:p>0.0923834684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383104" calcext:value-type="float">
            <text:p>6.383104</text:p>
          </table:table-cell>
          <table:table-cell office:value-type="float" office:value="6.4506472766" calcext:value-type="float">
            <text:p>6.4506472766</text:p>
          </table:table-cell>
          <table:table-cell table:formula="of:=POWER([.C496]-6.75;2)" office:value-type="float" office:value="0.089612053006997" calcext:value-type="float">
            <text:p>0.08961205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360997" calcext:value-type="float">
            <text:p>6.360997</text:p>
          </table:table-cell>
          <table:table-cell office:value-type="float" office:value="6.4555715213" calcext:value-type="float">
            <text:p>6.4555715213</text:p>
          </table:table-cell>
          <table:table-cell table:formula="of:=POWER([.C497]-6.75;2)" office:value-type="float" office:value="0.0866881290695966" calcext:value-type="float">
            <text:p>0.086688129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34083" calcext:value-type="float">
            <text:p>6.34083</text:p>
          </table:table-cell>
          <table:table-cell office:value-type="float" office:value="6.4608077766" calcext:value-type="float">
            <text:p>6.4608077766</text:p>
          </table:table-cell>
          <table:table-cell table:formula="of:=POWER([.C498]-6.75;2)" office:value-type="float" office:value="0.0836321420750353" calcext:value-type="float">
            <text:p>0.083632142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328114" calcext:value-type="float">
            <text:p>6.328114</text:p>
          </table:table-cell>
          <table:table-cell office:value-type="float" office:value="6.4662668404" calcext:value-type="float">
            <text:p>6.4662668404</text:p>
          </table:table-cell>
          <table:table-cell table:formula="of:=POWER([.C499]-6.75;2)" office:value-type="float" office:value="0.0805045058565989" calcext:value-type="float">
            <text:p>0.0805045059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326388" calcext:value-type="float">
            <text:p>6.326388</text:p>
          </table:table-cell>
          <table:table-cell office:value-type="float" office:value="6.4717830213" calcext:value-type="float">
            <text:p>6.4717830213</text:p>
          </table:table-cell>
          <table:table-cell table:formula="of:=POWER([.C500]-6.75;2)" office:value-type="float" office:value="0.0774046872369561" calcext:value-type="float">
            <text:p>0.077404687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335505" calcext:value-type="float">
            <text:p>6.335505</text:p>
          </table:table-cell>
          <table:table-cell office:value-type="float" office:value="6.477140266" calcext:value-type="float">
            <text:p>6.477140266</text:p>
          </table:table-cell>
          <table:table-cell table:formula="of:=POWER([.C501]-6.75;2)" office:value-type="float" office:value="0.0744524344385507" calcext:value-type="float">
            <text:p>0.074452434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352156" calcext:value-type="float">
            <text:p>6.352156</text:p>
          </table:table-cell>
          <table:table-cell office:value-type="float" office:value="6.4821195957" calcext:value-type="float">
            <text:p>6.4821195957</text:p>
          </table:table-cell>
          <table:table-cell table:formula="of:=POWER([.C502]-6.75;2)" office:value-type="float" office:value="0.0717599110079313" calcext:value-type="float">
            <text:p>0.07175991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372084" calcext:value-type="float">
            <text:p>6.372084</text:p>
          </table:table-cell>
          <table:table-cell office:value-type="float" office:value="6.4865459149" calcext:value-type="float">
            <text:p>6.4865459149</text:p>
          </table:table-cell>
          <table:table-cell table:formula="of:=POWER([.C503]-6.75;2)" office:value-type="float" office:value="0.0694080549558782" calcext:value-type="float">
            <text:p>0.069408055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392404" calcext:value-type="float">
            <text:p>6.392404</text:p>
          </table:table-cell>
          <table:table-cell office:value-type="float" office:value="6.4903137553" calcext:value-type="float">
            <text:p>6.4903137553</text:p>
          </table:table-cell>
          <table:table-cell table:formula="of:=POWER([.C504]-6.75;2)" office:value-type="float" office:value="0.0674369456863883" calcext:value-type="float">
            <text:p>0.067436945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412323" calcext:value-type="float">
            <text:p>6.412323</text:p>
          </table:table-cell>
          <table:table-cell office:value-type="float" office:value="6.4933852447" calcext:value-type="float">
            <text:p>6.4933852447</text:p>
          </table:table-cell>
          <table:table-cell table:formula="of:=POWER([.C505]-6.75;2)" office:value-type="float" office:value="0.065851132637679" calcext:value-type="float">
            <text:p>0.065851132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431495" calcext:value-type="float">
            <text:p>6.431495</text:p>
          </table:table-cell>
          <table:table-cell office:value-type="float" office:value="6.4957725957" calcext:value-type="float">
            <text:p>6.4957725957</text:p>
          </table:table-cell>
          <table:table-cell table:formula="of:=POWER([.C506]-6.75;2)" office:value-type="float" office:value="0.0646315730971156" calcext:value-type="float">
            <text:p>0.0646315731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446989" calcext:value-type="float">
            <text:p>6.446989</text:p>
          </table:table-cell>
          <table:table-cell office:value-type="float" office:value="6.4975293511" calcext:value-type="float">
            <text:p>6.4975293511</text:p>
          </table:table-cell>
          <table:table-cell table:formula="of:=POWER([.C507]-6.75;2)" office:value-type="float" office:value="0.0637414285559871" calcext:value-type="float">
            <text:p>0.0637414286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451318" calcext:value-type="float">
            <text:p>6.451318</text:p>
          </table:table-cell>
          <table:table-cell office:value-type="float" office:value="6.4987685213" calcext:value-type="float">
            <text:p>6.4987685213</text:p>
          </table:table-cell>
          <table:table-cell table:formula="of:=POWER([.C508]-6.75;2)" office:value-type="float" office:value="0.0631172558897887" calcext:value-type="float">
            <text:p>0.063117255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433884" calcext:value-type="float">
            <text:p>6.433884</text:p>
          </table:table-cell>
          <table:table-cell office:value-type="float" office:value="6.4997009362" calcext:value-type="float">
            <text:p>6.4997009362</text:p>
          </table:table-cell>
          <table:table-cell table:formula="of:=POWER([.C509]-6.75;2)" office:value-type="float" office:value="0.0626496213391565" calcext:value-type="float">
            <text:p>0.062649621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385996" calcext:value-type="float">
            <text:p>6.385996</text:p>
          </table:table-cell>
          <table:table-cell office:value-type="float" office:value="6.500659734" calcext:value-type="float">
            <text:p>6.500659734</text:p>
          </table:table-cell>
          <table:table-cell table:formula="of:=POWER([.C510]-6.75;2)" office:value-type="float" office:value="0.0621705682489507" calcext:value-type="float">
            <text:p>0.062170568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307014" calcext:value-type="float">
            <text:p>6.307014</text:p>
          </table:table-cell>
          <table:table-cell office:value-type="float" office:value="6.5020714894" calcext:value-type="float">
            <text:p>6.5020714894</text:p>
          </table:table-cell>
          <table:table-cell table:formula="of:=POWER([.C511]-6.75;2)" office:value-type="float" office:value="0.0614685463683341" calcext:value-type="float">
            <text:p>0.061468546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207862" calcext:value-type="float">
            <text:p>6.207862</text:p>
          </table:table-cell>
          <table:table-cell office:value-type="float" office:value="6.5043588085" calcext:value-type="float">
            <text:p>6.5043588085</text:p>
          </table:table-cell>
          <table:table-cell table:formula="of:=POWER([.C512]-6.75;2)" office:value-type="float" office:value="0.0603395949615396" calcext:value-type="float">
            <text:p>0.06033959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108988" calcext:value-type="float">
            <text:p>6.108988</text:p>
          </table:table-cell>
          <table:table-cell office:value-type="float" office:value="6.5078018404" calcext:value-type="float">
            <text:p>6.5078018404</text:p>
          </table:table-cell>
          <table:table-cell table:formula="of:=POWER([.C513]-6.75;2)" office:value-type="float" office:value="0.0586599485136271" calcext:value-type="float">
            <text:p>0.058659948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03236" calcext:value-type="float">
            <text:p>6.03236</text:p>
          </table:table-cell>
          <table:table-cell office:value-type="float" office:value="6.5124220957" calcext:value-type="float">
            <text:p>6.5124220957</text:p>
          </table:table-cell>
          <table:table-cell table:formula="of:=POWER([.C514]-6.75;2)" office:value-type="float" office:value="0.05644326061158" calcext:value-type="float">
            <text:p>0.0564432606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990689" calcext:value-type="float">
            <text:p>5.990689</text:p>
          </table:table-cell>
          <table:table-cell office:value-type="float" office:value="6.5179593723" calcext:value-type="float">
            <text:p>6.5179593723</text:p>
          </table:table-cell>
          <table:table-cell table:formula="of:=POWER([.C515]-6.75;2)" office:value-type="float" office:value="0.05384285290341" calcext:value-type="float">
            <text:p>0.053842852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979781" calcext:value-type="float">
            <text:p>5.979781</text:p>
          </table:table-cell>
          <table:table-cell office:value-type="float" office:value="6.5239764894" calcext:value-type="float">
            <text:p>6.5239764894</text:p>
          </table:table-cell>
          <table:table-cell table:formula="of:=POWER([.C516]-6.75;2)" office:value-type="float" office:value="0.0510866273439484" calcext:value-type="float">
            <text:p>0.051086627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978822" calcext:value-type="float">
            <text:p>5.978822</text:p>
          </table:table-cell>
          <table:table-cell office:value-type="float" office:value="6.5300576915" calcext:value-type="float">
            <text:p>6.5300576915</text:p>
          </table:table-cell>
          <table:table-cell table:formula="of:=POWER([.C517]-6.75;2)" office:value-type="float" office:value="0.0483746190683093" calcext:value-type="float">
            <text:p>0.048374619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957818" calcext:value-type="float">
            <text:p>5.957818</text:p>
          </table:table-cell>
          <table:table-cell office:value-type="float" office:value="6.5360101277" calcext:value-type="float">
            <text:p>6.5360101277</text:p>
          </table:table-cell>
          <table:table-cell table:formula="of:=POWER([.C518]-6.75;2)" office:value-type="float" office:value="0.0457916654469703" calcext:value-type="float">
            <text:p>0.045791665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88544" calcext:value-type="float">
            <text:p>5.88544</text:p>
          </table:table-cell>
          <table:table-cell office:value-type="float" office:value="6.5419846702" calcext:value-type="float">
            <text:p>6.5419846702</text:p>
          </table:table-cell>
          <table:table-cell table:formula="of:=POWER([.C519]-6.75;2)" office:value-type="float" office:value="0.0432703774318029" calcext:value-type="float">
            <text:p>0.043270377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72256" calcext:value-type="float">
            <text:p>5.72256</text:p>
          </table:table-cell>
          <table:table-cell office:value-type="float" office:value="6.5485062128" calcext:value-type="float">
            <text:p>6.5485062128</text:p>
          </table:table-cell>
          <table:table-cell table:formula="of:=POWER([.C520]-6.75;2)" office:value-type="float" office:value="0.0405997462801991" calcext:value-type="float">
            <text:p>0.0405997463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316874" calcext:value-type="float">
            <text:p>5.316874</text:p>
          </table:table-cell>
          <table:table-cell office:value-type="float" office:value="6.5565625" calcext:value-type="float">
            <text:p>6.5565625</text:p>
          </table:table-cell>
          <table:table-cell table:formula="of:=POWER([.C521]-6.75;2)" office:value-type="float" office:value="0.03741806640625" calcext:value-type="float">
            <text:p>0.037418066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316874" calcext:value-type="float">
            <text:p>5.316874</text:p>
          </table:table-cell>
          <table:table-cell office:value-type="float" office:value="6.5688010745" calcext:value-type="float">
            <text:p>6.5688010745</text:p>
          </table:table-cell>
          <table:table-cell table:formula="of:=POWER([.C522]-6.75;2)" office:value-type="float" office:value="0.0328330506023547" calcext:value-type="float">
            <text:p>0.032833050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59259" calcext:value-type="float">
            <text:p>6.59259</text:p>
          </table:table-cell>
          <table:table-cell office:value-type="float" office:value="6.5809875213" calcext:value-type="float">
            <text:p>6.5809875213</text:p>
          </table:table-cell>
          <table:table-cell table:formula="of:=POWER([.C523]-6.75;2)" office:value-type="float" office:value="0.028565217956318" calcext:value-type="float">
            <text:p>0.028565218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247905" calcext:value-type="float">
            <text:p>6.247905</text:p>
          </table:table-cell>
          <table:table-cell office:value-type="float" office:value="6.5796107128" calcext:value-type="float">
            <text:p>6.5796107128</text:p>
          </table:table-cell>
          <table:table-cell table:formula="of:=POWER([.C524]-6.75;2)" office:value-type="float" office:value="0.029032509192524" calcext:value-type="float">
            <text:p>0.0290325092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198345" calcext:value-type="float">
            <text:p>6.198345</text:p>
          </table:table-cell>
          <table:table-cell office:value-type="float" office:value="6.5819022979" calcext:value-type="float">
            <text:p>6.5819022979</text:p>
          </table:table-cell>
          <table:table-cell table:formula="of:=POWER([.C525]-6.75;2)" office:value-type="float" office:value="0.0282568374513003" calcext:value-type="float">
            <text:p>0.0282568375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240211" calcext:value-type="float">
            <text:p>6.240211</text:p>
          </table:table-cell>
          <table:table-cell office:value-type="float" office:value="6.5846113936" calcext:value-type="float">
            <text:p>6.5846113936</text:p>
          </table:table-cell>
          <table:table-cell table:formula="of:=POWER([.C526]-6.75;2)" office:value-type="float" office:value="0.027353391126934" calcext:value-type="float">
            <text:p>0.0273533911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308055" calcext:value-type="float">
            <text:p>6.308055</text:p>
          </table:table-cell>
          <table:table-cell office:value-type="float" office:value="6.5865416809" calcext:value-type="float">
            <text:p>6.5865416809</text:p>
          </table:table-cell>
          <table:table-cell table:formula="of:=POWER([.C527]-6.75;2)" office:value-type="float" office:value="0.0267186220829974" calcext:value-type="float">
            <text:p>0.026718622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363314" calcext:value-type="float">
            <text:p>6.363314</text:p>
          </table:table-cell>
          <table:table-cell office:value-type="float" office:value="6.5871212872" calcext:value-type="float">
            <text:p>6.5871212872</text:p>
          </table:table-cell>
          <table:table-cell table:formula="of:=POWER([.C528]-6.75;2)" office:value-type="float" office:value="0.0265294750833847" calcext:value-type="float">
            <text:p>0.026529475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386443" calcext:value-type="float">
            <text:p>6.386443</text:p>
          </table:table-cell>
          <table:table-cell office:value-type="float" office:value="6.5862110851" calcext:value-type="float">
            <text:p>6.5862110851</text:p>
          </table:table-cell>
          <table:table-cell table:formula="of:=POWER([.C529]-6.75;2)" office:value-type="float" office:value="0.0268268086441193" calcext:value-type="float">
            <text:p>0.026826808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375606" calcext:value-type="float">
            <text:p>6.375606</text:p>
          </table:table-cell>
          <table:table-cell office:value-type="float" office:value="6.5840316277" calcext:value-type="float">
            <text:p>6.5840316277</text:p>
          </table:table-cell>
          <table:table-cell table:formula="of:=POWER([.C530]-6.75;2)" office:value-type="float" office:value="0.0275455006039114" calcext:value-type="float">
            <text:p>0.0275455006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341795" calcext:value-type="float">
            <text:p>6.341795</text:p>
          </table:table-cell>
          <table:table-cell office:value-type="float" office:value="6.5810885638" calcext:value-type="float">
            <text:p>6.5810885638</text:p>
          </table:table-cell>
          <table:table-cell table:formula="of:=POWER([.C531]-6.75;2)" office:value-type="float" office:value="0.0285310732791467" calcext:value-type="float">
            <text:p>0.0285310733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300501" calcext:value-type="float">
            <text:p>6.300501</text:p>
          </table:table-cell>
          <table:table-cell office:value-type="float" office:value="6.5780620745" calcext:value-type="float">
            <text:p>6.5780620745</text:p>
          </table:table-cell>
          <table:table-cell table:formula="of:=POWER([.C532]-6.75;2)" office:value-type="float" office:value="0.0295626502252435" calcext:value-type="float">
            <text:p>0.029562650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263408" calcext:value-type="float">
            <text:p>6.263408</text:p>
          </table:table-cell>
          <table:table-cell office:value-type="float" office:value="6.5756419362" calcext:value-type="float">
            <text:p>6.5756419362</text:p>
          </table:table-cell>
          <table:table-cell table:formula="of:=POWER([.C533]-6.75;2)" office:value-type="float" office:value="0.0304007344120848" calcext:value-type="float">
            <text:p>0.0304007344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234433" calcext:value-type="float">
            <text:p>6.234433</text:p>
          </table:table-cell>
          <table:table-cell office:value-type="float" office:value="6.5743301489" calcext:value-type="float">
            <text:p>6.5743301489</text:p>
          </table:table-cell>
          <table:table-cell table:formula="of:=POWER([.C534]-6.75;2)" office:value-type="float" office:value="0.0308598965854963" calcext:value-type="float">
            <text:p>0.0308598966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211855" calcext:value-type="float">
            <text:p>6.211855</text:p>
          </table:table-cell>
          <table:table-cell office:value-type="float" office:value="6.5742766915" calcext:value-type="float">
            <text:p>6.5742766915</text:p>
          </table:table-cell>
          <table:table-cell table:formula="of:=POWER([.C535]-6.75;2)" office:value-type="float" office:value="0.0308786811501863" calcext:value-type="float">
            <text:p>0.030878681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193722" calcext:value-type="float">
            <text:p>6.193722</text:p>
          </table:table-cell>
          <table:table-cell office:value-type="float" office:value="6.5752100426" calcext:value-type="float">
            <text:p>6.5752100426</text:p>
          </table:table-cell>
          <table:table-cell table:formula="of:=POWER([.C536]-6.75;2)" office:value-type="float" office:value="0.0305515292078937" calcext:value-type="float">
            <text:p>0.030551529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181459" calcext:value-type="float">
            <text:p>6.181459</text:p>
          </table:table-cell>
          <table:table-cell office:value-type="float" office:value="6.5764790745" calcext:value-type="float">
            <text:p>6.5764790745</text:p>
          </table:table-cell>
          <table:table-cell table:formula="of:=POWER([.C537]-6.75;2)" office:value-type="float" office:value="0.0301095115863766" calcext:value-type="float">
            <text:p>0.0301095116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178861" calcext:value-type="float">
            <text:p>6.178861</text:p>
          </table:table-cell>
          <table:table-cell office:value-type="float" office:value="6.5771909574" calcext:value-type="float">
            <text:p>6.5771909574</text:p>
          </table:table-cell>
          <table:table-cell table:formula="of:=POWER([.C538]-6.75;2)" office:value-type="float" office:value="0.0298629652043286" calcext:value-type="float">
            <text:p>0.029862965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188101" calcext:value-type="float">
            <text:p>6.188101</text:p>
          </table:table-cell>
          <table:table-cell office:value-type="float" office:value="6.5764202234" calcext:value-type="float">
            <text:p>6.5764202234</text:p>
          </table:table-cell>
          <table:table-cell table:formula="of:=POWER([.C539]-6.75;2)" office:value-type="float" office:value="0.0301299388445061" calcext:value-type="float">
            <text:p>0.0301299388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206967" calcext:value-type="float">
            <text:p>6.206967</text:p>
          </table:table-cell>
          <table:table-cell office:value-type="float" office:value="6.5734477766" calcext:value-type="float">
            <text:p>6.5734477766</text:p>
          </table:table-cell>
          <table:table-cell table:formula="of:=POWER([.C540]-6.75;2)" office:value-type="float" office:value="0.0311706875874835" calcext:value-type="float">
            <text:p>0.0311706876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229969" calcext:value-type="float">
            <text:p>6.229969</text:p>
          </table:table-cell>
          <table:table-cell office:value-type="float" office:value="6.5679563298" calcext:value-type="float">
            <text:p>6.5679563298</text:p>
          </table:table-cell>
          <table:table-cell table:formula="of:=POWER([.C541]-6.75;2)" office:value-type="float" office:value="0.0331398978598862" calcext:value-type="float">
            <text:p>0.0331398979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252196" calcext:value-type="float">
            <text:p>6.252196</text:p>
          </table:table-cell>
          <table:table-cell office:value-type="float" office:value="6.5600891383" calcext:value-type="float">
            <text:p>6.5600891383</text:p>
          </table:table-cell>
          <table:table-cell table:formula="of:=POWER([.C542]-6.75;2)" office:value-type="float" office:value="0.0360661353916364" calcext:value-type="float">
            <text:p>0.036066135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272478" calcext:value-type="float">
            <text:p>6.272478</text:p>
          </table:table-cell>
          <table:table-cell office:value-type="float" office:value="6.5503013085" calcext:value-type="float">
            <text:p>6.5503013085</text:p>
          </table:table-cell>
          <table:table-cell table:formula="of:=POWER([.C543]-6.75;2)" office:value-type="float" office:value="0.0398795673868122" calcext:value-type="float">
            <text:p>0.0398795674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293491" calcext:value-type="float">
            <text:p>6.293491</text:p>
          </table:table-cell>
          <table:table-cell office:value-type="float" office:value="6.5389775319" calcext:value-type="float">
            <text:p>6.5389775319</text:p>
          </table:table-cell>
          <table:table-cell table:formula="of:=POWER([.C544]-6.75;2)" office:value-type="float" office:value="0.0445304820430157" calcext:value-type="float">
            <text:p>0.044530482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319105" calcext:value-type="float">
            <text:p>6.319105</text:p>
          </table:table-cell>
          <table:table-cell office:value-type="float" office:value="6.5256362553" calcext:value-type="float">
            <text:p>6.5256362553</text:p>
          </table:table-cell>
          <table:table-cell table:formula="of:=POWER([.C545]-6.75;2)" office:value-type="float" office:value="0.0503390899358067" calcext:value-type="float">
            <text:p>0.0503390899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351319" calcext:value-type="float">
            <text:p>6.351319</text:p>
          </table:table-cell>
          <table:table-cell office:value-type="float" office:value="6.5040575" calcext:value-type="float">
            <text:p>6.5040575</text:p>
          </table:table-cell>
          <table:table-cell table:formula="of:=POWER([.C546]-6.75;2)" office:value-type="float" office:value="0.06048771330625" calcext:value-type="float">
            <text:p>0.060487713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388975" calcext:value-type="float">
            <text:p>6.388975</text:p>
          </table:table-cell>
          <table:table-cell office:value-type="float" office:value="6.5201979043" calcext:value-type="float">
            <text:p>6.5201979043</text:p>
          </table:table-cell>
          <table:table-cell table:formula="of:=POWER([.C547]-6.75;2)" office:value-type="float" office:value="0.0528090031881121" calcext:value-type="float">
            <text:p>0.0528090032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428806" calcext:value-type="float">
            <text:p>6.428806</text:p>
          </table:table-cell>
          <table:table-cell office:value-type="float" office:value="6.5190008298" calcext:value-type="float">
            <text:p>6.5190008298</text:p>
          </table:table-cell>
          <table:table-cell table:formula="of:=POWER([.C548]-6.75;2)" office:value-type="float" office:value="0.0533606166330884" calcext:value-type="float">
            <text:p>0.053360616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467584" calcext:value-type="float">
            <text:p>6.467584</text:p>
          </table:table-cell>
          <table:table-cell office:value-type="float" office:value="6.5151013511" calcext:value-type="float">
            <text:p>6.5151013511</text:p>
          </table:table-cell>
          <table:table-cell table:formula="of:=POWER([.C549]-6.75;2)" office:value-type="float" office:value="0.0551773752550454" calcext:value-type="float">
            <text:p>0.0551773753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503629" calcext:value-type="float">
            <text:p>6.503629</text:p>
          </table:table-cell>
          <table:table-cell office:value-type="float" office:value="6.5099960957" calcext:value-type="float">
            <text:p>6.5099960957</text:p>
          </table:table-cell>
          <table:table-cell table:formula="of:=POWER([.C550]-6.75;2)" office:value-type="float" office:value="0.0576018740792435" calcext:value-type="float">
            <text:p>0.057601874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536811" calcext:value-type="float">
            <text:p>6.536811</text:p>
          </table:table-cell>
          <table:table-cell office:value-type="float" office:value="6.5042360532" calcext:value-type="float">
            <text:p>6.5042360532</text:p>
          </table:table-cell>
          <table:table-cell table:formula="of:=POWER([.C551]-6.75;2)" office:value-type="float" office:value="0.0603999175467134" calcext:value-type="float">
            <text:p>0.060399917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67452" calcext:value-type="float">
            <text:p>6.567452</text:p>
          </table:table-cell>
          <table:table-cell office:value-type="float" office:value="6.4981813191" calcext:value-type="float">
            <text:p>6.4981813191</text:p>
          </table:table-cell>
          <table:table-cell table:formula="of:=POWER([.C552]-6.75;2)" office:value-type="float" office:value="0.0634126480502158" calcext:value-type="float">
            <text:p>0.063412648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595315" calcext:value-type="float">
            <text:p>6.595315</text:p>
          </table:table-cell>
          <table:table-cell office:value-type="float" office:value="6.4921025106" calcext:value-type="float">
            <text:p>6.4921025106</text:p>
          </table:table-cell>
          <table:table-cell table:formula="of:=POWER([.C553]-6.75;2)" office:value-type="float" office:value="0.0665111150388233" calcext:value-type="float">
            <text:p>0.06651111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19548" calcext:value-type="float">
            <text:p>6.619548</text:p>
          </table:table-cell>
          <table:table-cell office:value-type="float" office:value="6.4861804255" calcext:value-type="float">
            <text:p>6.4861804255</text:p>
          </table:table-cell>
          <table:table-cell table:formula="of:=POWER([.C554]-6.75;2)" office:value-type="float" office:value="0.0696007678893612" calcext:value-type="float">
            <text:p>0.069600767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39525" calcext:value-type="float">
            <text:p>6.639525</text:p>
          </table:table-cell>
          <table:table-cell office:value-type="float" office:value="6.4805016383" calcext:value-type="float">
            <text:p>6.4805016383</text:p>
          </table:table-cell>
          <table:table-cell table:formula="of:=POWER([.C555]-6.75;2)" office:value-type="float" office:value="0.0726293669589841" calcext:value-type="float">
            <text:p>0.072629367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55688" calcext:value-type="float">
            <text:p>6.655688</text:p>
          </table:table-cell>
          <table:table-cell office:value-type="float" office:value="6.4750685957" calcext:value-type="float">
            <text:p>6.4750685957</text:p>
          </table:table-cell>
          <table:table-cell table:formula="of:=POWER([.C556]-6.75;2)" office:value-type="float" office:value="0.0755872770703702" calcext:value-type="float">
            <text:p>0.075587277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669543" calcext:value-type="float">
            <text:p>6.669543</text:p>
          </table:table-cell>
          <table:table-cell office:value-type="float" office:value="6.4698256809" calcext:value-type="float">
            <text:p>6.4698256809</text:p>
          </table:table-cell>
          <table:table-cell table:formula="of:=POWER([.C557]-6.75;2)" office:value-type="float" office:value="0.0784976490831488" calcext:value-type="float">
            <text:p>0.078497649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82654" calcext:value-type="float">
            <text:p>6.682654</text:p>
          </table:table-cell>
          <table:table-cell office:value-type="float" office:value="6.464698766" calcext:value-type="float">
            <text:p>6.464698766</text:p>
          </table:table-cell>
          <table:table-cell table:formula="of:=POWER([.C558]-6.75;2)" office:value-type="float" office:value="0.0813967941219229" calcext:value-type="float">
            <text:p>0.081396794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95371" calcext:value-type="float">
            <text:p>6.695371</text:p>
          </table:table-cell>
          <table:table-cell office:value-type="float" office:value="6.4596386702" calcext:value-type="float">
            <text:p>6.4596386702</text:p>
          </table:table-cell>
          <table:table-cell table:formula="of:=POWER([.C559]-6.75;2)" office:value-type="float" office:value="0.0843097018432241" calcext:value-type="float">
            <text:p>0.084309701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06306" calcext:value-type="float">
            <text:p>6.706306</text:p>
          </table:table-cell>
          <table:table-cell office:value-type="float" office:value="6.4546504681" calcext:value-type="float">
            <text:p>6.4546504681</text:p>
          </table:table-cell>
          <table:table-cell table:formula="of:=POWER([.C560]-6.75;2)" office:value-type="float" office:value="0.0872313459935493" calcext:value-type="float">
            <text:p>0.087231346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13024" calcext:value-type="float">
            <text:p>6.713024</text:p>
          </table:table-cell>
          <table:table-cell office:value-type="float" office:value="6.4497924149" calcext:value-type="float">
            <text:p>6.4497924149</text:p>
          </table:table-cell>
          <table:table-cell table:formula="of:=POWER([.C561]-6.75;2)" office:value-type="float" office:value="0.0901245941515737" calcext:value-type="float">
            <text:p>0.090124594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13575" calcext:value-type="float">
            <text:p>6.713575</text:p>
          </table:table-cell>
          <table:table-cell office:value-type="float" office:value="6.4451446383" calcext:value-type="float">
            <text:p>6.4451446383</text:p>
          </table:table-cell>
          <table:table-cell table:formula="of:=POWER([.C562]-6.75;2)" office:value-type="float" office:value="0.0929367915572376" calcext:value-type="float">
            <text:p>0.092936791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079" calcext:value-type="float">
            <text:p>6.7079</text:p>
          </table:table-cell>
          <table:table-cell office:value-type="float" office:value="6.440767383" calcext:value-type="float">
            <text:p>6.440767383</text:p>
          </table:table-cell>
          <table:table-cell table:formula="of:=POWER([.C563]-6.75;2)" office:value-type="float" office:value="0.0956248114166688" calcext:value-type="float">
            <text:p>0.0956248114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98269" calcext:value-type="float">
            <text:p>6.698269</text:p>
          </table:table-cell>
          <table:table-cell office:value-type="float" office:value="6.436674734" calcext:value-type="float">
            <text:p>6.436674734</text:p>
          </table:table-cell>
          <table:table-cell table:formula="of:=POWER([.C564]-6.75;2)" office:value-type="float" office:value="0.0981727223139706" calcext:value-type="float">
            <text:p>0.0981727223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88559" calcext:value-type="float">
            <text:p>6.688559</text:p>
          </table:table-cell>
          <table:table-cell office:value-type="float" office:value="6.4328376277" calcext:value-type="float">
            <text:p>6.4328376277</text:p>
          </table:table-cell>
          <table:table-cell table:formula="of:=POWER([.C565]-6.75;2)" office:value-type="float" office:value="0.100591970402964" calcext:value-type="float">
            <text:p>0.100591970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82809" calcext:value-type="float">
            <text:p>6.682809</text:p>
          </table:table-cell>
          <table:table-cell office:value-type="float" office:value="6.4292088191" calcext:value-type="float">
            <text:p>6.4292088191</text:p>
          </table:table-cell>
          <table:table-cell table:formula="of:=POWER([.C566]-6.75;2)" office:value-type="float" office:value="0.102906981743216" calcext:value-type="float">
            <text:p>0.1029069817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83858" calcext:value-type="float">
            <text:p>6.683858</text:p>
          </table:table-cell>
          <table:table-cell office:value-type="float" office:value="6.4257485319" calcext:value-type="float">
            <text:p>6.4257485319</text:p>
          </table:table-cell>
          <table:table-cell table:formula="of:=POWER([.C567]-6.75;2)" office:value-type="float" office:value="0.105139014565005" calcext:value-type="float">
            <text:p>0.105139014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92658" calcext:value-type="float">
            <text:p>6.692658</text:p>
          </table:table-cell>
          <table:table-cell office:value-type="float" office:value="6.4224316915" calcext:value-type="float">
            <text:p>6.4224316915</text:p>
          </table:table-cell>
          <table:table-cell table:formula="of:=POWER([.C568]-6.75;2)" office:value-type="float" office:value="0.107300996733551" calcext:value-type="float">
            <text:p>0.107300996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08426" calcext:value-type="float">
            <text:p>6.708426</text:p>
          </table:table-cell>
          <table:table-cell office:value-type="float" office:value="6.4192344681" calcext:value-type="float">
            <text:p>6.4192344681</text:p>
          </table:table-cell>
          <table:table-cell table:formula="of:=POWER([.C569]-6.75;2)" office:value-type="float" office:value="0.10940583709309" calcext:value-type="float">
            <text:p>0.109405837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29366" calcext:value-type="float">
            <text:p>6.729366</text:p>
          </table:table-cell>
          <table:table-cell office:value-type="float" office:value="6.4161161915" calcext:value-type="float">
            <text:p>6.4161161915</text:p>
          </table:table-cell>
          <table:table-cell table:formula="of:=POWER([.C570]-6.75;2)" office:value-type="float" office:value="0.111478397578464" calcext:value-type="float">
            <text:p>0.111478397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53499" calcext:value-type="float">
            <text:p>6.753499</text:p>
          </table:table-cell>
          <table:table-cell office:value-type="float" office:value="6.4130165213" calcext:value-type="float">
            <text:p>6.4130165213</text:p>
          </table:table-cell>
          <table:table-cell table:formula="of:=POWER([.C571]-6.75;2)" office:value-type="float" office:value="0.113557864916753" calcext:value-type="float">
            <text:p>0.1135578649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79215" calcext:value-type="float">
            <text:p>6.779215</text:p>
          </table:table-cell>
          <table:table-cell office:value-type="float" office:value="6.4098740532" calcext:value-type="float">
            <text:p>6.4098740532</text:p>
          </table:table-cell>
          <table:table-cell table:formula="of:=POWER([.C572]-6.75;2)" office:value-type="float" office:value="0.115685659686596" calcext:value-type="float">
            <text:p>0.1156856597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805329" calcext:value-type="float">
            <text:p>6.805329</text:p>
          </table:table-cell>
          <table:table-cell office:value-type="float" office:value="6.4066528723" calcext:value-type="float">
            <text:p>6.4066528723</text:p>
          </table:table-cell>
          <table:table-cell table:formula="of:=POWER([.C573]-6.75;2)" office:value-type="float" office:value="0.11788725009984" calcext:value-type="float">
            <text:p>0.117887250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830716" calcext:value-type="float">
            <text:p>6.830716</text:p>
          </table:table-cell>
          <table:table-cell office:value-type="float" office:value="6.4033565745" calcext:value-type="float">
            <text:p>6.4033565745</text:p>
          </table:table-cell>
          <table:table-cell table:formula="of:=POWER([.C574]-6.75;2)" office:value-type="float" office:value="0.120161664442374" calcext:value-type="float">
            <text:p>0.1201616644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853878" calcext:value-type="float">
            <text:p>6.853878</text:p>
          </table:table-cell>
          <table:table-cell office:value-type="float" office:value="6.4000199787" calcext:value-type="float">
            <text:p>6.4000199787</text:p>
          </table:table-cell>
          <table:table-cell table:formula="of:=POWER([.C575]-6.75;2)" office:value-type="float" office:value="0.122486015309149" calcext:value-type="float">
            <text:p>0.122486015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87284" calcext:value-type="float">
            <text:p>6.87284</text:p>
          </table:table-cell>
          <table:table-cell office:value-type="float" office:value="6.3966877447" calcext:value-type="float">
            <text:p>6.3966877447</text:p>
          </table:table-cell>
          <table:table-cell table:formula="of:=POWER([.C576]-6.75;2)" office:value-type="float" office:value="0.124829549745172" calcext:value-type="float">
            <text:p>0.124829549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85603" calcext:value-type="float">
            <text:p>6.885603</text:p>
          </table:table-cell>
          <table:table-cell office:value-type="float" office:value="6.3933990106" calcext:value-type="float">
            <text:p>6.3933990106</text:p>
          </table:table-cell>
          <table:table-cell table:formula="of:=POWER([.C577]-6.75;2)" office:value-type="float" office:value="0.127164265641059" calcext:value-type="float">
            <text:p>0.127164265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90881" calcext:value-type="float">
            <text:p>6.890881</text:p>
          </table:table-cell>
          <table:table-cell office:value-type="float" office:value="6.3901884362" calcext:value-type="float">
            <text:p>6.3901884362</text:p>
          </table:table-cell>
          <table:table-cell table:formula="of:=POWER([.C578]-6.75;2)" office:value-type="float" office:value="0.129464361444202" calcext:value-type="float">
            <text:p>0.129464361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88616" calcext:value-type="float">
            <text:p>6.888616</text:p>
          </table:table-cell>
          <table:table-cell office:value-type="float" office:value="6.3870973404" calcext:value-type="float">
            <text:p>6.3870973404</text:p>
          </table:table-cell>
          <table:table-cell table:formula="of:=POWER([.C579]-6.75;2)" office:value-type="float" office:value="0.131698340344753" calcext:value-type="float">
            <text:p>0.131698340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79892" calcext:value-type="float">
            <text:p>6.879892</text:p>
          </table:table-cell>
          <table:table-cell office:value-type="float" office:value="6.384179" calcext:value-type="float">
            <text:p>6.384179</text:p>
          </table:table-cell>
          <table:table-cell table:formula="of:=POWER([.C580]-6.75;2)" office:value-type="float" office:value="0.133825004041" calcext:value-type="float">
            <text:p>0.13382500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66445" calcext:value-type="float">
            <text:p>6.866445</text:p>
          </table:table-cell>
          <table:table-cell office:value-type="float" office:value="6.3814890851" calcext:value-type="float">
            <text:p>6.3814890851</text:p>
          </table:table-cell>
          <table:table-cell table:formula="of:=POWER([.C581]-6.75;2)" office:value-type="float" office:value="0.135800294400435" calcext:value-type="float">
            <text:p>0.135800294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50261" calcext:value-type="float">
            <text:p>6.850261</text:p>
          </table:table-cell>
          <table:table-cell office:value-type="float" office:value="6.3790663191" calcext:value-type="float">
            <text:p>6.3790663191</text:p>
          </table:table-cell>
          <table:table-cell table:formula="of:=POWER([.C582]-6.75;2)" office:value-type="float" office:value="0.137591795626023" calcext:value-type="float">
            <text:p>0.1375917956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833581" calcext:value-type="float">
            <text:p>6.833581</text:p>
          </table:table-cell>
          <table:table-cell office:value-type="float" office:value="6.3769176596" calcext:value-type="float">
            <text:p>6.3769176596</text:p>
          </table:table-cell>
          <table:table-cell table:formula="of:=POWER([.C583]-6.75;2)" office:value-type="float" office:value="0.139190432718341" calcext:value-type="float">
            <text:p>0.1391904327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1906" calcext:value-type="float">
            <text:p>6.81906</text:p>
          </table:table-cell>
          <table:table-cell office:value-type="float" office:value="6.3750190106" calcext:value-type="float">
            <text:p>6.3750190106</text:p>
          </table:table-cell>
          <table:table-cell table:formula="of:=POWER([.C584]-6.75;2)" office:value-type="float" office:value="0.140610742411403" calcext:value-type="float">
            <text:p>0.140610742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809489" calcext:value-type="float">
            <text:p>6.809489</text:p>
          </table:table-cell>
          <table:table-cell office:value-type="float" office:value="6.3733313191" calcext:value-type="float">
            <text:p>6.3733313191</text:p>
          </table:table-cell>
          <table:table-cell table:formula="of:=POWER([.C585]-6.75;2)" office:value-type="float" office:value="0.141879295170946" calcext:value-type="float">
            <text:p>0.141879295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0692" calcext:value-type="float">
            <text:p>6.80692</text:p>
          </table:table-cell>
          <table:table-cell office:value-type="float" office:value="6.3718228404" calcext:value-type="float">
            <text:p>6.3718228404</text:p>
          </table:table-cell>
          <table:table-cell table:formula="of:=POWER([.C586]-6.75;2)" office:value-type="float" office:value="0.143017964043124" calcext:value-type="float">
            <text:p>0.143017964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11661" calcext:value-type="float">
            <text:p>6.811661</text:p>
          </table:table-cell>
          <table:table-cell office:value-type="float" office:value="6.3704841596" calcext:value-type="float">
            <text:p>6.3704841596</text:p>
          </table:table-cell>
          <table:table-cell table:formula="of:=POWER([.C587]-6.75;2)" office:value-type="float" office:value="0.144032273114518" calcext:value-type="float">
            <text:p>0.144032273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21945" calcext:value-type="float">
            <text:p>6.821945</text:p>
          </table:table-cell>
          <table:table-cell office:value-type="float" office:value="6.3693264574" calcext:value-type="float">
            <text:p>6.3693264574</text:p>
          </table:table-cell>
          <table:table-cell table:formula="of:=POWER([.C588]-6.75;2)" office:value-type="float" office:value="0.144912346035634" calcext:value-type="float">
            <text:p>0.144912346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34564" calcext:value-type="float">
            <text:p>6.834564</text:p>
          </table:table-cell>
          <table:table-cell office:value-type="float" office:value="6.3683625319" calcext:value-type="float">
            <text:p>6.3683625319</text:p>
          </table:table-cell>
          <table:table-cell table:formula="of:=POWER([.C589]-6.75;2)" office:value-type="float" office:value="0.145647157057779" calcext:value-type="float">
            <text:p>0.145647157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45983" calcext:value-type="float">
            <text:p>6.845983</text:p>
          </table:table-cell>
          <table:table-cell office:value-type="float" office:value="6.3675822979" calcext:value-type="float">
            <text:p>6.3675822979</text:p>
          </table:table-cell>
          <table:table-cell table:formula="of:=POWER([.C590]-6.75;2)" office:value-type="float" office:value="0.146243298879444" calcext:value-type="float">
            <text:p>0.1462432989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53205" calcext:value-type="float">
            <text:p>6.853205</text:p>
          </table:table-cell>
          <table:table-cell office:value-type="float" office:value="6.366941617" calcext:value-type="float">
            <text:p>6.366941617</text:p>
          </table:table-cell>
          <table:table-cell table:formula="of:=POWER([.C591]-6.75;2)" office:value-type="float" office:value="0.146733724786575" calcext:value-type="float">
            <text:p>0.1467337248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853982" calcext:value-type="float">
            <text:p>6.853982</text:p>
          </table:table-cell>
          <table:table-cell office:value-type="float" office:value="6.3663773404" calcext:value-type="float">
            <text:p>6.3663773404</text:p>
          </table:table-cell>
          <table:table-cell table:formula="of:=POWER([.C592]-6.75;2)" office:value-type="float" office:value="0.147166344958578" calcext:value-type="float">
            <text:p>0.14716634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46635" calcext:value-type="float">
            <text:p>6.846635</text:p>
          </table:table-cell>
          <table:table-cell office:value-type="float" office:value="6.3658451383" calcext:value-type="float">
            <text:p>6.3658451383</text:p>
          </table:table-cell>
          <table:table-cell table:formula="of:=POWER([.C593]-6.75;2)" office:value-type="float" office:value="0.147574957767746" calcext:value-type="float">
            <text:p>0.147574957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829969" calcext:value-type="float">
            <text:p>6.829969</text:p>
          </table:table-cell>
          <table:table-cell office:value-type="float" office:value="6.3653592234" calcext:value-type="float">
            <text:p>6.3653592234</text:p>
          </table:table-cell>
          <table:table-cell table:formula="of:=POWER([.C594]-6.75;2)" office:value-type="float" office:value="0.147948527023451" calcext:value-type="float">
            <text:p>0.147948527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03562" calcext:value-type="float">
            <text:p>6.803562</text:p>
          </table:table-cell>
          <table:table-cell office:value-type="float" office:value="6.3650086383" calcext:value-type="float">
            <text:p>6.3650086383</text:p>
          </table:table-cell>
          <table:table-cell table:formula="of:=POWER([.C595]-6.75;2)" office:value-type="float" office:value="0.14821834858362" calcext:value-type="float">
            <text:p>0.1482183486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6823" calcext:value-type="float">
            <text:p>6.76823</text:p>
          </table:table-cell>
          <table:table-cell office:value-type="float" office:value="6.3649376809" calcext:value-type="float">
            <text:p>6.3649376809</text:p>
          </table:table-cell>
          <table:table-cell table:formula="of:=POWER([.C596]-6.75;2)" office:value-type="float" office:value="0.14827298959067" calcext:value-type="float">
            <text:p>0.148272989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26261" calcext:value-type="float">
            <text:p>6.726261</text:p>
          </table:table-cell>
          <table:table-cell office:value-type="float" office:value="6.3653004255" calcext:value-type="float">
            <text:p>6.3653004255</text:p>
          </table:table-cell>
          <table:table-cell table:formula="of:=POWER([.C597]-6.75;2)" office:value-type="float" office:value="0.147993762620481" calcext:value-type="float">
            <text:p>0.147993762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81124" calcext:value-type="float">
            <text:p>6.681124</text:p>
          </table:table-cell>
          <table:table-cell office:value-type="float" office:value="6.3662136064" calcext:value-type="float">
            <text:p>6.3662136064</text:p>
          </table:table-cell>
          <table:table-cell table:formula="of:=POWER([.C598]-6.75;2)" office:value-type="float" office:value="0.147291995912494" calcext:value-type="float">
            <text:p>0.147291995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636734" calcext:value-type="float">
            <text:p>6.636734</text:p>
          </table:table-cell>
          <table:table-cell office:value-type="float" office:value="6.3677292553" calcext:value-type="float">
            <text:p>6.3677292553</text:p>
          </table:table-cell>
          <table:table-cell table:formula="of:=POWER([.C599]-6.75;2)" office:value-type="float" office:value="0.146130922253492" calcext:value-type="float">
            <text:p>0.1461309223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59663" calcext:value-type="float">
            <text:p>6.59663</text:p>
          </table:table-cell>
          <table:table-cell office:value-type="float" office:value="6.369832383" calcext:value-type="float">
            <text:p>6.369832383</text:p>
          </table:table-cell>
          <table:table-cell table:formula="of:=POWER([.C600]-6.75;2)" office:value-type="float" office:value="0.144527417015458" calcext:value-type="float">
            <text:p>0.14452741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563471" calcext:value-type="float">
            <text:p>6.563471</text:p>
          </table:table-cell>
          <table:table-cell office:value-type="float" office:value="6.3724552021" calcext:value-type="float">
            <text:p>6.3724552021</text:p>
          </table:table-cell>
          <table:table-cell table:formula="of:=POWER([.C601]-6.75;2)" office:value-type="float" office:value="0.142540074421352" calcext:value-type="float">
            <text:p>0.142540074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38965" calcext:value-type="float">
            <text:p>6.538965</text:p>
          </table:table-cell>
          <table:table-cell office:value-type="float" office:value="6.3754955638" calcext:value-type="float">
            <text:p>6.3754955638</text:p>
          </table:table-cell>
          <table:table-cell table:formula="of:=POWER([.C602]-6.75;2)" office:value-type="float" office:value="0.14025357273348" calcext:value-type="float">
            <text:p>0.140253572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524011" calcext:value-type="float">
            <text:p>6.524011</text:p>
          </table:table-cell>
          <table:table-cell office:value-type="float" office:value="6.378832883" calcext:value-type="float">
            <text:p>6.378832883</text:p>
          </table:table-cell>
          <table:table-cell table:formula="of:=POWER([.C603]-6.75;2)" office:value-type="float" office:value="0.137765028742091" calcext:value-type="float">
            <text:p>0.137765028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518701" calcext:value-type="float">
            <text:p>6.518701</text:p>
          </table:table-cell>
          <table:table-cell office:value-type="float" office:value="6.3823414894" calcext:value-type="float">
            <text:p>6.3823414894</text:p>
          </table:table-cell>
          <table:table-cell table:formula="of:=POWER([.C604]-6.75;2)" office:value-type="float" office:value="0.13517278041661" calcext:value-type="float">
            <text:p>0.135172780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522022" calcext:value-type="float">
            <text:p>6.522022</text:p>
          </table:table-cell>
          <table:table-cell office:value-type="float" office:value="6.3859036064" calcext:value-type="float">
            <text:p>6.3859036064</text:p>
          </table:table-cell>
          <table:table-cell table:formula="of:=POWER([.C605]-6.75;2)" office:value-type="float" office:value="0.132566183832526" calcext:value-type="float">
            <text:p>0.1325661838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31507" calcext:value-type="float">
            <text:p>6.531507</text:p>
          </table:table-cell>
          <table:table-cell office:value-type="float" office:value="6.3894227553" calcext:value-type="float">
            <text:p>6.3894227553</text:p>
          </table:table-cell>
          <table:table-cell table:formula="of:=POWER([.C606]-6.75;2)" office:value-type="float" office:value="0.130015949395444" calcext:value-type="float">
            <text:p>0.1300159494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543292" calcext:value-type="float">
            <text:p>6.543292</text:p>
          </table:table-cell>
          <table:table-cell office:value-type="float" office:value="6.3928362021" calcext:value-type="float">
            <text:p>6.3928362021</text:p>
          </table:table-cell>
          <table:table-cell table:formula="of:=POWER([.C607]-6.75;2)" office:value-type="float" office:value="0.127565978530352" calcext:value-type="float">
            <text:p>0.127565978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552864" calcext:value-type="float">
            <text:p>6.552864</text:p>
          </table:table-cell>
          <table:table-cell office:value-type="float" office:value="6.3961240745" calcext:value-type="float">
            <text:p>6.3961240745</text:p>
          </table:table-cell>
          <table:table-cell table:formula="of:=POWER([.C608]-6.75;2)" office:value-type="float" office:value="0.125228170648481" calcext:value-type="float">
            <text:p>0.1252281706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56298" calcext:value-type="float">
            <text:p>6.556298</text:p>
          </table:table-cell>
          <table:table-cell office:value-type="float" office:value="6.3993122872" calcext:value-type="float">
            <text:p>6.3993122872</text:p>
          </table:table-cell>
          <table:table-cell table:formula="of:=POWER([.C609]-6.75;2)" office:value-type="float" office:value="0.122981871908895" calcext:value-type="float">
            <text:p>0.122981871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51414" calcext:value-type="float">
            <text:p>6.551414</text:p>
          </table:table-cell>
          <table:table-cell office:value-type="float" office:value="6.4024660319" calcext:value-type="float">
            <text:p>6.4024660319</text:p>
          </table:table-cell>
          <table:table-cell table:formula="of:=POWER([.C610]-6.75;2)" office:value-type="float" office:value="0.120779858983332" calcext:value-type="float">
            <text:p>0.120779859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38351" calcext:value-type="float">
            <text:p>6.538351</text:p>
          </table:table-cell>
          <table:table-cell office:value-type="float" office:value="6.4056720426" calcext:value-type="float">
            <text:p>6.4056720426</text:p>
          </table:table-cell>
          <table:table-cell table:formula="of:=POWER([.C611]-6.75;2)" office:value-type="float" office:value="0.118561742247256" calcext:value-type="float">
            <text:p>0.118561742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519425" calcext:value-type="float">
            <text:p>6.519425</text:p>
          </table:table-cell>
          <table:table-cell office:value-type="float" office:value="6.4090113511" calcext:value-type="float">
            <text:p>6.4090113511</text:p>
          </table:table-cell>
          <table:table-cell table:formula="of:=POWER([.C612]-6.75;2)" office:value-type="float" office:value="0.116273258678647" calcext:value-type="float">
            <text:p>0.116273258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498465" calcext:value-type="float">
            <text:p>6.498465</text:p>
          </table:table-cell>
          <table:table-cell office:value-type="float" office:value="6.4125299362" calcext:value-type="float">
            <text:p>6.4125299362</text:p>
          </table:table-cell>
          <table:table-cell table:formula="of:=POWER([.C613]-6.75;2)" office:value-type="float" office:value="0.113886043961176" calcext:value-type="float">
            <text:p>0.113886044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479851" calcext:value-type="float">
            <text:p>6.479851</text:p>
          </table:table-cell>
          <table:table-cell office:value-type="float" office:value="6.416218234" calcext:value-type="float">
            <text:p>6.416218234</text:p>
          </table:table-cell>
          <table:table-cell table:formula="of:=POWER([.C614]-6.75;2)" office:value-type="float" office:value="0.111410267314078" calcext:value-type="float">
            <text:p>0.111410267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4673" calcext:value-type="float">
            <text:p>6.4673</text:p>
          </table:table-cell>
          <table:table-cell office:value-type="float" office:value="6.4200096383" calcext:value-type="float">
            <text:p>6.4200096383</text:p>
          </table:table-cell>
          <table:table-cell table:formula="of:=POWER([.C615]-6.75;2)" office:value-type="float" office:value="0.108893638814897" calcext:value-type="float">
            <text:p>0.108893638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4624" calcext:value-type="float">
            <text:p>6.4624</text:p>
          </table:table-cell>
          <table:table-cell office:value-type="float" office:value="6.4238016915" calcext:value-type="float">
            <text:p>6.4238016915</text:p>
          </table:table-cell>
          <table:table-cell table:formula="of:=POWER([.C616]-6.75;2)" office:value-type="float" office:value="0.106405336468261" calcext:value-type="float">
            <text:p>0.106405336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46317" calcext:value-type="float">
            <text:p>6.46317</text:p>
          </table:table-cell>
          <table:table-cell office:value-type="float" office:value="6.4274951702" calcext:value-type="float">
            <text:p>6.4274951702</text:p>
          </table:table-cell>
          <table:table-cell table:formula="of:=POWER([.C617]-6.75;2)" office:value-type="float" office:value="0.104009365244327" calcext:value-type="float">
            <text:p>0.104009365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463314" calcext:value-type="float">
            <text:p>6.463314</text:p>
          </table:table-cell>
          <table:table-cell office:value-type="float" office:value="6.431038766" calcext:value-type="float">
            <text:p>6.431038766</text:p>
          </table:table-cell>
          <table:table-cell table:formula="of:=POWER([.C618]-6.75;2)" office:value-type="float" office:value="0.101736268794803" calcext:value-type="float">
            <text:p>0.1017362688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453" calcext:value-type="float">
            <text:p>6.453</text:p>
          </table:table-cell>
          <table:table-cell office:value-type="float" office:value="6.4344647447" calcext:value-type="float">
            <text:p>6.4344647447</text:p>
          </table:table-cell>
          <table:table-cell table:formula="of:=POWER([.C619]-6.75;2)" office:value-type="float" office:value="0.0995624973372364" calcext:value-type="float">
            <text:p>0.0995624973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421658" calcext:value-type="float">
            <text:p>6.421658</text:p>
          </table:table-cell>
          <table:table-cell office:value-type="float" office:value="6.4379031596" calcext:value-type="float">
            <text:p>6.4379031596</text:p>
          </table:table-cell>
          <table:table-cell table:formula="of:=POWER([.C620]-6.75;2)" office:value-type="float" office:value="0.0974044377876629" calcext:value-type="float">
            <text:p>0.097404437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362538" calcext:value-type="float">
            <text:p>6.362538</text:p>
          </table:table-cell>
          <table:table-cell office:value-type="float" office:value="6.4415674043" calcext:value-type="float">
            <text:p>6.4415674043</text:p>
          </table:table-cell>
          <table:table-cell table:formula="of:=POWER([.C621]-6.75;2)" office:value-type="float" office:value="0.0951306660902398" calcext:value-type="float">
            <text:p>0.095130666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277755" calcext:value-type="float">
            <text:p>6.277755</text:p>
          </table:table-cell>
          <table:table-cell office:value-type="float" office:value="6.4457075851" calcext:value-type="float">
            <text:p>6.4457075851</text:p>
          </table:table-cell>
          <table:table-cell table:formula="of:=POWER([.C622]-6.75;2)" office:value-type="float" office:value="0.0925938737656737" calcext:value-type="float">
            <text:p>0.0925938738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181574" calcext:value-type="float">
            <text:p>6.181574</text:p>
          </table:table-cell>
          <table:table-cell office:value-type="float" office:value="6.4505316489" calcext:value-type="float">
            <text:p>6.4505316489</text:p>
          </table:table-cell>
          <table:table-cell table:formula="of:=POWER([.C623]-6.75;2)" office:value-type="float" office:value="0.0896812933105528" calcext:value-type="float">
            <text:p>0.089681293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098958" calcext:value-type="float">
            <text:p>6.098958</text:p>
          </table:table-cell>
          <table:table-cell office:value-type="float" office:value="6.4561031064" calcext:value-type="float">
            <text:p>6.4561031064</text:p>
          </table:table-cell>
          <table:table-cell table:formula="of:=POWER([.C624]-6.75;2)" office:value-type="float" office:value="0.08637538406773" calcext:value-type="float">
            <text:p>0.08637538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057305" calcext:value-type="float">
            <text:p>6.057305</text:p>
          </table:table-cell>
          <table:table-cell office:value-type="float" office:value="6.4622468085" calcext:value-type="float">
            <text:p>6.4622468085</text:p>
          </table:table-cell>
          <table:table-cell table:formula="of:=POWER([.C625]-6.75;2)" office:value-type="float" office:value="0.0828018992184358" calcext:value-type="float">
            <text:p>0.082801899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073008" calcext:value-type="float">
            <text:p>6.073008</text:p>
          </table:table-cell>
          <table:table-cell office:value-type="float" office:value="6.468520266" calcext:value-type="float">
            <text:p>6.468520266</text:p>
          </table:table-cell>
          <table:table-cell table:formula="of:=POWER([.C626]-6.75;2)" office:value-type="float" office:value="0.079230840652711" calcext:value-type="float">
            <text:p>0.0792308407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1401" calcext:value-type="float">
            <text:p>6.1401</text:p>
          </table:table-cell>
          <table:table-cell office:value-type="float" office:value="6.4743065957" calcext:value-type="float">
            <text:p>6.4743065957</text:p>
          </table:table-cell>
          <table:table-cell table:formula="of:=POWER([.C627]-6.75;2)" office:value-type="float" office:value="0.0760068531745233" calcext:value-type="float">
            <text:p>0.0760068532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229408" calcext:value-type="float">
            <text:p>6.229408</text:p>
          </table:table-cell>
          <table:table-cell office:value-type="float" office:value="6.4790255" calcext:value-type="float">
            <text:p>6.4790255</text:p>
          </table:table-cell>
          <table:table-cell table:formula="of:=POWER([.C628]-6.75;2)" office:value-type="float" office:value="0.0734271796502502" calcext:value-type="float">
            <text:p>0.0734271797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29959" calcext:value-type="float">
            <text:p>6.29959</text:p>
          </table:table-cell>
          <table:table-cell office:value-type="float" office:value="6.482376" calcext:value-type="float">
            <text:p>6.482376</text:p>
          </table:table-cell>
          <table:table-cell table:formula="of:=POWER([.C629]-6.75;2)" office:value-type="float" office:value="0.0716226053759998" calcext:value-type="float">
            <text:p>0.071622605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313011" calcext:value-type="float">
            <text:p>6.313011</text:p>
          </table:table-cell>
          <table:table-cell office:value-type="float" office:value="6.4844992553" calcext:value-type="float">
            <text:p>6.4844992553</text:p>
          </table:table-cell>
          <table:table-cell table:formula="of:=POWER([.C630]-6.75;2)" office:value-type="float" office:value="0.0704906454362544" calcext:value-type="float">
            <text:p>0.0704906454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248376" calcext:value-type="float">
            <text:p>6.248376</text:p>
          </table:table-cell>
          <table:table-cell office:value-type="float" office:value="6.4860014362" calcext:value-type="float">
            <text:p>6.4860014362</text:p>
          </table:table-cell>
          <table:table-cell table:formula="of:=POWER([.C631]-6.75;2)" office:value-type="float" office:value="0.0696952416884624" calcext:value-type="float">
            <text:p>0.0696952417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106412" calcext:value-type="float">
            <text:p>6.106412</text:p>
          </table:table-cell>
          <table:table-cell office:value-type="float" office:value="6.4878385851" calcext:value-type="float">
            <text:p>6.4878385851</text:p>
          </table:table-cell>
          <table:table-cell table:formula="of:=POWER([.C632]-6.75;2)" office:value-type="float" office:value="0.0687286074623697" calcext:value-type="float">
            <text:p>0.0687286075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.908691" calcext:value-type="float">
            <text:p>5.908691</text:p>
          </table:table-cell>
          <table:table-cell office:value-type="float" office:value="6.4910941489" calcext:value-type="float">
            <text:p>6.4910941489</text:p>
          </table:table-cell>
          <table:table-cell table:formula="of:=POWER([.C633]-6.75;2)" office:value-type="float" office:value="0.0670322397338152" calcext:value-type="float">
            <text:p>0.067032239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.690771" calcext:value-type="float">
            <text:p>5.690771</text:p>
          </table:table-cell>
          <table:table-cell office:value-type="float" office:value="6.4966948936" calcext:value-type="float">
            <text:p>6.4966948936</text:p>
          </table:table-cell>
          <table:table-cell table:formula="of:=POWER([.C634]-6.75;2)" office:value-type="float" office:value="0.0641634769283153" calcext:value-type="float">
            <text:p>0.0641634769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490453" calcext:value-type="float">
            <text:p>5.490453</text:p>
          </table:table-cell>
          <table:table-cell office:value-type="float" office:value="6.5051397128" calcext:value-type="float">
            <text:p>6.5051397128</text:p>
          </table:table-cell>
          <table:table-cell table:formula="of:=POWER([.C635]-6.75;2)" office:value-type="float" office:value="0.0599565602476664" calcext:value-type="float">
            <text:p>0.0599565602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.33214" calcext:value-type="float">
            <text:p>5.33214</text:p>
          </table:table-cell>
          <table:table-cell office:value-type="float" office:value="6.5163510957" calcext:value-type="float">
            <text:p>6.5163510957</text:p>
          </table:table-cell>
          <table:table-cell table:formula="of:=POWER([.C636]-6.75;2)" office:value-type="float" office:value="0.0545918104805905" calcext:value-type="float">
            <text:p>0.0545918105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.208043" calcext:value-type="float">
            <text:p>5.208043</text:p>
          </table:table-cell>
          <table:table-cell office:value-type="float" office:value="6.5297574468" calcext:value-type="float">
            <text:p>6.5297574468</text:p>
          </table:table-cell>
          <table:table-cell table:formula="of:=POWER([.C637]-6.75;2)" office:value-type="float" office:value="0.048506782240055" calcext:value-type="float">
            <text:p>0.0485067822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039411" calcext:value-type="float">
            <text:p>5.039411</text:p>
          </table:table-cell>
          <table:table-cell office:value-type="float" office:value="6.5446721915" calcext:value-type="float">
            <text:p>6.5446721915</text:p>
          </table:table-cell>
          <table:table-cell table:formula="of:=POWER([.C638]-6.75;2)" office:value-type="float" office:value="0.0421595089434126" calcext:value-type="float">
            <text:p>0.0421595089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290702" calcext:value-type="float">
            <text:p>4.290702</text:p>
          </table:table-cell>
          <table:table-cell office:value-type="float" office:value="6.5611631277" calcext:value-type="float">
            <text:p>6.5611631277</text:p>
          </table:table-cell>
          <table:table-cell table:formula="of:=POWER([.C639]-6.75;2)" office:value-type="float" office:value="0.0356593643400463" calcext:value-type="float">
            <text:p>0.0356593643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868517" calcext:value-type="float">
            <text:p>7.868517</text:p>
          </table:table-cell>
          <table:table-cell office:value-type="float" office:value="6.5850497872" calcext:value-type="float">
            <text:p>6.5850497872</text:p>
          </table:table-cell>
          <table:table-cell table:formula="of:=POWER([.C640]-6.75;2)" office:value-type="float" office:value="0.0272085727027653" calcext:value-type="float">
            <text:p>0.0272085727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27645" calcext:value-type="float">
            <text:p>6.27645</text:p>
          </table:table-cell>
          <table:table-cell office:value-type="float" office:value="6.5701094362" calcext:value-type="float">
            <text:p>6.5701094362</text:p>
          </table:table-cell>
          <table:table-cell table:formula="of:=POWER([.C641]-6.75;2)" office:value-type="float" office:value="0.0323606149442818" calcext:value-type="float">
            <text:p>0.0323606149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062255" calcext:value-type="float">
            <text:p>6.062255</text:p>
          </table:table-cell>
          <table:table-cell office:value-type="float" office:value="6.5713275851" calcext:value-type="float">
            <text:p>6.5713275851</text:p>
          </table:table-cell>
          <table:table-cell table:formula="of:=POWER([.C642]-6.75;2)" office:value-type="float" office:value="0.0319238318461978" calcext:value-type="float">
            <text:p>0.0319238318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98769" calcext:value-type="float">
            <text:p>5.98769</text:p>
          </table:table-cell>
          <table:table-cell office:value-type="float" office:value="6.5741714681" calcext:value-type="float">
            <text:p>6.5741714681</text:p>
          </table:table-cell>
          <table:table-cell table:formula="of:=POWER([.C643]-6.75;2)" office:value-type="float" office:value="0.0309156726301092" calcext:value-type="float">
            <text:p>0.030915672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962185" calcext:value-type="float">
            <text:p>5.962185</text:p>
          </table:table-cell>
          <table:table-cell office:value-type="float" office:value="6.5773437979" calcext:value-type="float">
            <text:p>6.5773437979</text:p>
          </table:table-cell>
          <table:table-cell table:formula="of:=POWER([.C644]-6.75;2)" office:value-type="float" office:value="0.029810164123596" calcext:value-type="float">
            <text:p>0.0298101641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967666" calcext:value-type="float">
            <text:p>5.967666</text:p>
          </table:table-cell>
          <table:table-cell office:value-type="float" office:value="6.5805124787" calcext:value-type="float">
            <text:p>6.5805124787</text:p>
          </table:table-cell>
          <table:table-cell table:formula="of:=POWER([.C645]-6.75;2)" office:value-type="float" office:value="0.0287260198764179" calcext:value-type="float">
            <text:p>0.0287260199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996044" calcext:value-type="float">
            <text:p>5.996044</text:p>
          </table:table-cell>
          <table:table-cell office:value-type="float" office:value="6.5835166064" calcext:value-type="float">
            <text:p>6.5835166064</text:p>
          </table:table-cell>
          <table:table-cell table:formula="of:=POWER([.C646]-6.75;2)" office:value-type="float" office:value="0.0277167203445725" calcext:value-type="float">
            <text:p>0.0277167203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038639" calcext:value-type="float">
            <text:p>6.038639</text:p>
          </table:table-cell>
          <table:table-cell office:value-type="float" office:value="6.5862660745" calcext:value-type="float">
            <text:p>6.5862660745</text:p>
          </table:table-cell>
          <table:table-cell table:formula="of:=POWER([.C647]-6.75;2)" office:value-type="float" office:value="0.0268087983596395" calcext:value-type="float">
            <text:p>0.0268087984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085742" calcext:value-type="float">
            <text:p>6.085742</text:p>
          </table:table-cell>
          <table:table-cell office:value-type="float" office:value="6.5887566277" calcext:value-type="float">
            <text:p>6.5887566277</text:p>
          </table:table-cell>
          <table:table-cell table:formula="of:=POWER([.C648]-6.75;2)" office:value-type="float" office:value="0.0259994251106762" calcext:value-type="float">
            <text:p>0.025999425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128819" calcext:value-type="float">
            <text:p>6.128819</text:p>
          </table:table-cell>
          <table:table-cell office:value-type="float" office:value="6.5910730106" calcext:value-type="float">
            <text:p>6.5910730106</text:p>
          </table:table-cell>
          <table:table-cell table:formula="of:=POWER([.C649]-6.75;2)" office:value-type="float" office:value="0.0252577879597478" calcext:value-type="float">
            <text:p>0.02525778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162854" calcext:value-type="float">
            <text:p>6.162854</text:p>
          </table:table-cell>
          <table:table-cell office:value-type="float" office:value="6.5933481596" calcext:value-type="float">
            <text:p>6.5933481596</text:p>
          </table:table-cell>
          <table:table-cell table:formula="of:=POWER([.C650]-6.75;2)" office:value-type="float" office:value="0.0245397991007072" calcext:value-type="float">
            <text:p>0.024539799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187613" calcext:value-type="float">
            <text:p>6.187613</text:p>
          </table:table-cell>
          <table:table-cell office:value-type="float" office:value="6.5956844043" calcext:value-type="float">
            <text:p>6.5956844043</text:p>
          </table:table-cell>
          <table:table-cell table:formula="of:=POWER([.C651]-6.75;2)" office:value-type="float" office:value="0.0238133030762458" calcext:value-type="float">
            <text:p>0.023813303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207005" calcext:value-type="float">
            <text:p>6.207005</text:p>
          </table:table-cell>
          <table:table-cell office:value-type="float" office:value="6.598060734" calcext:value-type="float">
            <text:p>6.598060734</text:p>
          </table:table-cell>
          <table:table-cell table:formula="of:=POWER([.C652]-6.75;2)" office:value-type="float" office:value="0.0230855405526188" calcext:value-type="float">
            <text:p>0.023085540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22648" calcext:value-type="float">
            <text:p>6.22648</text:p>
          </table:table-cell>
          <table:table-cell office:value-type="float" office:value="6.6002633298" calcext:value-type="float">
            <text:p>6.6002633298</text:p>
          </table:table-cell>
          <table:table-cell table:formula="of:=POWER([.C653]-6.75;2)" office:value-type="float" office:value="0.0224210704025836" calcext:value-type="float">
            <text:p>0.0224210704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249649" calcext:value-type="float">
            <text:p>6.249649</text:p>
          </table:table-cell>
          <table:table-cell office:value-type="float" office:value="6.6018815319" calcext:value-type="float">
            <text:p>6.6018815319</text:p>
          </table:table-cell>
          <table:table-cell table:formula="of:=POWER([.C654]-6.75;2)" office:value-type="float" office:value="0.0219390805922907" calcext:value-type="float">
            <text:p>0.0219390806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276133" calcext:value-type="float">
            <text:p>6.276133</text:p>
          </table:table-cell>
          <table:table-cell office:value-type="float" office:value="6.6023972766" calcext:value-type="float">
            <text:p>6.6023972766</text:p>
          </table:table-cell>
          <table:table-cell table:formula="of:=POWER([.C655]-6.75;2)" office:value-type="float" office:value="0.021786563955097" calcext:value-type="float">
            <text:p>0.021786564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302113" calcext:value-type="float">
            <text:p>6.302113</text:p>
          </table:table-cell>
          <table:table-cell office:value-type="float" office:value="6.6013591596" calcext:value-type="float">
            <text:p>6.6013591596</text:p>
          </table:table-cell>
          <table:table-cell table:formula="of:=POWER([.C656]-6.75;2)" office:value-type="float" office:value="0.0220940994348182" calcext:value-type="float">
            <text:p>0.0220940994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323191" calcext:value-type="float">
            <text:p>6.323191</text:p>
          </table:table-cell>
          <table:table-cell office:value-type="float" office:value="6.5985856809" calcext:value-type="float">
            <text:p>6.5985856809</text:p>
          </table:table-cell>
          <table:table-cell table:formula="of:=POWER([.C657]-6.75;2)" office:value-type="float" office:value="0.0229262960285165" calcext:value-type="float">
            <text:p>0.022926296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337581" calcext:value-type="float">
            <text:p>6.337581</text:p>
          </table:table-cell>
          <table:table-cell office:value-type="float" office:value="6.5943059894" calcext:value-type="float">
            <text:p>6.5943059894</text:p>
          </table:table-cell>
          <table:table-cell table:formula="of:=POWER([.C658]-6.75;2)" office:value-type="float" office:value="0.0242406249367128" calcext:value-type="float">
            <text:p>0.0242406249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347451" calcext:value-type="float">
            <text:p>6.347451</text:p>
          </table:table-cell>
          <table:table-cell office:value-type="float" office:value="6.5891372021" calcext:value-type="float">
            <text:p>6.5891372021</text:p>
          </table:table-cell>
          <table:table-cell table:formula="of:=POWER([.C659]-6.75;2)" office:value-type="float" office:value="0.0258768397482163" calcext:value-type="float">
            <text:p>0.0258768397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357542" calcext:value-type="float">
            <text:p>6.357542</text:p>
          </table:table-cell>
          <table:table-cell office:value-type="float" office:value="6.5838387979" calcext:value-type="float">
            <text:p>6.5838387979</text:p>
          </table:table-cell>
          <table:table-cell table:formula="of:=POWER([.C660]-6.75;2)" office:value-type="float" office:value="0.0276095450833169" calcext:value-type="float">
            <text:p>0.027609545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372075" calcext:value-type="float">
            <text:p>6.372075</text:p>
          </table:table-cell>
          <table:table-cell office:value-type="float" office:value="6.5788731702" calcext:value-type="float">
            <text:p>6.5788731702</text:p>
          </table:table-cell>
          <table:table-cell table:formula="of:=POWER([.C661]-6.75;2)" office:value-type="float" office:value="0.0292843918773983" calcext:value-type="float">
            <text:p>0.0292843919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392119" calcext:value-type="float">
            <text:p>6.392119</text:p>
          </table:table-cell>
          <table:table-cell office:value-type="float" office:value="6.5737775532" calcext:value-type="float">
            <text:p>6.5737775532</text:p>
          </table:table-cell>
          <table:table-cell table:formula="of:=POWER([.C662]-6.75;2)" office:value-type="float" office:value="0.0310543507561787" calcext:value-type="float">
            <text:p>0.0310543508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415308" calcext:value-type="float">
            <text:p>6.415308</text:p>
          </table:table-cell>
          <table:table-cell office:value-type="float" office:value="6.565192117" calcext:value-type="float">
            <text:p>6.565192117</text:p>
          </table:table-cell>
          <table:table-cell table:formula="of:=POWER([.C663]-6.75;2)" office:value-type="float" office:value="0.0341539536189415" calcext:value-type="float">
            <text:p>0.034153953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437997" calcext:value-type="float">
            <text:p>6.437997</text:p>
          </table:table-cell>
          <table:table-cell office:value-type="float" office:value="6.5563599894" calcext:value-type="float">
            <text:p>6.5563599894</text:p>
          </table:table-cell>
          <table:table-cell table:formula="of:=POWER([.C664]-6.75;2)" office:value-type="float" office:value="0.0374964537051682" calcext:value-type="float">
            <text:p>0.037496453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458107" calcext:value-type="float">
            <text:p>6.458107</text:p>
          </table:table-cell>
          <table:table-cell office:value-type="float" office:value="6.567636883" calcext:value-type="float">
            <text:p>6.567636883</text:p>
          </table:table-cell>
          <table:table-cell table:formula="of:=POWER([.C665]-6.75;2)" office:value-type="float" office:value="0.0332563064419555" calcext:value-type="float">
            <text:p>0.0332563064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476424" calcext:value-type="float">
            <text:p>6.476424</text:p>
          </table:table-cell>
          <table:table-cell office:value-type="float" office:value="6.5721874574" calcext:value-type="float">
            <text:p>6.5721874574</text:p>
          </table:table-cell>
          <table:table-cell table:formula="of:=POWER([.C666]-6.75;2)" office:value-type="float" office:value="0.0316173003058768" calcext:value-type="float">
            <text:p>0.0316173003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495477" calcext:value-type="float">
            <text:p>6.495477</text:p>
          </table:table-cell>
          <table:table-cell office:value-type="float" office:value="6.5729045106" calcext:value-type="float">
            <text:p>6.5729045106</text:p>
          </table:table-cell>
          <table:table-cell table:formula="of:=POWER([.C667]-6.75;2)" office:value-type="float" office:value="0.0313628123658255" calcext:value-type="float">
            <text:p>0.0313628124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517076" calcext:value-type="float">
            <text:p>6.517076</text:p>
          </table:table-cell>
          <table:table-cell office:value-type="float" office:value="6.5704265957" calcext:value-type="float">
            <text:p>6.5704265957</text:p>
          </table:table-cell>
          <table:table-cell table:formula="of:=POWER([.C668]-6.75;2)" office:value-type="float" office:value="0.0322466075318913" calcext:value-type="float">
            <text:p>0.0322466075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40648" calcext:value-type="float">
            <text:p>6.540648</text:p>
          </table:table-cell>
          <table:table-cell office:value-type="float" office:value="6.5653669574" calcext:value-type="float">
            <text:p>6.5653669574</text:p>
          </table:table-cell>
          <table:table-cell table:formula="of:=POWER([.C669]-6.75;2)" office:value-type="float" office:value="0.0340893604197333" calcext:value-type="float">
            <text:p>0.0340893604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563699" calcext:value-type="float">
            <text:p>6.563699</text:p>
          </table:table-cell>
          <table:table-cell office:value-type="float" office:value="6.5585534149" calcext:value-type="float">
            <text:p>6.5585534149</text:p>
          </table:table-cell>
          <table:table-cell table:formula="of:=POWER([.C670]-6.75;2)" office:value-type="float" office:value="0.0366517949464514" calcext:value-type="float">
            <text:p>0.0366517949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583809" calcext:value-type="float">
            <text:p>6.583809</text:p>
          </table:table-cell>
          <table:table-cell office:value-type="float" office:value="6.5509126702" calcext:value-type="float">
            <text:p>6.5509126702</text:p>
          </table:table-cell>
          <table:table-cell table:formula="of:=POWER([.C671]-6.75;2)" office:value-type="float" office:value="0.0396357648868941" calcext:value-type="float">
            <text:p>0.0396357649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00318" calcext:value-type="float">
            <text:p>6.600318</text:p>
          </table:table-cell>
          <table:table-cell office:value-type="float" office:value="6.5432932234" calcext:value-type="float">
            <text:p>6.5432932234</text:p>
          </table:table-cell>
          <table:table-cell table:formula="of:=POWER([.C672]-6.75;2)" office:value-type="float" office:value="0.0427276914923623" calcext:value-type="float">
            <text:p>0.0427276915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14292" calcext:value-type="float">
            <text:p>6.614292</text:p>
          </table:table-cell>
          <table:table-cell office:value-type="float" office:value="6.5363516596" calcext:value-type="float">
            <text:p>6.5363516596</text:p>
          </table:table-cell>
          <table:table-cell table:formula="of:=POWER([.C673]-6.75;2)" office:value-type="float" office:value="0.0456456133556742" calcext:value-type="float">
            <text:p>0.0456456134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62704" calcext:value-type="float">
            <text:p>6.62704</text:p>
          </table:table-cell>
          <table:table-cell office:value-type="float" office:value="6.5305166915" calcext:value-type="float">
            <text:p>6.5305166915</text:p>
          </table:table-cell>
          <table:table-cell table:formula="of:=POWER([.C674]-6.75;2)" office:value-type="float" office:value="0.0481729227101062" calcext:value-type="float">
            <text:p>0.0481729227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38705" calcext:value-type="float">
            <text:p>6.638705</text:p>
          </table:table-cell>
          <table:table-cell office:value-type="float" office:value="6.5259851383" calcext:value-type="float">
            <text:p>6.5259851383</text:p>
          </table:table-cell>
          <table:table-cell table:formula="of:=POWER([.C675]-6.75;2)" office:value-type="float" office:value="0.05018265826247" calcext:value-type="float">
            <text:p>0.0501826583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648287" calcext:value-type="float">
            <text:p>6.648287</text:p>
          </table:table-cell>
          <table:table-cell office:value-type="float" office:value="6.5227173191" calcext:value-type="float">
            <text:p>6.5227173191</text:p>
          </table:table-cell>
          <table:table-cell table:formula="of:=POWER([.C676]-6.75;2)" office:value-type="float" office:value="0.0516574170370913" calcext:value-type="float">
            <text:p>0.051657417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655108" calcext:value-type="float">
            <text:p>6.655108</text:p>
          </table:table-cell>
          <table:table-cell office:value-type="float" office:value="6.5204428723" calcext:value-type="float">
            <text:p>6.5204428723</text:p>
          </table:table-cell>
          <table:table-cell table:formula="of:=POWER([.C677]-6.75;2)" office:value-type="float" office:value="0.052696474877874" calcext:value-type="float">
            <text:p>0.0526964749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660417" calcext:value-type="float">
            <text:p>6.660417</text:p>
          </table:table-cell>
          <table:table-cell office:value-type="float" office:value="6.5187076277" calcext:value-type="float">
            <text:p>6.5187076277</text:p>
          </table:table-cell>
          <table:table-cell table:formula="of:=POWER([.C678]-6.75;2)" office:value-type="float" office:value="0.053496161484162" calcext:value-type="float">
            <text:p>0.053496161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667692" calcext:value-type="float">
            <text:p>6.667692</text:p>
          </table:table-cell>
          <table:table-cell office:value-type="float" office:value="6.5169742872" calcext:value-type="float">
            <text:p>6.5169742872</text:p>
          </table:table-cell>
          <table:table-cell table:formula="of:=POWER([.C679]-6.75;2)" office:value-type="float" office:value="0.0543009828259481" calcext:value-type="float">
            <text:p>0.0543009828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681084" calcext:value-type="float">
            <text:p>6.681084</text:p>
          </table:table-cell>
          <table:table-cell office:value-type="float" office:value="6.5147538723" calcext:value-type="float">
            <text:p>6.5147538723</text:p>
          </table:table-cell>
          <table:table-cell table:formula="of:=POWER([.C680]-6.75;2)" office:value-type="float" office:value="0.0553407405978447" calcext:value-type="float">
            <text:p>0.0553407406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02837" calcext:value-type="float">
            <text:p>6.702837</text:p>
          </table:table-cell>
          <table:table-cell office:value-type="float" office:value="6.5117207128" calcext:value-type="float">
            <text:p>6.5117207128</text:p>
          </table:table-cell>
          <table:table-cell table:formula="of:=POWER([.C681]-6.75;2)" office:value-type="float" office:value="0.0567770187085401" calcext:value-type="float">
            <text:p>0.056777018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31336" calcext:value-type="float">
            <text:p>6.731336</text:p>
          </table:table-cell>
          <table:table-cell office:value-type="float" office:value="6.5077662979" calcext:value-type="float">
            <text:p>6.5077662979</text:p>
          </table:table-cell>
          <table:table-cell table:formula="of:=POWER([.C682]-6.75;2)" office:value-type="float" office:value="0.0586771664330716" calcext:value-type="float">
            <text:p>0.0586771664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61222" calcext:value-type="float">
            <text:p>6.761222</text:p>
          </table:table-cell>
          <table:table-cell office:value-type="float" office:value="6.5029784362" calcext:value-type="float">
            <text:p>6.5029784362</text:p>
          </table:table-cell>
          <table:table-cell table:formula="of:=POWER([.C683]-6.75;2)" office:value-type="float" office:value="0.0610196529821973" calcext:value-type="float">
            <text:p>0.061019653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85759" calcext:value-type="float">
            <text:p>6.785759</text:p>
          </table:table-cell>
          <table:table-cell office:value-type="float" office:value="6.4975719255" calcext:value-type="float">
            <text:p>6.4975719255</text:p>
          </table:table-cell>
          <table:table-cell table:formula="of:=POWER([.C684]-6.75;2)" office:value-type="float" office:value="0.0637199327957776" calcext:value-type="float">
            <text:p>0.0637199328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00163" calcext:value-type="float">
            <text:p>6.800163</text:p>
          </table:table-cell>
          <table:table-cell office:value-type="float" office:value="6.4918150745" calcext:value-type="float">
            <text:p>6.4918150745</text:p>
          </table:table-cell>
          <table:table-cell table:formula="of:=POWER([.C685]-6.75;2)" office:value-type="float" office:value="0.0666594557554406" calcext:value-type="float">
            <text:p>0.066659455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03955" calcext:value-type="float">
            <text:p>6.803955</text:p>
          </table:table-cell>
          <table:table-cell office:value-type="float" office:value="6.4859797872" calcext:value-type="float">
            <text:p>6.4859797872</text:p>
          </table:table-cell>
          <table:table-cell table:formula="of:=POWER([.C686]-6.75;2)" office:value-type="float" office:value="0.0697066727669574" calcext:value-type="float">
            <text:p>0.069706672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800959" calcext:value-type="float">
            <text:p>6.800959</text:p>
          </table:table-cell>
          <table:table-cell office:value-type="float" office:value="6.4803138298" calcext:value-type="float">
            <text:p>6.4803138298</text:p>
          </table:table-cell>
          <table:table-cell table:formula="of:=POWER([.C687]-6.75;2)" office:value-type="float" office:value="0.0727306303971433" calcext:value-type="float">
            <text:p>0.0727306304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97014" calcext:value-type="float">
            <text:p>6.797014</text:p>
          </table:table-cell>
          <table:table-cell office:value-type="float" office:value="6.4750216064" calcext:value-type="float">
            <text:p>6.4750216064</text:p>
          </table:table-cell>
          <table:table-cell table:formula="of:=POWER([.C688]-6.75;2)" office:value-type="float" office:value="0.0756131169468363" calcext:value-type="float">
            <text:p>0.0756131169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96892" calcext:value-type="float">
            <text:p>6.796892</text:p>
          </table:table-cell>
          <table:table-cell office:value-type="float" office:value="6.4702468723" calcext:value-type="float">
            <text:p>6.4702468723</text:p>
          </table:table-cell>
          <table:table-cell table:formula="of:=POWER([.C689]-6.75;2)" office:value-type="float" office:value="0.0782618124579327" calcext:value-type="float">
            <text:p>0.0782618125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802328" calcext:value-type="float">
            <text:p>6.802328</text:p>
          </table:table-cell>
          <table:table-cell office:value-type="float" office:value="6.4660610745" calcext:value-type="float">
            <text:p>6.4660610745</text:p>
          </table:table-cell>
          <table:table-cell table:formula="of:=POWER([.C690]-6.75;2)" office:value-type="float" office:value="0.0806213134140947" calcext:value-type="float">
            <text:p>0.0806213134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8121" calcext:value-type="float">
            <text:p>6.8121</text:p>
          </table:table-cell>
          <table:table-cell office:value-type="float" office:value="6.4624612234" calcext:value-type="float">
            <text:p>6.4624612234</text:p>
          </table:table-cell>
          <table:table-cell table:formula="of:=POWER([.C691]-6.75;2)" office:value-type="float" office:value="0.0826785480486247" calcext:value-type="float">
            <text:p>0.082678548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23595" calcext:value-type="float">
            <text:p>6.823595</text:p>
          </table:table-cell>
          <table:table-cell office:value-type="float" office:value="6.4593758617" calcext:value-type="float">
            <text:p>6.4593758617</text:p>
          </table:table-cell>
          <table:table-cell table:formula="of:=POWER([.C692]-6.75;2)" office:value-type="float" office:value="0.0844623897626176" calcext:value-type="float">
            <text:p>0.0844623898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34428" calcext:value-type="float">
            <text:p>6.834428</text:p>
          </table:table-cell>
          <table:table-cell office:value-type="float" office:value="6.4566763085" calcext:value-type="float">
            <text:p>6.4566763085</text:p>
          </table:table-cell>
          <table:table-cell table:formula="of:=POWER([.C693]-6.75;2)" office:value-type="float" office:value="0.0860387879951874" calcext:value-type="float">
            <text:p>0.086038788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843175" calcext:value-type="float">
            <text:p>6.843175</text:p>
          </table:table-cell>
          <table:table-cell office:value-type="float" office:value="6.454195883" calcext:value-type="float">
            <text:p>6.454195883</text:p>
          </table:table-cell>
          <table:table-cell table:formula="of:=POWER([.C694]-6.75;2)" office:value-type="float" office:value="0.0875000756341499" calcext:value-type="float">
            <text:p>0.087500075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49265" calcext:value-type="float">
            <text:p>6.849265</text:p>
          </table:table-cell>
          <table:table-cell office:value-type="float" office:value="6.4517621383" calcext:value-type="float">
            <text:p>6.4517621383</text:p>
          </table:table-cell>
          <table:table-cell table:formula="of:=POWER([.C695]-6.75;2)" office:value-type="float" office:value="0.0889458221513881" calcext:value-type="float">
            <text:p>0.088945822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852673" calcext:value-type="float">
            <text:p>6.852673</text:p>
          </table:table-cell>
          <table:table-cell office:value-type="float" office:value="6.4492401809" calcext:value-type="float">
            <text:p>6.4492401809</text:p>
          </table:table-cell>
          <table:table-cell table:formula="of:=POWER([.C696]-6.75;2)" office:value-type="float" office:value="0.0904564687850645" calcext:value-type="float">
            <text:p>0.0904564688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5382" calcext:value-type="float">
            <text:p>6.85382</text:p>
          </table:table-cell>
          <table:table-cell office:value-type="float" office:value="6.4465721277" calcext:value-type="float">
            <text:p>6.4465721277</text:p>
          </table:table-cell>
          <table:table-cell table:formula="of:=POWER([.C697]-6.75;2)" office:value-type="float" office:value="0.0920684736885053" calcext:value-type="float">
            <text:p>0.092068473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5354" calcext:value-type="float">
            <text:p>6.85354</text:p>
          </table:table-cell>
          <table:table-cell office:value-type="float" office:value="6.4437920638" calcext:value-type="float">
            <text:p>6.4437920638</text:p>
          </table:table-cell>
          <table:table-cell table:formula="of:=POWER([.C698]-6.75;2)" office:value-type="float" office:value="0.0937633001918632" calcext:value-type="float">
            <text:p>0.0937633002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52822" calcext:value-type="float">
            <text:p>6.852822</text:p>
          </table:table-cell>
          <table:table-cell office:value-type="float" office:value="6.4410059043" calcext:value-type="float">
            <text:p>6.4410059043</text:p>
          </table:table-cell>
          <table:table-cell table:formula="of:=POWER([.C699]-6.75;2)" office:value-type="float" office:value="0.0954773511774608" calcext:value-type="float">
            <text:p>0.0954773512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52371" calcext:value-type="float">
            <text:p>6.852371</text:p>
          </table:table-cell>
          <table:table-cell office:value-type="float" office:value="6.4383454255" calcext:value-type="float">
            <text:p>6.4383454255</text:p>
          </table:table-cell>
          <table:table-cell table:formula="of:=POWER([.C700]-6.75;2)" office:value-type="float" office:value="0.0971285738067763" calcext:value-type="float">
            <text:p>0.097128573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52352" calcext:value-type="float">
            <text:p>6.852352</text:p>
          </table:table-cell>
          <table:table-cell office:value-type="float" office:value="6.4359203085" calcext:value-type="float">
            <text:p>6.4359203085</text:p>
          </table:table-cell>
          <table:table-cell table:formula="of:=POWER([.C701]-6.75;2)" office:value-type="float" office:value="0.0986460526127351" calcext:value-type="float">
            <text:p>0.0986460526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52556" calcext:value-type="float">
            <text:p>6.852556</text:p>
          </table:table-cell>
          <table:table-cell office:value-type="float" office:value="6.4337894149" calcext:value-type="float">
            <text:p>6.4337894149</text:p>
          </table:table-cell>
          <table:table-cell table:formula="of:=POWER([.C702]-6.75;2)" office:value-type="float" office:value="0.0999891341292845" calcext:value-type="float">
            <text:p>0.0999891341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5275" calcext:value-type="float">
            <text:p>6.85275</text:p>
          </table:table-cell>
          <table:table-cell office:value-type="float" office:value="6.4319566702" calcext:value-type="float">
            <text:p>6.4319566702</text:p>
          </table:table-cell>
          <table:table-cell table:formula="of:=POWER([.C703]-6.75;2)" office:value-type="float" office:value="0.101151559630272" calcext:value-type="float">
            <text:p>0.1011515596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52779" calcext:value-type="float">
            <text:p>6.852779</text:p>
          </table:table-cell>
          <table:table-cell office:value-type="float" office:value="6.4303838298" calcext:value-type="float">
            <text:p>6.4303838298</text:p>
          </table:table-cell>
          <table:table-cell table:formula="of:=POWER([.C704]-6.75;2)" office:value-type="float" office:value="0.102154496253315" calcext:value-type="float">
            <text:p>0.1021544963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52246" calcext:value-type="float">
            <text:p>6.852246</text:p>
          </table:table-cell>
          <table:table-cell office:value-type="float" office:value="6.4290100851" calcext:value-type="float">
            <text:p>6.4290100851</text:p>
          </table:table-cell>
          <table:table-cell table:formula="of:=POWER([.C705]-6.75;2)" office:value-type="float" office:value="0.103034525467509" calcext:value-type="float">
            <text:p>0.1030345255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50172" calcext:value-type="float">
            <text:p>6.850172</text:p>
          </table:table-cell>
          <table:table-cell office:value-type="float" office:value="6.4277739468" calcext:value-type="float">
            <text:p>6.4277739468</text:p>
          </table:table-cell>
          <table:table-cell table:formula="of:=POWER([.C706]-6.75;2)" office:value-type="float" office:value="0.103829629360849" calcext:value-type="float">
            <text:p>0.1038296294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45165" calcext:value-type="float">
            <text:p>6.845165</text:p>
          </table:table-cell>
          <table:table-cell office:value-type="float" office:value="6.4266350638" calcext:value-type="float">
            <text:p>6.4266350638</text:p>
          </table:table-cell>
          <table:table-cell table:formula="of:=POWER([.C707]-6.75;2)" office:value-type="float" office:value="0.10456488196363" calcext:value-type="float">
            <text:p>0.10456488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36243" calcext:value-type="float">
            <text:p>6.836243</text:p>
          </table:table-cell>
          <table:table-cell office:value-type="float" office:value="6.4255901596" calcext:value-type="float">
            <text:p>6.4255901596</text:p>
          </table:table-cell>
          <table:table-cell table:formula="of:=POWER([.C708]-6.75;2)" office:value-type="float" office:value="0.105241744548353" calcext:value-type="float">
            <text:p>0.1052417445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23753" calcext:value-type="float">
            <text:p>6.823753</text:p>
          </table:table-cell>
          <table:table-cell office:value-type="float" office:value="6.4246739787" calcext:value-type="float">
            <text:p>6.4246739787</text:p>
          </table:table-cell>
          <table:table-cell table:formula="of:=POWER([.C709]-6.75;2)" office:value-type="float" office:value="0.105837020134888" calcext:value-type="float">
            <text:p>0.105837020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09587" calcext:value-type="float">
            <text:p>6.809587</text:p>
          </table:table-cell>
          <table:table-cell office:value-type="float" office:value="6.4239409574" calcext:value-type="float">
            <text:p>6.4239409574</text:p>
          </table:table-cell>
          <table:table-cell table:formula="of:=POWER([.C710]-6.75;2)" office:value-type="float" office:value="0.106314499261229" calcext:value-type="float">
            <text:p>0.1063144993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96268" calcext:value-type="float">
            <text:p>6.796268</text:p>
          </table:table-cell>
          <table:table-cell office:value-type="float" office:value="6.4234356702" calcext:value-type="float">
            <text:p>6.4234356702</text:p>
          </table:table-cell>
          <table:table-cell table:formula="of:=POWER([.C711]-6.75;2)" office:value-type="float" office:value="0.106644261497723" calcext:value-type="float">
            <text:p>0.106644261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85356" calcext:value-type="float">
            <text:p>6.785356</text:p>
          </table:table-cell>
          <table:table-cell office:value-type="float" office:value="6.4231710213" calcext:value-type="float">
            <text:p>6.4231710213</text:p>
          </table:table-cell>
          <table:table-cell table:formula="of:=POWER([.C712]-6.75;2)" office:value-type="float" office:value="0.106817181318085" calcext:value-type="float">
            <text:p>0.106817181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76211" calcext:value-type="float">
            <text:p>6.776211</text:p>
          </table:table-cell>
          <table:table-cell office:value-type="float" office:value="6.4231305638" calcext:value-type="float">
            <text:p>6.4231305638</text:p>
          </table:table-cell>
          <table:table-cell table:formula="of:=POWER([.C713]-6.75;2)" office:value-type="float" office:value="0.106843628321706" calcext:value-type="float">
            <text:p>0.1068436283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66097" calcext:value-type="float">
            <text:p>6.766097</text:p>
          </table:table-cell>
          <table:table-cell office:value-type="float" office:value="6.4232952872" calcext:value-type="float">
            <text:p>6.4232952872</text:p>
          </table:table-cell>
          <table:table-cell table:formula="of:=POWER([.C714]-6.75;2)" office:value-type="float" office:value="0.10673596936573" calcext:value-type="float">
            <text:p>0.1067359694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51715" calcext:value-type="float">
            <text:p>6.751715</text:p>
          </table:table-cell>
          <table:table-cell office:value-type="float" office:value="6.423675617" calcext:value-type="float">
            <text:p>6.423675617</text:p>
          </table:table-cell>
          <table:table-cell table:formula="of:=POWER([.C715]-6.75;2)" office:value-type="float" office:value="0.106487602940331" calcext:value-type="float">
            <text:p>0.106487602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31217" calcext:value-type="float">
            <text:p>6.731217</text:p>
          </table:table-cell>
          <table:table-cell office:value-type="float" office:value="6.4243233298" calcext:value-type="float">
            <text:p>6.4243233298</text:p>
          </table:table-cell>
          <table:table-cell table:formula="of:=POWER([.C716]-6.75;2)" office:value-type="float" office:value="0.10606529351256" calcext:value-type="float">
            <text:p>0.1060652935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05291" calcext:value-type="float">
            <text:p>6.705291</text:p>
          </table:table-cell>
          <table:table-cell office:value-type="float" office:value="6.4253117021" calcext:value-type="float">
            <text:p>6.4253117021</text:p>
          </table:table-cell>
          <table:table-cell table:formula="of:=POWER([.C717]-6.75;2)" office:value-type="float" office:value="0.105422490793199" calcext:value-type="float">
            <text:p>0.105422490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676466" calcext:value-type="float">
            <text:p>6.676466</text:p>
          </table:table-cell>
          <table:table-cell office:value-type="float" office:value="6.4266970957" calcext:value-type="float">
            <text:p>6.4266970957</text:p>
          </table:table-cell>
          <table:table-cell table:formula="of:=POWER([.C718]-6.75;2)" office:value-type="float" office:value="0.104524767928815" calcext:value-type="float">
            <text:p>0.1045247679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4701" calcext:value-type="float">
            <text:p>6.64701</text:p>
          </table:table-cell>
          <table:table-cell office:value-type="float" office:value="6.4284915851" calcext:value-type="float">
            <text:p>6.4284915851</text:p>
          </table:table-cell>
          <table:table-cell table:formula="of:=POWER([.C719]-6.75;2)" office:value-type="float" office:value="0.103367660851511" calcext:value-type="float">
            <text:p>0.103367660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16923" calcext:value-type="float">
            <text:p>6.616923</text:p>
          </table:table-cell>
          <table:table-cell office:value-type="float" office:value="6.4306697447" calcext:value-type="float">
            <text:p>6.4306697447</text:p>
          </table:table-cell>
          <table:table-cell table:formula="of:=POWER([.C720]-6.75;2)" office:value-type="float" office:value="0.101971811949963" calcext:value-type="float">
            <text:p>0.101971811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83677" calcext:value-type="float">
            <text:p>6.583677</text:p>
          </table:table-cell>
          <table:table-cell office:value-type="float" office:value="6.4332063298" calcext:value-type="float">
            <text:p>6.4332063298</text:p>
          </table:table-cell>
          <table:table-cell table:formula="of:=POWER([.C721]-6.75;2)" office:value-type="float" office:value="0.100358229478786" calcext:value-type="float">
            <text:p>0.1003582295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544355" calcext:value-type="float">
            <text:p>6.544355</text:p>
          </table:table-cell>
          <table:table-cell office:value-type="float" office:value="6.4361149362" calcext:value-type="float">
            <text:p>6.4361149362</text:p>
          </table:table-cell>
          <table:table-cell table:formula="of:=POWER([.C722]-6.75;2)" office:value-type="float" office:value="0.09852383327673" calcext:value-type="float">
            <text:p>0.0985238333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499176" calcext:value-type="float">
            <text:p>6.499176</text:p>
          </table:table-cell>
          <table:table-cell office:value-type="float" office:value="6.4394516809" calcext:value-type="float">
            <text:p>6.4394516809</text:p>
          </table:table-cell>
          <table:table-cell table:formula="of:=POWER([.C723]-6.75;2)" office:value-type="float" office:value="0.0964402584958352" calcext:value-type="float">
            <text:p>0.0964402585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454216" calcext:value-type="float">
            <text:p>6.454216</text:p>
          </table:table-cell>
          <table:table-cell office:value-type="float" office:value="6.4432695" calcext:value-type="float">
            <text:p>6.4432695</text:p>
          </table:table-cell>
          <table:table-cell table:formula="of:=POWER([.C724]-6.75;2)" office:value-type="float" office:value="0.0940835996302503" calcext:value-type="float">
            <text:p>0.094083599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421068" calcext:value-type="float">
            <text:p>6.421068</text:p>
          </table:table-cell>
          <table:table-cell office:value-type="float" office:value="6.4475434149" calcext:value-type="float">
            <text:p>6.4475434149</text:p>
          </table:table-cell>
          <table:table-cell table:formula="of:=POWER([.C725]-6.75;2)" office:value-type="float" office:value="0.0914799858703534" calcext:value-type="float">
            <text:p>0.091479985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412435" calcext:value-type="float">
            <text:p>6.412435</text:p>
          </table:table-cell>
          <table:table-cell office:value-type="float" office:value="6.4521126596" calcext:value-type="float">
            <text:p>6.4521126596</text:p>
          </table:table-cell>
          <table:table-cell table:formula="of:=POWER([.C726]-6.75;2)" office:value-type="float" office:value="0.0887368675705855" calcext:value-type="float">
            <text:p>0.0887368676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435161" calcext:value-type="float">
            <text:p>6.435161</text:p>
          </table:table-cell>
          <table:table-cell office:value-type="float" office:value="6.4566860106" calcext:value-type="float">
            <text:p>6.4566860106</text:p>
          </table:table-cell>
          <table:table-cell table:formula="of:=POWER([.C727]-6.75;2)" office:value-type="float" office:value="0.0860330963777431" calcext:value-type="float">
            <text:p>0.0860330964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484584" calcext:value-type="float">
            <text:p>6.484584</text:p>
          </table:table-cell>
          <table:table-cell office:value-type="float" office:value="6.4609265106" calcext:value-type="float">
            <text:p>6.4609265106</text:p>
          </table:table-cell>
          <table:table-cell table:formula="of:=POWER([.C728]-6.75;2)" office:value-type="float" office:value="0.0835634822738918" calcext:value-type="float">
            <text:p>0.0835634823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544323" calcext:value-type="float">
            <text:p>6.544323</text:p>
          </table:table-cell>
          <table:table-cell office:value-type="float" office:value="6.4645834574" calcext:value-type="float">
            <text:p>6.4645834574</text:p>
          </table:table-cell>
          <table:table-cell table:formula="of:=POWER([.C729]-6.75;2)" office:value-type="float" office:value="0.0814626027897377" calcext:value-type="float">
            <text:p>0.0814626028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92337" calcext:value-type="float">
            <text:p>6.592337</text:p>
          </table:table-cell>
          <table:table-cell office:value-type="float" office:value="6.4676024255" calcext:value-type="float">
            <text:p>6.4676024255</text:p>
          </table:table-cell>
          <table:table-cell table:formula="of:=POWER([.C730]-6.75;2)" office:value-type="float" office:value="0.0797483900834831" calcext:value-type="float">
            <text:p>0.079748390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10029" calcext:value-type="float">
            <text:p>6.610029</text:p>
          </table:table-cell>
          <table:table-cell office:value-type="float" office:value="6.4701512766" calcext:value-type="float">
            <text:p>6.4701512766</text:p>
          </table:table-cell>
          <table:table-cell table:formula="of:=POWER([.C731]-6.75;2)" office:value-type="float" office:value="0.0783153079886096" calcext:value-type="float">
            <text:p>0.07831530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589559" calcext:value-type="float">
            <text:p>6.589559</text:p>
          </table:table-cell>
          <table:table-cell office:value-type="float" office:value="6.4725493298" calcext:value-type="float">
            <text:p>6.4725493298</text:p>
          </table:table-cell>
          <table:table-cell table:formula="of:=POWER([.C732]-6.75;2)" office:value-type="float" office:value="0.0769788743944294" calcext:value-type="float">
            <text:p>0.0769788744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36048" calcext:value-type="float">
            <text:p>6.536048</text:p>
          </table:table-cell>
          <table:table-cell office:value-type="float" office:value="6.4751403085" calcext:value-type="float">
            <text:p>6.4751403085</text:p>
          </table:table-cell>
          <table:table-cell table:formula="of:=POWER([.C733]-6.75;2)" office:value-type="float" office:value="0.075547850011475" calcext:value-type="float">
            <text:p>0.07554785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464124" calcext:value-type="float">
            <text:p>6.464124</text:p>
          </table:table-cell>
          <table:table-cell office:value-type="float" office:value="6.4781724149" calcext:value-type="float">
            <text:p>6.4781724149</text:p>
          </table:table-cell>
          <table:table-cell table:formula="of:=POWER([.C734]-6.75;2)" office:value-type="float" office:value="0.0738902360212975" calcext:value-type="float">
            <text:p>0.073890236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390956" calcext:value-type="float">
            <text:p>6.390956</text:p>
          </table:table-cell>
          <table:table-cell office:value-type="float" office:value="6.4817364255" calcext:value-type="float">
            <text:p>6.4817364255</text:p>
          </table:table-cell>
          <table:table-cell table:formula="of:=POWER([.C735]-6.75;2)" office:value-type="float" office:value="0.0719653454035169" calcext:value-type="float">
            <text:p>0.0719653454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32958" calcext:value-type="float">
            <text:p>6.32958</text:p>
          </table:table-cell>
          <table:table-cell office:value-type="float" office:value="6.4857780106" calcext:value-type="float">
            <text:p>6.4857780106</text:p>
          </table:table-cell>
          <table:table-cell table:formula="of:=POWER([.C736]-6.75;2)" office:value-type="float" office:value="0.0698132596824938" calcext:value-type="float">
            <text:p>0.0698132597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285889" calcext:value-type="float">
            <text:p>6.285889</text:p>
          </table:table-cell>
          <table:table-cell office:value-type="float" office:value="6.4901612234" calcext:value-type="float">
            <text:p>6.4901612234</text:p>
          </table:table-cell>
          <table:table-cell table:formula="of:=POWER([.C737]-6.75;2)" office:value-type="float" office:value="0.0675161898249845" calcext:value-type="float">
            <text:p>0.067516189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260041" calcext:value-type="float">
            <text:p>6.260041</text:p>
          </table:table-cell>
          <table:table-cell office:value-type="float" office:value="6.4947364043" calcext:value-type="float">
            <text:p>6.4947364043</text:p>
          </table:table-cell>
          <table:table-cell table:formula="of:=POWER([.C738]-6.75;2)" office:value-type="float" office:value="0.065159503289693" calcext:value-type="float">
            <text:p>0.0651595033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250054" calcext:value-type="float">
            <text:p>6.250054</text:p>
          </table:table-cell>
          <table:table-cell office:value-type="float" office:value="6.4993728404" calcext:value-type="float">
            <text:p>6.4993728404</text:p>
          </table:table-cell>
          <table:table-cell table:formula="of:=POWER([.C739]-6.75;2)" office:value-type="float" office:value="0.0628139731291637" calcext:value-type="float">
            <text:p>0.062813973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254494" calcext:value-type="float">
            <text:p>6.254494</text:p>
          </table:table-cell>
          <table:table-cell office:value-type="float" office:value="6.5039491596" calcext:value-type="float">
            <text:p>6.5039491596</text:p>
          </table:table-cell>
          <table:table-cell table:formula="of:=POWER([.C740]-6.75;2)" office:value-type="float" office:value="0.0605410160615461" calcext:value-type="float">
            <text:p>0.0605410161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272751" calcext:value-type="float">
            <text:p>6.272751</text:p>
          </table:table-cell>
          <table:table-cell office:value-type="float" office:value="6.5083274468" calcext:value-type="float">
            <text:p>6.5083274468</text:p>
          </table:table-cell>
          <table:table-cell table:formula="of:=POWER([.C741]-6.75;2)" office:value-type="float" office:value="0.0584056229702068" calcext:value-type="float">
            <text:p>0.058405623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303482" calcext:value-type="float">
            <text:p>6.303482</text:p>
          </table:table-cell>
          <table:table-cell office:value-type="float" office:value="6.5123454894" calcext:value-type="float">
            <text:p>6.5123454894</text:p>
          </table:table-cell>
          <table:table-cell table:formula="of:=POWER([.C742]-6.75;2)" office:value-type="float" office:value="0.0564796664085253" calcext:value-type="float">
            <text:p>0.0564796664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342683" calcext:value-type="float">
            <text:p>6.342683</text:p>
          </table:table-cell>
          <table:table-cell office:value-type="float" office:value="6.5158453723" calcext:value-type="float">
            <text:p>6.5158453723</text:p>
          </table:table-cell>
          <table:table-cell table:formula="of:=POWER([.C743]-6.75;2)" office:value-type="float" office:value="0.0548283896733255" calcext:value-type="float">
            <text:p>0.0548283897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382461" calcext:value-type="float">
            <text:p>6.382461</text:p>
          </table:table-cell>
          <table:table-cell office:value-type="float" office:value="6.5187314787" calcext:value-type="float">
            <text:p>6.5187314787</text:p>
          </table:table-cell>
          <table:table-cell table:formula="of:=POWER([.C744]-6.75;2)" office:value-type="float" office:value="0.0534851289442884" calcext:value-type="float">
            <text:p>0.0534851289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410988" calcext:value-type="float">
            <text:p>6.410988</text:p>
          </table:table-cell>
          <table:table-cell office:value-type="float" office:value="6.5210336596" calcext:value-type="float">
            <text:p>6.5210336596</text:p>
          </table:table-cell>
          <table:table-cell table:formula="of:=POWER([.C745]-6.75;2)" office:value-type="float" office:value="0.0524255850361685" calcext:value-type="float">
            <text:p>0.052425585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414049" calcext:value-type="float">
            <text:p>6.414049</text:p>
          </table:table-cell>
          <table:table-cell office:value-type="float" office:value="6.5229471809" calcext:value-type="float">
            <text:p>6.5229471809</text:p>
          </table:table-cell>
          <table:table-cell table:formula="of:=POWER([.C746]-6.75;2)" office:value-type="float" office:value="0.0515529826612573" calcext:value-type="float">
            <text:p>0.0515529827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378591" calcext:value-type="float">
            <text:p>6.378591</text:p>
          </table:table-cell>
          <table:table-cell office:value-type="float" office:value="6.5248276277" calcext:value-type="float">
            <text:p>6.5248276277</text:p>
          </table:table-cell>
          <table:table-cell table:formula="of:=POWER([.C747]-6.75;2)" office:value-type="float" office:value="0.0507025972472099" calcext:value-type="float">
            <text:p>0.0507025972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298129" calcext:value-type="float">
            <text:p>6.298129</text:p>
          </table:table-cell>
          <table:table-cell office:value-type="float" office:value="6.5271315426" calcext:value-type="float">
            <text:p>6.5271315426</text:p>
          </table:table-cell>
          <table:table-cell table:formula="of:=POWER([.C748]-6.75;2)" office:value-type="float" office:value="0.0496703493038555" calcext:value-type="float">
            <text:p>0.0496703493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17855" calcext:value-type="float">
            <text:p>6.17855</text:p>
          </table:table-cell>
          <table:table-cell office:value-type="float" office:value="6.5303083617" calcext:value-type="float">
            <text:p>6.5303083617</text:p>
          </table:table-cell>
          <table:table-cell table:formula="of:=POWER([.C749]-6.75;2)" office:value-type="float" office:value="0.0482644159389379" calcext:value-type="float">
            <text:p>0.048264415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041406" calcext:value-type="float">
            <text:p>6.041406</text:p>
          </table:table-cell>
          <table:table-cell office:value-type="float" office:value="6.5346633617" calcext:value-type="float">
            <text:p>6.5346633617</text:p>
          </table:table-cell>
          <table:table-cell table:formula="of:=POWER([.C750]-6.75;2)" office:value-type="float" office:value="0.0463698677943451" calcext:value-type="float">
            <text:p>0.0463698678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9209" calcext:value-type="float">
            <text:p>5.9209</text:p>
          </table:table-cell>
          <table:table-cell office:value-type="float" office:value="6.5402261702" calcext:value-type="float">
            <text:p>6.5402261702</text:p>
          </table:table-cell>
          <table:table-cell table:formula="of:=POWER([.C751]-6.75;2)" office:value-type="float" office:value="0.0440050596689592" calcext:value-type="float">
            <text:p>0.0440050597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851715" calcext:value-type="float">
            <text:p>5.851715</text:p>
          </table:table-cell>
          <table:table-cell office:value-type="float" office:value="6.5466779574" calcext:value-type="float">
            <text:p>6.5466779574</text:p>
          </table:table-cell>
          <table:table-cell table:formula="of:=POWER([.C752]-6.75;2)" office:value-type="float" office:value="0.0413398530070362" calcext:value-type="float">
            <text:p>0.04133985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.849401" calcext:value-type="float">
            <text:p>5.849401</text:p>
          </table:table-cell>
          <table:table-cell office:value-type="float" office:value="6.5534054787" calcext:value-type="float">
            <text:p>6.5534054787</text:p>
          </table:table-cell>
          <table:table-cell table:formula="of:=POWER([.C753]-6.75;2)" office:value-type="float" office:value="0.0386494058051761" calcext:value-type="float">
            <text:p>0.0386494058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890773" calcext:value-type="float">
            <text:p>5.890773</text:p>
          </table:table-cell>
          <table:table-cell office:value-type="float" office:value="6.5597314894" calcext:value-type="float">
            <text:p>6.5597314894</text:p>
          </table:table-cell>
          <table:table-cell table:formula="of:=POWER([.C754]-6.75;2)" office:value-type="float" office:value="0.0362021061259424" calcext:value-type="float">
            <text:p>0.0362021061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893087" calcext:value-type="float">
            <text:p>5.893087</text:p>
          </table:table-cell>
          <table:table-cell office:value-type="float" office:value="6.5653073085" calcext:value-type="float">
            <text:p>6.5653073085</text:p>
          </table:table-cell>
          <table:table-cell table:formula="of:=POWER([.C755]-6.75;2)" office:value-type="float" office:value="0.0341113902935143" calcext:value-type="float">
            <text:p>0.0341113903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.585088" calcext:value-type="float">
            <text:p>5.585088</text:p>
          </table:table-cell>
          <table:table-cell office:value-type="float" office:value="6.5706909468" calcext:value-type="float">
            <text:p>6.5706909468</text:p>
          </table:table-cell>
          <table:table-cell table:formula="of:=POWER([.C756]-6.75;2)" office:value-type="float" office:value="0.0321517365594804" calcext:value-type="float">
            <text:p>0.032151736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585088" calcext:value-type="float">
            <text:p>5.585088</text:p>
          </table:table-cell>
          <table:table-cell office:value-type="float" office:value="6.5792912872" calcext:value-type="float">
            <text:p>6.5792912872</text:p>
          </table:table-cell>
          <table:table-cell table:formula="of:=POWER([.C757]-6.75;2)" office:value-type="float" office:value="0.0291414646258328" calcext:value-type="float">
            <text:p>0.0291414646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498025" calcext:value-type="float">
            <text:p>7.498025</text:p>
          </table:table-cell>
          <table:table-cell office:value-type="float" office:value="6.5878688936" calcext:value-type="float">
            <text:p>6.5878688936</text:p>
          </table:table-cell>
          <table:table-cell table:formula="of:=POWER([.C758]-6.75;2)" office:value-type="float" office:value="0.0262864956624882" calcext:value-type="float">
            <text:p>0.0262864957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885861" calcext:value-type="float">
            <text:p>6.885861</text:p>
          </table:table-cell>
          <table:table-cell office:value-type="float" office:value="6.5760443404" calcext:value-type="float">
            <text:p>6.5760443404</text:p>
          </table:table-cell>
          <table:table-cell table:formula="of:=POWER([.C759]-6.75;2)" office:value-type="float" office:value="0.030260571506871" calcext:value-type="float">
            <text:p>0.0302605715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543827" calcext:value-type="float">
            <text:p>6.543827</text:p>
          </table:table-cell>
          <table:table-cell office:value-type="float" office:value="6.5706211596" calcext:value-type="float">
            <text:p>6.5706211596</text:p>
          </table:table-cell>
          <table:table-cell table:formula="of:=POWER([.C760]-6.75;2)" office:value-type="float" office:value="0.0321767683832487" calcext:value-type="float">
            <text:p>0.0321767684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262553" calcext:value-type="float">
            <text:p>6.262553</text:p>
          </table:table-cell>
          <table:table-cell office:value-type="float" office:value="6.568681766" calcext:value-type="float">
            <text:p>6.568681766</text:p>
          </table:table-cell>
          <table:table-cell table:formula="of:=POWER([.C761]-6.75;2)" office:value-type="float" office:value="0.0328763019808787" calcext:value-type="float">
            <text:p>0.032876302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04147" calcext:value-type="float">
            <text:p>6.04147</text:p>
          </table:table-cell>
          <table:table-cell office:value-type="float" office:value="6.5695838298" calcext:value-type="float">
            <text:p>6.5695838298</text:p>
          </table:table-cell>
          <table:table-cell table:formula="of:=POWER([.C762]-6.75;2)" office:value-type="float" office:value="0.0325499944696354" calcext:value-type="float">
            <text:p>0.0325499945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.900175" calcext:value-type="float">
            <text:p>5.900175</text:p>
          </table:table-cell>
          <table:table-cell office:value-type="float" office:value="6.5727453085" calcext:value-type="float">
            <text:p>6.5727453085</text:p>
          </table:table-cell>
          <table:table-cell table:formula="of:=POWER([.C763]-6.75;2)" office:value-type="float" office:value="0.0314192256587601" calcext:value-type="float">
            <text:p>0.031419225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.845469" calcext:value-type="float">
            <text:p>5.845469</text:p>
          </table:table-cell>
          <table:table-cell office:value-type="float" office:value="6.5774084149" calcext:value-type="float">
            <text:p>6.5774084149</text:p>
          </table:table-cell>
          <table:table-cell table:formula="of:=POWER([.C764]-6.75;2)" office:value-type="float" office:value="0.0297878552473306" calcext:value-type="float">
            <text:p>0.029787855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.867581" calcext:value-type="float">
            <text:p>5.867581</text:p>
          </table:table-cell>
          <table:table-cell office:value-type="float" office:value="6.5827340319" calcext:value-type="float">
            <text:p>6.5827340319</text:p>
          </table:table-cell>
          <table:table-cell table:formula="of:=POWER([.C765]-6.75;2)" office:value-type="float" office:value="0.0279779040844301" calcext:value-type="float">
            <text:p>0.027977904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947811" calcext:value-type="float">
            <text:p>5.947811</text:p>
          </table:table-cell>
          <table:table-cell office:value-type="float" office:value="6.5879293723" calcext:value-type="float">
            <text:p>6.5879293723</text:p>
          </table:table-cell>
          <table:table-cell table:formula="of:=POWER([.C766]-6.75;2)" office:value-type="float" office:value="0.0262668883630721" calcext:value-type="float">
            <text:p>0.0262668884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065805" calcext:value-type="float">
            <text:p>6.065805</text:p>
          </table:table-cell>
          <table:table-cell office:value-type="float" office:value="6.5923044787" calcext:value-type="float">
            <text:p>6.5923044787</text:p>
          </table:table-cell>
          <table:table-cell table:formula="of:=POWER([.C767]-6.75;2)" office:value-type="float" office:value="0.0248678774380787" calcext:value-type="float">
            <text:p>0.0248678774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201074" calcext:value-type="float">
            <text:p>6.201074</text:p>
          </table:table-cell>
          <table:table-cell office:value-type="float" office:value="6.5952797447" calcext:value-type="float">
            <text:p>6.5952797447</text:p>
          </table:table-cell>
          <table:table-cell table:formula="of:=POWER([.C768]-6.75;2)" office:value-type="float" office:value="0.0239383574000972" calcext:value-type="float">
            <text:p>0.023938357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33153" calcext:value-type="float">
            <text:p>6.33153</text:p>
          </table:table-cell>
          <table:table-cell office:value-type="float" office:value="6.5964188404" calcext:value-type="float">
            <text:p>6.5964188404</text:p>
          </table:table-cell>
          <table:table-cell table:formula="of:=POWER([.C769]-6.75;2)" office:value-type="float" office:value="0.0235871725840806" calcext:value-type="float">
            <text:p>0.0235871726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434489" calcext:value-type="float">
            <text:p>6.434489</text:p>
          </table:table-cell>
          <table:table-cell office:value-type="float" office:value="6.5955196277" calcext:value-type="float">
            <text:p>6.5955196277</text:p>
          </table:table-cell>
          <table:table-cell table:formula="of:=POWER([.C770]-6.75;2)" office:value-type="float" office:value="0.0238641854259466" calcext:value-type="float">
            <text:p>0.0238641854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491995" calcext:value-type="float">
            <text:p>6.491995</text:p>
          </table:table-cell>
          <table:table-cell office:value-type="float" office:value="6.5927198511" calcext:value-type="float">
            <text:p>6.5927198511</text:p>
          </table:table-cell>
          <table:table-cell table:formula="of:=POWER([.C771]-6.75;2)" office:value-type="float" office:value="0.0247370452380062" calcext:value-type="float">
            <text:p>0.0247370452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497483" calcext:value-type="float">
            <text:p>6.497483</text:p>
          </table:table-cell>
          <table:table-cell office:value-type="float" office:value="6.5885366489" calcext:value-type="float">
            <text:p>6.5885366489</text:p>
          </table:table-cell>
          <table:table-cell table:formula="of:=POWER([.C772]-6.75;2)" office:value-type="float" office:value="0.0260704137484419" calcext:value-type="float">
            <text:p>0.0260704137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458973" calcext:value-type="float">
            <text:p>6.458973</text:p>
          </table:table-cell>
          <table:table-cell office:value-type="float" office:value="6.583779383" calcext:value-type="float">
            <text:p>6.583779383</text:p>
          </table:table-cell>
          <table:table-cell table:formula="of:=POWER([.C773]-6.75;2)" office:value-type="float" office:value="0.0276292935158608" calcext:value-type="float">
            <text:p>0.0276292935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395967" calcext:value-type="float">
            <text:p>6.395967</text:p>
          </table:table-cell>
          <table:table-cell office:value-type="float" office:value="6.5793323936" calcext:value-type="float">
            <text:p>6.5793323936</text:p>
          </table:table-cell>
          <table:table-cell table:formula="of:=POWER([.C774]-6.75;2)" office:value-type="float" office:value="0.0291274318743054" calcext:value-type="float">
            <text:p>0.029127431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331122" calcext:value-type="float">
            <text:p>6.331122</text:p>
          </table:table-cell>
          <table:table-cell office:value-type="float" office:value="6.5758669574" calcext:value-type="float">
            <text:p>6.5758669574</text:p>
          </table:table-cell>
          <table:table-cell table:formula="of:=POWER([.C775]-6.75;2)" office:value-type="float" office:value="0.0303223165251335" calcext:value-type="float">
            <text:p>0.030322316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281277" calcext:value-type="float">
            <text:p>6.281277</text:p>
          </table:table-cell>
          <table:table-cell office:value-type="float" office:value="6.5735783511" calcext:value-type="float">
            <text:p>6.5735783511</text:p>
          </table:table-cell>
          <table:table-cell table:formula="of:=POWER([.C776]-6.75;2)" office:value-type="float" office:value="0.0311245982005948" calcext:value-type="float">
            <text:p>0.0311245982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25301" calcext:value-type="float">
            <text:p>6.25301</text:p>
          </table:table-cell>
          <table:table-cell office:value-type="float" office:value="6.5720186915" calcext:value-type="float">
            <text:p>6.5720186915</text:p>
          </table:table-cell>
          <table:table-cell table:formula="of:=POWER([.C777]-6.75;2)" office:value-type="float" office:value="0.0316773461753721" calcext:value-type="float">
            <text:p>0.0316773462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244615" calcext:value-type="float">
            <text:p>6.244615</text:p>
          </table:table-cell>
          <table:table-cell office:value-type="float" office:value="6.5699977021" calcext:value-type="float">
            <text:p>6.5699977021</text:p>
          </table:table-cell>
          <table:table-cell table:formula="of:=POWER([.C778]-6.75;2)" office:value-type="float" office:value="0.0324008272492803" calcext:value-type="float">
            <text:p>0.0324008272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251646" calcext:value-type="float">
            <text:p>6.251646</text:p>
          </table:table-cell>
          <table:table-cell office:value-type="float" office:value="6.5653230319" calcext:value-type="float">
            <text:p>6.5653230319</text:p>
          </table:table-cell>
          <table:table-cell table:formula="of:=POWER([.C779]-6.75;2)" office:value-type="float" office:value="0.0341055825466083" calcext:value-type="float">
            <text:p>0.0341055825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271355" calcext:value-type="float">
            <text:p>6.271355</text:p>
          </table:table-cell>
          <table:table-cell office:value-type="float" office:value="6.5532273085" calcext:value-type="float">
            <text:p>6.5532273085</text:p>
          </table:table-cell>
          <table:table-cell table:formula="of:=POWER([.C780]-6.75;2)" office:value-type="float" office:value="0.038719492120154" calcext:value-type="float">
            <text:p>0.038719492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30349" calcext:value-type="float">
            <text:p>6.30349</text:p>
          </table:table-cell>
          <table:table-cell office:value-type="float" office:value="6.4907673617" calcext:value-type="float">
            <text:p>6.4907673617</text:p>
          </table:table-cell>
          <table:table-cell table:formula="of:=POWER([.C781]-6.75;2)" office:value-type="float" office:value="0.0672015607599788" calcext:value-type="float">
            <text:p>0.0672015608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348189" calcext:value-type="float">
            <text:p>6.348189</text:p>
          </table:table-cell>
          <table:table-cell office:value-type="float" office:value="6.5406944574" calcext:value-type="float">
            <text:p>6.5406944574</text:p>
          </table:table-cell>
          <table:table-cell table:formula="of:=POWER([.C782]-6.75;2)" office:value-type="float" office:value="0.0438088101630805" calcext:value-type="float">
            <text:p>0.043808810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403427" calcext:value-type="float">
            <text:p>6.403427</text:p>
          </table:table-cell>
          <table:table-cell office:value-type="float" office:value="6.5507999149" calcext:value-type="float">
            <text:p>6.5507999149</text:p>
          </table:table-cell>
          <table:table-cell table:formula="of:=POWER([.C783]-6.75;2)" office:value-type="float" office:value="0.0396806739038473" calcext:value-type="float">
            <text:p>0.0396806739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463942" calcext:value-type="float">
            <text:p>6.463942</text:p>
          </table:table-cell>
          <table:table-cell office:value-type="float" office:value="6.5518479255" calcext:value-type="float">
            <text:p>6.5518479255</text:p>
          </table:table-cell>
          <table:table-cell table:formula="of:=POWER([.C784]-6.75;2)" office:value-type="float" office:value="0.0392642446286537" calcext:value-type="float">
            <text:p>0.039264244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522076" calcext:value-type="float">
            <text:p>6.522076</text:p>
          </table:table-cell>
          <table:table-cell office:value-type="float" office:value="6.5487033936" calcext:value-type="float">
            <text:p>6.5487033936</text:p>
          </table:table-cell>
          <table:table-cell table:formula="of:=POWER([.C785]-6.75;2)" office:value-type="float" office:value="0.0405203237481564" calcext:value-type="float">
            <text:p>0.0405203237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569837" calcext:value-type="float">
            <text:p>6.569837</text:p>
          </table:table-cell>
          <table:table-cell office:value-type="float" office:value="6.5439704681" calcext:value-type="float">
            <text:p>6.5439704681</text:p>
          </table:table-cell>
          <table:table-cell table:formula="of:=POWER([.C786]-6.75;2)" office:value-type="float" office:value="0.042448168014933" calcext:value-type="float">
            <text:p>0.042448168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601268" calcext:value-type="float">
            <text:p>6.601268</text:p>
          </table:table-cell>
          <table:table-cell office:value-type="float" office:value="6.5392988404" calcext:value-type="float">
            <text:p>6.5392988404</text:p>
          </table:table-cell>
          <table:table-cell table:formula="of:=POWER([.C787]-6.75;2)" office:value-type="float" office:value="0.0443949786567847" calcext:value-type="float">
            <text:p>0.0443949787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614403" calcext:value-type="float">
            <text:p>6.614403</text:p>
          </table:table-cell>
          <table:table-cell office:value-type="float" office:value="6.5354739255" calcext:value-type="float">
            <text:p>6.5354739255</text:p>
          </table:table-cell>
          <table:table-cell table:formula="of:=POWER([.C788]-6.75;2)" office:value-type="float" office:value="0.0460214366403796" calcext:value-type="float">
            <text:p>0.0460214366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612201" calcext:value-type="float">
            <text:p>6.612201</text:p>
          </table:table-cell>
          <table:table-cell office:value-type="float" office:value="6.5325457021" calcext:value-type="float">
            <text:p>6.5325457021</text:p>
          </table:table-cell>
          <table:table-cell table:formula="of:=POWER([.C789]-6.75;2)" office:value-type="float" office:value="0.0472863716751819" calcext:value-type="float">
            <text:p>0.0472863717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01876" calcext:value-type="float">
            <text:p>6.601876</text:p>
          </table:table-cell>
          <table:table-cell office:value-type="float" office:value="6.5300986064" calcext:value-type="float">
            <text:p>6.5300986064</text:p>
          </table:table-cell>
          <table:table-cell table:formula="of:=POWER([.C790]-6.75;2)" office:value-type="float" office:value="0.048356622907222" calcext:value-type="float">
            <text:p>0.0483566229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92494" calcext:value-type="float">
            <text:p>6.592494</text:p>
          </table:table-cell>
          <table:table-cell office:value-type="float" office:value="6.5275665638" calcext:value-type="float">
            <text:p>6.5275665638</text:p>
          </table:table-cell>
          <table:table-cell table:formula="of:=POWER([.C791]-6.75;2)" office:value-type="float" office:value="0.0494766335397396" calcext:value-type="float">
            <text:p>0.0494766335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591641" calcext:value-type="float">
            <text:p>6.591641</text:p>
          </table:table-cell>
          <table:table-cell office:value-type="float" office:value="6.5244967234" calcext:value-type="float">
            <text:p>6.5244967234</text:p>
          </table:table-cell>
          <table:table-cell table:formula="of:=POWER([.C792]-6.75;2)" office:value-type="float" office:value="0.0508517277573359" calcext:value-type="float">
            <text:p>0.050851727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602737" calcext:value-type="float">
            <text:p>6.602737</text:p>
          </table:table-cell>
          <table:table-cell office:value-type="float" office:value="6.5206954043" calcext:value-type="float">
            <text:p>6.5206954043</text:p>
          </table:table-cell>
          <table:table-cell table:formula="of:=POWER([.C793]-6.75;2)" office:value-type="float" office:value="0.0525805976091406" calcext:value-type="float">
            <text:p>0.0525805976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62441" calcext:value-type="float">
            <text:p>6.62441</text:p>
          </table:table-cell>
          <table:table-cell office:value-type="float" office:value="6.5162285638" calcext:value-type="float">
            <text:p>6.5162285638</text:p>
          </table:table-cell>
          <table:table-cell table:formula="of:=POWER([.C794]-6.75;2)" office:value-type="float" office:value="0.0546490843830105" calcext:value-type="float">
            <text:p>0.0546490844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652048" calcext:value-type="float">
            <text:p>6.652048</text:p>
          </table:table-cell>
          <table:table-cell office:value-type="float" office:value="6.5113087447" calcext:value-type="float">
            <text:p>6.5113087447</text:p>
          </table:table-cell>
          <table:table-cell table:formula="of:=POWER([.C795]-6.75;2)" office:value-type="float" office:value="0.0569735153566898" calcext:value-type="float">
            <text:p>0.0569735154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80278" calcext:value-type="float">
            <text:p>6.680278</text:p>
          </table:table-cell>
          <table:table-cell office:value-type="float" office:value="6.5061554681" calcext:value-type="float">
            <text:p>6.5061554681</text:p>
          </table:table-cell>
          <table:table-cell table:formula="of:=POWER([.C796]-6.75;2)" office:value-type="float" office:value="0.05946015573753" calcext:value-type="float">
            <text:p>0.059460155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04903" calcext:value-type="float">
            <text:p>6.704903</text:p>
          </table:table-cell>
          <table:table-cell office:value-type="float" office:value="6.5009164362" calcext:value-type="float">
            <text:p>6.5009164362</text:p>
          </table:table-cell>
          <table:table-cell table:formula="of:=POWER([.C797]-6.75;2)" office:value-type="float" office:value="0.0620426217553088" calcext:value-type="float">
            <text:p>0.0620426218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23647" calcext:value-type="float">
            <text:p>6.723647</text:p>
          </table:table-cell>
          <table:table-cell office:value-type="float" office:value="6.495677766" calcext:value-type="float">
            <text:p>6.495677766</text:p>
          </table:table-cell>
          <table:table-cell table:formula="of:=POWER([.C798]-6.75;2)" office:value-type="float" office:value="0.0646797987067508" calcext:value-type="float">
            <text:p>0.064679798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36049" calcext:value-type="float">
            <text:p>6.736049</text:p>
          </table:table-cell>
          <table:table-cell office:value-type="float" office:value="6.4905259681" calcext:value-type="float">
            <text:p>6.4905259681</text:p>
          </table:table-cell>
          <table:table-cell table:formula="of:=POWER([.C799]-6.75;2)" office:value-type="float" office:value="0.0673267732304422" calcext:value-type="float">
            <text:p>0.0673267732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43117" calcext:value-type="float">
            <text:p>6.743117</text:p>
          </table:table-cell>
          <table:table-cell office:value-type="float" office:value="6.4855973298" calcext:value-type="float">
            <text:p>6.4855973298</text:p>
          </table:table-cell>
          <table:table-cell table:formula="of:=POWER([.C800]-6.75;2)" office:value-type="float" office:value="0.06990877200889" calcext:value-type="float">
            <text:p>0.06990877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46944" calcext:value-type="float">
            <text:p>6.746944</text:p>
          </table:table-cell>
          <table:table-cell office:value-type="float" office:value="6.4810684894" calcext:value-type="float">
            <text:p>6.4810684894</text:p>
          </table:table-cell>
          <table:table-cell table:formula="of:=POWER([.C801]-6.75;2)" office:value-type="float" office:value="0.0723241573935978" calcext:value-type="float">
            <text:p>0.0723241574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50122" calcext:value-type="float">
            <text:p>6.750122</text:p>
          </table:table-cell>
          <table:table-cell office:value-type="float" office:value="6.477088" calcext:value-type="float">
            <text:p>6.477088</text:p>
          </table:table-cell>
          <table:table-cell table:formula="of:=POWER([.C802]-6.75;2)" office:value-type="float" office:value="0.0744809597439999" calcext:value-type="float">
            <text:p>0.0744809597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54849" calcext:value-type="float">
            <text:p>6.754849</text:p>
          </table:table-cell>
          <table:table-cell office:value-type="float" office:value="6.4736929255" calcext:value-type="float">
            <text:p>6.4736929255</text:p>
          </table:table-cell>
          <table:table-cell table:formula="of:=POWER([.C803]-6.75;2)" office:value-type="float" office:value="0.0763455994187486" calcext:value-type="float">
            <text:p>0.0763455994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6209" calcext:value-type="float">
            <text:p>6.76209</text:p>
          </table:table-cell>
          <table:table-cell office:value-type="float" office:value="6.4707678404" calcext:value-type="float">
            <text:p>6.4707678404</text:p>
          </table:table-cell>
          <table:table-cell table:formula="of:=POWER([.C804]-6.75;2)" office:value-type="float" office:value="0.07797059895488" calcext:value-type="float">
            <text:p>0.077970599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71391" calcext:value-type="float">
            <text:p>6.771391</text:p>
          </table:table-cell>
          <table:table-cell office:value-type="float" office:value="6.4680762766" calcext:value-type="float">
            <text:p>6.4680762766</text:p>
          </table:table-cell>
          <table:table-cell table:formula="of:=POWER([.C805]-6.75;2)" office:value-type="float" office:value="0.0794809858157199" calcext:value-type="float">
            <text:p>0.0794809858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81553" calcext:value-type="float">
            <text:p>6.781553</text:p>
          </table:table-cell>
          <table:table-cell office:value-type="float" office:value="6.4653495638" calcext:value-type="float">
            <text:p>6.4653495638</text:p>
          </table:table-cell>
          <table:table-cell table:formula="of:=POWER([.C806]-6.75;2)" office:value-type="float" office:value="0.0810258708288501" calcext:value-type="float">
            <text:p>0.0810258708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91695" calcext:value-type="float">
            <text:p>6.791695</text:p>
          </table:table-cell>
          <table:table-cell office:value-type="float" office:value="6.4623861702" calcext:value-type="float">
            <text:p>6.4623861702</text:p>
          </table:table-cell>
          <table:table-cell table:formula="of:=POWER([.C807]-6.75;2)" office:value-type="float" office:value="0.0827217150922232" calcext:value-type="float">
            <text:p>0.082721715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01848" calcext:value-type="float">
            <text:p>6.801848</text:p>
          </table:table-cell>
          <table:table-cell office:value-type="float" office:value="6.4591149149" calcext:value-type="float">
            <text:p>6.4591149149</text:p>
          </table:table-cell>
          <table:table-cell table:formula="of:=POWER([.C808]-6.75;2)" office:value-type="float" office:value="0.0846141327336344" calcext:value-type="float">
            <text:p>0.084614132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8126" calcext:value-type="float">
            <text:p>6.8126</text:p>
          </table:table-cell>
          <table:table-cell office:value-type="float" office:value="6.4556004681" calcext:value-type="float">
            <text:p>6.4556004681</text:p>
          </table:table-cell>
          <table:table-cell table:formula="of:=POWER([.C809]-6.75;2)" office:value-type="float" office:value="0.0866710843829391" calcext:value-type="float">
            <text:p>0.0866710844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24124" calcext:value-type="float">
            <text:p>6.824124</text:p>
          </table:table-cell>
          <table:table-cell office:value-type="float" office:value="6.4520010532" calcext:value-type="float">
            <text:p>6.4520010532</text:p>
          </table:table-cell>
          <table:table-cell table:formula="of:=POWER([.C810]-6.75;2)" office:value-type="float" office:value="0.0888033722939092" calcext:value-type="float">
            <text:p>0.088803372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35518" calcext:value-type="float">
            <text:p>6.835518</text:p>
          </table:table-cell>
          <table:table-cell office:value-type="float" office:value="6.4485057021" calcext:value-type="float">
            <text:p>6.4485057021</text:p>
          </table:table-cell>
          <table:table-cell table:formula="of:=POWER([.C811]-6.75;2)" office:value-type="float" office:value="0.0908988116662138" calcext:value-type="float">
            <text:p>0.090898811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45148" calcext:value-type="float">
            <text:p>6.845148</text:p>
          </table:table-cell>
          <table:table-cell office:value-type="float" office:value="6.4452757447" calcext:value-type="float">
            <text:p>6.4452757447</text:p>
          </table:table-cell>
          <table:table-cell table:formula="of:=POWER([.C812]-6.75;2)" office:value-type="float" office:value="0.0928568717681396" calcext:value-type="float">
            <text:p>0.0928568718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51757" calcext:value-type="float">
            <text:p>6.851757</text:p>
          </table:table-cell>
          <table:table-cell office:value-type="float" office:value="6.4424026383" calcext:value-type="float">
            <text:p>6.4424026383</text:p>
          </table:table-cell>
          <table:table-cell table:formula="of:=POWER([.C813]-6.75;2)" office:value-type="float" office:value="0.0946161369248007" calcext:value-type="float">
            <text:p>0.0946161369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855362" calcext:value-type="float">
            <text:p>6.855362</text:p>
          </table:table-cell>
          <table:table-cell office:value-type="float" office:value="6.4398874362" calcext:value-type="float">
            <text:p>6.4398874362</text:p>
          </table:table-cell>
          <table:table-cell table:formula="of:=POWER([.C814]-6.75;2)" office:value-type="float" office:value="0.0961698022266089" calcext:value-type="float">
            <text:p>0.0961698022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57086" calcext:value-type="float">
            <text:p>6.857086</text:p>
          </table:table-cell>
          <table:table-cell office:value-type="float" office:value="6.4376472128" calcext:value-type="float">
            <text:p>6.4376472128</text:p>
          </table:table-cell>
          <table:table-cell table:formula="of:=POWER([.C815]-6.75;2)" office:value-type="float" office:value="0.0975642636716085" calcext:value-type="float">
            <text:p>0.0975642637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58009" calcext:value-type="float">
            <text:p>6.858009</text:p>
          </table:table-cell>
          <table:table-cell office:value-type="float" office:value="6.4355513511" calcext:value-type="float">
            <text:p>6.4355513511</text:p>
          </table:table-cell>
          <table:table-cell table:formula="of:=POWER([.C816]-6.75;2)" office:value-type="float" office:value="0.0988779527950355" calcext:value-type="float">
            <text:p>0.0988779528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858051" calcext:value-type="float">
            <text:p>6.858051</text:p>
          </table:table-cell>
          <table:table-cell office:value-type="float" office:value="6.4334783191" calcext:value-type="float">
            <text:p>6.4334783191</text:p>
          </table:table-cell>
          <table:table-cell table:formula="of:=POWER([.C817]-6.75;2)" office:value-type="float" office:value="0.100185974479762" calcext:value-type="float">
            <text:p>0.10018597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855964" calcext:value-type="float">
            <text:p>6.855964</text:p>
          </table:table-cell>
          <table:table-cell office:value-type="float" office:value="6.4313683085" calcext:value-type="float">
            <text:p>6.4313683085</text:p>
          </table:table-cell>
          <table:table-cell table:formula="of:=POWER([.C818]-6.75;2)" office:value-type="float" office:value="0.101526154828151" calcext:value-type="float">
            <text:p>0.1015261548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850577" calcext:value-type="float">
            <text:p>6.850577</text:p>
          </table:table-cell>
          <table:table-cell office:value-type="float" office:value="6.4292443617" calcext:value-type="float">
            <text:p>6.4292443617</text:p>
          </table:table-cell>
          <table:table-cell table:formula="of:=POWER([.C819]-6.75;2)" office:value-type="float" office:value="0.10288417950124" calcext:value-type="float">
            <text:p>0.1028841795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4233" calcext:value-type="float">
            <text:p>6.84233</text:p>
          </table:table-cell>
          <table:table-cell office:value-type="float" office:value="6.427191383" calcext:value-type="float">
            <text:p>6.427191383</text:p>
          </table:table-cell>
          <table:table-cell table:formula="of:=POWER([.C820]-6.75;2)" office:value-type="float" office:value="0.104205403209453" calcext:value-type="float">
            <text:p>0.1042054032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33768" calcext:value-type="float">
            <text:p>6.833768</text:p>
          </table:table-cell>
          <table:table-cell office:value-type="float" office:value="6.4253083298" calcext:value-type="float">
            <text:p>6.4253083298</text:p>
          </table:table-cell>
          <table:table-cell table:formula="of:=POWER([.C821]-6.75;2)" office:value-type="float" office:value="0.105424680697266" calcext:value-type="float">
            <text:p>0.105424680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28337" calcext:value-type="float">
            <text:p>6.828337</text:p>
          </table:table-cell>
          <table:table-cell office:value-type="float" office:value="6.4236636489" calcext:value-type="float">
            <text:p>6.4236636489</text:p>
          </table:table-cell>
          <table:table-cell table:formula="of:=POWER([.C822]-6.75;2)" office:value-type="float" office:value="0.106495414049263" calcext:value-type="float">
            <text:p>0.106495414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28106" calcext:value-type="float">
            <text:p>6.828106</text:p>
          </table:table-cell>
          <table:table-cell office:value-type="float" office:value="6.4222776915" calcext:value-type="float">
            <text:p>6.4222776915</text:p>
          </table:table-cell>
          <table:table-cell table:formula="of:=POWER([.C823]-6.75;2)" office:value-type="float" office:value="0.107401911488569" calcext:value-type="float">
            <text:p>0.1074019115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31929" calcext:value-type="float">
            <text:p>6.831929</text:p>
          </table:table-cell>
          <table:table-cell office:value-type="float" office:value="6.4211350638" calcext:value-type="float">
            <text:p>6.4211350638</text:p>
          </table:table-cell>
          <table:table-cell table:formula="of:=POWER([.C824]-6.75;2)" office:value-type="float" office:value="0.10815214626183" calcext:value-type="float">
            <text:p>0.1081521463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35446" calcext:value-type="float">
            <text:p>6.835446</text:p>
          </table:table-cell>
          <table:table-cell office:value-type="float" office:value="6.4202120745" calcext:value-type="float">
            <text:p>6.4202120745</text:p>
          </table:table-cell>
          <table:table-cell table:formula="of:=POWER([.C825]-6.75;2)" office:value-type="float" office:value="0.108760075805593" calcext:value-type="float">
            <text:p>0.1087600758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33111" calcext:value-type="float">
            <text:p>6.833111</text:p>
          </table:table-cell>
          <table:table-cell office:value-type="float" office:value="6.4194992979" calcext:value-type="float">
            <text:p>6.4194992979</text:p>
          </table:table-cell>
          <table:table-cell table:formula="of:=POWER([.C826]-6.75;2)" office:value-type="float" office:value="0.109230714088593" calcext:value-type="float">
            <text:p>0.109230714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821066" calcext:value-type="float">
            <text:p>6.821066</text:p>
          </table:table-cell>
          <table:table-cell office:value-type="float" office:value="6.419007734" calcext:value-type="float">
            <text:p>6.419007734</text:p>
          </table:table-cell>
          <table:table-cell table:formula="of:=POWER([.C827]-6.75;2)" office:value-type="float" office:value="0.109555880151815" calcext:value-type="float">
            <text:p>0.1095558802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99141" calcext:value-type="float">
            <text:p>6.799141</text:p>
          </table:table-cell>
          <table:table-cell office:value-type="float" office:value="6.4187594787" calcext:value-type="float">
            <text:p>6.4187594787</text:p>
          </table:table-cell>
          <table:table-cell table:formula="of:=POWER([.C828]-6.75;2)" office:value-type="float" office:value="0.109720282951096" calcext:value-type="float">
            <text:p>0.109720283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70865" calcext:value-type="float">
            <text:p>6.770865</text:p>
          </table:table-cell>
          <table:table-cell office:value-type="float" office:value="6.4187721489" calcext:value-type="float">
            <text:p>6.4187721489</text:p>
          </table:table-cell>
          <table:table-cell table:formula="of:=POWER([.C829]-6.75;2)" office:value-type="float" office:value="0.109711889344323" calcext:value-type="float">
            <text:p>0.109711889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41602" calcext:value-type="float">
            <text:p>6.741602</text:p>
          </table:table-cell>
          <table:table-cell office:value-type="float" office:value="6.4190472872" calcext:value-type="float">
            <text:p>6.4190472872</text:p>
          </table:table-cell>
          <table:table-cell table:formula="of:=POWER([.C830]-6.75;2)" office:value-type="float" office:value="0.109529698109679" calcext:value-type="float">
            <text:p>0.109529698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15956" calcext:value-type="float">
            <text:p>6.715956</text:p>
          </table:table-cell>
          <table:table-cell office:value-type="float" office:value="6.4195694255" calcext:value-type="float">
            <text:p>6.4195694255</text:p>
          </table:table-cell>
          <table:table-cell table:formula="of:=POWER([.C831]-6.75;2)" office:value-type="float" office:value="0.1091843645644" calcext:value-type="float">
            <text:p>0.1091843646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695866" calcext:value-type="float">
            <text:p>6.695866</text:p>
          </table:table-cell>
          <table:table-cell office:value-type="float" office:value="6.4203165" calcext:value-type="float">
            <text:p>6.4203165</text:p>
          </table:table-cell>
          <table:table-cell table:formula="of:=POWER([.C832]-6.75;2)" office:value-type="float" office:value="0.10869121017225" calcext:value-type="float">
            <text:p>0.108691210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680228" calcext:value-type="float">
            <text:p>6.680228</text:p>
          </table:table-cell>
          <table:table-cell office:value-type="float" office:value="6.4212770426" calcext:value-type="float">
            <text:p>6.4212770426</text:p>
          </table:table-cell>
          <table:table-cell table:formula="of:=POWER([.C833]-6.75;2)" office:value-type="float" office:value="0.108058782721802" calcext:value-type="float">
            <text:p>0.1080587827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666053" calcext:value-type="float">
            <text:p>6.666053</text:p>
          </table:table-cell>
          <table:table-cell office:value-type="float" office:value="6.4224657234" calcext:value-type="float">
            <text:p>6.4224657234</text:p>
          </table:table-cell>
          <table:table-cell table:formula="of:=POWER([.C834]-6.75;2)" office:value-type="float" office:value="0.107278702347885" calcext:value-type="float">
            <text:p>0.1072787023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650447" calcext:value-type="float">
            <text:p>6.650447</text:p>
          </table:table-cell>
          <table:table-cell office:value-type="float" office:value="6.4239275957" calcext:value-type="float">
            <text:p>6.4239275957</text:p>
          </table:table-cell>
          <table:table-cell table:formula="of:=POWER([.C835]-6.75;2)" office:value-type="float" office:value="0.106323212845982" calcext:value-type="float">
            <text:p>0.1063232128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632471" calcext:value-type="float">
            <text:p>6.632471</text:p>
          </table:table-cell>
          <table:table-cell office:value-type="float" office:value="6.425725" calcext:value-type="float">
            <text:p>6.425725</text:p>
          </table:table-cell>
          <table:table-cell table:formula="of:=POWER([.C836]-6.75;2)" office:value-type="float" office:value="0.105154275625" calcext:value-type="float">
            <text:p>0.1051542756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613977" calcext:value-type="float">
            <text:p>6.613977</text:p>
          </table:table-cell>
          <table:table-cell office:value-type="float" office:value="6.4279088298" calcext:value-type="float">
            <text:p>6.4279088298</text:p>
          </table:table-cell>
          <table:table-cell table:formula="of:=POWER([.C837]-6.75;2)" office:value-type="float" office:value="0.103742721920806" calcext:value-type="float">
            <text:p>0.1037427219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598866" calcext:value-type="float">
            <text:p>6.598866</text:p>
          </table:table-cell>
          <table:table-cell office:value-type="float" office:value="6.4304859574" calcext:value-type="float">
            <text:p>6.4304859574</text:p>
          </table:table-cell>
          <table:table-cell table:formula="of:=POWER([.C838]-6.75;2)" office:value-type="float" office:value="0.102089223418595" calcext:value-type="float">
            <text:p>0.102089223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590859" calcext:value-type="float">
            <text:p>6.590859</text:p>
          </table:table-cell>
          <table:table-cell office:value-type="float" office:value="6.4334004894" calcext:value-type="float">
            <text:p>6.4334004894</text:p>
          </table:table-cell>
          <table:table-cell table:formula="of:=POWER([.C839]-6.75;2)" office:value-type="float" office:value="0.100235250112159" calcext:value-type="float">
            <text:p>0.1002352501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590811" calcext:value-type="float">
            <text:p>6.590811</text:p>
          </table:table-cell>
          <table:table-cell office:value-type="float" office:value="6.4365431489" calcext:value-type="float">
            <text:p>6.4365431489</text:p>
          </table:table-cell>
          <table:table-cell table:formula="of:=POWER([.C840]-6.75;2)" office:value-type="float" office:value="0.0982551975015274" calcext:value-type="float">
            <text:p>0.098255197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595159" calcext:value-type="float">
            <text:p>6.595159</text:p>
          </table:table-cell>
          <table:table-cell office:value-type="float" office:value="6.4397889468" calcext:value-type="float">
            <text:p>6.4397889468</text:p>
          </table:table-cell>
          <table:table-cell table:formula="of:=POWER([.C841]-6.75;2)" office:value-type="float" office:value="0.0962308975274531" calcext:value-type="float">
            <text:p>0.096230897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59675" calcext:value-type="float">
            <text:p>6.59675</text:p>
          </table:table-cell>
          <table:table-cell office:value-type="float" office:value="6.4430461915" calcext:value-type="float">
            <text:p>6.4430461915</text:p>
          </table:table-cell>
          <table:table-cell table:formula="of:=POWER([.C842]-6.75;2)" office:value-type="float" office:value="0.0942206405526549" calcext:value-type="float">
            <text:p>0.094220640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58792" calcext:value-type="float">
            <text:p>6.58792</text:p>
          </table:table-cell>
          <table:table-cell office:value-type="float" office:value="6.446291617" calcext:value-type="float">
            <text:p>6.446291617</text:p>
          </table:table-cell>
          <table:table-cell table:formula="of:=POWER([.C843]-6.75;2)" office:value-type="float" office:value="0.0922387819044747" calcext:value-type="float">
            <text:p>0.0922387819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56431" calcext:value-type="float">
            <text:p>6.56431</text:p>
          </table:table-cell>
          <table:table-cell office:value-type="float" office:value="6.4495732553" calcext:value-type="float">
            <text:p>6.4495732553</text:p>
          </table:table-cell>
          <table:table-cell table:formula="of:=POWER([.C844]-6.75;2)" office:value-type="float" office:value="0.0902562289310391" calcext:value-type="float">
            <text:p>0.0902562289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27368" calcext:value-type="float">
            <text:p>6.527368</text:p>
          </table:table-cell>
          <table:table-cell office:value-type="float" office:value="6.4529801596" calcext:value-type="float">
            <text:p>6.4529801596</text:p>
          </table:table-cell>
          <table:table-cell table:formula="of:=POWER([.C845]-6.75;2)" office:value-type="float" office:value="0.0882207855912414" calcext:value-type="float">
            <text:p>0.088220785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484102" calcext:value-type="float">
            <text:p>6.484102</text:p>
          </table:table-cell>
          <table:table-cell office:value-type="float" office:value="6.456594617" calcext:value-type="float">
            <text:p>6.456594617</text:p>
          </table:table-cell>
          <table:table-cell table:formula="of:=POWER([.C846]-6.75;2)" office:value-type="float" office:value="0.0860867187733765" calcext:value-type="float">
            <text:p>0.0860867188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444046" calcext:value-type="float">
            <text:p>6.444046</text:p>
          </table:table-cell>
          <table:table-cell office:value-type="float" office:value="6.4604501915" calcext:value-type="float">
            <text:p>6.4604501915</text:p>
          </table:table-cell>
          <table:table-cell table:formula="of:=POWER([.C847]-6.75;2)" office:value-type="float" office:value="0.0838390916023869" calcext:value-type="float">
            <text:p>0.083839091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4149" calcext:value-type="float">
            <text:p>6.4149</text:p>
          </table:table-cell>
          <table:table-cell office:value-type="float" office:value="6.4645153085" calcext:value-type="float">
            <text:p>6.4645153085</text:p>
          </table:table-cell>
          <table:table-cell table:formula="of:=POWER([.C848]-6.75;2)" office:value-type="float" office:value="0.08150150908085" calcext:value-type="float">
            <text:p>0.081501509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399149" calcext:value-type="float">
            <text:p>6.399149</text:p>
          </table:table-cell>
          <table:table-cell office:value-type="float" office:value="6.4687093085" calcext:value-type="float">
            <text:p>6.4687093085</text:p>
          </table:table-cell>
          <table:table-cell table:formula="of:=POWER([.C849]-6.75;2)" office:value-type="float" office:value="0.079124453124548" calcext:value-type="float">
            <text:p>0.0791244531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39352" calcext:value-type="float">
            <text:p>6.39352</text:p>
          </table:table-cell>
          <table:table-cell office:value-type="float" office:value="6.4729410638" calcext:value-type="float">
            <text:p>6.4729410638</text:p>
          </table:table-cell>
          <table:table-cell table:formula="of:=POWER([.C850]-6.75;2)" office:value-type="float" office:value="0.0767616541282754" calcext:value-type="float">
            <text:p>0.076761654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391383" calcext:value-type="float">
            <text:p>6.391383</text:p>
          </table:table-cell>
          <table:table-cell office:value-type="float" office:value="6.4771479043" calcext:value-type="float">
            <text:p>6.4771479043</text:p>
          </table:table-cell>
          <table:table-cell table:formula="of:=POWER([.C851]-6.75;2)" office:value-type="float" office:value="0.0744482661278821" calcext:value-type="float">
            <text:p>0.0744482661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386517" calcext:value-type="float">
            <text:p>6.386517</text:p>
          </table:table-cell>
          <table:table-cell office:value-type="float" office:value="6.4813144681" calcext:value-type="float">
            <text:p>6.4813144681</text:p>
          </table:table-cell>
          <table:table-cell table:formula="of:=POWER([.C852]-6.75;2)" office:value-type="float" office:value="0.072191915052386" calcext:value-type="float">
            <text:p>0.0721919151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376082" calcext:value-type="float">
            <text:p>6.376082</text:p>
          </table:table-cell>
          <table:table-cell office:value-type="float" office:value="6.4854647021" calcext:value-type="float">
            <text:p>6.4854647021</text:p>
          </table:table-cell>
          <table:table-cell table:formula="of:=POWER([.C853]-6.75;2)" office:value-type="float" office:value="0.0699789238350418" calcext:value-type="float">
            <text:p>0.0699789238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361524" calcext:value-type="float">
            <text:p>6.361524</text:p>
          </table:table-cell>
          <table:table-cell office:value-type="float" office:value="6.4896356702" calcext:value-type="float">
            <text:p>6.4896356702</text:p>
          </table:table-cell>
          <table:table-cell table:formula="of:=POWER([.C854]-6.75;2)" office:value-type="float" office:value="0.0677895842322031" calcext:value-type="float">
            <text:p>0.0677895842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347347" calcext:value-type="float">
            <text:p>6.347347</text:p>
          </table:table-cell>
          <table:table-cell office:value-type="float" office:value="6.4938474362" calcext:value-type="float">
            <text:p>6.4938474362</text:p>
          </table:table-cell>
          <table:table-cell table:formula="of:=POWER([.C855]-6.75;2)" office:value-type="float" office:value="0.0656141359413129" calcext:value-type="float">
            <text:p>0.0656141359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338649" calcext:value-type="float">
            <text:p>6.338649</text:p>
          </table:table-cell>
          <table:table-cell office:value-type="float" office:value="6.4980803404" calcext:value-type="float">
            <text:p>6.4980803404</text:p>
          </table:table-cell>
          <table:table-cell table:formula="of:=POWER([.C856]-6.75;2)" office:value-type="float" office:value="0.0634635148929801" calcext:value-type="float">
            <text:p>0.0634635149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338507" calcext:value-type="float">
            <text:p>6.338507</text:p>
          </table:table-cell>
          <table:table-cell office:value-type="float" office:value="6.5022654787" calcext:value-type="float">
            <text:p>6.5022654787</text:p>
          </table:table-cell>
          <table:table-cell table:formula="of:=POWER([.C857]-6.75;2)" office:value-type="float" office:value="0.0613723930437401" calcext:value-type="float">
            <text:p>0.061372393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346077" calcext:value-type="float">
            <text:p>6.346077</text:p>
          </table:table-cell>
          <table:table-cell office:value-type="float" office:value="6.506292617" calcext:value-type="float">
            <text:p>6.506292617</text:p>
          </table:table-cell>
          <table:table-cell table:formula="of:=POWER([.C858]-6.75;2)" office:value-type="float" office:value="0.0593932885287088" calcext:value-type="float">
            <text:p>0.0593932885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355943" calcext:value-type="float">
            <text:p>6.355943</text:p>
          </table:table-cell>
          <table:table-cell office:value-type="float" office:value="6.5100407021" calcext:value-type="float">
            <text:p>6.5100407021</text:p>
          </table:table-cell>
          <table:table-cell table:formula="of:=POWER([.C859]-6.75;2)" office:value-type="float" office:value="0.0575804646486612" calcext:value-type="float">
            <text:p>0.0575804646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359071" calcext:value-type="float">
            <text:p>6.359071</text:p>
          </table:table-cell>
          <table:table-cell office:value-type="float" office:value="6.5134320957" calcext:value-type="float">
            <text:p>6.5134320957</text:p>
          </table:table-cell>
          <table:table-cell table:formula="of:=POWER([.C860]-6.75;2)" office:value-type="float" office:value="0.0559643733448941" calcext:value-type="float">
            <text:p>0.055964373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34548" calcext:value-type="float">
            <text:p>6.34548</text:p>
          </table:table-cell>
          <table:table-cell office:value-type="float" office:value="6.516496883" calcext:value-type="float">
            <text:p>6.516496883</text:p>
          </table:table-cell>
          <table:table-cell table:formula="of:=POWER([.C861]-6.75;2)" office:value-type="float" office:value="0.0545237056487156" calcext:value-type="float">
            <text:p>0.0545237056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308149" calcext:value-type="float">
            <text:p>6.308149</text:p>
          </table:table-cell>
          <table:table-cell office:value-type="float" office:value="6.5194149255" calcext:value-type="float">
            <text:p>6.5194149255</text:p>
          </table:table-cell>
          <table:table-cell table:formula="of:=POWER([.C862]-6.75;2)" office:value-type="float" office:value="0.0531694765821707" calcext:value-type="float">
            <text:p>0.0531694766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247004" calcext:value-type="float">
            <text:p>6.247004</text:p>
          </table:table-cell>
          <table:table-cell office:value-type="float" office:value="6.5224978511" calcext:value-type="float">
            <text:p>6.5224978511</text:p>
          </table:table-cell>
          <table:table-cell table:formula="of:=POWER([.C863]-6.75;2)" office:value-type="float" office:value="0.0517572277541179" calcext:value-type="float">
            <text:p>0.0517572278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17131" calcext:value-type="float">
            <text:p>6.17131</text:p>
          </table:table-cell>
          <table:table-cell office:value-type="float" office:value="6.5260928085" calcext:value-type="float">
            <text:p>6.5260928085</text:p>
          </table:table-cell>
          <table:table-cell table:formula="of:=POWER([.C864]-6.75;2)" office:value-type="float" office:value="0.0501344304054179" calcext:value-type="float">
            <text:p>0.050134430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098774" calcext:value-type="float">
            <text:p>6.098774</text:p>
          </table:table-cell>
          <table:table-cell office:value-type="float" office:value="6.5304325" calcext:value-type="float">
            <text:p>6.5304325</text:p>
          </table:table-cell>
          <table:table-cell table:formula="of:=POWER([.C865]-6.75;2)" office:value-type="float" office:value="0.0482098870562501" calcext:value-type="float">
            <text:p>0.048209887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0503" calcext:value-type="float">
            <text:p>6.0503</text:p>
          </table:table-cell>
          <table:table-cell office:value-type="float" office:value="6.5354975319" calcext:value-type="float">
            <text:p>6.5354975319</text:p>
          </table:table-cell>
          <table:table-cell table:formula="of:=POWER([.C866]-6.75;2)" office:value-type="float" office:value="0.0460113088209915" calcext:value-type="float">
            <text:p>0.0460113088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040956" calcext:value-type="float">
            <text:p>6.040956</text:p>
          </table:table-cell>
          <table:table-cell office:value-type="float" office:value="6.5409709362" calcext:value-type="float">
            <text:p>6.5409709362</text:p>
          </table:table-cell>
          <table:table-cell table:formula="of:=POWER([.C867]-6.75;2)" office:value-type="float" office:value="0.0436931495131045" calcext:value-type="float">
            <text:p>0.043693149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070216" calcext:value-type="float">
            <text:p>6.070216</text:p>
          </table:table-cell>
          <table:table-cell office:value-type="float" office:value="6.5463352872" calcext:value-type="float">
            <text:p>6.5463352872</text:p>
          </table:table-cell>
          <table:table-cell table:formula="of:=POWER([.C868]-6.75;2)" office:value-type="float" office:value="0.0414793152399066" calcext:value-type="float">
            <text:p>0.0414793152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115993" calcext:value-type="float">
            <text:p>6.115993</text:p>
          </table:table-cell>
          <table:table-cell office:value-type="float" office:value="6.5510996915" calcext:value-type="float">
            <text:p>6.5510996915</text:p>
          </table:table-cell>
          <table:table-cell table:formula="of:=POWER([.C869]-6.75;2)" office:value-type="float" office:value="0.0395613327213951" calcext:value-type="float">
            <text:p>0.0395613327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134669" calcext:value-type="float">
            <text:p>6.134669</text:p>
          </table:table-cell>
          <table:table-cell office:value-type="float" office:value="6.5550794574" calcext:value-type="float">
            <text:p>6.5550794574</text:p>
          </table:table-cell>
          <table:table-cell table:formula="of:=POWER([.C870]-6.75;2)" office:value-type="float" office:value="0.0379940179274785" calcext:value-type="float">
            <text:p>0.0379940179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063037" calcext:value-type="float">
            <text:p>6.063037</text:p>
          </table:table-cell>
          <table:table-cell office:value-type="float" office:value="6.5586351064" calcext:value-type="float">
            <text:p>6.5586351064</text:p>
          </table:table-cell>
          <table:table-cell table:formula="of:=POWER([.C871]-6.75;2)" office:value-type="float" office:value="0.0366205225025394" calcext:value-type="float">
            <text:p>0.0366205225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805196" calcext:value-type="float">
            <text:p>5.805196</text:p>
          </table:table-cell>
          <table:table-cell office:value-type="float" office:value="6.562845883" calcext:value-type="float">
            <text:p>6.562845883</text:p>
          </table:table-cell>
          <table:table-cell table:formula="of:=POWER([.C872]-6.75;2)" office:value-type="float" office:value="0.0350266635100498" calcext:value-type="float">
            <text:p>0.0350266635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.114648" calcext:value-type="float">
            <text:p>5.114648</text:p>
          </table:table-cell>
          <table:table-cell office:value-type="float" office:value="6.5697990745" calcext:value-type="float">
            <text:p>6.5697990745</text:p>
          </table:table-cell>
          <table:table-cell table:formula="of:=POWER([.C873]-6.75;2)" office:value-type="float" office:value="0.0324723735510567" calcext:value-type="float">
            <text:p>0.0324723736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40012" calcext:value-type="float">
            <text:p>0.40012</text:p>
          </table:table-cell>
          <table:table-cell office:value-type="float" office:value="6.584141266" calcext:value-type="float">
            <text:p>6.584141266</text:p>
          </table:table-cell>
          <table:table-cell table:formula="of:=POWER([.C874]-6.75;2)" office:value-type="float" office:value="0.0275091196440829" calcext:value-type="float">
            <text:p>0.0275091196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.996637" calcext:value-type="float">
            <text:p>10.996637</text:p>
          </table:table-cell>
          <table:table-cell office:value-type="float" office:value="6.6486394043" calcext:value-type="float">
            <text:p>6.6486394043</text:p>
          </table:table-cell>
          <table:table-cell table:formula="of:=POWER([.C875]-6.75;2)" office:value-type="float" office:value="0.0102739703606589" calcext:value-type="float">
            <text:p>0.0102739704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298102" calcext:value-type="float">
            <text:p>7.298102</text:p>
          </table:table-cell>
          <table:table-cell office:value-type="float" office:value="6.6002947979" calcext:value-type="float">
            <text:p>6.6002947979</text:p>
          </table:table-cell>
          <table:table-cell table:formula="of:=POWER([.C876]-6.75;2)" office:value-type="float" office:value="0.0224116475358018" calcext:value-type="float">
            <text:p>0.022411647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50194" calcext:value-type="float">
            <text:p>6.50194</text:p>
          </table:table-cell>
          <table:table-cell office:value-type="float" office:value="6.5910274043" calcext:value-type="float">
            <text:p>6.5910274043</text:p>
          </table:table-cell>
          <table:table-cell table:formula="of:=POWER([.C877]-6.75;2)" office:value-type="float" office:value="0.0252722861835956" calcext:value-type="float">
            <text:p>0.025272286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168356" calcext:value-type="float">
            <text:p>6.168356</text:p>
          </table:table-cell>
          <table:table-cell office:value-type="float" office:value="6.5898125745" calcext:value-type="float">
            <text:p>6.5898125745</text:p>
          </table:table-cell>
          <table:table-cell table:formula="of:=POWER([.C878]-6.75;2)" office:value-type="float" office:value="0.0256600112883181" calcext:value-type="float">
            <text:p>0.0256600113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077181" calcext:value-type="float">
            <text:p>6.077181</text:p>
          </table:table-cell>
          <table:table-cell office:value-type="float" office:value="6.5916384787" calcext:value-type="float">
            <text:p>6.5916384787</text:p>
          </table:table-cell>
          <table:table-cell table:formula="of:=POWER([.C879]-6.75;2)" office:value-type="float" office:value="0.0250783714284503" calcext:value-type="float">
            <text:p>0.0250783714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130704" calcext:value-type="float">
            <text:p>6.130704</text:p>
          </table:table-cell>
          <table:table-cell office:value-type="float" office:value="6.5939383511" calcext:value-type="float">
            <text:p>6.5939383511</text:p>
          </table:table-cell>
          <table:table-cell table:formula="of:=POWER([.C880]-6.75;2)" office:value-type="float" office:value="0.0243552382573868" calcext:value-type="float">
            <text:p>0.024355238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241726" calcext:value-type="float">
            <text:p>6.241726</text:p>
          </table:table-cell>
          <table:table-cell office:value-type="float" office:value="6.5953101809" calcext:value-type="float">
            <text:p>6.5953101809</text:p>
          </table:table-cell>
          <table:table-cell table:formula="of:=POWER([.C881]-6.75;2)" office:value-type="float" office:value="0.0239289401331906" calcext:value-type="float">
            <text:p>0.023928940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33915" calcext:value-type="float">
            <text:p>6.33915</text:p>
          </table:table-cell>
          <table:table-cell office:value-type="float" office:value="6.5953842553" calcext:value-type="float">
            <text:p>6.5953842553</text:p>
          </table:table-cell>
          <table:table-cell table:formula="of:=POWER([.C882]-6.75;2)" office:value-type="float" office:value="0.0239060285091356" calcext:value-type="float">
            <text:p>0.0239060285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382174" calcext:value-type="float">
            <text:p>6.382174</text:p>
          </table:table-cell>
          <table:table-cell office:value-type="float" office:value="6.5945817021" calcext:value-type="float">
            <text:p>6.5945817021</text:p>
          </table:table-cell>
          <table:table-cell table:formula="of:=POWER([.C883]-6.75;2)" office:value-type="float" office:value="0.0241548473221331" calcext:value-type="float">
            <text:p>0.024154847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363864" calcext:value-type="float">
            <text:p>6.363864</text:p>
          </table:table-cell>
          <table:table-cell office:value-type="float" office:value="6.5936953085" calcext:value-type="float">
            <text:p>6.5936953085</text:p>
          </table:table-cell>
          <table:table-cell table:formula="of:=POWER([.C884]-6.75;2)" office:value-type="float" office:value="0.0244311565849102" calcext:value-type="float">
            <text:p>0.0244311566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303929" calcext:value-type="float">
            <text:p>6.303929</text:p>
          </table:table-cell>
          <table:table-cell office:value-type="float" office:value="6.5934505" calcext:value-type="float">
            <text:p>6.5934505</text:p>
          </table:table-cell>
          <table:table-cell table:formula="of:=POWER([.C885]-6.75;2)" office:value-type="float" office:value="0.0245077459502499" calcext:value-type="float">
            <text:p>0.02450774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234317" calcext:value-type="float">
            <text:p>6.234317</text:p>
          </table:table-cell>
          <table:table-cell office:value-type="float" office:value="6.5941987553" calcext:value-type="float">
            <text:p>6.5941987553</text:p>
          </table:table-cell>
          <table:table-cell table:formula="of:=POWER([.C886]-6.75;2)" office:value-type="float" office:value="0.0242740278500693" calcext:value-type="float">
            <text:p>0.0242740279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182854" calcext:value-type="float">
            <text:p>6.182854</text:p>
          </table:table-cell>
          <table:table-cell office:value-type="float" office:value="6.5958232021" calcext:value-type="float">
            <text:p>6.5958232021</text:p>
          </table:table-cell>
          <table:table-cell table:formula="of:=POWER([.C887]-6.75;2)" office:value-type="float" office:value="0.0237704850106974" calcext:value-type="float">
            <text:p>0.023770485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161947" calcext:value-type="float">
            <text:p>6.161947</text:p>
          </table:table-cell>
          <table:table-cell office:value-type="float" office:value="6.5978474787" calcext:value-type="float">
            <text:p>6.5978474787</text:p>
          </table:table-cell>
          <table:table-cell table:formula="of:=POWER([.C888]-6.75;2)" office:value-type="float" office:value="0.0231503897379469" calcext:value-type="float">
            <text:p>0.023150389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16764" calcext:value-type="float">
            <text:p>6.16764</text:p>
          </table:table-cell>
          <table:table-cell office:value-type="float" office:value="6.5996545319" calcext:value-type="float">
            <text:p>6.5996545319</text:p>
          </table:table-cell>
          <table:table-cell table:formula="of:=POWER([.C889]-6.75;2)" office:value-type="float" office:value="0.0226037597782082" calcext:value-type="float">
            <text:p>0.0226037598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187809" calcext:value-type="float">
            <text:p>6.187809</text:p>
          </table:table-cell>
          <table:table-cell office:value-type="float" office:value="6.6006838191" calcext:value-type="float">
            <text:p>6.6006838191</text:p>
          </table:table-cell>
          <table:table-cell table:formula="of:=POWER([.C890]-6.75;2)" office:value-type="float" office:value="0.0222953218785614" calcext:value-type="float">
            <text:p>0.0222953219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212468" calcext:value-type="float">
            <text:p>6.212468</text:p>
          </table:table-cell>
          <table:table-cell office:value-type="float" office:value="6.6005199787" calcext:value-type="float">
            <text:p>6.6005199787</text:p>
          </table:table-cell>
          <table:table-cell table:formula="of:=POWER([.C891]-6.75;2)" office:value-type="float" office:value="0.0223442767678483" calcext:value-type="float">
            <text:p>0.0223442768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239378" calcext:value-type="float">
            <text:p>6.239378</text:p>
          </table:table-cell>
          <table:table-cell office:value-type="float" office:value="6.598886" calcext:value-type="float">
            <text:p>6.598886</text:p>
          </table:table-cell>
          <table:table-cell table:formula="of:=POWER([.C892]-6.75;2)" office:value-type="float" office:value="0.0228354409959999" calcext:value-type="float">
            <text:p>0.02283544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272757" calcext:value-type="float">
            <text:p>6.272757</text:p>
          </table:table-cell>
          <table:table-cell office:value-type="float" office:value="6.5956290851" calcext:value-type="float">
            <text:p>6.5956290851</text:p>
          </table:table-cell>
          <table:table-cell table:formula="of:=POWER([.C893]-6.75;2)" office:value-type="float" office:value="0.0238303793670631" calcext:value-type="float">
            <text:p>0.023830379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317406" calcext:value-type="float">
            <text:p>6.317406</text:p>
          </table:table-cell>
          <table:table-cell office:value-type="float" office:value="6.5907919681" calcext:value-type="float">
            <text:p>6.5907919681</text:p>
          </table:table-cell>
          <table:table-cell table:formula="of:=POWER([.C894]-6.75;2)" office:value-type="float" office:value="0.0253471974214716" calcext:value-type="float">
            <text:p>0.0253471974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372778" calcext:value-type="float">
            <text:p>6.372778</text:p>
          </table:table-cell>
          <table:table-cell office:value-type="float" office:value="6.5848108936" calcext:value-type="float">
            <text:p>6.5848108936</text:p>
          </table:table-cell>
          <table:table-cell table:formula="of:=POWER([.C895]-6.75;2)" office:value-type="float" office:value="0.0272874408732304" calcext:value-type="float">
            <text:p>0.0272874409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430985" calcext:value-type="float">
            <text:p>6.430985</text:p>
          </table:table-cell>
          <table:table-cell office:value-type="float" office:value="6.5788316383" calcext:value-type="float">
            <text:p>6.5788316383</text:p>
          </table:table-cell>
          <table:table-cell table:formula="of:=POWER([.C896]-6.75;2)" office:value-type="float" office:value="0.0292986080470619" calcext:value-type="float">
            <text:p>0.029298608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479891" calcext:value-type="float">
            <text:p>6.479891</text:p>
          </table:table-cell>
          <table:table-cell office:value-type="float" office:value="6.5752634149" calcext:value-type="float">
            <text:p>6.5752634149</text:p>
          </table:table-cell>
          <table:table-cell table:formula="of:=POWER([.C897]-6.75;2)" office:value-type="float" office:value="0.0305328741724095" calcext:value-type="float">
            <text:p>0.0305328742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509083" calcext:value-type="float">
            <text:p>6.509083</text:p>
          </table:table-cell>
          <table:table-cell office:value-type="float" office:value="6.5802423298" calcext:value-type="float">
            <text:p>6.5802423298</text:p>
          </table:table-cell>
          <table:table-cell table:formula="of:=POWER([.C898]-6.75;2)" office:value-type="float" office:value="0.028817666591732" calcext:value-type="float">
            <text:p>0.028817666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1508" calcext:value-type="float">
            <text:p>6.51508</text:p>
          </table:table-cell>
          <table:table-cell office:value-type="float" office:value="6.7120896596" calcext:value-type="float">
            <text:p>6.7120896596</text:p>
          </table:table-cell>
          <table:table-cell table:formula="of:=POWER([.C899]-6.75;2)" office:value-type="float" office:value="0.00143719390924386" calcext:value-type="float">
            <text:p>0.0014371939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02994" calcext:value-type="float">
            <text:p>6.502994</text:p>
          </table:table-cell>
          <table:table-cell office:value-type="float" office:value="6.6772682021" calcext:value-type="float">
            <text:p>6.6772682021</text:p>
          </table:table-cell>
          <table:table-cell table:formula="of:=POWER([.C900]-6.75;2)" office:value-type="float" office:value="0.00528991442576637" calcext:value-type="float">
            <text:p>0.0052899144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484197" calcext:value-type="float">
            <text:p>6.484197</text:p>
          </table:table-cell>
          <table:table-cell office:value-type="float" office:value="6.6628621702" calcext:value-type="float">
            <text:p>6.6628621702</text:p>
          </table:table-cell>
          <table:table-cell table:formula="of:=POWER([.C901]-6.75;2)" office:value-type="float" office:value="0.0075930013822537" calcext:value-type="float">
            <text:p>0.0075930014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47149" calcext:value-type="float">
            <text:p>6.47149</text:p>
          </table:table-cell>
          <table:table-cell office:value-type="float" office:value="6.6561101277" calcext:value-type="float">
            <text:p>6.6561101277</text:p>
          </table:table-cell>
          <table:table-cell table:formula="of:=POWER([.C902]-6.75;2)" office:value-type="float" office:value="0.00881530812051033" calcext:value-type="float">
            <text:p>0.008815308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474255" calcext:value-type="float">
            <text:p>6.474255</text:p>
          </table:table-cell>
          <table:table-cell office:value-type="float" office:value="6.6540749787" calcext:value-type="float">
            <text:p>6.6540749787</text:p>
          </table:table-cell>
          <table:table-cell table:formula="of:=POWER([.C903]-6.75;2)" office:value-type="float" office:value="0.0092016097114055" calcext:value-type="float">
            <text:p>0.0092016097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495561" calcext:value-type="float">
            <text:p>6.495561</text:p>
          </table:table-cell>
          <table:table-cell office:value-type="float" office:value="6.6550131915" calcext:value-type="float">
            <text:p>6.6550131915</text:p>
          </table:table-cell>
          <table:table-cell table:formula="of:=POWER([.C904]-6.75;2)" office:value-type="float" office:value="0.00902249378901564" calcext:value-type="float">
            <text:p>0.009022493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31902" calcext:value-type="float">
            <text:p>6.531902</text:p>
          </table:table-cell>
          <table:table-cell office:value-type="float" office:value="6.6575251489" calcext:value-type="float">
            <text:p>6.6575251489</text:p>
          </table:table-cell>
          <table:table-cell table:formula="of:=POWER([.C905]-6.75;2)" office:value-type="float" office:value="0.00855159808596725" calcext:value-type="float">
            <text:p>0.008551598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575076" calcext:value-type="float">
            <text:p>6.575076</text:p>
          </table:table-cell>
          <table:table-cell office:value-type="float" office:value="6.6603976809" calcext:value-type="float">
            <text:p>6.6603976809</text:p>
          </table:table-cell>
          <table:table-cell table:formula="of:=POWER([.C906]-6.75;2)" office:value-type="float" office:value="0.00802857558809821" calcext:value-type="float">
            <text:p>0.0080285756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15328" calcext:value-type="float">
            <text:p>6.615328</text:p>
          </table:table-cell>
          <table:table-cell office:value-type="float" office:value="6.6625571383" calcext:value-type="float">
            <text:p>6.6625571383</text:p>
          </table:table-cell>
          <table:table-cell table:formula="of:=POWER([.C907]-6.75;2)" office:value-type="float" office:value="0.00764625406228526" calcext:value-type="float">
            <text:p>0.007646254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644781" calcext:value-type="float">
            <text:p>6.644781</text:p>
          </table:table-cell>
          <table:table-cell office:value-type="float" office:value="6.6630660213" calcext:value-type="float">
            <text:p>6.6630660213</text:p>
          </table:table-cell>
          <table:table-cell table:formula="of:=POWER([.C908]-6.75;2)" office:value-type="float" office:value="0.00755751665261211" calcext:value-type="float">
            <text:p>0.0075575167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660075" calcext:value-type="float">
            <text:p>6.660075</text:p>
          </table:table-cell>
          <table:table-cell office:value-type="float" office:value="6.6611856702" calcext:value-type="float">
            <text:p>6.6611856702</text:p>
          </table:table-cell>
          <table:table-cell table:formula="of:=POWER([.C909]-6.75;2)" office:value-type="float" office:value="0.00788798517782315" calcext:value-type="float">
            <text:p>0.007887985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663144" calcext:value-type="float">
            <text:p>6.663144</text:p>
          </table:table-cell>
          <table:table-cell office:value-type="float" office:value="6.656517734" calcext:value-type="float">
            <text:p>6.656517734</text:p>
          </table:table-cell>
          <table:table-cell table:formula="of:=POWER([.C910]-6.75;2)" office:value-type="float" office:value="0.00873893405649469" calcext:value-type="float">
            <text:p>0.008738934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65971" calcext:value-type="float">
            <text:p>6.65971</text:p>
          </table:table-cell>
          <table:table-cell office:value-type="float" office:value="6.649183766" calcext:value-type="float">
            <text:p>6.649183766</text:p>
          </table:table-cell>
          <table:table-cell table:formula="of:=POWER([.C911]-6.75;2)" office:value-type="float" office:value="0.0101639130379427" calcext:value-type="float">
            <text:p>0.010163913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656313" calcext:value-type="float">
            <text:p>6.656313</text:p>
          </table:table-cell>
          <table:table-cell office:value-type="float" office:value="6.6399292766" calcext:value-type="float">
            <text:p>6.6399292766</text:p>
          </table:table-cell>
          <table:table-cell table:formula="of:=POWER([.C912]-6.75;2)" office:value-type="float" office:value="0.0121155641497993" calcext:value-type="float">
            <text:p>0.012115564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657597" calcext:value-type="float">
            <text:p>6.657597</text:p>
          </table:table-cell>
          <table:table-cell office:value-type="float" office:value="6.6300010426" calcext:value-type="float">
            <text:p>6.6300010426</text:p>
          </table:table-cell>
          <table:table-cell table:formula="of:=POWER([.C913]-6.75;2)" office:value-type="float" office:value="0.014399749777087" calcext:value-type="float">
            <text:p>0.0143997498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665323" calcext:value-type="float">
            <text:p>6.665323</text:p>
          </table:table-cell>
          <table:table-cell office:value-type="float" office:value="6.6207525106" calcext:value-type="float">
            <text:p>6.6207525106</text:p>
          </table:table-cell>
          <table:table-cell table:formula="of:=POWER([.C914]-6.75;2)" office:value-type="float" office:value="0.0167049135162031" calcext:value-type="float">
            <text:p>0.016704913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79168" calcext:value-type="float">
            <text:p>6.679168</text:p>
          </table:table-cell>
          <table:table-cell office:value-type="float" office:value="6.6131700851" calcext:value-type="float">
            <text:p>6.6131700851</text:p>
          </table:table-cell>
          <table:table-cell table:formula="of:=POWER([.C915]-6.75;2)" office:value-type="float" office:value="0.0187224256115412" calcext:value-type="float">
            <text:p>0.0187224256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698057" calcext:value-type="float">
            <text:p>6.698057</text:p>
          </table:table-cell>
          <table:table-cell office:value-type="float" office:value="6.6076068191" calcext:value-type="float">
            <text:p>6.6076068191</text:p>
          </table:table-cell>
          <table:table-cell table:formula="of:=POWER([.C916]-6.75;2)" office:value-type="float" office:value="0.0202758179668201" calcext:value-type="float">
            <text:p>0.020275818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20699" calcext:value-type="float">
            <text:p>6.720699</text:p>
          </table:table-cell>
          <table:table-cell office:value-type="float" office:value="6.6038219043" calcext:value-type="float">
            <text:p>6.6038219043</text:p>
          </table:table-cell>
          <table:table-cell table:formula="of:=POWER([.C917]-6.75;2)" office:value-type="float" office:value="0.0213680356624783" calcext:value-type="float">
            <text:p>0.0213680357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45168" calcext:value-type="float">
            <text:p>6.745168</text:p>
          </table:table-cell>
          <table:table-cell office:value-type="float" office:value="6.6012159468" calcext:value-type="float">
            <text:p>6.6012159468</text:p>
          </table:table-cell>
          <table:table-cell table:formula="of:=POWER([.C918]-6.75;2)" office:value-type="float" office:value="0.0221366944866204" calcext:value-type="float">
            <text:p>0.0221366945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68445" calcext:value-type="float">
            <text:p>6.768445</text:p>
          </table:table-cell>
          <table:table-cell office:value-type="float" office:value="6.5991071596" calcext:value-type="float">
            <text:p>6.5991071596</text:p>
          </table:table-cell>
          <table:table-cell table:formula="of:=POWER([.C919]-6.75;2)" office:value-type="float" office:value="0.0227686492839799" calcext:value-type="float">
            <text:p>0.0227686493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86904" calcext:value-type="float">
            <text:p>6.786904</text:p>
          </table:table-cell>
          <table:table-cell office:value-type="float" office:value="6.5969446702" calcext:value-type="float">
            <text:p>6.5969446702</text:p>
          </table:table-cell>
          <table:table-cell table:formula="of:=POWER([.C920]-6.75;2)" office:value-type="float" office:value="0.0234259339801867" calcext:value-type="float">
            <text:p>0.02342593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9773" calcext:value-type="float">
            <text:p>6.79773</text:p>
          </table:table-cell>
          <table:table-cell office:value-type="float" office:value="6.5944148298" calcext:value-type="float">
            <text:p>6.5944148298</text:p>
          </table:table-cell>
          <table:table-cell table:formula="of:=POWER([.C921]-6.75;2)" office:value-type="float" office:value="0.024206745186163" calcext:value-type="float">
            <text:p>0.0242067452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00332" calcext:value-type="float">
            <text:p>6.800332</text:p>
          </table:table-cell>
          <table:table-cell office:value-type="float" office:value="6.5914431915" calcext:value-type="float">
            <text:p>6.5914431915</text:p>
          </table:table-cell>
          <table:table-cell table:formula="of:=POWER([.C922]-6.75;2)" office:value-type="float" office:value="0.0251402615217057" calcext:value-type="float">
            <text:p>0.025140261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96728" calcext:value-type="float">
            <text:p>6.796728</text:p>
          </table:table-cell>
          <table:table-cell office:value-type="float" office:value="6.5881255957" calcext:value-type="float">
            <text:p>6.5881255957</text:p>
          </table:table-cell>
          <table:table-cell table:formula="of:=POWER([.C923]-6.75;2)" office:value-type="float" office:value="0.0262033227674798" calcext:value-type="float">
            <text:p>0.0262033228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90683" calcext:value-type="float">
            <text:p>6.790683</text:p>
          </table:table-cell>
          <table:table-cell office:value-type="float" office:value="6.5846331809" calcext:value-type="float">
            <text:p>6.5846331809</text:p>
          </table:table-cell>
          <table:table-cell table:formula="of:=POWER([.C924]-6.75;2)" office:value-type="float" office:value="0.0273461848592521" calcext:value-type="float">
            <text:p>0.0273461849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86181" calcext:value-type="float">
            <text:p>6.786181</text:p>
          </table:table-cell>
          <table:table-cell office:value-type="float" office:value="6.5811285532" calcext:value-type="float">
            <text:p>6.5811285532</text:p>
          </table:table-cell>
          <table:table-cell table:formula="of:=POWER([.C925]-6.75;2)" office:value-type="float" office:value="0.0285175655443252" calcext:value-type="float">
            <text:p>0.0285175655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86157" calcext:value-type="float">
            <text:p>6.786157</text:p>
          </table:table-cell>
          <table:table-cell office:value-type="float" office:value="6.5777135426" calcext:value-type="float">
            <text:p>6.5777135426</text:p>
          </table:table-cell>
          <table:table-cell table:formula="of:=POWER([.C926]-6.75;2)" office:value-type="float" office:value="0.0296826234034421" calcext:value-type="float">
            <text:p>0.0296826234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91964" calcext:value-type="float">
            <text:p>6.791964</text:p>
          </table:table-cell>
          <table:table-cell office:value-type="float" office:value="6.5744129255" calcext:value-type="float">
            <text:p>6.5744129255</text:p>
          </table:table-cell>
          <table:table-cell table:formula="of:=POWER([.C927]-6.75;2)" office:value-type="float" office:value="0.0308308207314686" calcext:value-type="float">
            <text:p>0.030830820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03469" calcext:value-type="float">
            <text:p>6.803469</text:p>
          </table:table-cell>
          <table:table-cell office:value-type="float" office:value="6.5711879894" calcext:value-type="float">
            <text:p>6.5711879894</text:p>
          </table:table-cell>
          <table:table-cell table:formula="of:=POWER([.C928]-6.75;2)" office:value-type="float" office:value="0.0319737351348144" calcext:value-type="float">
            <text:p>0.0319737351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19403" calcext:value-type="float">
            <text:p>6.819403</text:p>
          </table:table-cell>
          <table:table-cell office:value-type="float" office:value="6.5679690638" calcext:value-type="float">
            <text:p>6.5679690638</text:p>
          </table:table-cell>
          <table:table-cell table:formula="of:=POWER([.C929]-6.75;2)" office:value-type="float" office:value="0.0331352617338486" calcext:value-type="float">
            <text:p>0.033135261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37751" calcext:value-type="float">
            <text:p>6.837751</text:p>
          </table:table-cell>
          <table:table-cell office:value-type="float" office:value="6.5646937447" calcext:value-type="float">
            <text:p>6.5646937447</text:p>
          </table:table-cell>
          <table:table-cell table:formula="of:=POWER([.C930]-6.75;2)" office:value-type="float" office:value="0.0343384082533089" calcext:value-type="float">
            <text:p>0.0343384083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56227" calcext:value-type="float">
            <text:p>6.856227</text:p>
          </table:table-cell>
          <table:table-cell office:value-type="float" office:value="6.5613371809" calcext:value-type="float">
            <text:p>6.5613371809</text:p>
          </table:table-cell>
          <table:table-cell table:formula="of:=POWER([.C931]-6.75;2)" office:value-type="float" office:value="0.0355936593107594" calcext:value-type="float">
            <text:p>0.0355936593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72832" calcext:value-type="float">
            <text:p>6.872832</text:p>
          </table:table-cell>
          <table:table-cell office:value-type="float" office:value="6.5579240957" calcext:value-type="float">
            <text:p>6.5579240957</text:p>
          </table:table-cell>
          <table:table-cell table:formula="of:=POWER([.C932]-6.75;2)" office:value-type="float" office:value="0.0368931530126628" calcext:value-type="float">
            <text:p>0.036893153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86269" calcext:value-type="float">
            <text:p>6.886269</text:p>
          </table:table-cell>
          <table:table-cell office:value-type="float" office:value="6.5545204574" calcext:value-type="float">
            <text:p>6.5545204574</text:p>
          </table:table-cell>
          <table:table-cell table:formula="of:=POWER([.C933]-6.75;2)" office:value-type="float" office:value="0.0382122515751053" calcext:value-type="float">
            <text:p>0.038212251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95916" calcext:value-type="float">
            <text:p>6.895916</text:p>
          </table:table-cell>
          <table:table-cell office:value-type="float" office:value="6.5512134362" calcext:value-type="float">
            <text:p>6.5512134362</text:p>
          </table:table-cell>
          <table:table-cell table:formula="of:=POWER([.C934]-6.75;2)" office:value-type="float" office:value="0.0395160979474113" calcext:value-type="float">
            <text:p>0.0395160979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90134" calcext:value-type="float">
            <text:p>6.90134</text:p>
          </table:table-cell>
          <table:table-cell office:value-type="float" office:value="6.5480932553" calcext:value-type="float">
            <text:p>6.5480932553</text:p>
          </table:table-cell>
          <table:table-cell table:formula="of:=POWER([.C935]-6.75;2)" office:value-type="float" office:value="0.0407663335553512" calcext:value-type="float">
            <text:p>0.0407663336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90182" calcext:value-type="float">
            <text:p>6.90182</text:p>
          </table:table-cell>
          <table:table-cell office:value-type="float" office:value="6.5452456596" calcext:value-type="float">
            <text:p>6.5452456596</text:p>
          </table:table-cell>
          <table:table-cell table:formula="of:=POWER([.C936]-6.75;2)" office:value-type="float" office:value="0.0419243399126391" calcext:value-type="float">
            <text:p>0.041924339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96394" calcext:value-type="float">
            <text:p>6.896394</text:p>
          </table:table-cell>
          <table:table-cell office:value-type="float" office:value="6.5427510957" calcext:value-type="float">
            <text:p>6.5427510957</text:p>
          </table:table-cell>
          <table:table-cell table:formula="of:=POWER([.C937]-6.75;2)" office:value-type="float" office:value="0.0429521083335506" calcext:value-type="float">
            <text:p>0.0429521083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84559" calcext:value-type="float">
            <text:p>6.884559</text:p>
          </table:table-cell>
          <table:table-cell office:value-type="float" office:value="6.5406793085" calcext:value-type="float">
            <text:p>6.5406793085</text:p>
          </table:table-cell>
          <table:table-cell table:formula="of:=POWER([.C938]-6.75;2)" office:value-type="float" office:value="0.0438151518900383" calcext:value-type="float">
            <text:p>0.0438151519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67127" calcext:value-type="float">
            <text:p>6.867127</text:p>
          </table:table-cell>
          <table:table-cell office:value-type="float" office:value="6.5390725745" calcext:value-type="float">
            <text:p>6.5390725745</text:p>
          </table:table-cell>
          <table:table-cell table:formula="of:=POWER([.C939]-6.75;2)" office:value-type="float" office:value="0.0444903788280579" calcext:value-type="float">
            <text:p>0.0444903788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46526" calcext:value-type="float">
            <text:p>6.846526</text:p>
          </table:table-cell>
          <table:table-cell office:value-type="float" office:value="6.5379240532" calcext:value-type="float">
            <text:p>6.5379240532</text:p>
          </table:table-cell>
          <table:table-cell table:formula="of:=POWER([.C940]-6.75;2)" office:value-type="float" office:value="0.0449762072111163" calcext:value-type="float">
            <text:p>0.0449762072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26167" calcext:value-type="float">
            <text:p>6.826167</text:p>
          </table:table-cell>
          <table:table-cell office:value-type="float" office:value="6.5371665957" calcext:value-type="float">
            <text:p>6.5371665957</text:p>
          </table:table-cell>
          <table:table-cell table:formula="of:=POWER([.C941]-6.75;2)" office:value-type="float" office:value="0.0452980579859271" calcext:value-type="float">
            <text:p>0.045298058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09136" calcext:value-type="float">
            <text:p>6.809136</text:p>
          </table:table-cell>
          <table:table-cell office:value-type="float" office:value="6.5366835745" calcext:value-type="float">
            <text:p>6.5366835745</text:p>
          </table:table-cell>
          <table:table-cell table:formula="of:=POWER([.C942]-6.75;2)" office:value-type="float" office:value="0.0455038973880972" calcext:value-type="float">
            <text:p>0.0455038974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96934" calcext:value-type="float">
            <text:p>6.796934</text:p>
          </table:table-cell>
          <table:table-cell office:value-type="float" office:value="6.5363397979" calcext:value-type="float">
            <text:p>6.5363397979</text:p>
          </table:table-cell>
          <table:table-cell table:formula="of:=POWER([.C943]-6.75;2)" office:value-type="float" office:value="0.0456506819614128" calcext:value-type="float">
            <text:p>0.045650682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88963" calcext:value-type="float">
            <text:p>6.788963</text:p>
          </table:table-cell>
          <table:table-cell office:value-type="float" office:value="6.5360189362" calcext:value-type="float">
            <text:p>6.5360189362</text:p>
          </table:table-cell>
          <table:table-cell table:formula="of:=POWER([.C944]-6.75;2)" office:value-type="float" office:value="0.0457878956649798" calcext:value-type="float">
            <text:p>0.0457878957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8304" calcext:value-type="float">
            <text:p>6.78304</text:p>
          </table:table-cell>
          <table:table-cell office:value-type="float" office:value="6.5356529043" calcext:value-type="float">
            <text:p>6.5356529043</text:p>
          </table:table-cell>
          <table:table-cell table:formula="of:=POWER([.C945]-6.75;2)" office:value-type="float" office:value="0.045944677435025" calcext:value-type="float">
            <text:p>0.0459446774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76639" calcext:value-type="float">
            <text:p>6.776639</text:p>
          </table:table-cell>
          <table:table-cell office:value-type="float" office:value="6.5352361809" calcext:value-type="float">
            <text:p>6.5352361809</text:p>
          </table:table-cell>
          <table:table-cell table:formula="of:=POWER([.C946]-6.75;2)" office:value-type="float" office:value="0.0461234979944175" calcext:value-type="float">
            <text:p>0.046123498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68153" calcext:value-type="float">
            <text:p>6.768153</text:p>
          </table:table-cell>
          <table:table-cell office:value-type="float" office:value="6.5348262447" calcext:value-type="float">
            <text:p>6.5348262447</text:p>
          </table:table-cell>
          <table:table-cell table:formula="of:=POWER([.C947]-6.75;2)" office:value-type="float" office:value="0.0462997449699044" calcext:value-type="float">
            <text:p>0.046299745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5743" calcext:value-type="float">
            <text:p>6.75743</text:p>
          </table:table-cell>
          <table:table-cell office:value-type="float" office:value="6.5345332234" calcext:value-type="float">
            <text:p>6.5345332234</text:p>
          </table:table-cell>
          <table:table-cell table:formula="of:=POWER([.C948]-6.75;2)" office:value-type="float" office:value="0.0464259318183941" calcext:value-type="float">
            <text:p>0.0464259318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4524" calcext:value-type="float">
            <text:p>6.74524</text:p>
          </table:table-cell>
          <table:table-cell office:value-type="float" office:value="6.5345000745" calcext:value-type="float">
            <text:p>6.5345000745</text:p>
          </table:table-cell>
          <table:table-cell table:formula="of:=POWER([.C949]-6.75;2)" office:value-type="float" office:value="0.0464402178905054" calcext:value-type="float">
            <text:p>0.046440217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732052" calcext:value-type="float">
            <text:p>6.732052</text:p>
          </table:table-cell>
          <table:table-cell office:value-type="float" office:value="6.5348750106" calcext:value-type="float">
            <text:p>6.5348750106</text:p>
          </table:table-cell>
          <table:table-cell table:formula="of:=POWER([.C950]-6.75;2)" office:value-type="float" office:value="0.0462787610643499" calcext:value-type="float">
            <text:p>0.046278761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17058" calcext:value-type="float">
            <text:p>6.717058</text:p>
          </table:table-cell>
          <table:table-cell office:value-type="float" office:value="6.5357825106" calcext:value-type="float">
            <text:p>6.5357825106</text:p>
          </table:table-cell>
          <table:table-cell table:formula="of:=POWER([.C951]-6.75;2)" office:value-type="float" office:value="0.0458891327648392" calcext:value-type="float">
            <text:p>0.0458891328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698397" calcext:value-type="float">
            <text:p>6.698397</text:p>
          </table:table-cell>
          <table:table-cell office:value-type="float" office:value="6.5373023617" calcext:value-type="float">
            <text:p>6.5373023617</text:p>
          </table:table-cell>
          <table:table-cell table:formula="of:=POWER([.C952]-6.75;2)" office:value-type="float" office:value="0.0452402853383976" calcext:value-type="float">
            <text:p>0.0452402853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74734" calcext:value-type="float">
            <text:p>6.674734</text:p>
          </table:table-cell>
          <table:table-cell office:value-type="float" office:value="6.5394610319" calcext:value-type="float">
            <text:p>6.5394610319</text:p>
          </table:table-cell>
          <table:table-cell table:formula="of:=POWER([.C953]-6.75;2)" office:value-type="float" office:value="0.0443266570886127" calcext:value-type="float">
            <text:p>0.0443266571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647161" calcext:value-type="float">
            <text:p>6.647161</text:p>
          </table:table-cell>
          <table:table-cell office:value-type="float" office:value="6.5422306277" calcext:value-type="float">
            <text:p>6.5422306277</text:p>
          </table:table-cell>
          <table:table-cell table:formula="of:=POWER([.C954]-6.75;2)" office:value-type="float" office:value="0.0431681120659358" calcext:value-type="float">
            <text:p>0.043168112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619776" calcext:value-type="float">
            <text:p>6.619776</text:p>
          </table:table-cell>
          <table:table-cell office:value-type="float" office:value="6.5455276809" calcext:value-type="float">
            <text:p>6.5455276809</text:p>
          </table:table-cell>
          <table:table-cell table:formula="of:=POWER([.C955]-6.75;2)" office:value-type="float" office:value="0.0418089292781321" calcext:value-type="float">
            <text:p>0.0418089293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597944" calcext:value-type="float">
            <text:p>6.597944</text:p>
          </table:table-cell>
          <table:table-cell office:value-type="float" office:value="6.5492118723" calcext:value-type="float">
            <text:p>6.5492118723</text:p>
          </table:table-cell>
          <table:table-cell table:formula="of:=POWER([.C956]-6.75;2)" office:value-type="float" office:value="0.0403158722252716" calcext:value-type="float">
            <text:p>0.0403158722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58493" calcext:value-type="float">
            <text:p>6.58493</text:p>
          </table:table-cell>
          <table:table-cell office:value-type="float" office:value="6.5530958085" calcext:value-type="float">
            <text:p>6.5530958085</text:p>
          </table:table-cell>
          <table:table-cell table:formula="of:=POWER([.C957]-6.75;2)" office:value-type="float" office:value="0.0387712606302686" calcext:value-type="float">
            <text:p>0.038771260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579241" calcext:value-type="float">
            <text:p>6.579241</text:p>
          </table:table-cell>
          <table:table-cell office:value-type="float" office:value="6.5569781383" calcext:value-type="float">
            <text:p>6.5569781383</text:p>
          </table:table-cell>
          <table:table-cell table:formula="of:=POWER([.C958]-6.75;2)" office:value-type="float" office:value="0.037257439094134" calcext:value-type="float">
            <text:p>0.037257439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574887" calcext:value-type="float">
            <text:p>6.574887</text:p>
          </table:table-cell>
          <table:table-cell office:value-type="float" office:value="6.560697" calcext:value-type="float">
            <text:p>6.560697</text:p>
          </table:table-cell>
          <table:table-cell table:formula="of:=POWER([.C959]-6.75;2)" office:value-type="float" office:value="0.0358356258089999" calcext:value-type="float">
            <text:p>0.0358356258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648" calcext:value-type="float">
            <text:p>6.5648</text:p>
          </table:table-cell>
          <table:table-cell office:value-type="float" office:value="6.5641819681" calcext:value-type="float">
            <text:p>6.5641819681</text:p>
          </table:table-cell>
          <table:table-cell table:formula="of:=POWER([.C960]-6.75;2)" office:value-type="float" office:value="0.0345283409791895" calcext:value-type="float">
            <text:p>0.03452834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545205" calcext:value-type="float">
            <text:p>6.545205</text:p>
          </table:table-cell>
          <table:table-cell office:value-type="float" office:value="6.5674756809" calcext:value-type="float">
            <text:p>6.5674756809</text:p>
          </table:table-cell>
          <table:table-cell table:formula="of:=POWER([.C961]-6.75;2)" office:value-type="float" office:value="0.0333151270629185" calcext:value-type="float">
            <text:p>0.033315127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51807" calcext:value-type="float">
            <text:p>6.51807</text:p>
          </table:table-cell>
          <table:table-cell office:value-type="float" office:value="6.5707103404" calcext:value-type="float">
            <text:p>6.5707103404</text:p>
          </table:table-cell>
          <table:table-cell table:formula="of:=POWER([.C962]-6.75;2)" office:value-type="float" office:value="0.0321447820394839" calcext:value-type="float">
            <text:p>0.03214478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490091" calcext:value-type="float">
            <text:p>6.490091</text:p>
          </table:table-cell>
          <table:table-cell office:value-type="float" office:value="6.5740480426" calcext:value-type="float">
            <text:p>6.5740480426</text:p>
          </table:table-cell>
          <table:table-cell table:formula="of:=POWER([.C963]-6.75;2)" office:value-type="float" office:value="0.0309590913128913" calcext:value-type="float">
            <text:p>0.0309590913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4689" calcext:value-type="float">
            <text:p>6.4689</text:p>
          </table:table-cell>
          <table:table-cell office:value-type="float" office:value="6.577612766" calcext:value-type="float">
            <text:p>6.577612766</text:p>
          </table:table-cell>
          <table:table-cell table:formula="of:=POWER([.C964]-6.75;2)" office:value-type="float" office:value="0.0297173584461709" calcext:value-type="float">
            <text:p>0.0297173584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45885" calcext:value-type="float">
            <text:p>6.45885</text:p>
          </table:table-cell>
          <table:table-cell office:value-type="float" office:value="6.5814455638" calcext:value-type="float">
            <text:p>6.5814455638</text:p>
          </table:table-cell>
          <table:table-cell table:formula="of:=POWER([.C965]-6.75;2)" office:value-type="float" office:value="0.0284105979626999" calcext:value-type="float">
            <text:p>0.0284105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458796" calcext:value-type="float">
            <text:p>6.458796</text:p>
          </table:table-cell>
          <table:table-cell office:value-type="float" office:value="6.5855007447" calcext:value-type="float">
            <text:p>6.5855007447</text:p>
          </table:table-cell>
          <table:table-cell table:formula="of:=POWER([.C966]-6.75;2)" office:value-type="float" office:value="0.0270600049942546" calcext:value-type="float">
            <text:p>0.02706000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462814" calcext:value-type="float">
            <text:p>6.462814</text:p>
          </table:table-cell>
          <table:table-cell office:value-type="float" office:value="6.5896782021" calcext:value-type="float">
            <text:p>6.5896782021</text:p>
          </table:table-cell>
          <table:table-cell table:formula="of:=POWER([.C967]-6.75;2)" office:value-type="float" office:value="0.0257030788818884" calcext:value-type="float">
            <text:p>0.025703078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462945" calcext:value-type="float">
            <text:p>6.462945</text:p>
          </table:table-cell>
          <table:table-cell office:value-type="float" office:value="6.5938707447" calcext:value-type="float">
            <text:p>6.5938707447</text:p>
          </table:table-cell>
          <table:table-cell table:formula="of:=POWER([.C968]-6.75;2)" office:value-type="float" office:value="0.0243763443605325" calcext:value-type="float">
            <text:p>0.0243763444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452244" calcext:value-type="float">
            <text:p>6.452244</text:p>
          </table:table-cell>
          <table:table-cell office:value-type="float" office:value="6.5980052128" calcext:value-type="float">
            <text:p>6.5980052128</text:p>
          </table:table-cell>
          <table:table-cell table:formula="of:=POWER([.C969]-6.75;2)" office:value-type="float" office:value="0.0231024153359732" calcext:value-type="float">
            <text:p>0.0231024153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426967" calcext:value-type="float">
            <text:p>6.426967</text:p>
          </table:table-cell>
          <table:table-cell office:value-type="float" office:value="6.6020672979" calcext:value-type="float">
            <text:p>6.6020672979</text:p>
          </table:table-cell>
          <table:table-cell table:formula="of:=POWER([.C970]-6.75;2)" office:value-type="float" office:value="0.0218840843506074" calcext:value-type="float">
            <text:p>0.0218840844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387746" calcext:value-type="float">
            <text:p>6.387746</text:p>
          </table:table-cell>
          <table:table-cell office:value-type="float" office:value="6.6061079149" calcext:value-type="float">
            <text:p>6.6061079149</text:p>
          </table:table-cell>
          <table:table-cell table:formula="of:=POWER([.C971]-6.75;2)" office:value-type="float" office:value="0.0207049321544257" calcext:value-type="float">
            <text:p>0.0207049322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339991" calcext:value-type="float">
            <text:p>6.339991</text:p>
          </table:table-cell>
          <table:table-cell office:value-type="float" office:value="6.6102283404" calcext:value-type="float">
            <text:p>6.6102283404</text:p>
          </table:table-cell>
          <table:table-cell table:formula="of:=POWER([.C972]-6.75;2)" office:value-type="float" office:value="0.0195361168273383" calcext:value-type="float">
            <text:p>0.0195361168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293369" calcext:value-type="float">
            <text:p>6.293369</text:p>
          </table:table-cell>
          <table:table-cell office:value-type="float" office:value="6.6145393723" calcext:value-type="float">
            <text:p>6.6145393723</text:p>
          </table:table-cell>
          <table:table-cell table:formula="of:=POWER([.C973]-6.75;2)" office:value-type="float" office:value="0.0183495816568779" calcext:value-type="float">
            <text:p>0.0183495817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259656" calcext:value-type="float">
            <text:p>6.259656</text:p>
          </table:table-cell>
          <table:table-cell office:value-type="float" office:value="6.6190984149" calcext:value-type="float">
            <text:p>6.6190984149</text:p>
          </table:table-cell>
          <table:table-cell table:formula="of:=POWER([.C974]-6.75;2)" office:value-type="float" office:value="0.0171352249816926" calcext:value-type="float">
            <text:p>0.017135225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248689" calcext:value-type="float">
            <text:p>6.248689</text:p>
          </table:table-cell>
          <table:table-cell office:value-type="float" office:value="6.6238489681" calcext:value-type="float">
            <text:p>6.6238489681</text:p>
          </table:table-cell>
          <table:table-cell table:formula="of:=POWER([.C975]-6.75;2)" office:value-type="float" office:value="0.0159140828494348" calcext:value-type="float">
            <text:p>0.0159140828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26371" calcext:value-type="float">
            <text:p>6.26371</text:p>
          </table:table-cell>
          <table:table-cell office:value-type="float" office:value="6.6286019787" calcext:value-type="float">
            <text:p>6.6286019787</text:p>
          </table:table-cell>
          <table:table-cell table:formula="of:=POWER([.C976]-6.75;2)" office:value-type="float" office:value="0.0147374795755553" calcext:value-type="float">
            <text:p>0.014737479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298853" calcext:value-type="float">
            <text:p>6.298853</text:p>
          </table:table-cell>
          <table:table-cell office:value-type="float" office:value="6.6330861809" calcext:value-type="float">
            <text:p>6.6330861809</text:p>
          </table:table-cell>
          <table:table-cell table:formula="of:=POWER([.C977]-6.75;2)" office:value-type="float" office:value="0.0136688410965474" calcext:value-type="float">
            <text:p>0.0136688411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340852" calcext:value-type="float">
            <text:p>6.340852</text:p>
          </table:table-cell>
          <table:table-cell office:value-type="float" office:value="6.637053" calcext:value-type="float">
            <text:p>6.637053</text:p>
          </table:table-cell>
          <table:table-cell table:formula="of:=POWER([.C978]-6.75;2)" office:value-type="float" office:value="0.012757024809" calcext:value-type="float">
            <text:p>0.0127570248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374265" calcext:value-type="float">
            <text:p>6.374265</text:p>
          </table:table-cell>
          <table:table-cell office:value-type="float" office:value="6.6403817979" calcext:value-type="float">
            <text:p>6.6403817979</text:p>
          </table:table-cell>
          <table:table-cell table:formula="of:=POWER([.C979]-6.75;2)" office:value-type="float" office:value="0.0120161502316365" calcext:value-type="float">
            <text:p>0.01201615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387015" calcext:value-type="float">
            <text:p>6.387015</text:p>
          </table:table-cell>
          <table:table-cell office:value-type="float" office:value="6.6431282021" calcext:value-type="float">
            <text:p>6.6431282021</text:p>
          </table:table-cell>
          <table:table-cell table:formula="of:=POWER([.C980]-6.75;2)" office:value-type="float" office:value="0.0114215811863785" calcext:value-type="float">
            <text:p>0.0114215812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373136" calcext:value-type="float">
            <text:p>6.373136</text:p>
          </table:table-cell>
          <table:table-cell office:value-type="float" office:value="6.6454958511" calcext:value-type="float">
            <text:p>6.6454958511</text:p>
          </table:table-cell>
          <table:table-cell table:formula="of:=POWER([.C981]-6.75;2)" office:value-type="float" office:value="0.0109211171373134" calcext:value-type="float">
            <text:p>0.010921117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33181" calcext:value-type="float">
            <text:p>6.33181</text:p>
          </table:table-cell>
          <table:table-cell office:value-type="float" office:value="6.6477600319" calcext:value-type="float">
            <text:p>6.6477600319</text:p>
          </table:table-cell>
          <table:table-cell table:formula="of:=POWER([.C982]-6.75;2)" office:value-type="float" office:value="0.010453011077089" calcext:value-type="float">
            <text:p>0.0104530111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264393" calcext:value-type="float">
            <text:p>6.264393</text:p>
          </table:table-cell>
          <table:table-cell office:value-type="float" office:value="6.6501968511" calcext:value-type="float">
            <text:p>6.6501968511</text:p>
          </table:table-cell>
          <table:table-cell table:formula="of:=POWER([.C983]-6.75;2)" office:value-type="float" office:value="0.00996066853035548" calcext:value-type="float">
            <text:p>0.0099606685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172408" calcext:value-type="float">
            <text:p>6.172408</text:p>
          </table:table-cell>
          <table:table-cell office:value-type="float" office:value="6.6530572766" calcext:value-type="float">
            <text:p>6.6530572766</text:p>
          </table:table-cell>
          <table:table-cell table:formula="of:=POWER([.C984]-6.75;2)" office:value-type="float" office:value="0.00939789162020886" calcext:value-type="float">
            <text:p>0.0093978916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058874" calcext:value-type="float">
            <text:p>6.058874</text:p>
          </table:table-cell>
          <table:table-cell office:value-type="float" office:value="6.6565823085" calcext:value-type="float">
            <text:p>6.6565823085</text:p>
          </table:table-cell>
          <table:table-cell table:formula="of:=POWER([.C985]-6.75;2)" office:value-type="float" office:value="0.00872686508518917" calcext:value-type="float">
            <text:p>0.008726865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933228" calcext:value-type="float">
            <text:p>5.933228</text:p>
          </table:table-cell>
          <table:table-cell office:value-type="float" office:value="6.661012734" calcext:value-type="float">
            <text:p>6.661012734</text:p>
          </table:table-cell>
          <table:table-cell table:formula="of:=POWER([.C986]-6.75;2)" office:value-type="float" office:value="0.00791873351015479" calcext:value-type="float">
            <text:p>0.0079187335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.818068" calcext:value-type="float">
            <text:p>5.818068</text:p>
          </table:table-cell>
          <table:table-cell office:value-type="float" office:value="6.6665345319" calcext:value-type="float">
            <text:p>6.6665345319</text:p>
          </table:table-cell>
          <table:table-cell table:formula="of:=POWER([.C987]-6.75;2)" office:value-type="float" office:value="0.00696648436515212" calcext:value-type="float">
            <text:p>0.0069664844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755185" calcext:value-type="float">
            <text:p>5.755185</text:p>
          </table:table-cell>
          <table:table-cell office:value-type="float" office:value="6.6731270319" calcext:value-type="float">
            <text:p>6.6731270319</text:p>
          </table:table-cell>
          <table:table-cell table:formula="of:=POWER([.C988]-6.75;2)" office:value-type="float" office:value="0.00590945322450362" calcext:value-type="float">
            <text:p>0.0059094532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.810728" calcext:value-type="float">
            <text:p>5.810728</text:p>
          </table:table-cell>
          <table:table-cell office:value-type="float" office:value="6.6803271064" calcext:value-type="float">
            <text:p>6.6803271064</text:p>
          </table:table-cell>
          <table:table-cell table:formula="of:=POWER([.C989]-6.75;2)" office:value-type="float" office:value="0.00485431210259691" calcext:value-type="float">
            <text:p>0.004854312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095572" calcext:value-type="float">
            <text:p>6.095572</text:p>
          </table:table-cell>
          <table:table-cell office:value-type="float" office:value="6.6869397447" calcext:value-type="float">
            <text:p>6.6869397447</text:p>
          </table:table-cell>
          <table:table-cell table:formula="of:=POWER([.C990]-6.75;2)" office:value-type="float" office:value="0.00397659579850117" calcext:value-type="float">
            <text:p>0.0039765958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947909" calcext:value-type="float">
            <text:p>6.947909</text:p>
          </table:table-cell>
          <table:table-cell office:value-type="float" office:value="6.6905527021" calcext:value-type="float">
            <text:p>6.6905527021</text:p>
          </table:table-cell>
          <table:table-cell table:formula="of:=POWER([.C991]-6.75;2)" office:value-type="float" office:value="0.00353398122761137" calcext:value-type="float">
            <text:p>0.0035339812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8.902732" calcext:value-type="float">
            <text:p>18.902732</text:p>
          </table:table-cell>
          <table:table-cell office:value-type="float" office:value="6.6851306489" calcext:value-type="float">
            <text:p>6.6851306489</text:p>
          </table:table-cell>
          <table:table-cell table:formula="of:=POWER([.C992]-6.75;2)" office:value-type="float" office:value="0.00420803271213513" calcext:value-type="float">
            <text:p>0.0042080327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241863" calcext:value-type="float">
            <text:p>3.241863</text:p>
          </table:table-cell>
          <table:table-cell office:value-type="float" office:value="6.5525541809" calcext:value-type="float">
            <text:p>6.5525541809</text:p>
          </table:table-cell>
          <table:table-cell table:formula="of:=POWER([.C993]-6.75;2)" office:value-type="float" office:value="0.0389848514800701" calcext:value-type="float">
            <text:p>0.0389848515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148827" calcext:value-type="float">
            <text:p>5.148827</text:p>
          </table:table-cell>
          <table:table-cell office:value-type="float" office:value="6.5865842872" calcext:value-type="float">
            <text:p>6.5865842872</text:p>
          </table:table-cell>
          <table:table-cell table:formula="of:=POWER([.C994]-6.75;2)" office:value-type="float" office:value="0.0267046951899321" calcext:value-type="float">
            <text:p>0.0267046952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.849505" calcext:value-type="float">
            <text:p>5.849505</text:p>
          </table:table-cell>
          <table:table-cell office:value-type="float" office:value="6.600254734" calcext:value-type="float">
            <text:p>6.600254734</text:p>
          </table:table-cell>
          <table:table-cell table:formula="of:=POWER([.C995]-6.75;2)" office:value-type="float" office:value="0.0224236446894108" calcext:value-type="float">
            <text:p>0.022423644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280186" calcext:value-type="float">
            <text:p>6.280186</text:p>
          </table:table-cell>
          <table:table-cell office:value-type="float" office:value="6.6062236915" calcext:value-type="float">
            <text:p>6.6062236915</text:p>
          </table:table-cell>
          <table:table-cell table:formula="of:=POWER([.C996]-6.75;2)" office:value-type="float" office:value="0.0206716268858871" calcext:value-type="float">
            <text:p>0.0206716269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562447" calcext:value-type="float">
            <text:p>6.562447</text:p>
          </table:table-cell>
          <table:table-cell office:value-type="float" office:value="6.6070683723" calcext:value-type="float">
            <text:p>6.6070683723</text:p>
          </table:table-cell>
          <table:table-cell table:formula="of:=POWER([.C997]-6.75;2)" office:value-type="float" office:value="0.0204294501969715" calcext:value-type="float">
            <text:p>0.0204294502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31685" calcext:value-type="float">
            <text:p>6.731685</text:p>
          </table:table-cell>
          <table:table-cell office:value-type="float" office:value="6.604003383" calcext:value-type="float">
            <text:p>6.604003383</text:p>
          </table:table-cell>
          <table:table-cell table:formula="of:=POWER([.C998]-6.75;2)" office:value-type="float" office:value="0.0213150121754446" calcext:value-type="float">
            <text:p>0.0213150122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0192" calcext:value-type="float">
            <text:p>6.80192</text:p>
          </table:table-cell>
          <table:table-cell office:value-type="float" office:value="6.5979352128" calcext:value-type="float">
            <text:p>6.5979352128</text:p>
          </table:table-cell>
          <table:table-cell table:formula="of:=POWER([.C999]-6.75;2)" office:value-type="float" office:value="0.0231236995061812" calcext:value-type="float">
            <text:p>0.0231236995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778065" calcext:value-type="float">
            <text:p>6.778065</text:p>
          </table:table-cell>
          <table:table-cell office:value-type="float" office:value="6.5898793617" calcext:value-type="float">
            <text:p>6.5898793617</text:p>
          </table:table-cell>
          <table:table-cell table:formula="of:=POWER([.C1000]-6.75;2)" office:value-type="float" office:value="0.0256386188095996" calcext:value-type="float">
            <text:p>0.025638618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663163" calcext:value-type="float">
            <text:p>6.663163</text:p>
          </table:table-cell>
          <table:table-cell office:value-type="float" office:value="6.5812090957" calcext:value-type="float">
            <text:p>6.5812090957</text:p>
          </table:table-cell>
          <table:table-cell table:formula="of:=POWER([.C1001]-6.75;2)" office:value-type="float" office:value="0.0284903693744117" calcext:value-type="float">
            <text:p>0.0284903694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468028" calcext:value-type="float">
            <text:p>6.468028</text:p>
          </table:table-cell>
          <table:table-cell office:value-type="float" office:value="6.5736729574" calcext:value-type="float">
            <text:p>6.5736729574</text:p>
          </table:table-cell>
          <table:table-cell table:formula="of:=POWER([.C1002]-6.75;2)" office:value-type="float" office:value="0.0310912259520621" calcext:value-type="float">
            <text:p>0.031091226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221289" calcext:value-type="float">
            <text:p>6.221289</text:p>
          </table:table-cell>
          <table:table-cell office:value-type="float" office:value="6.5690958298" calcext:value-type="float">
            <text:p>6.5690958298</text:p>
          </table:table-cell>
          <table:table-cell table:formula="of:=POWER([.C1003]-6.75;2)" office:value-type="float" office:value="0.0327263187957505" calcext:value-type="float">
            <text:p>0.0327263188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.973751" calcext:value-type="float">
            <text:p>5.973751</text:p>
          </table:table-cell>
          <table:table-cell office:value-type="float" office:value="6.5688410957" calcext:value-type="float">
            <text:p>6.5688410957</text:p>
          </table:table-cell>
          <table:table-cell table:formula="of:=POWER([.C1004]-6.75;2)" office:value-type="float" office:value="0.0328185486071766" calcext:value-type="float">
            <text:p>0.0328185486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.789788" calcext:value-type="float">
            <text:p>5.789788</text:p>
          </table:table-cell>
          <table:table-cell office:value-type="float" office:value="6.573278117" calcext:value-type="float">
            <text:p>6.573278117</text:p>
          </table:table-cell>
          <table:table-cell table:formula="of:=POWER([.C1005]-6.75;2)" office:value-type="float" office:value="0.0312306239310657" calcext:value-type="float">
            <text:p>0.0312306239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.723059" calcext:value-type="float">
            <text:p>5.723059</text:p>
          </table:table-cell>
          <table:table-cell office:value-type="float" office:value="6.5815212872" calcext:value-type="float">
            <text:p>6.5815212872</text:p>
          </table:table-cell>
          <table:table-cell table:formula="of:=POWER([.C1006]-6.75;2)" office:value-type="float" office:value="0.0283850766667448" calcext:value-type="float">
            <text:p>0.028385076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.788235" calcext:value-type="float">
            <text:p>5.788235</text:p>
          </table:table-cell>
          <table:table-cell office:value-type="float" office:value="6.5916026915" calcext:value-type="float">
            <text:p>6.5916026915</text:p>
          </table:table-cell>
          <table:table-cell table:formula="of:=POWER([.C1007]-6.75;2)" office:value-type="float" office:value="0.0250897073400441" calcext:value-type="float">
            <text:p>0.0250897073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.952575" calcext:value-type="float">
            <text:p>5.952575</text:p>
          </table:table-cell>
          <table:table-cell office:value-type="float" office:value="6.6010477553" calcext:value-type="float">
            <text:p>6.6010477553</text:p>
          </table:table-cell>
          <table:table-cell table:formula="of:=POWER([.C1008]-6.75;2)" office:value-type="float" office:value="0.0221867712011687" calcext:value-type="float">
            <text:p>0.0221867712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156221" calcext:value-type="float">
            <text:p>6.156221</text:p>
          </table:table-cell>
          <table:table-cell office:value-type="float" office:value="6.6075835851" calcext:value-type="float">
            <text:p>6.6075835851</text:p>
          </table:table-cell>
          <table:table-cell table:formula="of:=POWER([.C1009]-6.75;2)" office:value-type="float" office:value="0.0202824352329688" calcext:value-type="float">
            <text:p>0.0202824352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342275" calcext:value-type="float">
            <text:p>6.342275</text:p>
          </table:table-cell>
          <table:table-cell office:value-type="float" office:value="6.6096495851" calcext:value-type="float">
            <text:p>6.6096495851</text:p>
          </table:table-cell>
          <table:table-cell table:formula="of:=POWER([.C1010]-6.75;2)" office:value-type="float" office:value="0.0196982389626022" calcext:value-type="float">
            <text:p>0.019698239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475739" calcext:value-type="float">
            <text:p>6.475739</text:p>
          </table:table-cell>
          <table:table-cell office:value-type="float" office:value="6.6065877979" calcext:value-type="float">
            <text:p>6.6065877979</text:p>
          </table:table-cell>
          <table:table-cell table:formula="of:=POWER([.C1011]-6.75;2)" office:value-type="float" office:value="0.0205670597111714" calcext:value-type="float">
            <text:p>0.0205670597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546942" calcext:value-type="float">
            <text:p>6.546942</text:p>
          </table:table-cell>
          <table:table-cell office:value-type="float" office:value="6.5985770532" calcext:value-type="float">
            <text:p>6.5985770532</text:p>
          </table:table-cell>
          <table:table-cell table:formula="of:=POWER([.C1012]-6.75;2)" office:value-type="float" office:value="0.0229289088175957" calcext:value-type="float">
            <text:p>0.0229289088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565171" calcext:value-type="float">
            <text:p>6.565171</text:p>
          </table:table-cell>
          <table:table-cell office:value-type="float" office:value="6.5863449574" calcext:value-type="float">
            <text:p>6.5863449574</text:p>
          </table:table-cell>
          <table:table-cell table:formula="of:=POWER([.C1013]-6.75;2)" office:value-type="float" office:value="0.0267829729684079" calcext:value-type="float">
            <text:p>0.026782973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549099" calcext:value-type="float">
            <text:p>6.549099</text:p>
          </table:table-cell>
          <table:table-cell office:value-type="float" office:value="6.5704819043" calcext:value-type="float">
            <text:p>6.5704819043</text:p>
          </table:table-cell>
          <table:table-cell table:formula="of:=POWER([.C1014]-6.75;2)" office:value-type="float" office:value="0.0322267466837543" calcext:value-type="float">
            <text:p>0.0322267467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518396" calcext:value-type="float">
            <text:p>6.518396</text:p>
          </table:table-cell>
          <table:table-cell office:value-type="float" office:value="6.5491675745" calcext:value-type="float">
            <text:p>6.5491675745</text:p>
          </table:table-cell>
          <table:table-cell table:formula="of:=POWER([.C1015]-6.75;2)" office:value-type="float" office:value="0.040333663132213" calcext:value-type="float">
            <text:p>0.0403336631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488478" calcext:value-type="float">
            <text:p>6.488478</text:p>
          </table:table-cell>
          <table:table-cell office:value-type="float" office:value="6.5281798723" calcext:value-type="float">
            <text:p>6.5281798723</text:p>
          </table:table-cell>
          <table:table-cell table:formula="of:=POWER([.C1016]-6.75;2)" office:value-type="float" office:value="0.0492041690528443" calcext:value-type="float">
            <text:p>0.0492041691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468441" calcext:value-type="float">
            <text:p>6.468441</text:p>
          </table:table-cell>
          <table:table-cell office:value-type="float" office:value="6.5402926596" calcext:value-type="float">
            <text:p>6.5402926596</text:p>
          </table:table-cell>
          <table:table-cell table:formula="of:=POWER([.C1017]-6.75;2)" office:value-type="float" office:value="0.0439771686176413" calcext:value-type="float">
            <text:p>0.0439771686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461248" calcext:value-type="float">
            <text:p>6.461248</text:p>
          </table:table-cell>
          <table:table-cell office:value-type="float" office:value="6.5421489149" calcext:value-type="float">
            <text:p>6.5421489149</text:p>
          </table:table-cell>
          <table:table-cell table:formula="of:=POWER([.C1018]-6.75;2)" office:value-type="float" office:value="0.0432020735772473" calcext:value-type="float">
            <text:p>0.0432020736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46517" calcext:value-type="float">
            <text:p>6.46517</text:p>
          </table:table-cell>
          <table:table-cell office:value-type="float" office:value="6.5415189787" calcext:value-type="float">
            <text:p>6.5415189787</text:p>
          </table:table-cell>
          <table:table-cell table:formula="of:=POWER([.C1019]-6.75;2)" office:value-type="float" office:value="0.043464336242291" calcext:value-type="float">
            <text:p>0.0434643362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475899" calcext:value-type="float">
            <text:p>6.475899</text:p>
          </table:table-cell>
          <table:table-cell office:value-type="float" office:value="6.5396167979" calcext:value-type="float">
            <text:p>6.5396167979</text:p>
          </table:table-cell>
          <table:table-cell table:formula="of:=POWER([.C1020]-6.75;2)" office:value-type="float" office:value="0.0442610917258495" calcext:value-type="float">
            <text:p>0.044261091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48882" calcext:value-type="float">
            <text:p>6.48882</text:p>
          </table:table-cell>
          <table:table-cell office:value-type="float" office:value="6.5368989574" calcext:value-type="float">
            <text:p>6.5368989574</text:p>
          </table:table-cell>
          <table:table-cell table:formula="of:=POWER([.C1021]-6.75;2)" office:value-type="float" office:value="0.045412054357207" calcext:value-type="float">
            <text:p>0.0454120544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50089" calcext:value-type="float">
            <text:p>6.50089</text:p>
          </table:table-cell>
          <table:table-cell office:value-type="float" office:value="6.5337860957" calcext:value-type="float">
            <text:p>6.5337860957</text:p>
          </table:table-cell>
          <table:table-cell table:formula="of:=POWER([.C1022]-6.75;2)" office:value-type="float" office:value="0.0467484524126496" calcext:value-type="float">
            <text:p>0.0467484524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511523" calcext:value-type="float">
            <text:p>6.511523</text:p>
          </table:table-cell>
          <table:table-cell office:value-type="float" office:value="6.5307044362" calcext:value-type="float">
            <text:p>6.5307044362</text:p>
          </table:table-cell>
          <table:table-cell table:formula="of:=POWER([.C1023]-6.75;2)" office:value-type="float" office:value="0.04809054430236" calcext:value-type="float">
            <text:p>0.0480905443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522234" calcext:value-type="float">
            <text:p>6.522234</text:p>
          </table:table-cell>
          <table:table-cell office:value-type="float" office:value="6.5279586277" calcext:value-type="float">
            <text:p>6.5279586277</text:p>
          </table:table-cell>
          <table:table-cell table:formula="of:=POWER([.C1024]-6.75;2)" office:value-type="float" office:value="0.0493023710128671" calcext:value-type="float">
            <text:p>0.04930237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535397" calcext:value-type="float">
            <text:p>6.535397</text:p>
          </table:table-cell>
          <table:table-cell office:value-type="float" office:value="6.5256282128" calcext:value-type="float">
            <text:p>6.5256282128</text:p>
          </table:table-cell>
          <table:table-cell table:formula="of:=POWER([.C1025]-6.75;2)" office:value-type="float" office:value="0.0503426988913221" calcext:value-type="float">
            <text:p>0.0503426989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55289" calcext:value-type="float">
            <text:p>6.55289</text:p>
          </table:table-cell>
          <table:table-cell office:value-type="float" office:value="6.5235627553" calcext:value-type="float">
            <text:p>6.5235627553</text:p>
          </table:table-cell>
          <table:table-cell table:formula="of:=POWER([.C1026]-6.75;2)" office:value-type="float" office:value="0.0512738257873275" calcext:value-type="float">
            <text:p>0.0512738258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575409" calcext:value-type="float">
            <text:p>6.575409</text:p>
          </table:table-cell>
          <table:table-cell office:value-type="float" office:value="6.5214640213" calcext:value-type="float">
            <text:p>6.5214640213</text:p>
          </table:table-cell>
          <table:table-cell table:formula="of:=POWER([.C1027]-6.75;2)" office:value-type="float" office:value="0.0522286935603669" calcext:value-type="float">
            <text:p>0.0522286936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602619" calcext:value-type="float">
            <text:p>6.602619</text:p>
          </table:table-cell>
          <table:table-cell office:value-type="float" office:value="6.5190028617" calcext:value-type="float">
            <text:p>6.5190028617</text:p>
          </table:table-cell>
          <table:table-cell table:formula="of:=POWER([.C1028]-6.75;2)" office:value-type="float" office:value="0.0533596779027894" calcext:value-type="float">
            <text:p>0.0533596779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633666" calcext:value-type="float">
            <text:p>6.633666</text:p>
          </table:table-cell>
          <table:table-cell office:value-type="float" office:value="6.5159212766" calcext:value-type="float">
            <text:p>6.5159212766</text:p>
          </table:table-cell>
          <table:table-cell table:formula="of:=POWER([.C1029]-6.75;2)" office:value-type="float" office:value="0.0547928487485736" calcext:value-type="float">
            <text:p>0.0547928487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667331" calcext:value-type="float">
            <text:p>6.667331</text:p>
          </table:table-cell>
          <table:table-cell office:value-type="float" office:value="6.5120925957" calcext:value-type="float">
            <text:p>6.5120925957</text:p>
          </table:table-cell>
          <table:table-cell table:formula="of:=POWER([.C1030]-6.75;2)" office:value-type="float" office:value="0.0565999330207635" calcext:value-type="float">
            <text:p>0.056599933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701646" calcext:value-type="float">
            <text:p>6.701646</text:p>
          </table:table-cell>
          <table:table-cell office:value-type="float" office:value="6.5075344043" calcext:value-type="float">
            <text:p>6.5075344043</text:p>
          </table:table-cell>
          <table:table-cell table:formula="of:=POWER([.C1031]-6.75;2)" office:value-type="float" office:value="0.0587895650981557" calcext:value-type="float">
            <text:p>0.0587895651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733526" calcext:value-type="float">
            <text:p>6.733526</text:p>
          </table:table-cell>
          <table:table-cell office:value-type="float" office:value="6.5023830319" calcext:value-type="float">
            <text:p>6.5023830319</text:p>
          </table:table-cell>
          <table:table-cell table:formula="of:=POWER([.C1032]-6.75;2)" office:value-type="float" office:value="0.0613141628910364" calcext:value-type="float">
            <text:p>0.0613141629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759166" calcext:value-type="float">
            <text:p>6.759166</text:p>
          </table:table-cell>
          <table:table-cell office:value-type="float" office:value="6.4968465426" calcext:value-type="float">
            <text:p>6.4968465426</text:p>
          </table:table-cell>
          <table:table-cell table:formula="of:=POWER([.C1033]-6.75;2)" office:value-type="float" office:value="0.0640866729935735" calcext:value-type="float">
            <text:p>0.064086673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775325" calcext:value-type="float">
            <text:p>6.775325</text:p>
          </table:table-cell>
          <table:table-cell office:value-type="float" office:value="6.4911570957" calcext:value-type="float">
            <text:p>6.4911570957</text:p>
          </table:table-cell>
          <table:table-cell table:formula="of:=POWER([.C1034]-6.75;2)" office:value-type="float" office:value="0.0669996491064588" calcext:value-type="float">
            <text:p>0.0669996491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780763" calcext:value-type="float">
            <text:p>6.780763</text:p>
          </table:table-cell>
          <table:table-cell office:value-type="float" office:value="6.4855394787" calcext:value-type="float">
            <text:p>6.4855394787</text:p>
          </table:table-cell>
          <table:table-cell table:formula="of:=POWER([.C1035]-6.75;2)" office:value-type="float" office:value="0.0699393673262679" calcext:value-type="float">
            <text:p>0.0699393673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776821" calcext:value-type="float">
            <text:p>6.776821</text:p>
          </table:table-cell>
          <table:table-cell office:value-type="float" office:value="6.4801995106" calcext:value-type="float">
            <text:p>6.4801995106</text:p>
          </table:table-cell>
          <table:table-cell table:formula="of:=POWER([.C1036]-6.75;2)" office:value-type="float" office:value="0.0727923040804793" calcext:value-type="float">
            <text:p>0.072792304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766773" calcext:value-type="float">
            <text:p>6.766773</text:p>
          </table:table-cell>
          <table:table-cell office:value-type="float" office:value="6.4753220426" calcext:value-type="float">
            <text:p>6.4753220426</text:p>
          </table:table-cell>
          <table:table-cell table:formula="of:=POWER([.C1037]-6.75;2)" office:value-type="float" office:value="0.0754479802814361" calcext:value-type="float">
            <text:p>0.0754479803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754556" calcext:value-type="float">
            <text:p>6.754556</text:p>
          </table:table-cell>
          <table:table-cell office:value-type="float" office:value="6.4710626277" calcext:value-type="float">
            <text:p>6.4710626277</text:p>
          </table:table-cell>
          <table:table-cell table:formula="of:=POWER([.C1038]-6.75;2)" office:value-type="float" office:value="0.0778060576656286" calcext:value-type="float">
            <text:p>0.0778060577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743868" calcext:value-type="float">
            <text:p>6.743868</text:p>
          </table:table-cell>
          <table:table-cell office:value-type="float" office:value="6.4675229149" calcext:value-type="float">
            <text:p>6.4675229149</text:p>
          </table:table-cell>
          <table:table-cell table:formula="of:=POWER([.C1039]-6.75;2)" office:value-type="float" office:value="0.0797933036065927" calcext:value-type="float">
            <text:p>0.0797933036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738105" calcext:value-type="float">
            <text:p>6.738105</text:p>
          </table:table-cell>
          <table:table-cell office:value-type="float" office:value="6.4647136277" calcext:value-type="float">
            <text:p>6.4647136277</text:p>
          </table:table-cell>
          <table:table-cell table:formula="of:=POWER([.C1040]-6.75;2)" office:value-type="float" office:value="0.0813883142200941" calcext:value-type="float">
            <text:p>0.0813883142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740609" calcext:value-type="float">
            <text:p>6.740609</text:p>
          </table:table-cell>
          <table:table-cell office:value-type="float" office:value="6.4625212447" calcext:value-type="float">
            <text:p>6.4625212447</text:p>
          </table:table-cell>
          <table:table-cell table:formula="of:=POWER([.C1041]-6.75;2)" office:value-type="float" office:value="0.0826440347488375" calcext:value-type="float">
            <text:p>0.0826440347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754314" calcext:value-type="float">
            <text:p>6.754314</text:p>
          </table:table-cell>
          <table:table-cell office:value-type="float" office:value="6.4607" calcext:value-type="float">
            <text:p>6.4607</text:p>
          </table:table-cell>
          <table:table-cell table:formula="of:=POWER([.C1042]-6.75;2)" office:value-type="float" office:value="0.0836944899999999" calcext:value-type="float">
            <text:p>0.08369449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780484" calcext:value-type="float">
            <text:p>6.780484</text:p>
          </table:table-cell>
          <table:table-cell office:value-type="float" office:value="6.4589054894" calcext:value-type="float">
            <text:p>6.4589054894</text:p>
          </table:table-cell>
          <table:table-cell table:formula="of:=POWER([.C1043]-6.75;2)" office:value-type="float" office:value="0.0847360141014534" calcext:value-type="float">
            <text:p>0.084736014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817357" calcext:value-type="float">
            <text:p>6.817357</text:p>
          </table:table-cell>
          <table:table-cell office:value-type="float" office:value="6.4567710851" calcext:value-type="float">
            <text:p>6.4567710851</text:p>
          </table:table-cell>
          <table:table-cell table:formula="of:=POWER([.C1044]-6.75;2)" office:value-type="float" office:value="0.0859831965334316" calcext:value-type="float">
            <text:p>0.0859831965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859924" calcext:value-type="float">
            <text:p>6.859924</text:p>
          </table:table-cell>
          <table:table-cell office:value-type="float" office:value="6.4540069574" calcext:value-type="float">
            <text:p>6.4540069574</text:p>
          </table:table-cell>
          <table:table-cell table:formula="of:=POWER([.C1045]-6.75;2)" office:value-type="float" office:value="0.0876118812676055" calcext:value-type="float">
            <text:p>0.0876118813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901312" calcext:value-type="float">
            <text:p>6.901312</text:p>
          </table:table-cell>
          <table:table-cell office:value-type="float" office:value="6.4504846915" calcext:value-type="float">
            <text:p>6.4504846915</text:p>
          </table:table-cell>
          <table:table-cell table:formula="of:=POWER([.C1046]-6.75;2)" office:value-type="float" office:value="0.0897094200258503" calcext:value-type="float">
            <text:p>0.08970942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935076" calcext:value-type="float">
            <text:p>6.935076</text:p>
          </table:table-cell>
          <table:table-cell office:value-type="float" office:value="6.4462718404" calcext:value-type="float">
            <text:p>6.4462718404</text:p>
          </table:table-cell>
          <table:table-cell table:formula="of:=POWER([.C1047]-6.75;2)" office:value-type="float" office:value="0.0922507949340033" calcext:value-type="float">
            <text:p>0.0922507949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957084" calcext:value-type="float">
            <text:p>6.957084</text:p>
          </table:table-cell>
          <table:table-cell office:value-type="float" office:value="6.4416026064" calcext:value-type="float">
            <text:p>6.4416026064</text:p>
          </table:table-cell>
          <table:table-cell table:formula="of:=POWER([.C1048]-6.75;2)" office:value-type="float" office:value="0.0951089523792733" calcext:value-type="float">
            <text:p>0.0951089524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96609" calcext:value-type="float">
            <text:p>6.96609</text:p>
          </table:table-cell>
          <table:table-cell office:value-type="float" office:value="6.4368011383" calcext:value-type="float">
            <text:p>6.4368011383</text:p>
          </table:table-cell>
          <table:table-cell table:formula="of:=POWER([.C1049]-6.75;2)" office:value-type="float" office:value="0.0980935269701758" calcext:value-type="float">
            <text:p>0.098093527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963034" calcext:value-type="float">
            <text:p>6.963034</text:p>
          </table:table-cell>
          <table:table-cell office:value-type="float" office:value="6.4321940532" calcext:value-type="float">
            <text:p>6.4321940532</text:p>
          </table:table-cell>
          <table:table-cell table:formula="of:=POWER([.C1050]-6.75;2)" office:value-type="float" office:value="0.101000619821444" calcext:value-type="float">
            <text:p>0.1010006198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949869" calcext:value-type="float">
            <text:p>6.949869</text:p>
          </table:table-cell>
          <table:table-cell office:value-type="float" office:value="6.4280461064" calcext:value-type="float">
            <text:p>6.4280461064</text:p>
          </table:table-cell>
          <table:table-cell table:formula="of:=POWER([.C1051]-6.75;2)" office:value-type="float" office:value="0.1036543096042" calcext:value-type="float">
            <text:p>0.1036543096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928814" calcext:value-type="float">
            <text:p>6.928814</text:p>
          </table:table-cell>
          <table:table-cell office:value-type="float" office:value="6.4245327872" calcext:value-type="float">
            <text:p>6.4245327872</text:p>
          </table:table-cell>
          <table:table-cell table:formula="of:=POWER([.C1052]-6.75;2)" office:value-type="float" office:value="0.1059289066078" calcext:value-type="float">
            <text:p>0.1059289066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902474" calcext:value-type="float">
            <text:p>6.902474</text:p>
          </table:table-cell>
          <table:table-cell office:value-type="float" office:value="6.421741" calcext:value-type="float">
            <text:p>6.421741</text:p>
          </table:table-cell>
          <table:table-cell table:formula="of:=POWER([.C1053]-6.75;2)" office:value-type="float" office:value="0.107753971081" calcext:value-type="float">
            <text:p>0.1077539711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874409" calcext:value-type="float">
            <text:p>6.874409</text:p>
          </table:table-cell>
          <table:table-cell office:value-type="float" office:value="6.4196774255" calcext:value-type="float">
            <text:p>6.4196774255</text:p>
          </table:table-cell>
          <table:table-cell table:formula="of:=POWER([.C1054]-6.75;2)" office:value-type="float" office:value="0.109113003224308" calcext:value-type="float">
            <text:p>0.1091130032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849263" calcext:value-type="float">
            <text:p>6.849263</text:p>
          </table:table-cell>
          <table:table-cell office:value-type="float" office:value="6.4182704787" calcext:value-type="float">
            <text:p>6.4182704787</text:p>
          </table:table-cell>
          <table:table-cell table:formula="of:=POWER([.C1055]-6.75;2)" office:value-type="float" office:value="0.110044475301927" calcext:value-type="float">
            <text:p>0.1100444753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831814" calcext:value-type="float">
            <text:p>6.831814</text:p>
          </table:table-cell>
          <table:table-cell office:value-type="float" office:value="6.4173687021" calcext:value-type="float">
            <text:p>6.4173687021</text:p>
          </table:table-cell>
          <table:table-cell table:formula="of:=POWER([.C1056]-6.75;2)" office:value-type="float" office:value="0.110643580342638" calcext:value-type="float">
            <text:p>0.1106435803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825175" calcext:value-type="float">
            <text:p>6.825175</text:p>
          </table:table-cell>
          <table:table-cell office:value-type="float" office:value="6.4167522021" calcext:value-type="float">
            <text:p>6.4167522021</text:p>
          </table:table-cell>
          <table:table-cell table:formula="of:=POWER([.C1057]-6.75;2)" office:value-type="float" office:value="0.111054094805199" calcext:value-type="float">
            <text:p>0.1110540948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829183" calcext:value-type="float">
            <text:p>6.829183</text:p>
          </table:table-cell>
          <table:table-cell office:value-type="float" office:value="6.4161724043" calcext:value-type="float">
            <text:p>6.4161724043</text:p>
          </table:table-cell>
          <table:table-cell table:formula="of:=POWER([.C1058]-6.75;2)" office:value-type="float" office:value="0.111440863650843" calcext:value-type="float">
            <text:p>0.1114408637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840037" calcext:value-type="float">
            <text:p>6.840037</text:p>
          </table:table-cell>
          <table:table-cell office:value-type="float" office:value="6.4154174362" calcext:value-type="float">
            <text:p>6.4154174362</text:p>
          </table:table-cell>
          <table:table-cell table:formula="of:=POWER([.C1059]-6.75;2)" office:value-type="float" office:value="0.111945491998981" calcext:value-type="float">
            <text:p>0.111945492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851477" calcext:value-type="float">
            <text:p>6.851477</text:p>
          </table:table-cell>
          <table:table-cell office:value-type="float" office:value="6.4143797128" calcext:value-type="float">
            <text:p>6.4143797128</text:p>
          </table:table-cell>
          <table:table-cell table:formula="of:=POWER([.C1060]-6.75;2)" office:value-type="float" office:value="0.112640977180211" calcext:value-type="float">
            <text:p>0.1126409772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856913" calcext:value-type="float">
            <text:p>6.856913</text:p>
          </table:table-cell>
          <table:table-cell office:value-type="float" office:value="6.4130941702" calcext:value-type="float">
            <text:p>6.4130941702</text:p>
          </table:table-cell>
          <table:table-cell table:formula="of:=POWER([.C1061]-6.75;2)" office:value-type="float" office:value="0.113505538153227" calcext:value-type="float">
            <text:p>0.113505538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851585" calcext:value-type="float">
            <text:p>6.851585</text:p>
          </table:table-cell>
          <table:table-cell office:value-type="float" office:value="6.4117278723" calcext:value-type="float">
            <text:p>6.4117278723</text:p>
          </table:table-cell>
          <table:table-cell table:formula="of:=POWER([.C1062]-6.75;2)" office:value-type="float" office:value="0.114428032378685" calcext:value-type="float">
            <text:p>0.1144280324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83408" calcext:value-type="float">
            <text:p>6.83408</text:p>
          </table:table-cell>
          <table:table-cell office:value-type="float" office:value="6.4105246915" calcext:value-type="float">
            <text:p>6.4105246915</text:p>
          </table:table-cell>
          <table:table-cell table:formula="of:=POWER([.C1063]-6.75;2)" office:value-type="float" office:value="0.11524348508117" calcext:value-type="float">
            <text:p>0.1152434851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806785" calcext:value-type="float">
            <text:p>6.806785</text:p>
          </table:table-cell>
          <table:table-cell office:value-type="float" office:value="6.4097283617" calcext:value-type="float">
            <text:p>6.4097283617</text:p>
          </table:table-cell>
          <table:table-cell table:formula="of:=POWER([.C1064]-6.75;2)" office:value-type="float" office:value="0.115784787831366" calcext:value-type="float">
            <text:p>0.1157847878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775066" calcext:value-type="float">
            <text:p>6.775066</text:p>
          </table:table-cell>
          <table:table-cell office:value-type="float" office:value="6.4095129362" calcext:value-type="float">
            <text:p>6.4095129362</text:p>
          </table:table-cell>
          <table:table-cell table:formula="of:=POWER([.C1065]-6.75;2)" office:value-type="float" office:value="0.115931440615146" calcext:value-type="float">
            <text:p>0.1159314406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745228" calcext:value-type="float">
            <text:p>6.745228</text:p>
          </table:table-cell>
          <table:table-cell office:value-type="float" office:value="6.409943" calcext:value-type="float">
            <text:p>6.409943</text:p>
          </table:table-cell>
          <table:table-cell table:formula="of:=POWER([.C1066]-6.75;2)" office:value-type="float" office:value="0.115638763249" calcext:value-type="float">
            <text:p>0.1156387632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721919" calcext:value-type="float">
            <text:p>6.721919</text:p>
          </table:table-cell>
          <table:table-cell office:value-type="float" office:value="6.4109728298" calcext:value-type="float">
            <text:p>6.4109728298</text:p>
          </table:table-cell>
          <table:table-cell table:formula="of:=POWER([.C1067]-6.75;2)" office:value-type="float" office:value="0.11493942213382" calcext:value-type="float">
            <text:p>0.114939422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706208" calcext:value-type="float">
            <text:p>6.706208</text:p>
          </table:table-cell>
          <table:table-cell office:value-type="float" office:value="6.4124800532" calcext:value-type="float">
            <text:p>6.4124800532</text:p>
          </table:table-cell>
          <table:table-cell table:formula="of:=POWER([.C1068]-6.75;2)" office:value-type="float" office:value="0.113919714487875" calcext:value-type="float">
            <text:p>0.1139197145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695472" calcext:value-type="float">
            <text:p>6.695472</text:p>
          </table:table-cell>
          <table:table-cell office:value-type="float" office:value="6.4143176809" calcext:value-type="float">
            <text:p>6.4143176809</text:p>
          </table:table-cell>
          <table:table-cell table:formula="of:=POWER([.C1069]-6.75;2)" office:value-type="float" office:value="0.112682619356354" calcext:value-type="float">
            <text:p>0.1126826194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685225" calcext:value-type="float">
            <text:p>6.685225</text:p>
          </table:table-cell>
          <table:table-cell office:value-type="float" office:value="6.4163619149" calcext:value-type="float">
            <text:p>6.4163619149</text:p>
          </table:table-cell>
          <table:table-cell table:formula="of:=POWER([.C1070]-6.75;2)" office:value-type="float" office:value="0.111314371829195" calcext:value-type="float">
            <text:p>0.1113143718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671734" calcext:value-type="float">
            <text:p>6.671734</text:p>
          </table:table-cell>
          <table:table-cell office:value-type="float" office:value="6.4185365638" calcext:value-type="float">
            <text:p>6.4185365638</text:p>
          </table:table-cell>
          <table:table-cell table:formula="of:=POWER([.C1071]-6.75;2)" office:value-type="float" office:value="0.109868009537511" calcext:value-type="float">
            <text:p>0.1098680095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653759" calcext:value-type="float">
            <text:p>6.653759</text:p>
          </table:table-cell>
          <table:table-cell office:value-type="float" office:value="6.4208080532" calcext:value-type="float">
            <text:p>6.4208080532</text:p>
          </table:table-cell>
          <table:table-cell table:formula="of:=POWER([.C1072]-6.75;2)" office:value-type="float" office:value="0.108367337837974" calcext:value-type="float">
            <text:p>0.1083673378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632427" calcext:value-type="float">
            <text:p>6.632427</text:p>
          </table:table-cell>
          <table:table-cell office:value-type="float" office:value="6.4231617979" calcext:value-type="float">
            <text:p>6.4231617979</text:p>
          </table:table-cell>
          <table:table-cell table:formula="of:=POWER([.C1073]-6.75;2)" office:value-type="float" office:value="0.106823210351961" calcext:value-type="float">
            <text:p>0.1068232104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609574" calcext:value-type="float">
            <text:p>6.609574</text:p>
          </table:table-cell>
          <table:table-cell office:value-type="float" office:value="6.4255804574" calcext:value-type="float">
            <text:p>6.4255804574</text:p>
          </table:table-cell>
          <table:table-cell table:formula="of:=POWER([.C1074]-6.75;2)" office:value-type="float" office:value="0.105248039620793" calcext:value-type="float">
            <text:p>0.1052480396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585969" calcext:value-type="float">
            <text:p>6.585969</text:p>
          </table:table-cell>
          <table:table-cell office:value-type="float" office:value="6.4280417872" calcext:value-type="float">
            <text:p>6.4280417872</text:p>
          </table:table-cell>
          <table:table-cell table:formula="of:=POWER([.C1075]-6.75;2)" office:value-type="float" office:value="0.10365709078937" calcext:value-type="float">
            <text:p>0.1036570908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560871" calcext:value-type="float">
            <text:p>6.560871</text:p>
          </table:table-cell>
          <table:table-cell office:value-type="float" office:value="6.4305385319" calcext:value-type="float">
            <text:p>6.4305385319</text:p>
          </table:table-cell>
          <table:table-cell table:formula="of:=POWER([.C1076]-6.75;2)" office:value-type="float" office:value="0.102055629600607" calcext:value-type="float">
            <text:p>0.1020556296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533273" calcext:value-type="float">
            <text:p>6.533273</text:p>
          </table:table-cell>
          <table:table-cell office:value-type="float" office:value="6.433104734" calcext:value-type="float">
            <text:p>6.433104734</text:p>
          </table:table-cell>
          <table:table-cell table:formula="of:=POWER([.C1077]-6.75;2)" office:value-type="float" office:value="0.10042260961321" calcext:value-type="float">
            <text:p>0.1004226096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503761" calcext:value-type="float">
            <text:p>6.503761</text:p>
          </table:table-cell>
          <table:table-cell office:value-type="float" office:value="6.4358251489" calcext:value-type="float">
            <text:p>6.4358251489</text:p>
          </table:table-cell>
          <table:table-cell table:formula="of:=POWER([.C1078]-6.75;2)" office:value-type="float" office:value="0.098705837063707" calcext:value-type="float">
            <text:p>0.0987058371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475334" calcext:value-type="float">
            <text:p>6.475334</text:p>
          </table:table-cell>
          <table:table-cell office:value-type="float" office:value="6.438814266" calcext:value-type="float">
            <text:p>6.438814266</text:p>
          </table:table-cell>
          <table:table-cell table:formula="of:=POWER([.C1079]-6.75;2)" office:value-type="float" office:value="0.096836561045119" calcext:value-type="float">
            <text:p>0.09683656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452277" calcext:value-type="float">
            <text:p>6.452277</text:p>
          </table:table-cell>
          <table:table-cell office:value-type="float" office:value="6.4421724787" calcext:value-type="float">
            <text:p>6.4421724787</text:p>
          </table:table-cell>
          <table:table-cell table:formula="of:=POWER([.C1080]-6.75;2)" office:value-type="float" office:value="0.094757782869702" calcext:value-type="float">
            <text:p>0.0947577829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437763" calcext:value-type="float">
            <text:p>6.437763</text:p>
          </table:table-cell>
          <table:table-cell office:value-type="float" office:value="6.4459429681" calcext:value-type="float">
            <text:p>6.4459429681</text:p>
          </table:table-cell>
          <table:table-cell table:formula="of:=POWER([.C1081]-6.75;2)" office:value-type="float" office:value="0.0924506786478377" calcext:value-type="float">
            <text:p>0.0924506786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431992" calcext:value-type="float">
            <text:p>6.431992</text:p>
          </table:table-cell>
          <table:table-cell office:value-type="float" office:value="6.4500911702" calcext:value-type="float">
            <text:p>6.4500911702</text:p>
          </table:table-cell>
          <table:table-cell table:formula="of:=POWER([.C1082]-6.75;2)" office:value-type="float" office:value="0.0899453061920052" calcext:value-type="float">
            <text:p>0.0899453062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432316" calcext:value-type="float">
            <text:p>6.432316</text:p>
          </table:table-cell>
          <table:table-cell office:value-type="float" office:value="6.4545121489" calcext:value-type="float">
            <text:p>6.4545121489</text:p>
          </table:table-cell>
          <table:table-cell table:formula="of:=POWER([.C1083]-6.75;2)" office:value-type="float" office:value="0.0873130701476957" calcext:value-type="float">
            <text:p>0.087313070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43519" calcext:value-type="float">
            <text:p>6.43519</text:p>
          </table:table-cell>
          <table:table-cell office:value-type="float" office:value="6.459055234" calcext:value-type="float">
            <text:p>6.459055234</text:p>
          </table:table-cell>
          <table:table-cell table:formula="of:=POWER([.C1084]-6.75;2)" office:value-type="float" office:value="0.0846488568627947" calcext:value-type="float">
            <text:p>0.0846488569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438236" calcext:value-type="float">
            <text:p>6.438236</text:p>
          </table:table-cell>
          <table:table-cell office:value-type="float" office:value="6.4635532979" calcext:value-type="float">
            <text:p>6.4635532979</text:p>
          </table:table-cell>
          <table:table-cell table:formula="of:=POWER([.C1085]-6.75;2)" office:value-type="float" office:value="0.0820517131439662" calcext:value-type="float">
            <text:p>0.0820517131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440544" calcext:value-type="float">
            <text:p>6.440544</text:p>
          </table:table-cell>
          <table:table-cell office:value-type="float" office:value="6.4678530745" calcext:value-type="float">
            <text:p>6.4678530745</text:p>
          </table:table-cell>
          <table:table-cell table:formula="of:=POWER([.C1086]-6.75;2)" office:value-type="float" office:value="0.0796068875691027" calcext:value-type="float">
            <text:p>0.079606887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440693" calcext:value-type="float">
            <text:p>6.440693</text:p>
          </table:table-cell>
          <table:table-cell office:value-type="float" office:value="6.4718510426" calcext:value-type="float">
            <text:p>6.4718510426</text:p>
          </table:table-cell>
          <table:table-cell table:formula="of:=POWER([.C1087]-6.75;2)" office:value-type="float" office:value="0.077366842502707" calcext:value-type="float">
            <text:p>0.0773668425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433849" calcext:value-type="float">
            <text:p>6.433849</text:p>
          </table:table-cell>
          <table:table-cell office:value-type="float" office:value="6.475536117" calcext:value-type="float">
            <text:p>6.475536117</text:p>
          </table:table-cell>
          <table:table-cell table:formula="of:=POWER([.C1088]-6.75;2)" office:value-type="float" office:value="0.0753304230714378" calcext:value-type="float">
            <text:p>0.075330423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410587" calcext:value-type="float">
            <text:p>6.410587</text:p>
          </table:table-cell>
          <table:table-cell office:value-type="float" office:value="6.4790293085" calcext:value-type="float">
            <text:p>6.4790293085</text:p>
          </table:table-cell>
          <table:table-cell table:formula="of:=POWER([.C1089]-6.75;2)" office:value-type="float" office:value="0.073425115651988" calcext:value-type="float">
            <text:p>0.0734251157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359586" calcext:value-type="float">
            <text:p>6.359586</text:p>
          </table:table-cell>
          <table:table-cell office:value-type="float" office:value="6.4826" calcext:value-type="float">
            <text:p>6.4826</text:p>
          </table:table-cell>
          <table:table-cell table:formula="of:=POWER([.C1090]-6.75;2)" office:value-type="float" office:value="0.0715027600000002" calcext:value-type="float">
            <text:p>0.07150276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274338" calcext:value-type="float">
            <text:p>6.274338</text:p>
          </table:table-cell>
          <table:table-cell office:value-type="float" office:value="6.4866362234" calcext:value-type="float">
            <text:p>6.4866362234</text:p>
          </table:table-cell>
          <table:table-cell table:formula="of:=POWER([.C1091]-6.75;2)" office:value-type="float" office:value="0.0693604788250149" calcext:value-type="float">
            <text:p>0.0693604788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161277" calcext:value-type="float">
            <text:p>6.161277</text:p>
          </table:table-cell>
          <table:table-cell office:value-type="float" office:value="6.4915533404" calcext:value-type="float">
            <text:p>6.4915533404</text:p>
          </table:table-cell>
          <table:table-cell table:formula="of:=POWER([.C1092]-6.75;2)" office:value-type="float" office:value="0.0667946758583981" calcext:value-type="float">
            <text:p>0.0667946759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04467" calcext:value-type="float">
            <text:p>6.04467</text:p>
          </table:table-cell>
          <table:table-cell office:value-type="float" office:value="6.4976421596" calcext:value-type="float">
            <text:p>6.4976421596</text:p>
          </table:table-cell>
          <table:table-cell table:formula="of:=POWER([.C1093]-6.75;2)" office:value-type="float" office:value="0.063684479611352" calcext:value-type="float">
            <text:p>0.0636844796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.96306" calcext:value-type="float">
            <text:p>5.96306</text:p>
          </table:table-cell>
          <table:table-cell office:value-type="float" office:value="6.5048884255" calcext:value-type="float">
            <text:p>6.5048884255</text:p>
          </table:table-cell>
          <table:table-cell table:formula="of:=POWER([.C1094]-6.75;2)" office:value-type="float" office:value="0.0600796839538691" calcext:value-type="float">
            <text:p>0.060079684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5.954766" calcext:value-type="float">
            <text:p>5.954766</text:p>
          </table:table-cell>
          <table:table-cell office:value-type="float" office:value="6.5128403085" calcext:value-type="float">
            <text:p>6.5128403085</text:p>
          </table:table-cell>
          <table:table-cell table:formula="of:=POWER([.C1095]-6.75;2)" office:value-type="float" office:value="0.056244719272375" calcext:value-type="float">
            <text:p>0.0562447193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037778" calcext:value-type="float">
            <text:p>6.037778</text:p>
          </table:table-cell>
          <table:table-cell office:value-type="float" office:value="6.520630117" calcext:value-type="float">
            <text:p>6.520630117</text:p>
          </table:table-cell>
          <table:table-cell table:formula="of:=POWER([.C1096]-6.75;2)" office:value-type="float" office:value="0.0526105432274339" calcext:value-type="float">
            <text:p>0.0526105432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197344" calcext:value-type="float">
            <text:p>6.197344</text:p>
          </table:table-cell>
          <table:table-cell office:value-type="float" office:value="6.527208883" calcext:value-type="float">
            <text:p>6.527208883</text:p>
          </table:table-cell>
          <table:table-cell table:formula="of:=POWER([.C1097]-6.75;2)" office:value-type="float" office:value="0.0496358818141076" calcext:value-type="float">
            <text:p>0.0496358818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390831" calcext:value-type="float">
            <text:p>6.390831</text:p>
          </table:table-cell>
          <table:table-cell office:value-type="float" office:value="6.5317150957" calcext:value-type="float">
            <text:p>6.5317150957</text:p>
          </table:table-cell>
          <table:table-cell table:formula="of:=POWER([.C1098]-6.75;2)" office:value-type="float" office:value="0.0476482994452601" calcext:value-type="float">
            <text:p>0.0476482994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564646" calcext:value-type="float">
            <text:p>6.564646</text:p>
          </table:table-cell>
          <table:table-cell office:value-type="float" office:value="6.5337918617" calcext:value-type="float">
            <text:p>6.5337918617</text:p>
          </table:table-cell>
          <table:table-cell table:formula="of:=POWER([.C1099]-6.75;2)" office:value-type="float" office:value="0.0467459590671519" calcext:value-type="float">
            <text:p>0.046745959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670711" calcext:value-type="float">
            <text:p>6.670711</text:p>
          </table:table-cell>
          <table:table-cell office:value-type="float" office:value="6.5337142553" calcext:value-type="float">
            <text:p>6.5337142553</text:p>
          </table:table-cell>
          <table:table-cell table:formula="of:=POWER([.C1100]-6.75;2)" office:value-type="float" office:value="0.0467795233604338" calcext:value-type="float">
            <text:p>0.0467795234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676071" calcext:value-type="float">
            <text:p>6.676071</text:p>
          </table:table-cell>
          <table:table-cell office:value-type="float" office:value="6.5323192447" calcext:value-type="float">
            <text:p>6.5323192447</text:p>
          </table:table-cell>
          <table:table-cell table:formula="of:=POWER([.C1101]-6.75;2)" office:value-type="float" office:value="0.0473849112279785" calcext:value-type="float">
            <text:p>0.047384911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566943" calcext:value-type="float">
            <text:p>6.566943</text:p>
          </table:table-cell>
          <table:table-cell office:value-type="float" office:value="6.5308071064" calcext:value-type="float">
            <text:p>6.5308071064</text:p>
          </table:table-cell>
          <table:table-cell table:formula="of:=POWER([.C1102]-6.75;2)" office:value-type="float" office:value="0.0480455246047409" calcext:value-type="float">
            <text:p>0.0480455246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350425" calcext:value-type="float">
            <text:p>6.350425</text:p>
          </table:table-cell>
          <table:table-cell office:value-type="float" office:value="6.5304845106" calcext:value-type="float">
            <text:p>6.5304845106</text:p>
          </table:table-cell>
          <table:table-cell table:formula="of:=POWER([.C1103]-6.75;2)" office:value-type="float" office:value="0.0481870500865215" calcext:value-type="float">
            <text:p>0.0481870501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054467" calcext:value-type="float">
            <text:p>6.054467</text:p>
          </table:table-cell>
          <table:table-cell office:value-type="float" office:value="6.5324975" calcext:value-type="float">
            <text:p>6.5324975</text:p>
          </table:table-cell>
          <table:table-cell table:formula="of:=POWER([.C1104]-6.75;2)" office:value-type="float" office:value="0.0473073375062501" calcext:value-type="float">
            <text:p>0.0473073375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.722729" calcext:value-type="float">
            <text:p>5.722729</text:p>
          </table:table-cell>
          <table:table-cell office:value-type="float" office:value="6.5375965532" calcext:value-type="float">
            <text:p>6.5375965532</text:p>
          </table:table-cell>
          <table:table-cell table:formula="of:=POWER([.C1105]-6.75;2)" office:value-type="float" office:value="0.0451152242125203" calcext:value-type="float">
            <text:p>0.0451152242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.397125" calcext:value-type="float">
            <text:p>5.397125</text:p>
          </table:table-cell>
          <table:table-cell office:value-type="float" office:value="6.5459985" calcext:value-type="float">
            <text:p>6.5459985</text:p>
          </table:table-cell>
          <table:table-cell table:formula="of:=POWER([.C1106]-6.75;2)" office:value-type="float" office:value="0.0416166120022502" calcext:value-type="float">
            <text:p>0.041616612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.074044" calcext:value-type="float">
            <text:p>5.074044</text:p>
          </table:table-cell>
          <table:table-cell office:value-type="float" office:value="6.5574673617" calcext:value-type="float">
            <text:p>6.5574673617</text:p>
          </table:table-cell>
          <table:table-cell table:formula="of:=POWER([.C1107]-6.75;2)" office:value-type="float" office:value="0.0370688168107588" calcext:value-type="float">
            <text:p>0.0370688168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.545552" calcext:value-type="float">
            <text:p>4.545552</text:p>
          </table:table-cell>
          <table:table-cell office:value-type="float" office:value="6.571869617" calcext:value-type="float">
            <text:p>6.571869617</text:p>
          </table:table-cell>
          <table:table-cell table:formula="of:=POWER([.C1108]-6.75;2)" office:value-type="float" office:value="0.0317304333477267" calcext:value-type="float">
            <text:p>0.0317304333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.545552" calcext:value-type="float">
            <text:p>4.545552</text:p>
          </table:table-cell>
          <table:table-cell office:value-type="float" office:value="6.5913982872" calcext:value-type="float">
            <text:p>6.5913982872</text:p>
          </table:table-cell>
          <table:table-cell table:formula="of:=POWER([.C1109]-6.75;2)" office:value-type="float" office:value="0.0251545033030938" calcext:value-type="float">
            <text:p>0.0251545033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7.62708" calcext:value-type="float">
            <text:p>7.62708</text:p>
          </table:table-cell>
          <table:table-cell office:value-type="float" office:value="6.6105617979" calcext:value-type="float">
            <text:p>6.6105617979</text:p>
          </table:table-cell>
          <table:table-cell table:formula="of:=POWER([.C1110]-6.75;2)" office:value-type="float" office:value="0.0194430122048804" calcext:value-type="float">
            <text:p>0.0194430122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642929" calcext:value-type="float">
            <text:p>6.642929</text:p>
          </table:table-cell>
          <table:table-cell office:value-type="float" office:value="6.5967936489" calcext:value-type="float">
            <text:p>6.5967936489</text:p>
          </table:table-cell>
          <table:table-cell table:formula="of:=POWER([.C1111]-6.75;2)" office:value-type="float" office:value="0.0234721860173764" calcext:value-type="float">
            <text:p>0.023472186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402034" calcext:value-type="float">
            <text:p>6.402034</text:p>
          </table:table-cell>
          <table:table-cell office:value-type="float" office:value="6.5935769681" calcext:value-type="float">
            <text:p>6.5935769681</text:p>
          </table:table-cell>
          <table:table-cell table:formula="of:=POWER([.C1112]-6.75;2)" office:value-type="float" office:value="0.0244681649087885" calcext:value-type="float">
            <text:p>0.0244681649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286365" calcext:value-type="float">
            <text:p>6.286365</text:p>
          </table:table-cell>
          <table:table-cell office:value-type="float" office:value="6.5931767128" calcext:value-type="float">
            <text:p>6.5931767128</text:p>
          </table:table-cell>
          <table:table-cell table:formula="of:=POWER([.C1113]-6.75;2)" office:value-type="float" office:value="0.0245935434082137" calcext:value-type="float">
            <text:p>0.024593543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220422" calcext:value-type="float">
            <text:p>6.220422</text:p>
          </table:table-cell>
          <table:table-cell office:value-type="float" office:value="6.5943182553" calcext:value-type="float">
            <text:p>6.5943182553</text:p>
          </table:table-cell>
          <table:table-cell table:formula="of:=POWER([.C1114]-6.75;2)" office:value-type="float" office:value="0.0242368056328359" calcext:value-type="float">
            <text:p>0.0242368056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196211" calcext:value-type="float">
            <text:p>6.196211</text:p>
          </table:table-cell>
          <table:table-cell office:value-type="float" office:value="6.5963955638" calcext:value-type="float">
            <text:p>6.5963955638</text:p>
          </table:table-cell>
          <table:table-cell table:formula="of:=POWER([.C1115]-6.75;2)" office:value-type="float" office:value="0.0235943228203199" calcext:value-type="float">
            <text:p>0.0235943228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211214" calcext:value-type="float">
            <text:p>6.211214</text:p>
          </table:table-cell>
          <table:table-cell office:value-type="float" office:value="6.5987713723" calcext:value-type="float">
            <text:p>6.5987713723</text:p>
          </table:table-cell>
          <table:table-cell table:formula="of:=POWER([.C1116]-6.75;2)" office:value-type="float" office:value="0.0228700978360252" calcext:value-type="float">
            <text:p>0.0228700978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253417" calcext:value-type="float">
            <text:p>6.253417</text:p>
          </table:table-cell>
          <table:table-cell office:value-type="float" office:value="6.6007723404" calcext:value-type="float">
            <text:p>6.6007723404</text:p>
          </table:table-cell>
          <table:table-cell table:formula="of:=POWER([.C1117]-6.75;2)" office:value-type="float" office:value="0.0222688943896935" calcext:value-type="float">
            <text:p>0.0222688944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303175" calcext:value-type="float">
            <text:p>6.303175</text:p>
          </table:table-cell>
          <table:table-cell office:value-type="float" office:value="6.6018686809" calcext:value-type="float">
            <text:p>6.6018686809</text:p>
          </table:table-cell>
          <table:table-cell table:formula="of:=POWER([.C1118]-6.75;2)" office:value-type="float" office:value="0.021942887698306" calcext:value-type="float">
            <text:p>0.0219428877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341244" calcext:value-type="float">
            <text:p>6.341244</text:p>
          </table:table-cell>
          <table:table-cell office:value-type="float" office:value="6.6018404149" calcext:value-type="float">
            <text:p>6.6018404149</text:p>
          </table:table-cell>
          <table:table-cell table:formula="of:=POWER([.C1119]-6.75;2)" office:value-type="float" office:value="0.0219512626570042" calcext:value-type="float">
            <text:p>0.0219512627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355609" calcext:value-type="float">
            <text:p>6.355609</text:p>
          </table:table-cell>
          <table:table-cell office:value-type="float" office:value="6.6008347021" calcext:value-type="float">
            <text:p>6.6008347021</text:p>
          </table:table-cell>
          <table:table-cell table:formula="of:=POWER([.C1120]-6.75;2)" office:value-type="float" office:value="0.0222502860975957" calcext:value-type="float">
            <text:p>0.022250286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34406" calcext:value-type="float">
            <text:p>6.34406</text:p>
          </table:table-cell>
          <table:table-cell office:value-type="float" office:value="6.5992938191" calcext:value-type="float">
            <text:p>6.5992938191</text:p>
          </table:table-cell>
          <table:table-cell table:formula="of:=POWER([.C1121]-6.75;2)" office:value-type="float" office:value="0.0227123529614636" calcext:value-type="float">
            <text:p>0.022712353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31295" calcext:value-type="float">
            <text:p>6.31295</text:p>
          </table:table-cell>
          <table:table-cell office:value-type="float" office:value="6.5977830213" calcext:value-type="float">
            <text:p>6.5977830213</text:p>
          </table:table-cell>
          <table:table-cell table:formula="of:=POWER([.C1122]-6.75;2)" office:value-type="float" office:value="0.0231700086045563" calcext:value-type="float">
            <text:p>0.0231700086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27377" calcext:value-type="float">
            <text:p>6.27377</text:p>
          </table:table-cell>
          <table:table-cell office:value-type="float" office:value="6.5967807553" calcext:value-type="float">
            <text:p>6.5967807553</text:p>
          </table:table-cell>
          <table:table-cell table:formula="of:=POWER([.C1123]-6.75;2)" office:value-type="float" office:value="0.0234761369464384" calcext:value-type="float">
            <text:p>0.0234761369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238861" calcext:value-type="float">
            <text:p>6.238861</text:p>
          </table:table-cell>
          <table:table-cell office:value-type="float" office:value="6.5965105532" calcext:value-type="float">
            <text:p>6.5965105532</text:p>
          </table:table-cell>
          <table:table-cell table:formula="of:=POWER([.C1124]-6.75;2)" office:value-type="float" office:value="0.0235590102789701" calcext:value-type="float">
            <text:p>0.0235590103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217417" calcext:value-type="float">
            <text:p>6.217417</text:p>
          </table:table-cell>
          <table:table-cell office:value-type="float" office:value="6.5968800638" calcext:value-type="float">
            <text:p>6.5968800638</text:p>
          </table:table-cell>
          <table:table-cell table:formula="of:=POWER([.C1125]-6.75;2)" office:value-type="float" office:value="0.0234457148618919" calcext:value-type="float">
            <text:p>0.0234457149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213096" calcext:value-type="float">
            <text:p>6.213096</text:p>
          </table:table-cell>
          <table:table-cell office:value-type="float" office:value="6.5975453723" calcext:value-type="float">
            <text:p>6.5975453723</text:p>
          </table:table-cell>
          <table:table-cell table:formula="of:=POWER([.C1126]-6.75;2)" office:value-type="float" office:value="0.0232424135071456" calcext:value-type="float">
            <text:p>0.023242413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224358" calcext:value-type="float">
            <text:p>6.224358</text:p>
          </table:table-cell>
          <table:table-cell office:value-type="float" office:value="6.5980631064" calcext:value-type="float">
            <text:p>6.5980631064</text:p>
          </table:table-cell>
          <table:table-cell table:formula="of:=POWER([.C1127]-6.75;2)" office:value-type="float" office:value="0.0230848196368178" calcext:value-type="float">
            <text:p>0.0230848196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247269" calcext:value-type="float">
            <text:p>6.247269</text:p>
          </table:table-cell>
          <table:table-cell office:value-type="float" office:value="6.5980570319" calcext:value-type="float">
            <text:p>6.5980570319</text:p>
          </table:table-cell>
          <table:table-cell table:formula="of:=POWER([.C1128]-6.75;2)" office:value-type="float" office:value="0.0230866655550377" calcext:value-type="float">
            <text:p>0.0230866656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278806" calcext:value-type="float">
            <text:p>6.278806</text:p>
          </table:table-cell>
          <table:table-cell office:value-type="float" office:value="6.5973232447" calcext:value-type="float">
            <text:p>6.5973232447</text:p>
          </table:table-cell>
          <table:table-cell table:formula="of:=POWER([.C1129]-6.75;2)" office:value-type="float" office:value="0.023310191608936" calcext:value-type="float">
            <text:p>0.0233101916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318339" calcext:value-type="float">
            <text:p>6.318339</text:p>
          </table:table-cell>
          <table:table-cell office:value-type="float" office:value="6.5958196383" calcext:value-type="float">
            <text:p>6.5958196383</text:p>
          </table:table-cell>
          <table:table-cell table:formula="of:=POWER([.C1130]-6.75;2)" office:value-type="float" office:value="0.0237715839339428" calcext:value-type="float">
            <text:p>0.0237715839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366388" calcext:value-type="float">
            <text:p>6.366388</text:p>
          </table:table-cell>
          <table:table-cell office:value-type="float" office:value="6.5934976277" calcext:value-type="float">
            <text:p>6.5934976277</text:p>
          </table:table-cell>
          <table:table-cell table:formula="of:=POWER([.C1131]-6.75;2)" office:value-type="float" office:value="0.0244929925355279" calcext:value-type="float">
            <text:p>0.0244929925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421823" calcext:value-type="float">
            <text:p>6.421823</text:p>
          </table:table-cell>
          <table:table-cell office:value-type="float" office:value="6.5898018191" calcext:value-type="float">
            <text:p>6.5898018191</text:p>
          </table:table-cell>
          <table:table-cell table:formula="of:=POWER([.C1132]-6.75;2)" office:value-type="float" office:value="0.0256634571636692" calcext:value-type="float">
            <text:p>0.0256634572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479795" calcext:value-type="float">
            <text:p>6.479795</text:p>
          </table:table-cell>
          <table:table-cell office:value-type="float" office:value="6.5804134255" calcext:value-type="float">
            <text:p>6.5804134255</text:p>
          </table:table-cell>
          <table:table-cell table:formula="of:=POWER([.C1133]-6.75;2)" office:value-type="float" office:value="0.0287596062506441" calcext:value-type="float">
            <text:p>0.0287596063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532021" calcext:value-type="float">
            <text:p>6.532021</text:p>
          </table:table-cell>
          <table:table-cell office:value-type="float" office:value="6.5997098404" calcext:value-type="float">
            <text:p>6.5997098404</text:p>
          </table:table-cell>
          <table:table-cell table:formula="of:=POWER([.C1134]-6.75;2)" office:value-type="float" office:value="0.0225871320725934" calcext:value-type="float">
            <text:p>0.0225871321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569412" calcext:value-type="float">
            <text:p>6.569412</text:p>
          </table:table-cell>
          <table:table-cell office:value-type="float" office:value="6.6044974149" calcext:value-type="float">
            <text:p>6.6044974149</text:p>
          </table:table-cell>
          <table:table-cell table:formula="of:=POWER([.C1135]-6.75;2)" office:value-type="float" office:value="0.0211710022707827" calcext:value-type="float">
            <text:p>0.0211710023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58563" calcext:value-type="float">
            <text:p>6.58563</text:p>
          </table:table-cell>
          <table:table-cell office:value-type="float" office:value="6.606515883" calcext:value-type="float">
            <text:p>6.606515883</text:p>
          </table:table-cell>
          <table:table-cell table:formula="of:=POWER([.C1136]-6.75;2)" office:value-type="float" office:value="0.0205876918312696" calcext:value-type="float">
            <text:p>0.0205876918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57985" calcext:value-type="float">
            <text:p>6.57985</text:p>
          </table:table-cell>
          <table:table-cell office:value-type="float" office:value="6.6065572021" calcext:value-type="float">
            <text:p>6.6065572021</text:p>
          </table:table-cell>
          <table:table-cell table:formula="of:=POWER([.C1137]-6.75;2)" office:value-type="float" office:value="0.0205758362693802" calcext:value-type="float">
            <text:p>0.0205758363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557529" calcext:value-type="float">
            <text:p>6.557529</text:p>
          </table:table-cell>
          <table:table-cell office:value-type="float" office:value="6.6047312447" calcext:value-type="float">
            <text:p>6.6047312447</text:p>
          </table:table-cell>
          <table:table-cell table:formula="of:=POWER([.C1138]-6.75;2)" office:value-type="float" office:value="0.0211030112664113" calcext:value-type="float">
            <text:p>0.0211030113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528831" calcext:value-type="float">
            <text:p>6.528831</text:p>
          </table:table-cell>
          <table:table-cell office:value-type="float" office:value="6.6011934149" calcext:value-type="float">
            <text:p>6.6011934149</text:p>
          </table:table-cell>
          <table:table-cell table:formula="of:=POWER([.C1139]-6.75;2)" office:value-type="float" office:value="0.0221433997691235" calcext:value-type="float">
            <text:p>0.0221433998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505304" calcext:value-type="float">
            <text:p>6.505304</text:p>
          </table:table-cell>
          <table:table-cell office:value-type="float" office:value="6.5963088617" calcext:value-type="float">
            <text:p>6.5963088617</text:p>
          </table:table-cell>
          <table:table-cell table:formula="of:=POWER([.C1140]-6.75;2)" office:value-type="float" office:value="0.0236209659919498" calcext:value-type="float">
            <text:p>0.023620966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496168" calcext:value-type="float">
            <text:p>6.496168</text:p>
          </table:table-cell>
          <table:table-cell office:value-type="float" office:value="6.5906462553" calcext:value-type="float">
            <text:p>6.5906462553</text:p>
          </table:table-cell>
          <table:table-cell table:formula="of:=POWER([.C1141]-6.75;2)" office:value-type="float" office:value="0.0253936159499127" calcext:value-type="float">
            <text:p>0.0253936159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505746" calcext:value-type="float">
            <text:p>6.505746</text:p>
          </table:table-cell>
          <table:table-cell office:value-type="float" office:value="6.5848698936" calcext:value-type="float">
            <text:p>6.5848698936</text:p>
          </table:table-cell>
          <table:table-cell table:formula="of:=POWER([.C1142]-6.75;2)" office:value-type="float" office:value="0.0272679520396754" calcext:value-type="float">
            <text:p>0.027267952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533024" calcext:value-type="float">
            <text:p>6.533024</text:p>
          </table:table-cell>
          <table:table-cell office:value-type="float" office:value="6.5795759468" calcext:value-type="float">
            <text:p>6.5795759468</text:p>
          </table:table-cell>
          <table:table-cell table:formula="of:=POWER([.C1143]-6.75;2)" office:value-type="float" office:value="0.0290443579091163" calcext:value-type="float">
            <text:p>0.0290443579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573127" calcext:value-type="float">
            <text:p>6.573127</text:p>
          </table:table-cell>
          <table:table-cell office:value-type="float" office:value="6.5751322979" calcext:value-type="float">
            <text:p>6.5751322979</text:p>
          </table:table-cell>
          <table:table-cell table:formula="of:=POWER([.C1144]-6.75;2)" office:value-type="float" office:value="0.0305787132377344" calcext:value-type="float">
            <text:p>0.0305787132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619617" calcext:value-type="float">
            <text:p>6.619617</text:p>
          </table:table-cell>
          <table:table-cell office:value-type="float" office:value="6.5715834894" calcext:value-type="float">
            <text:p>6.5715834894</text:p>
          </table:table-cell>
          <table:table-cell table:formula="of:=POWER([.C1145]-6.75;2)" office:value-type="float" office:value="0.0318324512546799" calcext:value-type="float">
            <text:p>0.031832451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666386" calcext:value-type="float">
            <text:p>6.666386</text:p>
          </table:table-cell>
          <table:table-cell office:value-type="float" office:value="6.5686583936" calcext:value-type="float">
            <text:p>6.5686583936</text:p>
          </table:table-cell>
          <table:table-cell table:formula="of:=POWER([.C1146]-6.75;2)" office:value-type="float" office:value="0.0328847782117326" calcext:value-type="float">
            <text:p>0.0328847782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708498" calcext:value-type="float">
            <text:p>6.708498</text:p>
          </table:table-cell>
          <table:table-cell office:value-type="float" office:value="6.5658825319" calcext:value-type="float">
            <text:p>6.5658825319</text:p>
          </table:table-cell>
          <table:table-cell table:formula="of:=POWER([.C1147]-6.75;2)" office:value-type="float" office:value="0.0338992420595546" calcext:value-type="float">
            <text:p>0.0338992421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742156" calcext:value-type="float">
            <text:p>6.742156</text:p>
          </table:table-cell>
          <table:table-cell office:value-type="float" office:value="6.5627613298" calcext:value-type="float">
            <text:p>6.5627613298</text:p>
          </table:table-cell>
          <table:table-cell table:formula="of:=POWER([.C1148]-6.75;2)" office:value-type="float" office:value="0.0350583196182644" calcext:value-type="float">
            <text:p>0.0350583196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764496" calcext:value-type="float">
            <text:p>6.764496</text:p>
          </table:table-cell>
          <table:table-cell office:value-type="float" office:value="6.5589708404" calcext:value-type="float">
            <text:p>6.5589708404</text:p>
          </table:table-cell>
          <table:table-cell table:formula="of:=POWER([.C1149]-6.75;2)" office:value-type="float" office:value="0.0364921398174824" calcext:value-type="float">
            <text:p>0.0364921398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773863" calcext:value-type="float">
            <text:p>6.773863</text:p>
          </table:table-cell>
          <table:table-cell office:value-type="float" office:value="6.5544778511" calcext:value-type="float">
            <text:p>6.5544778511</text:p>
          </table:table-cell>
          <table:table-cell table:formula="of:=POWER([.C1150]-6.75;2)" office:value-type="float" office:value="0.0382289107104739" calcext:value-type="float">
            <text:p>0.0382289107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770674" calcext:value-type="float">
            <text:p>6.770674</text:p>
          </table:table-cell>
          <table:table-cell office:value-type="float" office:value="6.5495305532" calcext:value-type="float">
            <text:p>6.5495305532</text:p>
          </table:table-cell>
          <table:table-cell table:formula="of:=POWER([.C1151]-6.75;2)" office:value-type="float" office:value="0.0401879991002979" calcext:value-type="float">
            <text:p>0.040187999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758216" calcext:value-type="float">
            <text:p>6.758216</text:p>
          </table:table-cell>
          <table:table-cell office:value-type="float" office:value="6.5445217979" calcext:value-type="float">
            <text:p>6.5445217979</text:p>
          </table:table-cell>
          <table:table-cell table:formula="of:=POWER([.C1152]-6.75;2)" office:value-type="float" office:value="0.0422212915382485" calcext:value-type="float">
            <text:p>0.0422212915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742491" calcext:value-type="float">
            <text:p>6.742491</text:p>
          </table:table-cell>
          <table:table-cell office:value-type="float" office:value="6.5398016383" calcext:value-type="float">
            <text:p>6.5398016383</text:p>
          </table:table-cell>
          <table:table-cell table:formula="of:=POWER([.C1153]-6.75;2)" office:value-type="float" office:value="0.044183351261364" calcext:value-type="float">
            <text:p>0.0441833513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730636" calcext:value-type="float">
            <text:p>6.730636</text:p>
          </table:table-cell>
          <table:table-cell office:value-type="float" office:value="6.5355434574" calcext:value-type="float">
            <text:p>6.5355434574</text:p>
          </table:table-cell>
          <table:table-cell table:formula="of:=POWER([.C1154]-6.75;2)" office:value-type="float" office:value="0.0459916086639455" calcext:value-type="float">
            <text:p>0.0459916087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728481" calcext:value-type="float">
            <text:p>6.728481</text:p>
          </table:table-cell>
          <table:table-cell office:value-type="float" office:value="6.5317235213" calcext:value-type="float">
            <text:p>6.5317235213</text:p>
          </table:table-cell>
          <table:table-cell table:formula="of:=POWER([.C1155]-6.75;2)" office:value-type="float" office:value="0.0476446211536716" calcext:value-type="float">
            <text:p>0.0476446212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738486" calcext:value-type="float">
            <text:p>6.738486</text:p>
          </table:table-cell>
          <table:table-cell office:value-type="float" office:value="6.5281972128" calcext:value-type="float">
            <text:p>6.5281972128</text:p>
          </table:table-cell>
          <table:table-cell table:formula="of:=POWER([.C1156]-6.75;2)" office:value-type="float" office:value="0.0491964764096883" calcext:value-type="float">
            <text:p>0.0491964764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759225" calcext:value-type="float">
            <text:p>6.759225</text:p>
          </table:table-cell>
          <table:table-cell office:value-type="float" office:value="6.5248052872" calcext:value-type="float">
            <text:p>6.5248052872</text:p>
          </table:table-cell>
          <table:table-cell table:formula="of:=POWER([.C1157]-6.75;2)" office:value-type="float" office:value="0.0507126586730747" calcext:value-type="float">
            <text:p>0.0507126587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786535" calcext:value-type="float">
            <text:p>6.786535</text:p>
          </table:table-cell>
          <table:table-cell office:value-type="float" office:value="6.5214438191" calcext:value-type="float">
            <text:p>6.5214438191</text:p>
          </table:table-cell>
          <table:table-cell table:formula="of:=POWER([.C1158]-6.75;2)" office:value-type="float" office:value="0.0522379278275936" calcext:value-type="float">
            <text:p>0.0522379278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815492" calcext:value-type="float">
            <text:p>6.815492</text:p>
          </table:table-cell>
          <table:table-cell office:value-type="float" office:value="6.518071" calcext:value-type="float">
            <text:p>6.518071</text:p>
          </table:table-cell>
          <table:table-cell table:formula="of:=POWER([.C1159]-6.75;2)" office:value-type="float" office:value="0.053791061041" calcext:value-type="float">
            <text:p>0.053791061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842032" calcext:value-type="float">
            <text:p>6.842032</text:p>
          </table:table-cell>
          <table:table-cell office:value-type="float" office:value="6.514669883" calcext:value-type="float">
            <text:p>6.514669883</text:p>
          </table:table-cell>
          <table:table-cell table:formula="of:=POWER([.C1160]-6.75;2)" office:value-type="float" office:value="0.0553802639672338" calcext:value-type="float">
            <text:p>0.055380264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863598" calcext:value-type="float">
            <text:p>6.863598</text:p>
          </table:table-cell>
          <table:table-cell office:value-type="float" office:value="6.5112100957" calcext:value-type="float">
            <text:p>6.5112100957</text:p>
          </table:table-cell>
          <table:table-cell table:formula="of:=POWER([.C1161]-6.75;2)" office:value-type="float" office:value="0.0570206183956031" calcext:value-type="float">
            <text:p>0.0570206184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878945" calcext:value-type="float">
            <text:p>6.878945</text:p>
          </table:table-cell>
          <table:table-cell office:value-type="float" office:value="6.5076407553" calcext:value-type="float">
            <text:p>6.5076407553</text:p>
          </table:table-cell>
          <table:table-cell table:formula="of:=POWER([.C1162]-6.75;2)" office:value-type="float" office:value="0.0587380034915546" calcext:value-type="float">
            <text:p>0.0587380035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88763" calcext:value-type="float">
            <text:p>6.88763</text:p>
          </table:table-cell>
          <table:table-cell office:value-type="float" office:value="6.5039174681" calcext:value-type="float">
            <text:p>6.5039174681</text:p>
          </table:table-cell>
          <table:table-cell table:formula="of:=POWER([.C1163]-6.75;2)" office:value-type="float" office:value="0.0605566125063145" calcext:value-type="float">
            <text:p>0.0605566125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889642" calcext:value-type="float">
            <text:p>6.889642</text:p>
          </table:table-cell>
          <table:table-cell office:value-type="float" office:value="6.5000416915" calcext:value-type="float">
            <text:p>6.5000416915</text:p>
          </table:table-cell>
          <table:table-cell table:formula="of:=POWER([.C1164]-6.75;2)" office:value-type="float" office:value="0.0624791559881812" calcext:value-type="float">
            <text:p>0.062479156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885254" calcext:value-type="float">
            <text:p>6.885254</text:p>
          </table:table-cell>
          <table:table-cell office:value-type="float" office:value="6.4960845957" calcext:value-type="float">
            <text:p>6.4960845957</text:p>
          </table:table-cell>
          <table:table-cell table:formula="of:=POWER([.C1165]-6.75;2)" office:value-type="float" office:value="0.0644730325408324" calcext:value-type="float">
            <text:p>0.0644730325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875011" calcext:value-type="float">
            <text:p>6.875011</text:p>
          </table:table-cell>
          <table:table-cell office:value-type="float" office:value="6.4921803298" calcext:value-type="float">
            <text:p>6.4921803298</text:p>
          </table:table-cell>
          <table:table-cell table:formula="of:=POWER([.C1166]-6.75;2)" office:value-type="float" office:value="0.0664709823420367" calcext:value-type="float">
            <text:p>0.0664709823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859781" calcext:value-type="float">
            <text:p>6.859781</text:p>
          </table:table-cell>
          <table:table-cell office:value-type="float" office:value="6.488493117" calcext:value-type="float">
            <text:p>6.488493117</text:p>
          </table:table-cell>
          <table:table-cell table:formula="of:=POWER([.C1167]-6.75;2)" office:value-type="float" office:value="0.0683858498563757" calcext:value-type="float">
            <text:p>0.0683858499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840939" calcext:value-type="float">
            <text:p>6.840939</text:p>
          </table:table-cell>
          <table:table-cell office:value-type="float" office:value="6.485176234" calcext:value-type="float">
            <text:p>6.485176234</text:p>
          </table:table-cell>
          <table:table-cell table:formula="of:=POWER([.C1168]-6.75;2)" office:value-type="float" office:value="0.0701316270384228" calcext:value-type="float">
            <text:p>0.070131627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820663" calcext:value-type="float">
            <text:p>6.820663</text:p>
          </table:table-cell>
          <table:table-cell office:value-type="float" office:value="6.4823393617" calcext:value-type="float">
            <text:p>6.4823393617</text:p>
          </table:table-cell>
          <table:table-cell table:formula="of:=POWER([.C1169]-6.75;2)" office:value-type="float" office:value="0.0716422172951633" calcext:value-type="float">
            <text:p>0.0716422173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802094" calcext:value-type="float">
            <text:p>6.802094</text:p>
          </table:table-cell>
          <table:table-cell office:value-type="float" office:value="6.4800303191" calcext:value-type="float">
            <text:p>6.4800303191</text:p>
          </table:table-cell>
          <table:table-cell table:formula="of:=POWER([.C1170]-6.75;2)" office:value-type="float" office:value="0.0728836286052479" calcext:value-type="float">
            <text:p>0.0728836286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788992" calcext:value-type="float">
            <text:p>6.788992</text:p>
          </table:table-cell>
          <table:table-cell office:value-type="float" office:value="6.4782282234" calcext:value-type="float">
            <text:p>6.4782282234</text:p>
          </table:table-cell>
          <table:table-cell table:formula="of:=POWER([.C1171]-6.75;2)" office:value-type="float" office:value="0.0738598985563201" calcext:value-type="float">
            <text:p>0.0738598986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784738" calcext:value-type="float">
            <text:p>6.784738</text:p>
          </table:table-cell>
          <table:table-cell office:value-type="float" office:value="6.4768453617" calcext:value-type="float">
            <text:p>6.4768453617</text:p>
          </table:table-cell>
          <table:table-cell table:formula="of:=POWER([.C1172]-6.75;2)" office:value-type="float" office:value="0.074613456424804" calcext:value-type="float">
            <text:p>0.0746134564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791006" calcext:value-type="float">
            <text:p>6.791006</text:p>
          </table:table-cell>
          <table:table-cell office:value-type="float" office:value="6.4757401383" calcext:value-type="float">
            <text:p>6.4757401383</text:p>
          </table:table-cell>
          <table:table-cell table:formula="of:=POWER([.C1173]-6.75;2)" office:value-type="float" office:value="0.0752184717397032" calcext:value-type="float">
            <text:p>0.0752184717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806703" calcext:value-type="float">
            <text:p>6.806703</text:p>
          </table:table-cell>
          <table:table-cell office:value-type="float" office:value="6.4747455106" calcext:value-type="float">
            <text:p>6.4747455106</text:p>
          </table:table-cell>
          <table:table-cell table:formula="of:=POWER([.C1174]-6.75;2)" office:value-type="float" office:value="0.0757650339348547" calcext:value-type="float">
            <text:p>0.0757650339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827694" calcext:value-type="float">
            <text:p>6.827694</text:p>
          </table:table-cell>
          <table:table-cell office:value-type="float" office:value="6.4737121064" calcext:value-type="float">
            <text:p>6.4737121064</text:p>
          </table:table-cell>
          <table:table-cell table:formula="of:=POWER([.C1175]-6.75;2)" office:value-type="float" office:value="0.076335000149925" calcext:value-type="float">
            <text:p>0.0763350001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847564" calcext:value-type="float">
            <text:p>6.847564</text:p>
          </table:table-cell>
          <table:table-cell office:value-type="float" office:value="6.4725567766" calcext:value-type="float">
            <text:p>6.4725567766</text:p>
          </table:table-cell>
          <table:table-cell table:formula="of:=POWER([.C1176]-6.75;2)" office:value-type="float" office:value="0.0769747422105822" calcext:value-type="float">
            <text:p>0.0769747422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859366" calcext:value-type="float">
            <text:p>6.859366</text:p>
          </table:table-cell>
          <table:table-cell office:value-type="float" office:value="6.4713000106" calcext:value-type="float">
            <text:p>6.4713000106</text:p>
          </table:table-cell>
          <table:table-cell table:formula="of:=POWER([.C1177]-6.75;2)" office:value-type="float" office:value="0.07767368409156" calcext:value-type="float">
            <text:p>0.0776736841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858008" calcext:value-type="float">
            <text:p>6.858008</text:p>
          </table:table-cell>
          <table:table-cell office:value-type="float" office:value="6.4700743511" calcext:value-type="float">
            <text:p>6.4700743511</text:p>
          </table:table-cell>
          <table:table-cell table:formula="of:=POWER([.C1178]-6.75;2)" office:value-type="float" office:value="0.078358368912086" calcext:value-type="float">
            <text:p>0.0783583689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842415" calcext:value-type="float">
            <text:p>6.842415</text:p>
          </table:table-cell>
          <table:table-cell office:value-type="float" office:value="6.469092234" calcext:value-type="float">
            <text:p>6.469092234</text:p>
          </table:table-cell>
          <table:table-cell table:formula="of:=POWER([.C1179]-6.75;2)" office:value-type="float" office:value="0.0789091729991109" calcext:value-type="float">
            <text:p>0.078909173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816353" calcext:value-type="float">
            <text:p>6.816353</text:p>
          </table:table-cell>
          <table:table-cell office:value-type="float" office:value="6.468577234" calcext:value-type="float">
            <text:p>6.468577234</text:p>
          </table:table-cell>
          <table:table-cell table:formula="of:=POWER([.C1180]-6.75;2)" office:value-type="float" office:value="0.079198773223091" calcext:value-type="float">
            <text:p>0.0791987732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78709" calcext:value-type="float">
            <text:p>6.78709</text:p>
          </table:table-cell>
          <table:table-cell office:value-type="float" office:value="6.468681766" calcext:value-type="float">
            <text:p>6.468681766</text:p>
          </table:table-cell>
          <table:table-cell table:formula="of:=POWER([.C1181]-6.75;2)" office:value-type="float" office:value="0.0791399487808785" calcext:value-type="float">
            <text:p>0.0791399488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762209" calcext:value-type="float">
            <text:p>6.762209</text:p>
          </table:table-cell>
          <table:table-cell office:value-type="float" office:value="6.4694265319" calcext:value-type="float">
            <text:p>6.4694265319</text:p>
          </table:table-cell>
          <table:table-cell table:formula="of:=POWER([.C1182]-6.75;2)" office:value-type="float" office:value="0.0787214710016618" calcext:value-type="float">
            <text:p>0.078721471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746232" calcext:value-type="float">
            <text:p>6.746232</text:p>
          </table:table-cell>
          <table:table-cell office:value-type="float" office:value="6.4706910532" calcext:value-type="float">
            <text:p>6.4706910532</text:p>
          </table:table-cell>
          <table:table-cell table:formula="of:=POWER([.C1183]-6.75;2)" office:value-type="float" office:value="0.078013487762525" calcext:value-type="float">
            <text:p>0.0780134878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738991" calcext:value-type="float">
            <text:p>6.738991</text:p>
          </table:table-cell>
          <table:table-cell office:value-type="float" office:value="6.4722594043" calcext:value-type="float">
            <text:p>6.4722594043</text:p>
          </table:table-cell>
          <table:table-cell table:formula="of:=POWER([.C1184]-6.75;2)" office:value-type="float" office:value="0.0771398384997909" calcext:value-type="float">
            <text:p>0.0771398385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736547" calcext:value-type="float">
            <text:p>6.736547</text:p>
          </table:table-cell>
          <table:table-cell office:value-type="float" office:value="6.4738974787" calcext:value-type="float">
            <text:p>6.4738974787</text:p>
          </table:table-cell>
          <table:table-cell table:formula="of:=POWER([.C1185]-6.75;2)" office:value-type="float" office:value="0.0762326022682171" calcext:value-type="float">
            <text:p>0.0762326023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733626" calcext:value-type="float">
            <text:p>6.733626</text:p>
          </table:table-cell>
          <table:table-cell office:value-type="float" office:value="6.4754258511" calcext:value-type="float">
            <text:p>6.4754258511</text:p>
          </table:table-cell>
          <table:table-cell table:formula="of:=POWER([.C1186]-6.75;2)" office:value-type="float" office:value="0.0753909632441595" calcext:value-type="float">
            <text:p>0.0753909632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725819" calcext:value-type="float">
            <text:p>6.725819</text:p>
          </table:table-cell>
          <table:table-cell office:value-type="float" office:value="6.476763383" calcext:value-type="float">
            <text:p>6.476763383</text:p>
          </table:table-cell>
          <table:table-cell table:formula="of:=POWER([.C1187]-6.75;2)" office:value-type="float" office:value="0.0746582488696048" calcext:value-type="float">
            <text:p>0.0746582489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710537" calcext:value-type="float">
            <text:p>6.710537</text:p>
          </table:table-cell>
          <table:table-cell office:value-type="float" office:value="6.4779371489" calcext:value-type="float">
            <text:p>6.4779371489</text:p>
          </table:table-cell>
          <table:table-cell table:formula="of:=POWER([.C1188]-6.75;2)" office:value-type="float" office:value="0.0740181949486609" calcext:value-type="float">
            <text:p>0.0740181949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687008" calcext:value-type="float">
            <text:p>6.687008</text:p>
          </table:table-cell>
          <table:table-cell office:value-type="float" office:value="6.4790670213" calcext:value-type="float">
            <text:p>6.4790670213</text:p>
          </table:table-cell>
          <table:table-cell table:formula="of:=POWER([.C1189]-6.75;2)" office:value-type="float" office:value="0.0734046789472548" calcext:value-type="float">
            <text:p>0.0734046789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656182" calcext:value-type="float">
            <text:p>6.656182</text:p>
          </table:table-cell>
          <table:table-cell office:value-type="float" office:value="6.4803324787" calcext:value-type="float">
            <text:p>6.4803324787</text:p>
          </table:table-cell>
          <table:table-cell table:formula="of:=POWER([.C1190]-6.75;2)" office:value-type="float" office:value="0.0727205720440858" calcext:value-type="float">
            <text:p>0.07272057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620928" calcext:value-type="float">
            <text:p>6.620928</text:p>
          </table:table-cell>
          <table:table-cell office:value-type="float" office:value="6.4819246915" calcext:value-type="float">
            <text:p>6.4819246915</text:p>
          </table:table-cell>
          <table:table-cell table:formula="of:=POWER([.C1191]-6.75;2)" office:value-type="float" office:value="0.0718643710273703" calcext:value-type="float">
            <text:p>0.071864371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586047" calcext:value-type="float">
            <text:p>6.586047</text:p>
          </table:table-cell>
          <table:table-cell office:value-type="float" office:value="6.4839885" calcext:value-type="float">
            <text:p>6.4839885</text:p>
          </table:table-cell>
          <table:table-cell table:formula="of:=POWER([.C1192]-6.75;2)" office:value-type="float" office:value="0.0707621181322502" calcext:value-type="float">
            <text:p>0.0707621181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557351" calcext:value-type="float">
            <text:p>6.557351</text:p>
          </table:table-cell>
          <table:table-cell office:value-type="float" office:value="6.4865686809" calcext:value-type="float">
            <text:p>6.4865686809</text:p>
          </table:table-cell>
          <table:table-cell table:formula="of:=POWER([.C1193]-6.75;2)" office:value-type="float" office:value="0.0693960598827662" calcext:value-type="float">
            <text:p>0.0693960599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53958" calcext:value-type="float">
            <text:p>6.53958</text:p>
          </table:table-cell>
          <table:table-cell office:value-type="float" office:value="6.4895829468" calcext:value-type="float">
            <text:p>6.4895829468</text:p>
          </table:table-cell>
          <table:table-cell table:formula="of:=POWER([.C1194]-6.75;2)" office:value-type="float" office:value="0.0678170415973718" calcext:value-type="float">
            <text:p>0.0678170416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53393" calcext:value-type="float">
            <text:p>6.53393</text:p>
          </table:table-cell>
          <table:table-cell office:value-type="float" office:value="6.4928408617" calcext:value-type="float">
            <text:p>6.4928408617</text:p>
          </table:table-cell>
          <table:table-cell table:formula="of:=POWER([.C1195]-6.75;2)" office:value-type="float" office:value="0.0661308224111983" calcext:value-type="float">
            <text:p>0.0661308224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536619" calcext:value-type="float">
            <text:p>6.536619</text:p>
          </table:table-cell>
          <table:table-cell office:value-type="float" office:value="6.496110883" calcext:value-type="float">
            <text:p>6.496110883</text:p>
          </table:table-cell>
          <table:table-cell table:formula="of:=POWER([.C1196]-6.75;2)" office:value-type="float" office:value="0.0644596837310397" calcext:value-type="float">
            <text:p>0.0644596837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539646" calcext:value-type="float">
            <text:p>6.539646</text:p>
          </table:table-cell>
          <table:table-cell office:value-type="float" office:value="6.4992137447" calcext:value-type="float">
            <text:p>6.4992137447</text:p>
          </table:table-cell>
          <table:table-cell table:formula="of:=POWER([.C1197]-6.75;2)" office:value-type="float" office:value="0.0628937458473965" calcext:value-type="float">
            <text:p>0.0628937458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533778" calcext:value-type="float">
            <text:p>6.533778</text:p>
          </table:table-cell>
          <table:table-cell office:value-type="float" office:value="6.5021031915" calcext:value-type="float">
            <text:p>6.5021031915</text:p>
          </table:table-cell>
          <table:table-cell table:formula="of:=POWER([.C1198]-6.75;2)" office:value-type="float" office:value="0.0614528276644858" calcext:value-type="float">
            <text:p>0.0614528277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512512" calcext:value-type="float">
            <text:p>6.512512</text:p>
          </table:table-cell>
          <table:table-cell office:value-type="float" office:value="6.5048948723" calcext:value-type="float">
            <text:p>6.5048948723</text:p>
          </table:table-cell>
          <table:table-cell table:formula="of:=POWER([.C1199]-6.75;2)" office:value-type="float" office:value="0.0600765236248335" calcext:value-type="float">
            <text:p>0.0600765236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475198" calcext:value-type="float">
            <text:p>6.475198</text:p>
          </table:table-cell>
          <table:table-cell office:value-type="float" office:value="6.5078244681" calcext:value-type="float">
            <text:p>6.5078244681</text:p>
          </table:table-cell>
          <table:table-cell table:formula="of:=POWER([.C1200]-6.75;2)" office:value-type="float" office:value="0.058648988251048" calcext:value-type="float">
            <text:p>0.0586489883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427856" calcext:value-type="float">
            <text:p>6.427856</text:p>
          </table:table-cell>
          <table:table-cell office:value-type="float" office:value="6.5111479255" calcext:value-type="float">
            <text:p>6.5111479255</text:p>
          </table:table-cell>
          <table:table-cell table:formula="of:=POWER([.C1201]-6.75;2)" office:value-type="float" office:value="0.0570503134929538" calcext:value-type="float">
            <text:p>0.0570503135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381247" calcext:value-type="float">
            <text:p>6.381247</text:p>
          </table:table-cell>
          <table:table-cell office:value-type="float" office:value="6.5150252021" calcext:value-type="float">
            <text:p>6.5150252021</text:p>
          </table:table-cell>
          <table:table-cell table:formula="of:=POWER([.C1202]-6.75;2)" office:value-type="float" office:value="0.0552131556481457" calcext:value-type="float">
            <text:p>0.0552131556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346922" calcext:value-type="float">
            <text:p>6.346922</text:p>
          </table:table-cell>
          <table:table-cell office:value-type="float" office:value="6.5194395426" calcext:value-type="float">
            <text:p>6.5194395426</text:p>
          </table:table-cell>
          <table:table-cell table:formula="of:=POWER([.C1203]-6.75;2)" office:value-type="float" office:value="0.0531581245164973" calcext:value-type="float">
            <text:p>0.0531581245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332874" calcext:value-type="float">
            <text:p>6.332874</text:p>
          </table:table-cell>
          <table:table-cell office:value-type="float" office:value="6.5241904043" calcext:value-type="float">
            <text:p>6.5241904043</text:p>
          </table:table-cell>
          <table:table-cell table:formula="of:=POWER([.C1204]-6.75;2)" office:value-type="float" office:value="0.0509899735101976" calcext:value-type="float">
            <text:p>0.0509899735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340561" calcext:value-type="float">
            <text:p>6.340561</text:p>
          </table:table-cell>
          <table:table-cell office:value-type="float" office:value="6.5289646383" calcext:value-type="float">
            <text:p>6.5289646383</text:p>
          </table:table-cell>
          <table:table-cell table:formula="of:=POWER([.C1205]-6.75;2)" office:value-type="float" office:value="0.04885663112185" calcext:value-type="float">
            <text:p>0.0488566311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36441" calcext:value-type="float">
            <text:p>6.36441</text:p>
          </table:table-cell>
          <table:table-cell office:value-type="float" office:value="6.5334542872" calcext:value-type="float">
            <text:p>6.5334542872</text:p>
          </table:table-cell>
          <table:table-cell table:formula="of:=POWER([.C1206]-6.75;2)" office:value-type="float" office:value="0.0468920457320602" calcext:value-type="float">
            <text:p>0.0468920457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39367" calcext:value-type="float">
            <text:p>6.39367</text:p>
          </table:table-cell>
          <table:table-cell office:value-type="float" office:value="6.5374685638" calcext:value-type="float">
            <text:p>6.5374685638</text:p>
          </table:table-cell>
          <table:table-cell table:formula="of:=POWER([.C1207]-6.75;2)" office:value-type="float" office:value="0.0451696113732346" calcext:value-type="float">
            <text:p>0.0451696114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415689" calcext:value-type="float">
            <text:p>6.415689</text:p>
          </table:table-cell>
          <table:table-cell office:value-type="float" office:value="6.5409943511" calcext:value-type="float">
            <text:p>6.5409943511</text:p>
          </table:table-cell>
          <table:table-cell table:formula="of:=POWER([.C1208]-6.75;2)" office:value-type="float" office:value="0.04368336127211" calcext:value-type="float">
            <text:p>0.0436833613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419537" calcext:value-type="float">
            <text:p>6.419537</text:p>
          </table:table-cell>
          <table:table-cell office:value-type="float" office:value="6.5441866915" calcext:value-type="float">
            <text:p>6.5441866915</text:p>
          </table:table-cell>
          <table:table-cell table:formula="of:=POWER([.C1209]-6.75;2)" office:value-type="float" office:value="0.0423591179557161" calcext:value-type="float">
            <text:p>0.042359118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399305" calcext:value-type="float">
            <text:p>6.399305</text:p>
          </table:table-cell>
          <table:table-cell office:value-type="float" office:value="6.5473026489" calcext:value-type="float">
            <text:p>6.5473026489</text:p>
          </table:table-cell>
          <table:table-cell table:formula="of:=POWER([.C1210]-6.75;2)" office:value-type="float" office:value="0.0410862161429568" calcext:value-type="float">
            <text:p>0.0410862161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356473" calcext:value-type="float">
            <text:p>6.356473</text:p>
          </table:table-cell>
          <table:table-cell office:value-type="float" office:value="6.550608617" calcext:value-type="float">
            <text:p>6.550608617</text:p>
          </table:table-cell>
          <table:table-cell table:formula="of:=POWER([.C1211]-6.75;2)" office:value-type="float" office:value="0.0397569236146527" calcext:value-type="float">
            <text:p>0.0397569236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300518" calcext:value-type="float">
            <text:p>6.300518</text:p>
          </table:table-cell>
          <table:table-cell office:value-type="float" office:value="6.5542916809" calcext:value-type="float">
            <text:p>6.5542916809</text:p>
          </table:table-cell>
          <table:table-cell table:formula="of:=POWER([.C1212]-6.75;2)" office:value-type="float" office:value="0.0383017461649472" calcext:value-type="float">
            <text:p>0.0383017462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246707" calcext:value-type="float">
            <text:p>6.246707</text:p>
          </table:table-cell>
          <table:table-cell office:value-type="float" office:value="6.5583972553" calcext:value-type="float">
            <text:p>6.5583972553</text:p>
          </table:table-cell>
          <table:table-cell table:formula="of:=POWER([.C1213]-6.75;2)" office:value-type="float" office:value="0.0367116117765734" calcext:value-type="float">
            <text:p>0.0367116118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210766" calcext:value-type="float">
            <text:p>6.210766</text:p>
          </table:table-cell>
          <table:table-cell office:value-type="float" office:value="6.5628101383" calcext:value-type="float">
            <text:p>6.5628101383</text:p>
          </table:table-cell>
          <table:table-cell table:formula="of:=POWER([.C1214]-6.75;2)" office:value-type="float" office:value="0.0350400443232652" calcext:value-type="float">
            <text:p>0.0350400443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202045" calcext:value-type="float">
            <text:p>6.202045</text:p>
          </table:table-cell>
          <table:table-cell office:value-type="float" office:value="6.5672907872" calcext:value-type="float">
            <text:p>6.5672907872</text:p>
          </table:table-cell>
          <table:table-cell table:formula="of:=POWER([.C1215]-6.75;2)" office:value-type="float" office:value="0.0333826564419956" calcext:value-type="float">
            <text:p>0.0333826564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218737" calcext:value-type="float">
            <text:p>6.218737</text:p>
          </table:table-cell>
          <table:table-cell office:value-type="float" office:value="6.5715635" calcext:value-type="float">
            <text:p>6.5715635</text:p>
          </table:table-cell>
          <table:table-cell table:formula="of:=POWER([.C1216]-6.75;2)" office:value-type="float" office:value="0.03183958453225" calcext:value-type="float">
            <text:p>0.0318395845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248371" calcext:value-type="float">
            <text:p>6.248371</text:p>
          </table:table-cell>
          <table:table-cell office:value-type="float" office:value="6.575424883" calcext:value-type="float">
            <text:p>6.575424883</text:p>
          </table:table-cell>
          <table:table-cell table:formula="of:=POWER([.C1217]-6.75;2)" office:value-type="float" office:value="0.0304764714755636" calcext:value-type="float">
            <text:p>0.0304764715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273595" calcext:value-type="float">
            <text:p>6.273595</text:p>
          </table:table-cell>
          <table:table-cell office:value-type="float" office:value="6.5788212872" calcext:value-type="float">
            <text:p>6.5788212872</text:p>
          </table:table-cell>
          <table:table-cell table:formula="of:=POWER([.C1218]-6.75;2)" office:value-type="float" office:value="0.0293021517158648" calcext:value-type="float">
            <text:p>0.0293021517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279956" calcext:value-type="float">
            <text:p>6.279956</text:p>
          </table:table-cell>
          <table:table-cell office:value-type="float" office:value="6.5818560106" calcext:value-type="float">
            <text:p>6.5818560106</text:p>
          </table:table-cell>
          <table:table-cell table:formula="of:=POWER([.C1219]-6.75;2)" office:value-type="float" office:value="0.0282724011713473" calcext:value-type="float">
            <text:p>0.0282724012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261763" calcext:value-type="float">
            <text:p>6.261763</text:p>
          </table:table-cell>
          <table:table-cell office:value-type="float" office:value="6.5847270851" calcext:value-type="float">
            <text:p>6.5847270851</text:p>
          </table:table-cell>
          <table:table-cell table:formula="of:=POWER([.C1220]-6.75;2)" office:value-type="float" office:value="0.0273151363995427" calcext:value-type="float">
            <text:p>0.0273151364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223787" calcext:value-type="float">
            <text:p>6.223787</text:p>
          </table:table-cell>
          <table:table-cell office:value-type="float" office:value="6.5876321809" calcext:value-type="float">
            <text:p>6.5876321809</text:p>
          </table:table-cell>
          <table:table-cell table:formula="of:=POWER([.C1221]-6.75;2)" office:value-type="float" office:value="0.0263633086792903" calcext:value-type="float">
            <text:p>0.0263633087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178293" calcext:value-type="float">
            <text:p>6.178293</text:p>
          </table:table-cell>
          <table:table-cell office:value-type="float" office:value="6.590687383" calcext:value-type="float">
            <text:p>6.590687383</text:p>
          </table:table-cell>
          <table:table-cell table:formula="of:=POWER([.C1222]-6.75;2)" office:value-type="float" office:value="0.0253805099353888" calcext:value-type="float">
            <text:p>0.0253805099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137467" calcext:value-type="float">
            <text:p>6.137467</text:p>
          </table:table-cell>
          <table:table-cell office:value-type="float" office:value="6.5938975319" calcext:value-type="float">
            <text:p>6.5938975319</text:p>
          </table:table-cell>
          <table:table-cell table:formula="of:=POWER([.C1223]-6.75;2)" office:value-type="float" office:value="0.0243679805469116" calcext:value-type="float">
            <text:p>0.0243679805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10007" calcext:value-type="float">
            <text:p>6.10007</text:p>
          </table:table-cell>
          <table:table-cell office:value-type="float" office:value="6.5972051809" calcext:value-type="float">
            <text:p>6.5972051809</text:p>
          </table:table-cell>
          <table:table-cell table:formula="of:=POWER([.C1224]-6.75;2)" office:value-type="float" office:value="0.0233462567438018" calcext:value-type="float">
            <text:p>0.0233462567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018982" calcext:value-type="float">
            <text:p>6.018982</text:p>
          </table:table-cell>
          <table:table-cell office:value-type="float" office:value="6.6006568404" calcext:value-type="float">
            <text:p>6.6006568404</text:p>
          </table:table-cell>
          <table:table-cell table:formula="of:=POWER([.C1225]-6.75;2)" office:value-type="float" office:value="0.022303379319311" calcext:value-type="float">
            <text:p>0.0223033793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.539314" calcext:value-type="float">
            <text:p>5.539314</text:p>
          </table:table-cell>
          <table:table-cell office:value-type="float" office:value="6.6048765426" calcext:value-type="float">
            <text:p>6.6048765426</text:p>
          </table:table-cell>
          <table:table-cell table:formula="of:=POWER([.C1226]-6.75;2)" office:value-type="float" office:value="0.0210608178877297" calcext:value-type="float">
            <text:p>0.0210608179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8.293658" calcext:value-type="float">
            <text:p>8.293658</text:p>
          </table:table-cell>
          <table:table-cell office:value-type="float" office:value="6.6142910213" calcext:value-type="float">
            <text:p>6.6142910213</text:p>
          </table:table-cell>
          <table:table-cell table:formula="of:=POWER([.C1227]-6.75;2)" office:value-type="float" office:value="0.0184169268997971" calcext:value-type="float">
            <text:p>0.0184169269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982053" calcext:value-type="float">
            <text:p>6.982053</text:p>
          </table:table-cell>
          <table:table-cell office:value-type="float" office:value="6.5946445638" calcext:value-type="float">
            <text:p>6.5946445638</text:p>
          </table:table-cell>
          <table:table-cell table:formula="of:=POWER([.C1228]-6.75;2)" office:value-type="float" office:value="0.0241353115568922" calcext:value-type="float">
            <text:p>0.0241353116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759148" calcext:value-type="float">
            <text:p>6.759148</text:p>
          </table:table-cell>
          <table:table-cell office:value-type="float" office:value="6.5892432021" calcext:value-type="float">
            <text:p>6.5892432021</text:p>
          </table:table-cell>
          <table:table-cell table:formula="of:=POWER([.C1229]-6.75;2)" office:value-type="float" office:value="0.0258427480710613" calcext:value-type="float">
            <text:p>0.0258427481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589514" calcext:value-type="float">
            <text:p>6.589514</text:p>
          </table:table-cell>
          <table:table-cell office:value-type="float" office:value="6.5864180638" calcext:value-type="float">
            <text:p>6.5864180638</text:p>
          </table:table-cell>
          <table:table-cell table:formula="of:=POWER([.C1230]-6.75;2)" office:value-type="float" office:value="0.0267590498509408" calcext:value-type="float">
            <text:p>0.0267590499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40821" calcext:value-type="float">
            <text:p>6.40821</text:p>
          </table:table-cell>
          <table:table-cell office:value-type="float" office:value="6.5853603723" calcext:value-type="float">
            <text:p>6.5853603723</text:p>
          </table:table-cell>
          <table:table-cell table:formula="of:=POWER([.C1231]-6.75;2)" office:value-type="float" office:value="0.0271062070091945" calcext:value-type="float">
            <text:p>0.027106207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224973" calcext:value-type="float">
            <text:p>6.224973</text:p>
          </table:table-cell>
          <table:table-cell office:value-type="float" office:value="6.5858110532" calcext:value-type="float">
            <text:p>6.5858110532</text:p>
          </table:table-cell>
          <table:table-cell table:formula="of:=POWER([.C1232]-6.75;2)" office:value-type="float" office:value="0.0269580102512931" calcext:value-type="float">
            <text:p>0.0269580103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069683" calcext:value-type="float">
            <text:p>6.069683</text:p>
          </table:table-cell>
          <table:table-cell office:value-type="float" office:value="6.5873280851" calcext:value-type="float">
            <text:p>6.5873280851</text:p>
          </table:table-cell>
          <table:table-cell table:formula="of:=POWER([.C1233]-6.75;2)" office:value-type="float" office:value="0.0264621518972328" calcext:value-type="float">
            <text:p>0.0264621519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5.973019" calcext:value-type="float">
            <text:p>5.973019</text:p>
          </table:table-cell>
          <table:table-cell office:value-type="float" office:value="6.5891994255" calcext:value-type="float">
            <text:p>6.5891994255</text:p>
          </table:table-cell>
          <table:table-cell table:formula="of:=POWER([.C1234]-6.75;2)" office:value-type="float" office:value="0.0258568247595299" calcext:value-type="float">
            <text:p>0.0258568248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5.95319" calcext:value-type="float">
            <text:p>5.95319</text:p>
          </table:table-cell>
          <table:table-cell office:value-type="float" office:value="6.5906191596" calcext:value-type="float">
            <text:p>6.5906191596</text:p>
          </table:table-cell>
          <table:table-cell table:formula="of:=POWER([.C1235]-6.75;2)" office:value-type="float" office:value="0.0254022522866102" calcext:value-type="float">
            <text:p>0.0254022523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008115" calcext:value-type="float">
            <text:p>6.008115</text:p>
          </table:table-cell>
          <table:table-cell office:value-type="float" office:value="6.5909995745" calcext:value-type="float">
            <text:p>6.5909995745</text:p>
          </table:table-cell>
          <table:table-cell table:formula="of:=POWER([.C1236]-6.75;2)" office:value-type="float" office:value="0.0252811353091812" calcext:value-type="float">
            <text:p>0.0252811353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115321" calcext:value-type="float">
            <text:p>6.115321</text:p>
          </table:table-cell>
          <table:table-cell office:value-type="float" office:value="6.5902405319" calcext:value-type="float">
            <text:p>6.5902405319</text:p>
          </table:table-cell>
          <table:table-cell table:formula="of:=POWER([.C1237]-6.75;2)" office:value-type="float" office:value="0.0255230876475949" calcext:value-type="float">
            <text:p>0.0255230876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239539" calcext:value-type="float">
            <text:p>6.239539</text:p>
          </table:table-cell>
          <table:table-cell office:value-type="float" office:value="6.5887635532" calcext:value-type="float">
            <text:p>6.5887635532</text:p>
          </table:table-cell>
          <table:table-cell table:formula="of:=POWER([.C1238]-6.75;2)" office:value-type="float" office:value="0.0259971917766893" calcext:value-type="float">
            <text:p>0.025997191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344658" calcext:value-type="float">
            <text:p>6.344658</text:p>
          </table:table-cell>
          <table:table-cell office:value-type="float" office:value="6.5872593511" calcext:value-type="float">
            <text:p>6.5872593511</text:p>
          </table:table-cell>
          <table:table-cell table:formula="of:=POWER([.C1239]-6.75;2)" office:value-type="float" office:value="0.026484518804393" calcext:value-type="float">
            <text:p>0.0264845188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405455" calcext:value-type="float">
            <text:p>6.405455</text:p>
          </table:table-cell>
          <table:table-cell office:value-type="float" office:value="6.5863106596" calcext:value-type="float">
            <text:p>6.5863106596</text:p>
          </table:table-cell>
          <table:table-cell table:formula="of:=POWER([.C1240]-6.75;2)" office:value-type="float" office:value="0.0267942001605869" calcext:value-type="float">
            <text:p>0.0267942002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415105" calcext:value-type="float">
            <text:p>6.415105</text:p>
          </table:table-cell>
          <table:table-cell office:value-type="float" office:value="6.5861103298" calcext:value-type="float">
            <text:p>6.5861103298</text:p>
          </table:table-cell>
          <table:table-cell table:formula="of:=POWER([.C1241]-6.75;2)" office:value-type="float" office:value="0.0268598239982647" calcext:value-type="float">
            <text:p>0.026859824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38585" calcext:value-type="float">
            <text:p>6.38585</text:p>
          </table:table-cell>
          <table:table-cell office:value-type="float" office:value="6.5863740426" calcext:value-type="float">
            <text:p>6.5863740426</text:p>
          </table:table-cell>
          <table:table-cell table:formula="of:=POWER([.C1242]-6.75;2)" office:value-type="float" office:value="0.0267734539350666" calcext:value-type="float">
            <text:p>0.0267734539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342155" calcext:value-type="float">
            <text:p>6.342155</text:p>
          </table:table-cell>
          <table:table-cell office:value-type="float" office:value="6.5864307128" calcext:value-type="float">
            <text:p>6.5864307128</text:p>
          </table:table-cell>
          <table:table-cell table:formula="of:=POWER([.C1243]-6.75;2)" office:value-type="float" office:value="0.026754911715116" calcext:value-type="float">
            <text:p>0.0267549117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308817" calcext:value-type="float">
            <text:p>6.308817</text:p>
          </table:table-cell>
          <table:table-cell office:value-type="float" office:value="6.5854423191" calcext:value-type="float">
            <text:p>6.5854423191</text:p>
          </table:table-cell>
          <table:table-cell table:formula="of:=POWER([.C1244]-6.75;2)" office:value-type="float" office:value="0.0270792303431862" calcext:value-type="float">
            <text:p>0.0270792303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299851" calcext:value-type="float">
            <text:p>6.299851</text:p>
          </table:table-cell>
          <table:table-cell office:value-type="float" office:value="6.5826995319" calcext:value-type="float">
            <text:p>6.5826995319</text:p>
          </table:table-cell>
          <table:table-cell table:formula="of:=POWER([.C1245]-6.75;2)" office:value-type="float" office:value="0.027989446626479" calcext:value-type="float">
            <text:p>0.0279894466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314521" calcext:value-type="float">
            <text:p>6.314521</text:p>
          </table:table-cell>
          <table:table-cell office:value-type="float" office:value="6.5779115426" calcext:value-type="float">
            <text:p>6.5779115426</text:p>
          </table:table-cell>
          <table:table-cell table:formula="of:=POWER([.C1246]-6.75;2)" office:value-type="float" office:value="0.0296144371703116" calcext:value-type="float">
            <text:p>0.0296144372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342222" calcext:value-type="float">
            <text:p>6.342222</text:p>
          </table:table-cell>
          <table:table-cell office:value-type="float" office:value="6.5713832447" calcext:value-type="float">
            <text:p>6.5713832447</text:p>
          </table:table-cell>
          <table:table-cell table:formula="of:=POWER([.C1247]-6.75;2)" office:value-type="float" office:value="0.0319039452739002" calcext:value-type="float">
            <text:p>0.0319039453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371562" calcext:value-type="float">
            <text:p>6.371562</text:p>
          </table:table-cell>
          <table:table-cell office:value-type="float" office:value="6.5640257021" calcext:value-type="float">
            <text:p>6.5640257021</text:p>
          </table:table-cell>
          <table:table-cell table:formula="of:=POWER([.C1248]-6.75;2)" office:value-type="float" office:value="0.0345864394793978" calcext:value-type="float">
            <text:p>0.0345864395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397008" calcext:value-type="float">
            <text:p>6.397008</text:p>
          </table:table-cell>
          <table:table-cell office:value-type="float" office:value="6.5573354255" calcext:value-type="float">
            <text:p>6.5573354255</text:p>
          </table:table-cell>
          <table:table-cell table:formula="of:=POWER([.C1249]-6.75;2)" office:value-type="float" office:value="0.0371196382672661" calcext:value-type="float">
            <text:p>0.0371196383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419645" calcext:value-type="float">
            <text:p>6.419645</text:p>
          </table:table-cell>
          <table:table-cell office:value-type="float" office:value="6.5541414255" calcext:value-type="float">
            <text:p>6.5541414255</text:p>
          </table:table-cell>
          <table:table-cell table:formula="of:=POWER([.C1250]-6.75;2)" office:value-type="float" office:value="0.038360581205172" calcext:value-type="float">
            <text:p>0.0383605812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443247" calcext:value-type="float">
            <text:p>6.443247</text:p>
          </table:table-cell>
          <table:table-cell office:value-type="float" office:value="6.5775936064" calcext:value-type="float">
            <text:p>6.5775936064</text:p>
          </table:table-cell>
          <table:table-cell table:formula="of:=POWER([.C1251]-6.75;2)" office:value-type="float" office:value="0.0297239645541582" calcext:value-type="float">
            <text:p>0.0297239646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46949" calcext:value-type="float">
            <text:p>6.46949</text:p>
          </table:table-cell>
          <table:table-cell office:value-type="float" office:value="6.5551675532" calcext:value-type="float">
            <text:p>6.5551675532</text:p>
          </table:table-cell>
          <table:table-cell table:formula="of:=POWER([.C1252]-6.75;2)" office:value-type="float" office:value="0.0379596823260747" calcext:value-type="float">
            <text:p>0.0379596823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495787" calcext:value-type="float">
            <text:p>6.495787</text:p>
          </table:table-cell>
          <table:table-cell office:value-type="float" office:value="6.5426678617" calcext:value-type="float">
            <text:p>6.5426678617</text:p>
          </table:table-cell>
          <table:table-cell table:formula="of:=POWER([.C1253]-6.75;2)" office:value-type="float" office:value="0.0429866155720503" calcext:value-type="float">
            <text:p>0.0429866156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516812" calcext:value-type="float">
            <text:p>6.516812</text:p>
          </table:table-cell>
          <table:table-cell office:value-type="float" office:value="6.5337782447" calcext:value-type="float">
            <text:p>6.5337782447</text:p>
          </table:table-cell>
          <table:table-cell table:formula="of:=POWER([.C1254]-6.75;2)" office:value-type="float" office:value="0.0467518474650132" calcext:value-type="float">
            <text:p>0.0467518475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52808" calcext:value-type="float">
            <text:p>6.52808</text:p>
          </table:table-cell>
          <table:table-cell office:value-type="float" office:value="6.5272821915" calcext:value-type="float">
            <text:p>6.5272821915</text:p>
          </table:table-cell>
          <table:table-cell table:formula="of:=POWER([.C1255]-6.75;2)" office:value-type="float" office:value="0.0496032222230425" calcext:value-type="float">
            <text:p>0.0496032222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528956" calcext:value-type="float">
            <text:p>6.528956</text:p>
          </table:table-cell>
          <table:table-cell office:value-type="float" office:value="6.5226737553" calcext:value-type="float">
            <text:p>6.5226737553</text:p>
          </table:table-cell>
          <table:table-cell table:formula="of:=POWER([.C1256]-6.75;2)" office:value-type="float" office:value="0.0516772215294045" calcext:value-type="float">
            <text:p>0.0516772215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523307" calcext:value-type="float">
            <text:p>6.523307</text:p>
          </table:table-cell>
          <table:table-cell office:value-type="float" office:value="6.5196173191" calcext:value-type="float">
            <text:p>6.5196173191</text:p>
          </table:table-cell>
          <table:table-cell table:formula="of:=POWER([.C1257]-6.75;2)" office:value-type="float" office:value="0.0530761796586712" calcext:value-type="float">
            <text:p>0.0530761797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517675" calcext:value-type="float">
            <text:p>6.517675</text:p>
          </table:table-cell>
          <table:table-cell office:value-type="float" office:value="6.5177707234" calcext:value-type="float">
            <text:p>6.5177707234</text:p>
          </table:table-cell>
          <table:table-cell table:formula="of:=POWER([.C1258]-6.75;2)" office:value-type="float" office:value="0.0539304369101593" calcext:value-type="float">
            <text:p>0.0539304369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518253" calcext:value-type="float">
            <text:p>6.518253</text:p>
          </table:table-cell>
          <table:table-cell office:value-type="float" office:value="6.5167121277" calcext:value-type="float">
            <text:p>6.5167121277</text:p>
          </table:table-cell>
          <table:table-cell table:formula="of:=POWER([.C1259]-6.75;2)" office:value-type="float" office:value="0.0544232313622611" calcext:value-type="float">
            <text:p>0.0544232314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528413" calcext:value-type="float">
            <text:p>6.528413</text:p>
          </table:table-cell>
          <table:table-cell office:value-type="float" office:value="6.5159476064" calcext:value-type="float">
            <text:p>6.5159476064</text:p>
          </table:table-cell>
          <table:table-cell table:formula="of:=POWER([.C1260]-6.75;2)" office:value-type="float" office:value="0.0547805229498893" calcext:value-type="float">
            <text:p>0.0547805229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547994" calcext:value-type="float">
            <text:p>6.547994</text:p>
          </table:table-cell>
          <table:table-cell office:value-type="float" office:value="6.5149853617" calcext:value-type="float">
            <text:p>6.5149853617</text:p>
          </table:table-cell>
          <table:table-cell table:formula="of:=POWER([.C1261]-6.75;2)" office:value-type="float" office:value="0.0552318802152798" calcext:value-type="float">
            <text:p>0.0552318802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574273" calcext:value-type="float">
            <text:p>6.574273</text:p>
          </table:table-cell>
          <table:table-cell office:value-type="float" office:value="6.513436266" calcext:value-type="float">
            <text:p>6.513436266</text:p>
          </table:table-cell>
          <table:table-cell table:formula="of:=POWER([.C1262]-6.75;2)" office:value-type="float" office:value="0.0559624002440226" calcext:value-type="float">
            <text:p>0.0559624002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603613" calcext:value-type="float">
            <text:p>6.603613</text:p>
          </table:table-cell>
          <table:table-cell office:value-type="float" office:value="6.5110898511" calcext:value-type="float">
            <text:p>6.5110898511</text:p>
          </table:table-cell>
          <table:table-cell table:formula="of:=POWER([.C1263]-6.75;2)" office:value-type="float" office:value="0.05707805924742" calcext:value-type="float">
            <text:p>0.0570780592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632697" calcext:value-type="float">
            <text:p>6.632697</text:p>
          </table:table-cell>
          <table:table-cell office:value-type="float" office:value="6.5079325426" calcext:value-type="float">
            <text:p>6.5079325426</text:p>
          </table:table-cell>
          <table:table-cell table:formula="of:=POWER([.C1264]-6.75;2)" office:value-type="float" office:value="0.0585966539321009" calcext:value-type="float">
            <text:p>0.0585966539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659003" calcext:value-type="float">
            <text:p>6.659003</text:p>
          </table:table-cell>
          <table:table-cell office:value-type="float" office:value="6.5041085319" calcext:value-type="float">
            <text:p>6.5041085319</text:p>
          </table:table-cell>
          <table:table-cell table:formula="of:=POWER([.C1265]-6.75;2)" office:value-type="float" office:value="0.0604626140843733" calcext:value-type="float">
            <text:p>0.0604626141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680847" calcext:value-type="float">
            <text:p>6.680847</text:p>
          </table:table-cell>
          <table:table-cell office:value-type="float" office:value="6.4998495106" calcext:value-type="float">
            <text:p>6.4998495106</text:p>
          </table:table-cell>
          <table:table-cell table:formula="of:=POWER([.C1266]-6.75;2)" office:value-type="float" office:value="0.0625752673470596" calcext:value-type="float">
            <text:p>0.0625752673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697511" calcext:value-type="float">
            <text:p>6.697511</text:p>
          </table:table-cell>
          <table:table-cell office:value-type="float" office:value="6.4954036702" calcext:value-type="float">
            <text:p>6.4954036702</text:p>
          </table:table-cell>
          <table:table-cell table:formula="of:=POWER([.C1267]-6.75;2)" office:value-type="float" office:value="0.0648192911476304" calcext:value-type="float">
            <text:p>0.0648192911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709563" calcext:value-type="float">
            <text:p>6.709563</text:p>
          </table:table-cell>
          <table:table-cell office:value-type="float" office:value="6.4909812234" calcext:value-type="float">
            <text:p>6.4909812234</text:p>
          </table:table-cell>
          <table:table-cell table:formula="of:=POWER([.C1268]-6.75;2)" office:value-type="float" office:value="0.0670907266313605" calcext:value-type="float">
            <text:p>0.0670907266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719093" calcext:value-type="float">
            <text:p>6.719093</text:p>
          </table:table-cell>
          <table:table-cell office:value-type="float" office:value="6.4867197979" calcext:value-type="float">
            <text:p>6.4867197979</text:p>
          </table:table-cell>
          <table:table-cell table:formula="of:=POWER([.C1269]-6.75;2)" office:value-type="float" office:value="0.0693164648178167" calcext:value-type="float">
            <text:p>0.0693164648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729428" calcext:value-type="float">
            <text:p>6.729428</text:p>
          </table:table-cell>
          <table:table-cell office:value-type="float" office:value="6.4826676809" calcext:value-type="float">
            <text:p>6.4826676809</text:p>
          </table:table-cell>
          <table:table-cell table:formula="of:=POWER([.C1270]-6.75;2)" office:value-type="float" office:value="0.0714665688353844" calcext:value-type="float">
            <text:p>0.0714665688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744154" calcext:value-type="float">
            <text:p>6.744154</text:p>
          </table:table-cell>
          <table:table-cell office:value-type="float" office:value="6.4787854574" calcext:value-type="float">
            <text:p>6.4787854574</text:p>
          </table:table-cell>
          <table:table-cell table:formula="of:=POWER([.C1271]-6.75;2)" office:value-type="float" office:value="0.0735573281177273" calcext:value-type="float">
            <text:p>0.0735573281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765689" calcext:value-type="float">
            <text:p>6.765689</text:p>
          </table:table-cell>
          <table:table-cell office:value-type="float" office:value="6.4749680106" calcext:value-type="float">
            <text:p>6.4749680106</text:p>
          </table:table-cell>
          <table:table-cell table:formula="of:=POWER([.C1272]-6.75;2)" office:value-type="float" office:value="0.0756425951933219" calcext:value-type="float">
            <text:p>0.0756425952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794005" calcext:value-type="float">
            <text:p>6.794005</text:p>
          </table:table-cell>
          <table:table-cell office:value-type="float" office:value="6.4710855638" calcext:value-type="float">
            <text:p>6.4710855638</text:p>
          </table:table-cell>
          <table:table-cell table:formula="of:=POWER([.C1273]-6.75;2)" office:value-type="float" office:value="0.0777932627207639" calcext:value-type="float">
            <text:p>0.0777932627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826179" calcext:value-type="float">
            <text:p>6.826179</text:p>
          </table:table-cell>
          <table:table-cell office:value-type="float" office:value="6.4670339681" calcext:value-type="float">
            <text:p>6.4670339681</text:p>
          </table:table-cell>
          <table:table-cell table:formula="of:=POWER([.C1274]-6.75;2)" office:value-type="float" office:value="0.0800697752092318" calcext:value-type="float">
            <text:p>0.0800697752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857098" calcext:value-type="float">
            <text:p>6.857098</text:p>
          </table:table-cell>
          <table:table-cell office:value-type="float" office:value="6.4627770426" calcext:value-type="float">
            <text:p>6.4627770426</text:p>
          </table:table-cell>
          <table:table-cell table:formula="of:=POWER([.C1275]-6.75;2)" office:value-type="float" office:value="0.0824970272576022" calcext:value-type="float">
            <text:p>0.0824970273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881074" calcext:value-type="float">
            <text:p>6.881074</text:p>
          </table:table-cell>
          <table:table-cell office:value-type="float" office:value="6.4583645" calcext:value-type="float">
            <text:p>6.4583645</text:p>
          </table:table-cell>
          <table:table-cell table:formula="of:=POWER([.C1276]-6.75;2)" office:value-type="float" office:value="0.08505126486025" calcext:value-type="float">
            <text:p>0.0850512649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893657" calcext:value-type="float">
            <text:p>6.893657</text:p>
          </table:table-cell>
          <table:table-cell office:value-type="float" office:value="6.4539199043" calcext:value-type="float">
            <text:p>6.4539199043</text:p>
          </table:table-cell>
          <table:table-cell table:formula="of:=POWER([.C1277]-6.75;2)" office:value-type="float" office:value="0.087663423069721" calcext:value-type="float">
            <text:p>0.087663423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89297" calcext:value-type="float">
            <text:p>6.89297</text:p>
          </table:table-cell>
          <table:table-cell office:value-type="float" office:value="6.4496077872" calcext:value-type="float">
            <text:p>6.4496077872</text:p>
          </table:table-cell>
          <table:table-cell table:formula="of:=POWER([.C1278]-6.75;2)" office:value-type="float" office:value="0.0902354815108806" calcext:value-type="float">
            <text:p>0.0902354815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880214" calcext:value-type="float">
            <text:p>6.880214</text:p>
          </table:table-cell>
          <table:table-cell office:value-type="float" office:value="6.4455957766" calcext:value-type="float">
            <text:p>6.4455957766</text:p>
          </table:table-cell>
          <table:table-cell table:formula="of:=POWER([.C1279]-6.75;2)" office:value-type="float" office:value="0.092661931223757" calcext:value-type="float">
            <text:p>0.0926619312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859354" calcext:value-type="float">
            <text:p>6.859354</text:p>
          </table:table-cell>
          <table:table-cell office:value-type="float" office:value="6.4420218723" calcext:value-type="float">
            <text:p>6.4420218723</text:p>
          </table:table-cell>
          <table:table-cell table:formula="of:=POWER([.C1280]-6.75;2)" office:value-type="float" office:value="0.0948505271415976" calcext:value-type="float">
            <text:p>0.0948505271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836153" calcext:value-type="float">
            <text:p>6.836153</text:p>
          </table:table-cell>
          <table:table-cell office:value-type="float" office:value="6.4389667872" calcext:value-type="float">
            <text:p>6.4389667872</text:p>
          </table:table-cell>
          <table:table-cell table:formula="of:=POWER([.C1281]-6.75;2)" office:value-type="float" office:value="0.0967416594646901" calcext:value-type="float">
            <text:p>0.0967416595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816745" calcext:value-type="float">
            <text:p>6.816745</text:p>
          </table:table-cell>
          <table:table-cell office:value-type="float" office:value="6.4364288404" calcext:value-type="float">
            <text:p>6.4364288404</text:p>
          </table:table-cell>
          <table:table-cell table:formula="of:=POWER([.C1282]-6.75;2)" office:value-type="float" office:value="0.0983268721328889" calcext:value-type="float">
            <text:p>0.0983268721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805961" calcext:value-type="float">
            <text:p>6.805961</text:p>
          </table:table-cell>
          <table:table-cell office:value-type="float" office:value="6.4343069043" calcext:value-type="float">
            <text:p>6.4343069043</text:p>
          </table:table-cell>
          <table:table-cell table:formula="of:=POWER([.C1283]-6.75;2)" office:value-type="float" office:value="0.0996621306726496" calcext:value-type="float">
            <text:p>0.0996621307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80585" calcext:value-type="float">
            <text:p>6.80585</text:p>
          </table:table-cell>
          <table:table-cell office:value-type="float" office:value="6.4324075426" calcext:value-type="float">
            <text:p>6.4324075426</text:p>
          </table:table-cell>
          <table:table-cell table:formula="of:=POWER([.C1284]-6.75;2)" office:value-type="float" office:value="0.100864968997371" calcext:value-type="float">
            <text:p>0.100864969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814926" calcext:value-type="float">
            <text:p>6.814926</text:p>
          </table:table-cell>
          <table:table-cell office:value-type="float" office:value="6.4304905638" calcext:value-type="float">
            <text:p>6.4304905638</text:p>
          </table:table-cell>
          <table:table-cell table:formula="of:=POWER([.C1285]-6.75;2)" office:value-type="float" office:value="0.102086279820842" calcext:value-type="float">
            <text:p>0.1020862798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828584" calcext:value-type="float">
            <text:p>6.828584</text:p>
          </table:table-cell>
          <table:table-cell office:value-type="float" office:value="6.4283493511" calcext:value-type="float">
            <text:p>6.4283493511</text:p>
          </table:table-cell>
          <table:table-cell table:formula="of:=POWER([.C1286]-6.75;2)" office:value-type="float" office:value="0.103459139937791" calcext:value-type="float">
            <text:p>0.1034591399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840692" calcext:value-type="float">
            <text:p>6.840692</text:p>
          </table:table-cell>
          <table:table-cell office:value-type="float" office:value="6.4258979255" calcext:value-type="float">
            <text:p>6.4258979255</text:p>
          </table:table-cell>
          <table:table-cell table:formula="of:=POWER([.C1287]-6.75;2)" office:value-type="float" office:value="0.105042154695203" calcext:value-type="float">
            <text:p>0.1050421547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845824" calcext:value-type="float">
            <text:p>6.845824</text:p>
          </table:table-cell>
          <table:table-cell office:value-type="float" office:value="6.423222383" calcext:value-type="float">
            <text:p>6.423222383</text:p>
          </table:table-cell>
          <table:table-cell table:formula="of:=POWER([.C1288]-6.75;2)" office:value-type="float" office:value="0.106783610972199" calcext:value-type="float">
            <text:p>0.106783611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841312" calcext:value-type="float">
            <text:p>6.841312</text:p>
          </table:table-cell>
          <table:table-cell office:value-type="float" office:value="6.4205638511" calcext:value-type="float">
            <text:p>6.4205638511</text:p>
          </table:table-cell>
          <table:table-cell table:formula="of:=POWER([.C1289]-6.75;2)" office:value-type="float" office:value="0.108528176202063" calcext:value-type="float">
            <text:p>0.1085281762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828288" calcext:value-type="float">
            <text:p>6.828288</text:p>
          </table:table-cell>
          <table:table-cell office:value-type="float" office:value="6.4182316702" calcext:value-type="float">
            <text:p>6.4182316702</text:p>
          </table:table-cell>
          <table:table-cell table:formula="of:=POWER([.C1290]-6.75;2)" office:value-type="float" office:value="0.110070224658282" calcext:value-type="float">
            <text:p>0.1100702247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811254" calcext:value-type="float">
            <text:p>6.811254</text:p>
          </table:table-cell>
          <table:table-cell office:value-type="float" office:value="6.4164830851" calcext:value-type="float">
            <text:p>6.4164830851</text:p>
          </table:table-cell>
          <table:table-cell table:formula="of:=POWER([.C1291]-6.75;2)" office:value-type="float" office:value="0.111233532524414" calcext:value-type="float">
            <text:p>0.1112335325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796196" calcext:value-type="float">
            <text:p>6.796196</text:p>
          </table:table-cell>
          <table:table-cell office:value-type="float" office:value="6.4154248085" calcext:value-type="float">
            <text:p>6.4154248085</text:p>
          </table:table-cell>
          <table:table-cell table:formula="of:=POWER([.C1292]-6.75;2)" office:value-type="float" office:value="0.111940558767262" calcext:value-type="float">
            <text:p>0.1119405588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787894" calcext:value-type="float">
            <text:p>6.787894</text:p>
          </table:table-cell>
          <table:table-cell office:value-type="float" office:value="6.4149812128" calcext:value-type="float">
            <text:p>6.4149812128</text:p>
          </table:table-cell>
          <table:table-cell table:formula="of:=POWER([.C1293]-6.75;2)" office:value-type="float" office:value="0.112237587776959" calcext:value-type="float">
            <text:p>0.1122375878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787603" calcext:value-type="float">
            <text:p>6.787603</text:p>
          </table:table-cell>
          <table:table-cell office:value-type="float" office:value="6.4149410319" calcext:value-type="float">
            <text:p>6.4149410319</text:p>
          </table:table-cell>
          <table:table-cell table:formula="of:=POWER([.C1294]-6.75;2)" office:value-type="float" office:value="0.112264512104237" calcext:value-type="float">
            <text:p>0.1122645121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79232" calcext:value-type="float">
            <text:p>6.79232</text:p>
          </table:table-cell>
          <table:table-cell office:value-type="float" office:value="6.4150583617" calcext:value-type="float">
            <text:p>6.4150583617</text:p>
          </table:table-cell>
          <table:table-cell table:formula="of:=POWER([.C1295]-6.75;2)" office:value-type="float" office:value="0.112185901067088" calcext:value-type="float">
            <text:p>0.1121859011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796195" calcext:value-type="float">
            <text:p>6.796195</text:p>
          </table:table-cell>
          <table:table-cell office:value-type="float" office:value="6.4151603723" calcext:value-type="float">
            <text:p>6.4151603723</text:p>
          </table:table-cell>
          <table:table-cell table:formula="of:=POWER([.C1296]-6.75;2)" office:value-type="float" office:value="0.112117576278275" calcext:value-type="float">
            <text:p>0.1121175763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793503" calcext:value-type="float">
            <text:p>6.793503</text:p>
          </table:table-cell>
          <table:table-cell office:value-type="float" office:value="6.4152120319" calcext:value-type="float">
            <text:p>6.4152120319</text:p>
          </table:table-cell>
          <table:table-cell table:formula="of:=POWER([.C1297]-6.75;2)" office:value-type="float" office:value="0.112082983584526" calcext:value-type="float">
            <text:p>0.1120829836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781652" calcext:value-type="float">
            <text:p>6.781652</text:p>
          </table:table-cell>
          <table:table-cell office:value-type="float" office:value="6.4153094468" calcext:value-type="float">
            <text:p>6.4153094468</text:p>
          </table:table-cell>
          <table:table-cell table:formula="of:=POWER([.C1298]-6.75;2)" office:value-type="float" office:value="0.112017766401322" calcext:value-type="float">
            <text:p>0.1120177664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762588" calcext:value-type="float">
            <text:p>6.762588</text:p>
          </table:table-cell>
          <table:table-cell office:value-type="float" office:value="6.4156099043" calcext:value-type="float">
            <text:p>6.4156099043</text:p>
          </table:table-cell>
          <table:table-cell table:formula="of:=POWER([.C1299]-6.75;2)" office:value-type="float" office:value="0.111816736102255" calcext:value-type="float">
            <text:p>0.1118167361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741752" calcext:value-type="float">
            <text:p>6.741752</text:p>
          </table:table-cell>
          <table:table-cell office:value-type="float" office:value="6.4162389362" calcext:value-type="float">
            <text:p>6.4162389362</text:p>
          </table:table-cell>
          <table:table-cell table:formula="of:=POWER([.C1300]-6.75;2)" office:value-type="float" office:value="0.111396447708908" calcext:value-type="float">
            <text:p>0.1113964477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725094" calcext:value-type="float">
            <text:p>6.725094</text:p>
          </table:table-cell>
          <table:table-cell office:value-type="float" office:value="6.4172244894" calcext:value-type="float">
            <text:p>6.4172244894</text:p>
          </table:table-cell>
          <table:table-cell table:formula="of:=POWER([.C1301]-6.75;2)" office:value-type="float" office:value="0.110739540455091" calcext:value-type="float">
            <text:p>0.1107395405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715769" calcext:value-type="float">
            <text:p>6.715769</text:p>
          </table:table-cell>
          <table:table-cell office:value-type="float" office:value="6.4184895745" calcext:value-type="float">
            <text:p>6.4184895745</text:p>
          </table:table-cell>
          <table:table-cell table:formula="of:=POWER([.C1302]-6.75;2)" office:value-type="float" office:value="0.109899162215191" calcext:value-type="float">
            <text:p>0.1098991622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712437" calcext:value-type="float">
            <text:p>6.712437</text:p>
          </table:table-cell>
          <table:table-cell office:value-type="float" office:value="6.419901383" calcext:value-type="float">
            <text:p>6.419901383</text:p>
          </table:table-cell>
          <table:table-cell table:formula="of:=POWER([.C1303]-6.75;2)" office:value-type="float" office:value="0.108965096945313" calcext:value-type="float">
            <text:p>0.1089650969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710066" calcext:value-type="float">
            <text:p>6.710066</text:p>
          </table:table-cell>
          <table:table-cell office:value-type="float" office:value="6.421346" calcext:value-type="float">
            <text:p>6.421346</text:p>
          </table:table-cell>
          <table:table-cell table:formula="of:=POWER([.C1304]-6.75;2)" office:value-type="float" office:value="0.108013451716" calcext:value-type="float">
            <text:p>0.1080134517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702681" calcext:value-type="float">
            <text:p>6.702681</text:p>
          </table:table-cell>
          <table:table-cell office:value-type="float" office:value="6.4227896064" calcext:value-type="float">
            <text:p>6.4227896064</text:p>
          </table:table-cell>
          <table:table-cell table:formula="of:=POWER([.C1305]-6.75;2)" office:value-type="float" office:value="0.107066641679867" calcext:value-type="float">
            <text:p>0.1070666417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686442" calcext:value-type="float">
            <text:p>6.686442</text:p>
          </table:table-cell>
          <table:table-cell office:value-type="float" office:value="6.4242984149" calcext:value-type="float">
            <text:p>6.4242984149</text:p>
          </table:table-cell>
          <table:table-cell table:formula="of:=POWER([.C1306]-6.75;2)" office:value-type="float" office:value="0.106081522536653" calcext:value-type="float">
            <text:p>0.1060815225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661518" calcext:value-type="float">
            <text:p>6.661518</text:p>
          </table:table-cell>
          <table:table-cell office:value-type="float" office:value="6.4260104787" calcext:value-type="float">
            <text:p>6.4260104787</text:p>
          </table:table-cell>
          <table:table-cell table:formula="of:=POWER([.C1307]-6.75;2)" office:value-type="float" office:value="0.104969209912203" calcext:value-type="float">
            <text:p>0.1049692099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631947" calcext:value-type="float">
            <text:p>6.631947</text:p>
          </table:table-cell>
          <table:table-cell office:value-type="float" office:value="6.4280724468" calcext:value-type="float">
            <text:p>6.4280724468</text:p>
          </table:table-cell>
          <table:table-cell table:formula="of:=POWER([.C1308]-6.75;2)" office:value-type="float" office:value="0.103637349509339" calcext:value-type="float">
            <text:p>0.1036373495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60368" calcext:value-type="float">
            <text:p>6.60368</text:p>
          </table:table-cell>
          <table:table-cell office:value-type="float" office:value="6.4305686064" calcext:value-type="float">
            <text:p>6.4305686064</text:p>
          </table:table-cell>
          <table:table-cell table:formula="of:=POWER([.C1309]-6.75;2)" office:value-type="float" office:value="0.102036415217238" calcext:value-type="float">
            <text:p>0.1020364152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581707" calcext:value-type="float">
            <text:p>6.581707</text:p>
          </table:table-cell>
          <table:table-cell office:value-type="float" office:value="6.4334748085" calcext:value-type="float">
            <text:p>6.4334748085</text:p>
          </table:table-cell>
          <table:table-cell table:formula="of:=POWER([.C1310]-6.75;2)" office:value-type="float" office:value="0.100188196854112" calcext:value-type="float">
            <text:p>0.1001881969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567633" calcext:value-type="float">
            <text:p>6.567633</text:p>
          </table:table-cell>
          <table:table-cell office:value-type="float" office:value="6.4366623085" calcext:value-type="float">
            <text:p>6.4366623085</text:p>
          </table:table-cell>
          <table:table-cell table:formula="of:=POWER([.C1311]-6.75;2)" office:value-type="float" office:value="0.0981805089145493" calcext:value-type="float">
            <text:p>0.0981805089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558859" calcext:value-type="float">
            <text:p>6.558859</text:p>
          </table:table-cell>
          <table:table-cell office:value-type="float" office:value="6.439953883" calcext:value-type="float">
            <text:p>6.439953883</text:p>
          </table:table-cell>
          <table:table-cell table:formula="of:=POWER([.C1312]-6.75;2)" office:value-type="float" office:value="0.0961285946667775" calcext:value-type="float">
            <text:p>0.0961285947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549837" calcext:value-type="float">
            <text:p>6.549837</text:p>
          </table:table-cell>
          <table:table-cell office:value-type="float" office:value="6.4432066702" calcext:value-type="float">
            <text:p>6.4432066702</text:p>
          </table:table-cell>
          <table:table-cell table:formula="of:=POWER([.C1313]-6.75;2)" office:value-type="float" office:value="0.0941221472097713" calcext:value-type="float">
            <text:p>0.0941221472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534842" calcext:value-type="float">
            <text:p>6.534842</text:p>
          </table:table-cell>
          <table:table-cell office:value-type="float" office:value="6.4463787021" calcext:value-type="float">
            <text:p>6.4463787021</text:p>
          </table:table-cell>
          <table:table-cell table:formula="of:=POWER([.C1314]-6.75;2)" office:value-type="float" office:value="0.0921858925384808" calcext:value-type="float">
            <text:p>0.0921858925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510976" calcext:value-type="float">
            <text:p>6.510976</text:p>
          </table:table-cell>
          <table:table-cell office:value-type="float" office:value="6.4495421489" calcext:value-type="float">
            <text:p>6.4495421489</text:p>
          </table:table-cell>
          <table:table-cell table:formula="of:=POWER([.C1315]-6.75;2)" office:value-type="float" office:value="0.0902749202876298" calcext:value-type="float">
            <text:p>0.0902749203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480047" calcext:value-type="float">
            <text:p>6.480047</text:p>
          </table:table-cell>
          <table:table-cell office:value-type="float" office:value="6.4528347979" calcext:value-type="float">
            <text:p>6.4528347979</text:p>
          </table:table-cell>
          <table:table-cell table:formula="of:=POWER([.C1316]-6.75;2)" office:value-type="float" office:value="0.0883071573391341" calcext:value-type="float">
            <text:p>0.0883071573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448386" calcext:value-type="float">
            <text:p>6.448386</text:p>
          </table:table-cell>
          <table:table-cell office:value-type="float" office:value="6.4563760213" calcext:value-type="float">
            <text:p>6.4563760213</text:p>
          </table:table-cell>
          <table:table-cell table:formula="of:=POWER([.C1317]-6.75;2)" office:value-type="float" office:value="0.0862150408676183" calcext:value-type="float">
            <text:p>0.0862150409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424526" calcext:value-type="float">
            <text:p>6.424526</text:p>
          </table:table-cell>
          <table:table-cell office:value-type="float" office:value="6.4601936809" calcext:value-type="float">
            <text:p>6.4601936809</text:p>
          </table:table-cell>
          <table:table-cell table:formula="of:=POWER([.C1318]-6.75;2)" office:value-type="float" office:value="0.0839877025902912" calcext:value-type="float">
            <text:p>0.0839877026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415634" calcext:value-type="float">
            <text:p>6.415634</text:p>
          </table:table-cell>
          <table:table-cell office:value-type="float" office:value="6.4642006277" calcext:value-type="float">
            <text:p>6.4642006277</text:p>
          </table:table-cell>
          <table:table-cell table:formula="of:=POWER([.C1319]-6.75;2)" office:value-type="float" office:value="0.0816812812070738" calcext:value-type="float">
            <text:p>0.0816812812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424275" calcext:value-type="float">
            <text:p>6.424275</text:p>
          </table:table-cell>
          <table:table-cell office:value-type="float" office:value="6.4682288617" calcext:value-type="float">
            <text:p>6.4682288617</text:p>
          </table:table-cell>
          <table:table-cell table:formula="of:=POWER([.C1320]-6.75;2)" office:value-type="float" office:value="0.0793949743788777" calcext:value-type="float">
            <text:p>0.0793949744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446891" calcext:value-type="float">
            <text:p>6.446891</text:p>
          </table:table-cell>
          <table:table-cell office:value-type="float" office:value="6.4720970851" calcext:value-type="float">
            <text:p>6.4720970851</text:p>
          </table:table-cell>
          <table:table-cell table:formula="of:=POWER([.C1321]-6.75;2)" office:value-type="float" office:value="0.0772300301099168" calcext:value-type="float">
            <text:p>0.0772300301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474325" calcext:value-type="float">
            <text:p>6.474325</text:p>
          </table:table-cell>
          <table:table-cell office:value-type="float" office:value="6.4756742979" calcext:value-type="float">
            <text:p>6.4756742979</text:p>
          </table:table-cell>
          <table:table-cell table:formula="of:=POWER([.C1322]-6.75;2)" office:value-type="float" office:value="0.0752545908326577" calcext:value-type="float">
            <text:p>0.0752545908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493585" calcext:value-type="float">
            <text:p>6.493585</text:p>
          </table:table-cell>
          <table:table-cell office:value-type="float" office:value="6.4789169149" calcext:value-type="float">
            <text:p>6.4789169149</text:p>
          </table:table-cell>
          <table:table-cell table:formula="of:=POWER([.C1323]-6.75;2)" office:value-type="float" office:value="0.0734860390273338" calcext:value-type="float">
            <text:p>0.073486039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490091" calcext:value-type="float">
            <text:p>6.490091</text:p>
          </table:table-cell>
          <table:table-cell office:value-type="float" office:value="6.4818841596" calcext:value-type="float">
            <text:p>6.4818841596</text:p>
          </table:table-cell>
          <table:table-cell table:formula="of:=POWER([.C1324]-6.75;2)" office:value-type="float" office:value="0.0718861038733983" calcext:value-type="float">
            <text:p>0.0718861039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450574" calcext:value-type="float">
            <text:p>6.450574</text:p>
          </table:table-cell>
          <table:table-cell office:value-type="float" office:value="6.4847489043" calcext:value-type="float">
            <text:p>6.4847489043</text:p>
          </table:table-cell>
          <table:table-cell table:formula="of:=POWER([.C1325]-6.75;2)" office:value-type="float" office:value="0.0703581437700506" calcext:value-type="float">
            <text:p>0.0703581438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367574" calcext:value-type="float">
            <text:p>6.367574</text:p>
          </table:table-cell>
          <table:table-cell office:value-type="float" office:value="6.4878053404" calcext:value-type="float">
            <text:p>6.4878053404</text:p>
          </table:table-cell>
          <table:table-cell table:formula="of:=POWER([.C1326]-6.75;2)" office:value-type="float" office:value="0.0687460395227601" calcext:value-type="float">
            <text:p>0.0687460395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245589" calcext:value-type="float">
            <text:p>6.245589</text:p>
          </table:table-cell>
          <table:table-cell office:value-type="float" office:value="6.4914450851" calcext:value-type="float">
            <text:p>6.4914450851</text:p>
          </table:table-cell>
          <table:table-cell table:formula="of:=POWER([.C1327]-6.75;2)" office:value-type="float" office:value="0.0668506440189464" calcext:value-type="float">
            <text:p>0.066850644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106474" calcext:value-type="float">
            <text:p>6.106474</text:p>
          </table:table-cell>
          <table:table-cell office:value-type="float" office:value="6.496061734" calcext:value-type="float">
            <text:p>6.496061734</text:p>
          </table:table-cell>
          <table:table-cell table:formula="of:=POWER([.C1328]-6.75;2)" office:value-type="float" office:value="0.0644846429390865" calcext:value-type="float">
            <text:p>0.0644846429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5.988949" calcext:value-type="float">
            <text:p>5.988949</text:p>
          </table:table-cell>
          <table:table-cell office:value-type="float" office:value="6.5018741489" calcext:value-type="float">
            <text:p>6.5018741489</text:p>
          </table:table-cell>
          <table:table-cell table:formula="of:=POWER([.C1329]-6.75;2)" office:value-type="float" office:value="0.0615664379840995" calcext:value-type="float">
            <text:p>0.061566438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.936765" calcext:value-type="float">
            <text:p>5.936765</text:p>
          </table:table-cell>
          <table:table-cell office:value-type="float" office:value="6.5087292128" calcext:value-type="float">
            <text:p>6.5087292128</text:p>
          </table:table-cell>
          <table:table-cell table:formula="of:=POWER([.C1330]-6.75;2)" office:value-type="float" office:value="0.0582115927561074" calcext:value-type="float">
            <text:p>0.0582115928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.976485" calcext:value-type="float">
            <text:p>5.976485</text:p>
          </table:table-cell>
          <table:table-cell office:value-type="float" office:value="6.516017383" calcext:value-type="float">
            <text:p>6.516017383</text:p>
          </table:table-cell>
          <table:table-cell table:formula="of:=POWER([.C1331]-6.75;2)" office:value-type="float" office:value="0.0547478650581685" calcext:value-type="float">
            <text:p>0.0547478651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098144" calcext:value-type="float">
            <text:p>6.098144</text:p>
          </table:table-cell>
          <table:table-cell office:value-type="float" office:value="6.5228280532" calcext:value-type="float">
            <text:p>6.5228280532</text:p>
          </table:table-cell>
          <table:table-cell table:formula="of:=POWER([.C1332]-6.75;2)" office:value-type="float" office:value="0.0516070934129022" calcext:value-type="float">
            <text:p>0.0516070934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255481" calcext:value-type="float">
            <text:p>6.255481</text:p>
          </table:table-cell>
          <table:table-cell office:value-type="float" office:value="6.5283235532" calcext:value-type="float">
            <text:p>6.5283235532</text:p>
          </table:table-cell>
          <table:table-cell table:formula="of:=POWER([.C1333]-6.75;2)" office:value-type="float" office:value="0.0491404470658733" calcext:value-type="float">
            <text:p>0.0491404471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386624" calcext:value-type="float">
            <text:p>6.386624</text:p>
          </table:table-cell>
          <table:table-cell office:value-type="float" office:value="6.5321236596" calcext:value-type="float">
            <text:p>6.5321236596</text:p>
          </table:table-cell>
          <table:table-cell table:formula="of:=POWER([.C1334]-6.75;2)" office:value-type="float" office:value="0.0474700997060967" calcext:value-type="float">
            <text:p>0.0474700997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439894" calcext:value-type="float">
            <text:p>6.439894</text:p>
          </table:table-cell>
          <table:table-cell office:value-type="float" office:value="6.5344793936" calcext:value-type="float">
            <text:p>6.5344793936</text:p>
          </table:table-cell>
          <table:table-cell table:formula="of:=POWER([.C1335]-6.75;2)" office:value-type="float" office:value="0.0464491317830238" calcext:value-type="float">
            <text:p>0.0464491318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391177" calcext:value-type="float">
            <text:p>6.391177</text:p>
          </table:table-cell>
          <table:table-cell office:value-type="float" office:value="6.5361794787" calcext:value-type="float">
            <text:p>6.5361794787</text:p>
          </table:table-cell>
          <table:table-cell table:formula="of:=POWER([.C1336]-6.75;2)" office:value-type="float" office:value="0.0457192153290036" calcext:value-type="float">
            <text:p>0.0457192153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249246" calcext:value-type="float">
            <text:p>6.249246</text:p>
          </table:table-cell>
          <table:table-cell office:value-type="float" office:value="6.538277617" calcext:value-type="float">
            <text:p>6.538277617</text:p>
          </table:table-cell>
          <table:table-cell table:formula="of:=POWER([.C1337]-6.75;2)" office:value-type="float" office:value="0.0448263674631986" calcext:value-type="float">
            <text:p>0.0448263675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050995" calcext:value-type="float">
            <text:p>6.050995</text:p>
          </table:table-cell>
          <table:table-cell office:value-type="float" office:value="6.5417625957" calcext:value-type="float">
            <text:p>6.5417625957</text:p>
          </table:table-cell>
          <table:table-cell table:formula="of:=POWER([.C1338]-6.75;2)" office:value-type="float" office:value="0.0433628165496017" calcext:value-type="float">
            <text:p>0.0433628165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5.84978" calcext:value-type="float">
            <text:p>5.84978</text:p>
          </table:table-cell>
          <table:table-cell office:value-type="float" office:value="6.5472667234" calcext:value-type="float">
            <text:p>6.5472667234</text:p>
          </table:table-cell>
          <table:table-cell table:formula="of:=POWER([.C1339]-6.75;2)" office:value-type="float" office:value="0.0411007814409721" calcext:value-type="float">
            <text:p>0.0411007814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5.700861" calcext:value-type="float">
            <text:p>5.700861</text:p>
          </table:table-cell>
          <table:table-cell office:value-type="float" office:value="6.5548757979" calcext:value-type="float">
            <text:p>6.5548757979</text:p>
          </table:table-cell>
          <table:table-cell table:formula="of:=POWER([.C1340]-6.75;2)" office:value-type="float" office:value="0.0380734542451615" calcext:value-type="float">
            <text:p>0.0380734542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.650613" calcext:value-type="float">
            <text:p>5.650613</text:p>
          </table:table-cell>
          <table:table-cell office:value-type="float" office:value="6.5640731489" calcext:value-type="float">
            <text:p>6.5640731489</text:p>
          </table:table-cell>
          <table:table-cell table:formula="of:=POWER([.C1341]-6.75;2)" office:value-type="float" office:value="0.0345687939599614" calcext:value-type="float">
            <text:p>0.034568794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5.742676" calcext:value-type="float">
            <text:p>5.742676</text:p>
          </table:table-cell>
          <table:table-cell office:value-type="float" office:value="6.5737938298" calcext:value-type="float">
            <text:p>6.5737938298</text:p>
          </table:table-cell>
          <table:table-cell table:formula="of:=POWER([.C1342]-6.75;2)" office:value-type="float" office:value="0.0310486144165515" calcext:value-type="float">
            <text:p>0.0310486144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096772" calcext:value-type="float">
            <text:p>6.096772</text:p>
          </table:table-cell>
          <table:table-cell office:value-type="float" office:value="6.5824299681" calcext:value-type="float">
            <text:p>6.5824299681</text:p>
          </table:table-cell>
          <table:table-cell table:formula="of:=POWER([.C1343]-6.75;2)" office:value-type="float" office:value="0.0280797155909672" calcext:value-type="float">
            <text:p>0.0280797156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8.62415" calcext:value-type="float">
            <text:p>8.62415</text:p>
          </table:table-cell>
          <table:table-cell office:value-type="float" office:value="6.5870266809" calcext:value-type="float">
            <text:p>6.5870266809</text:p>
          </table:table-cell>
          <table:table-cell table:formula="of:=POWER([.C1344]-6.75;2)" office:value-type="float" office:value="0.0265603027384704" calcext:value-type="float">
            <text:p>0.0265603027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4.335198" calcext:value-type="float">
            <text:p>4.335198</text:p>
          </table:table-cell>
          <table:table-cell office:value-type="float" office:value="6.564256234" calcext:value-type="float">
            <text:p>6.564256234</text:p>
          </table:table-cell>
          <table:table-cell table:formula="of:=POWER([.C1345]-6.75;2)" office:value-type="float" office:value="0.0345007466078627" calcext:value-type="float">
            <text:p>0.0345007466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5.294519" calcext:value-type="float">
            <text:p>5.294519</text:p>
          </table:table-cell>
          <table:table-cell office:value-type="float" office:value="6.5864345638" calcext:value-type="float">
            <text:p>6.5864345638</text:p>
          </table:table-cell>
          <table:table-cell table:formula="of:=POWER([.C1346]-6.75;2)" office:value-type="float" office:value="0.0267536519192962" calcext:value-type="float">
            <text:p>0.0267536519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5.660163" calcext:value-type="float">
            <text:p>5.660163</text:p>
          </table:table-cell>
          <table:table-cell office:value-type="float" office:value="6.5975951489" calcext:value-type="float">
            <text:p>6.5975951489</text:p>
          </table:table-cell>
          <table:table-cell table:formula="of:=POWER([.C1347]-6.75;2)" office:value-type="float" office:value="0.0232272386388132" calcext:value-type="float">
            <text:p>0.0232272386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5.906183" calcext:value-type="float">
            <text:p>5.906183</text:p>
          </table:table-cell>
          <table:table-cell office:value-type="float" office:value="6.6040320426" calcext:value-type="float">
            <text:p>6.6040320426</text:p>
          </table:table-cell>
          <table:table-cell table:formula="of:=POWER([.C1348]-6.75;2)" office:value-type="float" office:value="0.0213066445875282" calcext:value-type="float">
            <text:p>0.0213066446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094887" calcext:value-type="float">
            <text:p>6.094887</text:p>
          </table:table-cell>
          <table:table-cell office:value-type="float" office:value="6.6071341809" calcext:value-type="float">
            <text:p>6.6071341809</text:p>
          </table:table-cell>
          <table:table-cell table:formula="of:=POWER([.C1349]-6.75;2)" office:value-type="float" office:value="0.0204106422671139" calcext:value-type="float">
            <text:p>0.0204106423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241651" calcext:value-type="float">
            <text:p>6.241651</text:p>
          </table:table-cell>
          <table:table-cell office:value-type="float" office:value="6.6077526915" calcext:value-type="float">
            <text:p>6.6077526915</text:p>
          </table:table-cell>
          <table:table-cell table:formula="of:=POWER([.C1350]-6.75;2)" office:value-type="float" office:value="0.0202342967754942" calcext:value-type="float">
            <text:p>0.0202342968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349727" calcext:value-type="float">
            <text:p>6.349727</text:p>
          </table:table-cell>
          <table:table-cell office:value-type="float" office:value="6.6066411809" calcext:value-type="float">
            <text:p>6.6066411809</text:p>
          </table:table-cell>
          <table:table-cell table:formula="of:=POWER([.C1351]-6.75;2)" office:value-type="float" office:value="0.0205517510137464" calcext:value-type="float">
            <text:p>0.020551751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418167" calcext:value-type="float">
            <text:p>6.418167</text:p>
          </table:table-cell>
          <table:table-cell office:value-type="float" office:value="6.6044955106" calcext:value-type="float">
            <text:p>6.6044955106</text:p>
          </table:table-cell>
          <table:table-cell table:formula="of:=POWER([.C1352]-6.75;2)" office:value-type="float" office:value="0.0211715564355548" calcext:value-type="float">
            <text:p>0.0211715564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446388" calcext:value-type="float">
            <text:p>6.446388</text:p>
          </table:table-cell>
          <table:table-cell office:value-type="float" office:value="6.6019173511" calcext:value-type="float">
            <text:p>6.6019173511</text:p>
          </table:table-cell>
          <table:table-cell table:formula="of:=POWER([.C1353]-6.75;2)" office:value-type="float" office:value="0.0219284709052407" calcext:value-type="float">
            <text:p>0.0219284709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437962" calcext:value-type="float">
            <text:p>6.437962</text:p>
          </table:table-cell>
          <table:table-cell office:value-type="float" office:value="6.599376883" calcext:value-type="float">
            <text:p>6.599376883</text:p>
          </table:table-cell>
          <table:table-cell table:formula="of:=POWER([.C1354]-6.75;2)" office:value-type="float" office:value="0.0226873233747958" calcext:value-type="float">
            <text:p>0.0226873234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402379" calcext:value-type="float">
            <text:p>6.402379</text:p>
          </table:table-cell>
          <table:table-cell office:value-type="float" office:value="6.5971998936" calcext:value-type="float">
            <text:p>6.5971998936</text:p>
          </table:table-cell>
          <table:table-cell table:formula="of:=POWER([.C1355]-6.75;2)" office:value-type="float" office:value="0.0233478725158513" calcext:value-type="float">
            <text:p>0.0233478725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35371" calcext:value-type="float">
            <text:p>6.35371</text:p>
          </table:table-cell>
          <table:table-cell office:value-type="float" office:value="6.595586617" calcext:value-type="float">
            <text:p>6.595586617</text:p>
          </table:table-cell>
          <table:table-cell table:formula="of:=POWER([.C1356]-6.75;2)" office:value-type="float" office:value="0.0238434928495046" calcext:value-type="float">
            <text:p>0.0238434928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306826" calcext:value-type="float">
            <text:p>6.306826</text:p>
          </table:table-cell>
          <table:table-cell office:value-type="float" office:value="6.5946577128" calcext:value-type="float">
            <text:p>6.5946577128</text:p>
          </table:table-cell>
          <table:table-cell table:formula="of:=POWER([.C1357]-6.75;2)" office:value-type="float" office:value="0.0241312261925272" calcext:value-type="float">
            <text:p>0.0241312262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27324" calcext:value-type="float">
            <text:p>6.27324</text:p>
          </table:table-cell>
          <table:table-cell office:value-type="float" office:value="6.5945045213" calcext:value-type="float">
            <text:p>6.5945045213</text:p>
          </table:table-cell>
          <table:table-cell table:formula="of:=POWER([.C1358]-6.75;2)" office:value-type="float" office:value="0.0241788438961421" calcext:value-type="float">
            <text:p>0.0241788439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258655" calcext:value-type="float">
            <text:p>6.258655</text:p>
          </table:table-cell>
          <table:table-cell office:value-type="float" office:value="6.5952040106" calcext:value-type="float">
            <text:p>6.5952040106</text:p>
          </table:table-cell>
          <table:table-cell table:formula="of:=POWER([.C1359]-6.75;2)" office:value-type="float" office:value="0.023961798334325" calcext:value-type="float">
            <text:p>0.0239617983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262938" calcext:value-type="float">
            <text:p>6.262938</text:p>
          </table:table-cell>
          <table:table-cell office:value-type="float" office:value="6.5967665319" calcext:value-type="float">
            <text:p>6.5967665319</text:p>
          </table:table-cell>
          <table:table-cell table:formula="of:=POWER([.C1360]-6.75;2)" office:value-type="float" office:value="0.0234804957459537" calcext:value-type="float">
            <text:p>0.0234804957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281801" calcext:value-type="float">
            <text:p>6.281801</text:p>
          </table:table-cell>
          <table:table-cell office:value-type="float" office:value="6.5990270957" calcext:value-type="float">
            <text:p>6.5990270957</text:p>
          </table:table-cell>
          <table:table-cell table:formula="of:=POWER([.C1361]-6.75;2)" office:value-type="float" office:value="0.0227928178327769" calcext:value-type="float">
            <text:p>0.0227928178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308989" calcext:value-type="float">
            <text:p>6.308989</text:p>
          </table:table-cell>
          <table:table-cell office:value-type="float" office:value="6.6015381809" calcext:value-type="float">
            <text:p>6.6015381809</text:p>
          </table:table-cell>
          <table:table-cell table:formula="of:=POWER([.C1362]-6.75;2)" office:value-type="float" office:value="0.022040911730481" calcext:value-type="float">
            <text:p>0.0220409117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338194" calcext:value-type="float">
            <text:p>6.338194</text:p>
          </table:table-cell>
          <table:table-cell office:value-type="float" office:value="6.6035280638" calcext:value-type="float">
            <text:p>6.6035280638</text:p>
          </table:table-cell>
          <table:table-cell table:formula="of:=POWER([.C1363]-6.75;2)" office:value-type="float" office:value="0.0214540280941769" calcext:value-type="float">
            <text:p>0.0214540281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364499" calcext:value-type="float">
            <text:p>6.364499</text:p>
          </table:table-cell>
          <table:table-cell office:value-type="float" office:value="6.6039420106" calcext:value-type="float">
            <text:p>6.6039420106</text:p>
          </table:table-cell>
          <table:table-cell table:formula="of:=POWER([.C1364]-6.75;2)" office:value-type="float" office:value="0.0213329362675705" calcext:value-type="float">
            <text:p>0.0213329363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385314" calcext:value-type="float">
            <text:p>6.385314</text:p>
          </table:table-cell>
          <table:table-cell office:value-type="float" office:value="6.6015050106" calcext:value-type="float">
            <text:p>6.6015050106</text:p>
          </table:table-cell>
          <table:table-cell table:formula="of:=POWER([.C1365]-6.75;2)" office:value-type="float" office:value="0.022050761876906" calcext:value-type="float">
            <text:p>0.0220507619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400739" calcext:value-type="float">
            <text:p>6.400739</text:p>
          </table:table-cell>
          <table:table-cell office:value-type="float" office:value="6.5945996489" calcext:value-type="float">
            <text:p>6.5945996489</text:p>
          </table:table-cell>
          <table:table-cell table:formula="of:=POWER([.C1366]-6.75;2)" office:value-type="float" office:value="0.0241492691220033" calcext:value-type="float">
            <text:p>0.0241492691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413155" calcext:value-type="float">
            <text:p>6.413155</text:p>
          </table:table-cell>
          <table:table-cell office:value-type="float" office:value="6.5799832234" calcext:value-type="float">
            <text:p>6.5799832234</text:p>
          </table:table-cell>
          <table:table-cell table:formula="of:=POWER([.C1367]-6.75;2)" office:value-type="float" office:value="0.0289057043254542" calcext:value-type="float">
            <text:p>0.0289057043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426028" calcext:value-type="float">
            <text:p>6.426028</text:p>
          </table:table-cell>
          <table:table-cell office:value-type="float" office:value="6.5254843723" calcext:value-type="float">
            <text:p>6.5254843723</text:p>
          </table:table-cell>
          <table:table-cell table:formula="of:=POWER([.C1368]-6.75;2)" office:value-type="float" office:value="0.0504072670815249" calcext:value-type="float">
            <text:p>0.0504072671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442319" calcext:value-type="float">
            <text:p>6.442319</text:p>
          </table:table-cell>
          <table:table-cell office:value-type="float" office:value="6.5448543617" calcext:value-type="float">
            <text:p>6.5448543617</text:p>
          </table:table-cell>
          <table:table-cell table:formula="of:=POWER([.C1369]-6.75;2)" office:value-type="float" office:value="0.0420847329135146" calcext:value-type="float">
            <text:p>0.0420847329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463282" calcext:value-type="float">
            <text:p>6.463282</text:p>
          </table:table-cell>
          <table:table-cell office:value-type="float" office:value="6.543706234" calcext:value-type="float">
            <text:p>6.543706234</text:p>
          </table:table-cell>
          <table:table-cell table:formula="of:=POWER([.C1370]-6.75;2)" office:value-type="float" office:value="0.0425571178904627" calcext:value-type="float">
            <text:p>0.0425571179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488318" calcext:value-type="float">
            <text:p>6.488318</text:p>
          </table:table-cell>
          <table:table-cell office:value-type="float" office:value="6.5370028936" calcext:value-type="float">
            <text:p>6.5370028936</text:p>
          </table:table-cell>
          <table:table-cell table:formula="of:=POWER([.C1371]-6.75;2)" office:value-type="float" office:value="0.0453677673347727" calcext:value-type="float">
            <text:p>0.0453677673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515841" calcext:value-type="float">
            <text:p>6.515841</text:p>
          </table:table-cell>
          <table:table-cell office:value-type="float" office:value="6.5275945851" calcext:value-type="float">
            <text:p>6.5275945851</text:p>
          </table:table-cell>
          <table:table-cell table:formula="of:=POWER([.C1372]-6.75;2)" office:value-type="float" office:value="0.0494641685768411" calcext:value-type="float">
            <text:p>0.0494641686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544267" calcext:value-type="float">
            <text:p>6.544267</text:p>
          </table:table-cell>
          <table:table-cell office:value-type="float" office:value="6.5168402553" calcext:value-type="float">
            <text:p>6.5168402553</text:p>
          </table:table-cell>
          <table:table-cell table:formula="of:=POWER([.C1373]-6.75;2)" office:value-type="float" office:value="0.0543634665485692" calcext:value-type="float">
            <text:p>0.0543634665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572176" calcext:value-type="float">
            <text:p>6.572176</text:p>
          </table:table-cell>
          <table:table-cell office:value-type="float" office:value="6.5056473085" calcext:value-type="float">
            <text:p>6.5056473085</text:p>
          </table:table-cell>
          <table:table-cell table:formula="of:=POWER([.C1374]-6.75;2)" office:value-type="float" office:value="0.059708237843294" calcext:value-type="float">
            <text:p>0.0597082378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597586" calcext:value-type="float">
            <text:p>6.597586</text:p>
          </table:table-cell>
          <table:table-cell office:value-type="float" office:value="6.4947563404" calcext:value-type="float">
            <text:p>6.4947563404</text:p>
          </table:table-cell>
          <table:table-cell table:formula="of:=POWER([.C1375]-6.75;2)" office:value-type="float" office:value="0.0651493257660005" calcext:value-type="float">
            <text:p>0.0651493258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617283" calcext:value-type="float">
            <text:p>6.617283</text:p>
          </table:table-cell>
          <table:table-cell office:value-type="float" office:value="6.4848644149" calcext:value-type="float">
            <text:p>6.4848644149</text:p>
          </table:table-cell>
          <table:table-cell table:formula="of:=POWER([.C1376]-6.75;2)" office:value-type="float" office:value="0.0702968784863195" calcext:value-type="float">
            <text:p>0.0702968785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627421" calcext:value-type="float">
            <text:p>6.627421</text:p>
          </table:table-cell>
          <table:table-cell office:value-type="float" office:value="6.4766468723" calcext:value-type="float">
            <text:p>6.4766468723</text:p>
          </table:table-cell>
          <table:table-cell table:formula="of:=POWER([.C1377]-6.75;2)" office:value-type="float" office:value="0.0747219324233726" calcext:value-type="float">
            <text:p>0.0747219324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625654" calcext:value-type="float">
            <text:p>6.625654</text:p>
          </table:table-cell>
          <table:table-cell office:value-type="float" office:value="6.4706717128" calcext:value-type="float">
            <text:p>6.4706717128</text:p>
          </table:table-cell>
          <table:table-cell table:formula="of:=POWER([.C1378]-6.75;2)" office:value-type="float" office:value="0.0780242920300858" calcext:value-type="float">
            <text:p>0.078024292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613652" calcext:value-type="float">
            <text:p>6.613652</text:p>
          </table:table-cell>
          <table:table-cell office:value-type="float" office:value="6.4672388936" calcext:value-type="float">
            <text:p>6.4672388936</text:p>
          </table:table-cell>
          <table:table-cell table:formula="of:=POWER([.C1379]-6.75;2)" office:value-type="float" office:value="0.079953843292552" calcext:value-type="float">
            <text:p>0.0799538433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59815" calcext:value-type="float">
            <text:p>6.59815</text:p>
          </table:table-cell>
          <table:table-cell office:value-type="float" office:value="6.4662273723" calcext:value-type="float">
            <text:p>6.4662273723</text:p>
          </table:table-cell>
          <table:table-cell table:formula="of:=POWER([.C1380]-6.75;2)" office:value-type="float" office:value="0.080526904231763" calcext:value-type="float">
            <text:p>0.0805269042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589191" calcext:value-type="float">
            <text:p>6.589191</text:p>
          </table:table-cell>
          <table:table-cell office:value-type="float" office:value="6.4670393511" calcext:value-type="float">
            <text:p>6.4670393511</text:p>
          </table:table-cell>
          <table:table-cell table:formula="of:=POWER([.C1381]-6.75;2)" office:value-type="float" office:value="0.0800667288259088" calcext:value-type="float">
            <text:p>0.0800667288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595922" calcext:value-type="float">
            <text:p>6.595922</text:p>
          </table:table-cell>
          <table:table-cell office:value-type="float" office:value="6.4686908723" calcext:value-type="float">
            <text:p>6.4686908723</text:p>
          </table:table-cell>
          <table:table-cell table:formula="of:=POWER([.C1382]-6.75;2)" office:value-type="float" office:value="0.079134825327335" calcext:value-type="float">
            <text:p>0.0791348253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622087" calcext:value-type="float">
            <text:p>6.622087</text:p>
          </table:table-cell>
          <table:table-cell office:value-type="float" office:value="6.4700384362" calcext:value-type="float">
            <text:p>6.4700384362</text:p>
          </table:table-cell>
          <table:table-cell table:formula="of:=POWER([.C1383]-6.75;2)" office:value-type="float" office:value="0.0783784772053413" calcext:value-type="float">
            <text:p>0.0783784772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663921" calcext:value-type="float">
            <text:p>6.663921</text:p>
          </table:table-cell>
          <table:table-cell office:value-type="float" office:value="6.4700763191" calcext:value-type="float">
            <text:p>6.4700763191</text:p>
          </table:table-cell>
          <table:table-cell table:formula="of:=POWER([.C1384]-6.75;2)" office:value-type="float" office:value="0.0783572671286048" calcext:value-type="float">
            <text:p>0.0783572671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711776" calcext:value-type="float">
            <text:p>6.711776</text:p>
          </table:table-cell>
          <table:table-cell office:value-type="float" office:value="6.4682042979" calcext:value-type="float">
            <text:p>6.4682042979</text:p>
          </table:table-cell>
          <table:table-cell table:formula="of:=POWER([.C1385]-6.75;2)" office:value-type="float" office:value="0.079408817722032" calcext:value-type="float">
            <text:p>0.0794088177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754498" calcext:value-type="float">
            <text:p>6.754498</text:p>
          </table:table-cell>
          <table:table-cell office:value-type="float" office:value="6.4643668511" calcext:value-type="float">
            <text:p>6.4643668511</text:p>
          </table:table-cell>
          <table:table-cell table:formula="of:=POWER([.C1386]-6.75;2)" office:value-type="float" office:value="0.0815862957505294" calcext:value-type="float">
            <text:p>0.0815862958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784117" calcext:value-type="float">
            <text:p>6.784117</text:p>
          </table:table-cell>
          <table:table-cell office:value-type="float" office:value="6.4590093191" calcext:value-type="float">
            <text:p>6.4590093191</text:p>
          </table:table-cell>
          <table:table-cell table:formula="of:=POWER([.C1387]-6.75;2)" office:value-type="float" office:value="0.0846755763706458" calcext:value-type="float">
            <text:p>0.0846755764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798632" calcext:value-type="float">
            <text:p>6.798632</text:p>
          </table:table-cell>
          <table:table-cell office:value-type="float" office:value="6.4528710957" calcext:value-type="float">
            <text:p>6.4528710957</text:p>
          </table:table-cell>
          <table:table-cell table:formula="of:=POWER([.C1388]-6.75;2)" office:value-type="float" office:value="0.0882855857705186" calcext:value-type="float">
            <text:p>0.0882855858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801909" calcext:value-type="float">
            <text:p>6.801909</text:p>
          </table:table-cell>
          <table:table-cell office:value-type="float" office:value="6.4467053617" calcext:value-type="float">
            <text:p>6.4467053617</text:p>
          </table:table-cell>
          <table:table-cell table:formula="of:=POWER([.C1389]-6.75;2)" office:value-type="float" office:value="0.0919876376215276" calcext:value-type="float">
            <text:p>0.0919876376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801051" calcext:value-type="float">
            <text:p>6.801051</text:p>
          </table:table-cell>
          <table:table-cell office:value-type="float" office:value="6.4410408723" calcext:value-type="float">
            <text:p>6.4410408723</text:p>
          </table:table-cell>
          <table:table-cell table:formula="of:=POWER([.C1390]-6.75;2)" office:value-type="float" office:value="0.0954557425891447" calcext:value-type="float">
            <text:p>0.0954557426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80266" calcext:value-type="float">
            <text:p>6.80266</text:p>
          </table:table-cell>
          <table:table-cell office:value-type="float" office:value="6.4360701489" calcext:value-type="float">
            <text:p>6.4360701489</text:p>
          </table:table-cell>
          <table:table-cell table:formula="of:=POWER([.C1391]-6.75;2)" office:value-type="float" office:value="0.0985519514116683" calcext:value-type="float">
            <text:p>0.0985519514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809895" calcext:value-type="float">
            <text:p>6.809895</text:p>
          </table:table-cell>
          <table:table-cell office:value-type="float" office:value="6.4316850213" calcext:value-type="float">
            <text:p>6.4316850213</text:p>
          </table:table-cell>
          <table:table-cell table:formula="of:=POWER([.C1392]-6.75;2)" office:value-type="float" office:value="0.101324425664782" calcext:value-type="float">
            <text:p>0.1013244257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821717" calcext:value-type="float">
            <text:p>6.821717</text:p>
          </table:table-cell>
          <table:table-cell office:value-type="float" office:value="6.427620383" calcext:value-type="float">
            <text:p>6.427620383</text:p>
          </table:table-cell>
          <table:table-cell table:formula="of:=POWER([.C1393]-6.75;2)" office:value-type="float" office:value="0.103928617457067" calcext:value-type="float">
            <text:p>0.1039286175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834394" calcext:value-type="float">
            <text:p>6.834394</text:p>
          </table:table-cell>
          <table:table-cell office:value-type="float" office:value="6.4236306809" calcext:value-type="float">
            <text:p>6.4236306809</text:p>
          </table:table-cell>
          <table:table-cell table:formula="of:=POWER([.C1394]-6.75;2)" office:value-type="float" office:value="0.106516932449798" calcext:value-type="float">
            <text:p>0.1065169324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844012" calcext:value-type="float">
            <text:p>6.844012</text:p>
          </table:table-cell>
          <table:table-cell office:value-type="float" office:value="6.4196186702" calcext:value-type="float">
            <text:p>6.4196186702</text:p>
          </table:table-cell>
          <table:table-cell table:formula="of:=POWER([.C1395]-6.75;2)" office:value-type="float" office:value="0.109151823080416" calcext:value-type="float">
            <text:p>0.1091518231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848479" calcext:value-type="float">
            <text:p>6.848479</text:p>
          </table:table-cell>
          <table:table-cell office:value-type="float" office:value="6.415663734" calcext:value-type="float">
            <text:p>6.415663734</text:p>
          </table:table-cell>
          <table:table-cell table:formula="of:=POWER([.C1396]-6.75;2)" office:value-type="float" office:value="0.111780738762823" calcext:value-type="float">
            <text:p>0.1117807388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848231" calcext:value-type="float">
            <text:p>6.848231</text:p>
          </table:table-cell>
          <table:table-cell office:value-type="float" office:value="6.4119479894" calcext:value-type="float">
            <text:p>6.4119479894</text:p>
          </table:table-cell>
          <table:table-cell table:formula="of:=POWER([.C1397]-6.75;2)" office:value-type="float" office:value="0.114279161870703" calcext:value-type="float">
            <text:p>0.1142791619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845765" calcext:value-type="float">
            <text:p>6.845765</text:p>
          </table:table-cell>
          <table:table-cell office:value-type="float" office:value="6.4086304043" calcext:value-type="float">
            <text:p>6.4086304043</text:p>
          </table:table-cell>
          <table:table-cell table:formula="of:=POWER([.C1398]-6.75;2)" office:value-type="float" office:value="0.116533200868381" calcext:value-type="float">
            <text:p>0.1165332009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844509" calcext:value-type="float">
            <text:p>6.844509</text:p>
          </table:table-cell>
          <table:table-cell office:value-type="float" office:value="6.4057423404" calcext:value-type="float">
            <text:p>6.4057423404</text:p>
          </table:table-cell>
          <table:table-cell table:formula="of:=POWER([.C1399]-6.75;2)" office:value-type="float" office:value="0.11851333619327" calcext:value-type="float">
            <text:p>0.1185133362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847376" calcext:value-type="float">
            <text:p>6.847376</text:p>
          </table:table-cell>
          <table:table-cell office:value-type="float" office:value="6.4031582128" calcext:value-type="float">
            <text:p>6.4031582128</text:p>
          </table:table-cell>
          <table:table-cell table:formula="of:=POWER([.C1400]-6.75;2)" office:value-type="float" office:value="0.12029922534809" calcext:value-type="float">
            <text:p>0.1202992253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855343" calcext:value-type="float">
            <text:p>6.855343</text:p>
          </table:table-cell>
          <table:table-cell office:value-type="float" office:value="6.4006497872" calcext:value-type="float">
            <text:p>6.4006497872</text:p>
          </table:table-cell>
          <table:table-cell table:formula="of:=POWER([.C1401]-6.75;2)" office:value-type="float" office:value="0.122045571183405" calcext:value-type="float">
            <text:p>0.1220455712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866586" calcext:value-type="float">
            <text:p>6.866586</text:p>
          </table:table-cell>
          <table:table-cell office:value-type="float" office:value="6.3979906064" calcext:value-type="float">
            <text:p>6.3979906064</text:p>
          </table:table-cell>
          <table:table-cell table:formula="of:=POWER([.C1402]-6.75;2)" office:value-type="float" office:value="0.12391061318264" calcext:value-type="float">
            <text:p>0.1239106132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876863" calcext:value-type="float">
            <text:p>6.876863</text:p>
          </table:table-cell>
          <table:table-cell office:value-type="float" office:value="6.3950581702" calcext:value-type="float">
            <text:p>6.3950581702</text:p>
          </table:table-cell>
          <table:table-cell table:formula="of:=POWER([.C1403]-6.75;2)" office:value-type="float" office:value="0.125983702541772" calcext:value-type="float">
            <text:p>0.1259837025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881332" calcext:value-type="float">
            <text:p>6.881332</text:p>
          </table:table-cell>
          <table:table-cell office:value-type="float" office:value="6.3918868617" calcext:value-type="float">
            <text:p>6.3918868617</text:p>
          </table:table-cell>
          <table:table-cell table:formula="of:=POWER([.C1404]-6.75;2)" office:value-type="float" office:value="0.128245019823075" calcext:value-type="float">
            <text:p>0.1282450198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877041" calcext:value-type="float">
            <text:p>6.877041</text:p>
          </table:table-cell>
          <table:table-cell office:value-type="float" office:value="6.3886507234" calcext:value-type="float">
            <text:p>6.3886507234</text:p>
          </table:table-cell>
          <table:table-cell table:formula="of:=POWER([.C1405]-6.75;2)" office:value-type="float" office:value="0.130573299699344" calcext:value-type="float">
            <text:p>0.1305732997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864621" calcext:value-type="float">
            <text:p>6.864621</text:p>
          </table:table-cell>
          <table:table-cell office:value-type="float" office:value="6.3855894149" calcext:value-type="float">
            <text:p>6.3855894149</text:p>
          </table:table-cell>
          <table:table-cell table:formula="of:=POWER([.C1406]-6.75;2)" office:value-type="float" office:value="0.132795074532924" calcext:value-type="float">
            <text:p>0.1327950745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848008" calcext:value-type="float">
            <text:p>6.848008</text:p>
          </table:table-cell>
          <table:table-cell office:value-type="float" office:value="6.3829168511" calcext:value-type="float">
            <text:p>6.3829168511</text:p>
          </table:table-cell>
          <table:table-cell table:formula="of:=POWER([.C1407]-6.75;2)" office:value-type="float" office:value="0.13475003820634" calcext:value-type="float">
            <text:p>0.1347500382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832206" calcext:value-type="float">
            <text:p>6.832206</text:p>
          </table:table-cell>
          <table:table-cell office:value-type="float" office:value="6.3807560851" calcext:value-type="float">
            <text:p>6.3807560851</text:p>
          </table:table-cell>
          <table:table-cell table:formula="of:=POWER([.C1408]-6.75;2)" office:value-type="float" office:value="0.136341068690679" calcext:value-type="float">
            <text:p>0.1363410687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820485" calcext:value-type="float">
            <text:p>6.820485</text:p>
          </table:table-cell>
          <table:table-cell office:value-type="float" office:value="6.3791261702" calcext:value-type="float">
            <text:p>6.3791261702</text:p>
          </table:table-cell>
          <table:table-cell table:formula="of:=POWER([.C1409]-6.75;2)" office:value-type="float" office:value="0.137547397630519" calcext:value-type="float">
            <text:p>0.1375473976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812922" calcext:value-type="float">
            <text:p>6.812922</text:p>
          </table:table-cell>
          <table:table-cell office:value-type="float" office:value="6.377977766" calcext:value-type="float">
            <text:p>6.377977766</text:p>
          </table:table-cell>
          <table:table-cell table:formula="of:=POWER([.C1410]-6.75;2)" office:value-type="float" office:value="0.138400542590351" calcext:value-type="float">
            <text:p>0.1384005426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807246" calcext:value-type="float">
            <text:p>6.807246</text:p>
          </table:table-cell>
          <table:table-cell office:value-type="float" office:value="6.3772479681" calcext:value-type="float">
            <text:p>6.3772479681</text:p>
          </table:table-cell>
          <table:table-cell table:formula="of:=POWER([.C1411]-6.75;2)" office:value-type="float" office:value="0.138944077285579" calcext:value-type="float">
            <text:p>0.1389440773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801179" calcext:value-type="float">
            <text:p>6.801179</text:p>
          </table:table-cell>
          <table:table-cell office:value-type="float" office:value="6.3768974681" calcext:value-type="float">
            <text:p>6.3768974681</text:p>
          </table:table-cell>
          <table:table-cell table:formula="of:=POWER([.C1412]-6.75;2)" office:value-type="float" office:value="0.13920549931019" calcext:value-type="float">
            <text:p>0.1392054993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794288" calcext:value-type="float">
            <text:p>6.794288</text:p>
          </table:table-cell>
          <table:table-cell office:value-type="float" office:value="6.3769087128" calcext:value-type="float">
            <text:p>6.3769087128</text:p>
          </table:table-cell>
          <table:table-cell table:formula="of:=POWER([.C1413]-6.75;2)" office:value-type="float" office:value="0.139197108584553" calcext:value-type="float">
            <text:p>0.1391971086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787888" calcext:value-type="float">
            <text:p>6.787888</text:p>
          </table:table-cell>
          <table:table-cell office:value-type="float" office:value="6.3772540638" calcext:value-type="float">
            <text:p>6.3772540638</text:p>
          </table:table-cell>
          <table:table-cell table:formula="of:=POWER([.C1414]-6.75;2)" office:value-type="float" office:value="0.138939532953615" calcext:value-type="float">
            <text:p>0.138939533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783149" calcext:value-type="float">
            <text:p>6.783149</text:p>
          </table:table-cell>
          <table:table-cell office:value-type="float" office:value="6.3778647979" calcext:value-type="float">
            <text:p>6.3778647979</text:p>
          </table:table-cell>
          <table:table-cell table:formula="of:=POWER([.C1415]-6.75;2)" office:value-type="float" office:value="0.138484608642008" calcext:value-type="float">
            <text:p>0.1384846086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779131" calcext:value-type="float">
            <text:p>6.779131</text:p>
          </table:table-cell>
          <table:table-cell office:value-type="float" office:value="6.3786304681" calcext:value-type="float">
            <text:p>6.3786304681</text:p>
          </table:table-cell>
          <table:table-cell table:formula="of:=POWER([.C1416]-6.75;2)" office:value-type="float" office:value="0.137915329223625" calcext:value-type="float">
            <text:p>0.1379153292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772506" calcext:value-type="float">
            <text:p>6.772506</text:p>
          </table:table-cell>
          <table:table-cell office:value-type="float" office:value="6.3794336489" calcext:value-type="float">
            <text:p>6.3794336489</text:p>
          </table:table-cell>
          <table:table-cell table:formula="of:=POWER([.C1417]-6.75;2)" office:value-type="float" office:value="0.137319420567568" calcext:value-type="float">
            <text:p>0.1373194206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759377" calcext:value-type="float">
            <text:p>6.759377</text:p>
          </table:table-cell>
          <table:table-cell office:value-type="float" office:value="6.3801977872" calcext:value-type="float">
            <text:p>6.3801977872</text:p>
          </table:table-cell>
          <table:table-cell table:formula="of:=POWER([.C1418]-6.75;2)" office:value-type="float" office:value="0.136753676591776" calcext:value-type="float">
            <text:p>0.1367536766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737879" calcext:value-type="float">
            <text:p>6.737879</text:p>
          </table:table-cell>
          <table:table-cell office:value-type="float" office:value="6.3809162447" calcext:value-type="float">
            <text:p>6.3809162447</text:p>
          </table:table-cell>
          <table:table-cell table:formula="of:=POWER([.C1419]-6.75;2)" office:value-type="float" office:value="0.13622281842635" calcext:value-type="float">
            <text:p>0.1362228184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70971" calcext:value-type="float">
            <text:p>6.70971</text:p>
          </table:table-cell>
          <table:table-cell office:value-type="float" office:value="6.3816459894" calcext:value-type="float">
            <text:p>6.3816459894</text:p>
          </table:table-cell>
          <table:table-cell table:formula="of:=POWER([.C1420]-6.75;2)" office:value-type="float" office:value="0.135684677125105" calcext:value-type="float">
            <text:p>0.1356846771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679554" calcext:value-type="float">
            <text:p>6.679554</text:p>
          </table:table-cell>
          <table:table-cell office:value-type="float" office:value="6.3824748936" calcext:value-type="float">
            <text:p>6.3824748936</text:p>
          </table:table-cell>
          <table:table-cell table:formula="of:=POWER([.C1421]-6.75;2)" office:value-type="float" office:value="0.135074703834331" calcext:value-type="float">
            <text:p>0.1350747038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652841" calcext:value-type="float">
            <text:p>6.652841</text:p>
          </table:table-cell>
          <table:table-cell office:value-type="float" office:value="6.3834877553" calcext:value-type="float">
            <text:p>6.3834877553</text:p>
          </table:table-cell>
          <table:table-cell table:formula="of:=POWER([.C1422]-6.75;2)" office:value-type="float" office:value="0.134331225515033" calcext:value-type="float">
            <text:p>0.1343312255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633325" calcext:value-type="float">
            <text:p>6.633325</text:p>
          </table:table-cell>
          <table:table-cell office:value-type="float" office:value="6.3847510532" calcext:value-type="float">
            <text:p>6.3847510532</text:p>
          </table:table-cell>
          <table:table-cell table:formula="of:=POWER([.C1423]-6.75;2)" office:value-type="float" office:value="0.133406793138509" calcext:value-type="float">
            <text:p>0.1334067931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621853" calcext:value-type="float">
            <text:p>6.621853</text:p>
          </table:table-cell>
          <table:table-cell office:value-type="float" office:value="6.386316883" calcext:value-type="float">
            <text:p>6.386316883</text:p>
          </table:table-cell>
          <table:table-cell table:formula="of:=POWER([.C1424]-6.75;2)" office:value-type="float" office:value="0.132265409590836" calcext:value-type="float">
            <text:p>0.1322654096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616688" calcext:value-type="float">
            <text:p>6.616688</text:p>
          </table:table-cell>
          <table:table-cell office:value-type="float" office:value="6.3882296596" calcext:value-type="float">
            <text:p>6.3882296596</text:p>
          </table:table-cell>
          <table:table-cell table:formula="of:=POWER([.C1425]-6.75;2)" office:value-type="float" office:value="0.130877779193132" calcext:value-type="float">
            <text:p>0.1308777792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614721" calcext:value-type="float">
            <text:p>6.614721</text:p>
          </table:table-cell>
          <table:table-cell office:value-type="float" office:value="6.3905201064" calcext:value-type="float">
            <text:p>6.3905201064</text:p>
          </table:table-cell>
          <table:table-cell table:formula="of:=POWER([.C1426]-6.75;2)" office:value-type="float" office:value="0.129225793902667" calcext:value-type="float">
            <text:p>0.1292257939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612691" calcext:value-type="float">
            <text:p>6.612691</text:p>
          </table:table-cell>
          <table:table-cell office:value-type="float" office:value="6.3931870532" calcext:value-type="float">
            <text:p>6.3931870532</text:p>
          </table:table-cell>
          <table:table-cell table:formula="of:=POWER([.C1427]-6.75;2)" office:value-type="float" office:value="0.1273154790041" calcext:value-type="float">
            <text:p>0.127315479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608063" calcext:value-type="float">
            <text:p>6.608063</text:p>
          </table:table-cell>
          <table:table-cell office:value-type="float" office:value="6.3961818404" calcext:value-type="float">
            <text:p>6.3961818404</text:p>
          </table:table-cell>
          <table:table-cell table:formula="of:=POWER([.C1428]-6.75;2)" office:value-type="float" office:value="0.125187290062731" calcext:value-type="float">
            <text:p>0.1251872901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599702" calcext:value-type="float">
            <text:p>6.599702</text:p>
          </table:table-cell>
          <table:table-cell office:value-type="float" office:value="6.3994091064" calcext:value-type="float">
            <text:p>6.3994091064</text:p>
          </table:table-cell>
          <table:table-cell table:formula="of:=POWER([.C1429]-6.75;2)" office:value-type="float" office:value="0.122913974675246" calcext:value-type="float">
            <text:p>0.1229139747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588402" calcext:value-type="float">
            <text:p>6.588402</text:p>
          </table:table-cell>
          <table:table-cell office:value-type="float" office:value="6.4027437979" calcext:value-type="float">
            <text:p>6.4027437979</text:p>
          </table:table-cell>
          <table:table-cell table:formula="of:=POWER([.C1430]-6.75;2)" office:value-type="float" office:value="0.120586869896916" calcext:value-type="float">
            <text:p>0.1205868699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576834" calcext:value-type="float">
            <text:p>6.576834</text:p>
          </table:table-cell>
          <table:table-cell office:value-type="float" office:value="6.4060528191" calcext:value-type="float">
            <text:p>6.4060528191</text:p>
          </table:table-cell>
          <table:table-cell table:formula="of:=POWER([.C1431]-6.75;2)" office:value-type="float" office:value="0.118299663249057" calcext:value-type="float">
            <text:p>0.1182996632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568383" calcext:value-type="float">
            <text:p>6.568383</text:p>
          </table:table-cell>
          <table:table-cell office:value-type="float" office:value="6.4092115745" calcext:value-type="float">
            <text:p>6.4092115745</text:p>
          </table:table-cell>
          <table:table-cell table:formula="of:=POWER([.C1432]-6.75;2)" office:value-type="float" office:value="0.116136750954769" calcext:value-type="float">
            <text:p>0.11613675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565033" calcext:value-type="float">
            <text:p>6.565033</text:p>
          </table:table-cell>
          <table:table-cell office:value-type="float" office:value="6.4121172447" calcext:value-type="float">
            <text:p>6.4121172447</text:p>
          </table:table-cell>
          <table:table-cell table:formula="of:=POWER([.C1433]-6.75;2)" office:value-type="float" office:value="0.11416475632912" calcext:value-type="float">
            <text:p>0.1141647563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565412" calcext:value-type="float">
            <text:p>6.565412</text:p>
          </table:table-cell>
          <table:table-cell office:value-type="float" office:value="6.4147082766" calcext:value-type="float">
            <text:p>6.4147082766</text:p>
          </table:table-cell>
          <table:table-cell table:formula="of:=POWER([.C1434]-6.75;2)" office:value-type="float" office:value="0.112420539780542" calcext:value-type="float">
            <text:p>0.1124205398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564357" calcext:value-type="float">
            <text:p>6.564357</text:p>
          </table:table-cell>
          <table:table-cell office:value-type="float" office:value="6.416992734" calcext:value-type="float">
            <text:p>6.416992734</text:p>
          </table:table-cell>
          <table:table-cell table:formula="of:=POWER([.C1435]-6.75;2)" office:value-type="float" office:value="0.110893839208795" calcext:value-type="float">
            <text:p>0.1108938392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554473" calcext:value-type="float">
            <text:p>6.554473</text:p>
          </table:table-cell>
          <table:table-cell office:value-type="float" office:value="6.4190735319" calcext:value-type="float">
            <text:p>6.4190735319</text:p>
          </table:table-cell>
          <table:table-cell table:formula="of:=POWER([.C1436]-6.75;2)" office:value-type="float" office:value="0.109512327289141" calcext:value-type="float">
            <text:p>0.1095123273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528863" calcext:value-type="float">
            <text:p>6.528863</text:p>
          </table:table-cell>
          <table:table-cell office:value-type="float" office:value="6.4211511702" calcext:value-type="float">
            <text:p>6.4211511702</text:p>
          </table:table-cell>
          <table:table-cell table:formula="of:=POWER([.C1437]-6.75;2)" office:value-type="float" office:value="0.108141552860829" calcext:value-type="float">
            <text:p>0.1081415529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483728" calcext:value-type="float">
            <text:p>6.483728</text:p>
          </table:table-cell>
          <table:table-cell office:value-type="float" office:value="6.4234939043" calcext:value-type="float">
            <text:p>6.4234939043</text:p>
          </table:table-cell>
          <table:table-cell table:formula="of:=POWER([.C1438]-6.75;2)" office:value-type="float" office:value="0.106606230529258" calcext:value-type="float">
            <text:p>0.1066062305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419961" calcext:value-type="float">
            <text:p>6.419961</text:p>
          </table:table-cell>
          <table:table-cell office:value-type="float" office:value="6.4263821596" calcext:value-type="float">
            <text:p>6.4263821596</text:p>
          </table:table-cell>
          <table:table-cell table:formula="of:=POWER([.C1439]-6.75;2)" office:value-type="float" office:value="0.10472850662516" calcext:value-type="float">
            <text:p>0.1047285066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343614" calcext:value-type="float">
            <text:p>6.343614</text:p>
          </table:table-cell>
          <table:table-cell office:value-type="float" office:value="6.4300446064" calcext:value-type="float">
            <text:p>6.4300446064</text:p>
          </table:table-cell>
          <table:table-cell table:formula="of:=POWER([.C1440]-6.75;2)" office:value-type="float" office:value="0.102371453893731" calcext:value-type="float">
            <text:p>0.1023714539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265231" calcext:value-type="float">
            <text:p>6.265231</text:p>
          </table:table-cell>
          <table:table-cell office:value-type="float" office:value="6.4346011702" calcext:value-type="float">
            <text:p>6.4346011702</text:p>
          </table:table-cell>
          <table:table-cell table:formula="of:=POWER([.C1441]-6.75;2)" office:value-type="float" office:value="0.0994764218392096" calcext:value-type="float">
            <text:p>0.0994764218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197784" calcext:value-type="float">
            <text:p>6.197784</text:p>
          </table:table-cell>
          <table:table-cell office:value-type="float" office:value="6.4400230745" calcext:value-type="float">
            <text:p>6.4400230745</text:p>
          </table:table-cell>
          <table:table-cell table:formula="of:=POWER([.C1442]-6.75;2)" office:value-type="float" office:value="0.0960856943424326" calcext:value-type="float">
            <text:p>0.0960856943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153027" calcext:value-type="float">
            <text:p>6.153027</text:p>
          </table:table-cell>
          <table:table-cell office:value-type="float" office:value="6.446120234" calcext:value-type="float">
            <text:p>6.446120234</text:p>
          </table:table-cell>
          <table:table-cell table:formula="of:=POWER([.C1443]-6.75;2)" office:value-type="float" office:value="0.0923429121842145" calcext:value-type="float">
            <text:p>0.0923429122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137169" calcext:value-type="float">
            <text:p>6.137169</text:p>
          </table:table-cell>
          <table:table-cell office:value-type="float" office:value="6.4525696702" calcext:value-type="float">
            <text:p>6.4525696702</text:p>
          </table:table-cell>
          <table:table-cell table:formula="of:=POWER([.C1444]-6.75;2)" office:value-type="float" office:value="0.0884648010849368" calcext:value-type="float">
            <text:p>0.0884648011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148034" calcext:value-type="float">
            <text:p>6.148034</text:p>
          </table:table-cell>
          <table:table-cell office:value-type="float" office:value="6.4589902872" calcext:value-type="float">
            <text:p>6.4589902872</text:p>
          </table:table-cell>
          <table:table-cell table:formula="of:=POWER([.C1445]-6.75;2)" office:value-type="float" office:value="0.0846866529439386" calcext:value-type="float">
            <text:p>0.0846866529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17582" calcext:value-type="float">
            <text:p>6.17582</text:p>
          </table:table-cell>
          <table:table-cell office:value-type="float" office:value="6.4650461702" calcext:value-type="float">
            <text:p>6.4650461702</text:p>
          </table:table-cell>
          <table:table-cell table:formula="of:=POWER([.C1446]-6.75;2)" office:value-type="float" office:value="0.0811986851176874" calcext:value-type="float">
            <text:p>0.0811986851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207584" calcext:value-type="float">
            <text:p>6.207584</text:p>
          </table:table-cell>
          <table:table-cell office:value-type="float" office:value="6.4705364362" calcext:value-type="float">
            <text:p>6.4705364362</text:p>
          </table:table-cell>
          <table:table-cell table:formula="of:=POWER([.C1447]-6.75;2)" office:value-type="float" office:value="0.0780998834917968" calcext:value-type="float">
            <text:p>0.0780998835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233325" calcext:value-type="float">
            <text:p>6.233325</text:p>
          </table:table-cell>
          <table:table-cell office:value-type="float" office:value="6.4754290532" calcext:value-type="float">
            <text:p>6.4754290532</text:p>
          </table:table-cell>
          <table:table-cell table:formula="of:=POWER([.C1448]-6.75;2)" office:value-type="float" office:value="0.0753892048266484" calcext:value-type="float">
            <text:p>0.0753892048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250731" calcext:value-type="float">
            <text:p>6.250731</text:p>
          </table:table-cell>
          <table:table-cell office:value-type="float" office:value="6.4798210319" calcext:value-type="float">
            <text:p>6.4798210319</text:p>
          </table:table-cell>
          <table:table-cell table:formula="of:=POWER([.C1449]-6.75;2)" office:value-type="float" office:value="0.0729966748035807" calcext:value-type="float">
            <text:p>0.0729966748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266393" calcext:value-type="float">
            <text:p>6.266393</text:p>
          </table:table-cell>
          <table:table-cell office:value-type="float" office:value="6.483841" calcext:value-type="float">
            <text:p>6.483841</text:p>
          </table:table-cell>
          <table:table-cell table:formula="of:=POWER([.C1450]-6.75;2)" office:value-type="float" office:value="0.070840613281" calcext:value-type="float">
            <text:p>0.0708406133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292426" calcext:value-type="float">
            <text:p>6.292426</text:p>
          </table:table-cell>
          <table:table-cell office:value-type="float" office:value="6.4875345638" calcext:value-type="float">
            <text:p>6.4875345638</text:p>
          </table:table-cell>
          <table:table-cell table:formula="of:=POWER([.C1451]-6.75;2)" office:value-type="float" office:value="0.0688881051996564" calcext:value-type="float">
            <text:p>0.0688881052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338992" calcext:value-type="float">
            <text:p>6.338992</text:p>
          </table:table-cell>
          <table:table-cell office:value-type="float" office:value="6.4907860957" calcext:value-type="float">
            <text:p>6.4907860957</text:p>
          </table:table-cell>
          <table:table-cell table:formula="of:=POWER([.C1452]-6.75;2)" office:value-type="float" office:value="0.0671918481824496" calcext:value-type="float">
            <text:p>0.0671918482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405532" calcext:value-type="float">
            <text:p>6.405532</text:p>
          </table:table-cell>
          <table:table-cell office:value-type="float" office:value="6.4933286489" calcext:value-type="float">
            <text:p>6.4933286489</text:p>
          </table:table-cell>
          <table:table-cell table:formula="of:=POWER([.C1453]-6.75;2)" office:value-type="float" office:value="0.0658801824754993" calcext:value-type="float">
            <text:p>0.0658801825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475431" calcext:value-type="float">
            <text:p>6.475431</text:p>
          </table:table-cell>
          <table:table-cell office:value-type="float" office:value="6.4948657021" calcext:value-type="float">
            <text:p>6.4948657021</text:p>
          </table:table-cell>
          <table:table-cell table:formula="of:=POWER([.C1454]-6.75;2)" office:value-type="float" office:value="0.0650935099649258" calcext:value-type="float">
            <text:p>0.06509351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517843" calcext:value-type="float">
            <text:p>6.517843</text:p>
          </table:table-cell>
          <table:table-cell office:value-type="float" office:value="6.4952725" calcext:value-type="float">
            <text:p>6.4952725</text:p>
          </table:table-cell>
          <table:table-cell table:formula="of:=POWER([.C1455]-6.75;2)" office:value-type="float" office:value="0.0648860992562498" calcext:value-type="float">
            <text:p>0.0648860993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496038" calcext:value-type="float">
            <text:p>6.496038</text:p>
          </table:table-cell>
          <table:table-cell office:value-type="float" office:value="6.4947925319" calcext:value-type="float">
            <text:p>6.4947925319</text:p>
          </table:table-cell>
          <table:table-cell table:formula="of:=POWER([.C1456]-6.75;2)" office:value-type="float" office:value="0.0651308517740126" calcext:value-type="float">
            <text:p>0.0651308518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377105" calcext:value-type="float">
            <text:p>6.377105</text:p>
          </table:table-cell>
          <table:table-cell office:value-type="float" office:value="6.4941387553" calcext:value-type="float">
            <text:p>6.4941387553</text:p>
          </table:table-cell>
          <table:table-cell table:formula="of:=POWER([.C1457]-6.75;2)" office:value-type="float" office:value="0.0654649765394334" calcext:value-type="float">
            <text:p>0.0654649765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135421" calcext:value-type="float">
            <text:p>6.135421</text:p>
          </table:table-cell>
          <table:table-cell office:value-type="float" office:value="6.4944625957" calcext:value-type="float">
            <text:p>6.4944625957</text:p>
          </table:table-cell>
          <table:table-cell table:formula="of:=POWER([.C1458]-6.75;2)" office:value-type="float" office:value="0.0652993649963817" calcext:value-type="float">
            <text:p>0.065299365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.73621" calcext:value-type="float">
            <text:p>5.73621</text:p>
          </table:table-cell>
          <table:table-cell office:value-type="float" office:value="6.4972476809" calcext:value-type="float">
            <text:p>6.4972476809</text:p>
          </table:table-cell>
          <table:table-cell table:formula="of:=POWER([.C1459]-6.75;2)" office:value-type="float" office:value="0.0638837348104282" calcext:value-type="float">
            <text:p>0.0638837348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.026795" calcext:value-type="float">
            <text:p>5.026795</text:p>
          </table:table-cell>
          <table:table-cell office:value-type="float" office:value="6.5043530851" calcext:value-type="float">
            <text:p>6.5043530851</text:p>
          </table:table-cell>
          <table:table-cell table:formula="of:=POWER([.C1460]-6.75;2)" office:value-type="float" office:value="0.0603424067998879" calcext:value-type="float">
            <text:p>0.0603424068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.290263" calcext:value-type="float">
            <text:p>1.290263</text:p>
          </table:table-cell>
          <table:table-cell office:value-type="float" office:value="6.519216234" calcext:value-type="float">
            <text:p>6.519216234</text:p>
          </table:table-cell>
          <table:table-cell table:formula="of:=POWER([.C1461]-6.75;2)" office:value-type="float" office:value="0.0532611466491428" calcext:value-type="float">
            <text:p>0.0532611466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8.246807" calcext:value-type="float">
            <text:p>8.246807</text:p>
          </table:table-cell>
          <table:table-cell office:value-type="float" office:value="6.5741080106" calcext:value-type="float">
            <text:p>6.5741080106</text:p>
          </table:table-cell>
          <table:table-cell table:formula="of:=POWER([.C1462]-6.75;2)" office:value-type="float" office:value="0.0309379919350898" calcext:value-type="float">
            <text:p>0.0309379919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334395" calcext:value-type="float">
            <text:p>6.334395</text:p>
          </table:table-cell>
          <table:table-cell office:value-type="float" office:value="6.555276" calcext:value-type="float">
            <text:p>6.555276</text:p>
          </table:table-cell>
          <table:table-cell table:formula="of:=POWER([.C1463]-6.75;2)" office:value-type="float" office:value="0.037917436176" calcext:value-type="float">
            <text:p>0.0379174362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5.833168" calcext:value-type="float">
            <text:p>5.833168</text:p>
          </table:table-cell>
          <table:table-cell office:value-type="float" office:value="6.5570255106" calcext:value-type="float">
            <text:p>6.5570255106</text:p>
          </table:table-cell>
          <table:table-cell table:formula="of:=POWER([.C1464]-6.75;2)" office:value-type="float" office:value="0.0372391535591907" calcext:value-type="float">
            <text:p>0.037239153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5.603937" calcext:value-type="float">
            <text:p>5.603937</text:p>
          </table:table-cell>
          <table:table-cell office:value-type="float" office:value="6.5642435106" calcext:value-type="float">
            <text:p>6.5642435106</text:p>
          </table:table-cell>
          <table:table-cell table:formula="of:=POWER([.C1465]-6.75;2)" office:value-type="float" office:value="0.0345054733542124" calcext:value-type="float">
            <text:p>0.0345054734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5.504934" calcext:value-type="float">
            <text:p>5.504934</text:p>
          </table:table-cell>
          <table:table-cell office:value-type="float" office:value="6.5738427128" calcext:value-type="float">
            <text:p>6.5738427128</text:p>
          </table:table-cell>
          <table:table-cell table:formula="of:=POWER([.C1466]-6.75;2)" office:value-type="float" office:value="0.0310313898336632" calcext:value-type="float">
            <text:p>0.0310313898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5.49213" calcext:value-type="float">
            <text:p>5.49213</text:p>
          </table:table-cell>
          <table:table-cell office:value-type="float" office:value="6.5841070745" calcext:value-type="float">
            <text:p>6.5841070745</text:p>
          </table:table-cell>
          <table:table-cell table:formula="of:=POWER([.C1467]-6.75;2)" office:value-type="float" office:value="0.0275204627309484" calcext:value-type="float">
            <text:p>0.0275204627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5.548425" calcext:value-type="float">
            <text:p>5.548425</text:p>
          </table:table-cell>
          <table:table-cell office:value-type="float" office:value="6.5936582128" calcext:value-type="float">
            <text:p>6.5936582128</text:p>
          </table:table-cell>
          <table:table-cell table:formula="of:=POWER([.C1468]-6.75;2)" office:value-type="float" office:value="0.02444275442489" calcext:value-type="float">
            <text:p>0.0244427544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5.667745" calcext:value-type="float">
            <text:p>5.667745</text:p>
          </table:table-cell>
          <table:table-cell office:value-type="float" office:value="6.6012722447" calcext:value-type="float">
            <text:p>6.6012722447</text:p>
          </table:table-cell>
          <table:table-cell table:formula="of:=POWER([.C1469]-6.75;2)" office:value-type="float" office:value="0.0221199451965765" calcext:value-type="float">
            <text:p>0.0221199452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5.844834" calcext:value-type="float">
            <text:p>5.844834</text:p>
          </table:table-cell>
          <table:table-cell office:value-type="float" office:value="6.6059606277" calcext:value-type="float">
            <text:p>6.6059606277</text:p>
          </table:table-cell>
          <table:table-cell table:formula="of:=POWER([.C1470]-6.75;2)" office:value-type="float" office:value="0.020747340772578" calcext:value-type="float">
            <text:p>0.0207473408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065756" calcext:value-type="float">
            <text:p>6.065756</text:p>
          </table:table-cell>
          <table:table-cell office:value-type="float" office:value="6.6071804255" calcext:value-type="float">
            <text:p>6.6071804255</text:p>
          </table:table-cell>
          <table:table-cell table:formula="of:=POWER([.C1471]-6.75;2)" office:value-type="float" office:value="0.020397430860361" calcext:value-type="float">
            <text:p>0.0203974309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302969" calcext:value-type="float">
            <text:p>6.302969</text:p>
          </table:table-cell>
          <table:table-cell office:value-type="float" office:value="6.6050359574" calcext:value-type="float">
            <text:p>6.6050359574</text:p>
          </table:table-cell>
          <table:table-cell table:formula="of:=POWER([.C1472]-6.75;2)" office:value-type="float" office:value="0.0210145736469346" calcext:value-type="float">
            <text:p>0.0210145736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518569" calcext:value-type="float">
            <text:p>6.518569</text:p>
          </table:table-cell>
          <table:table-cell office:value-type="float" office:value="6.600307" calcext:value-type="float">
            <text:p>6.600307</text:p>
          </table:table-cell>
          <table:table-cell table:formula="of:=POWER([.C1473]-6.75;2)" office:value-type="float" office:value="0.022407994249" calcext:value-type="float">
            <text:p>0.0224079942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674476" calcext:value-type="float">
            <text:p>6.674476</text:p>
          </table:table-cell>
          <table:table-cell office:value-type="float" office:value="6.5942330106" calcext:value-type="float">
            <text:p>6.5942330106</text:p>
          </table:table-cell>
          <table:table-cell table:formula="of:=POWER([.C1474]-6.75;2)" office:value-type="float" office:value="0.0242633549867397" calcext:value-type="float">
            <text:p>0.024263355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744434" calcext:value-type="float">
            <text:p>6.744434</text:p>
          </table:table-cell>
          <table:table-cell office:value-type="float" office:value="6.5881647766" calcext:value-type="float">
            <text:p>6.5881647766</text:p>
          </table:table-cell>
          <table:table-cell table:formula="of:=POWER([.C1475]-6.75;2)" office:value-type="float" office:value="0.0261906395329278" calcext:value-type="float">
            <text:p>0.0261906395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722593" calcext:value-type="float">
            <text:p>6.722593</text:p>
          </table:table-cell>
          <table:table-cell office:value-type="float" office:value="6.5832648191" calcext:value-type="float">
            <text:p>6.5832648191</text:p>
          </table:table-cell>
          <table:table-cell table:formula="of:=POWER([.C1476]-6.75;2)" office:value-type="float" office:value="0.0278006205497557" calcext:value-type="float">
            <text:p>0.0278006205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625648" calcext:value-type="float">
            <text:p>6.625648</text:p>
          </table:table-cell>
          <table:table-cell office:value-type="float" office:value="6.5803363191" calcext:value-type="float">
            <text:p>6.5803363191</text:p>
          </table:table-cell>
          <table:table-cell table:formula="of:=POWER([.C1477]-6.75;2)" office:value-type="float" office:value="0.0287857646165371" calcext:value-type="float">
            <text:p>0.0287857646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487951" calcext:value-type="float">
            <text:p>6.487951</text:p>
          </table:table-cell>
          <table:table-cell office:value-type="float" office:value="6.5797500319" calcext:value-type="float">
            <text:p>6.5797500319</text:p>
          </table:table-cell>
          <table:table-cell table:formula="of:=POWER([.C1478]-6.75;2)" office:value-type="float" office:value="0.0289850516380511" calcext:value-type="float">
            <text:p>0.0289850516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351056" calcext:value-type="float">
            <text:p>6.351056</text:p>
          </table:table-cell>
          <table:table-cell office:value-type="float" office:value="6.5814201277" calcext:value-type="float">
            <text:p>6.5814201277</text:p>
          </table:table-cell>
          <table:table-cell table:formula="of:=POWER([.C1479]-6.75;2)" office:value-type="float" office:value="0.0284191733446842" calcext:value-type="float">
            <text:p>0.0284191733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25089" calcext:value-type="float">
            <text:p>6.25089</text:p>
          </table:table-cell>
          <table:table-cell office:value-type="float" office:value="6.5848144362" calcext:value-type="float">
            <text:p>6.5848144362</text:p>
          </table:table-cell>
          <table:table-cell table:formula="of:=POWER([.C1480]-6.75;2)" office:value-type="float" office:value="0.0272862704879238" calcext:value-type="float">
            <text:p>0.0272862705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207124" calcext:value-type="float">
            <text:p>6.207124</text:p>
          </table:table-cell>
          <table:table-cell office:value-type="float" office:value="6.5890095851" calcext:value-type="float">
            <text:p>6.5890095851</text:p>
          </table:table-cell>
          <table:table-cell table:formula="of:=POWER([.C1481]-6.75;2)" office:value-type="float" office:value="0.025917913689674" calcext:value-type="float">
            <text:p>0.0259179137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219053" calcext:value-type="float">
            <text:p>6.219053</text:p>
          </table:table-cell>
          <table:table-cell office:value-type="float" office:value="6.5927821702" calcext:value-type="float">
            <text:p>6.5927821702</text:p>
          </table:table-cell>
          <table:table-cell table:formula="of:=POWER([.C1482]-6.75;2)" office:value-type="float" office:value="0.0247174460070219" calcext:value-type="float">
            <text:p>0.024717446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269447" calcext:value-type="float">
            <text:p>6.269447</text:p>
          </table:table-cell>
          <table:table-cell office:value-type="float" office:value="6.5946426915" calcext:value-type="float">
            <text:p>6.5946426915</text:p>
          </table:table-cell>
          <table:table-cell table:formula="of:=POWER([.C1483]-6.75;2)" office:value-type="float" office:value="0.0241358933043642" calcext:value-type="float">
            <text:p>0.0241358933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333803" calcext:value-type="float">
            <text:p>6.333803</text:p>
          </table:table-cell>
          <table:table-cell office:value-type="float" office:value="6.5924317234" calcext:value-type="float">
            <text:p>6.5924317234</text:p>
          </table:table-cell>
          <table:table-cell table:formula="of:=POWER([.C1484]-6.75;2)" office:value-type="float" office:value="0.0248277617906942" calcext:value-type="float">
            <text:p>0.0248277618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390458" calcext:value-type="float">
            <text:p>6.390458</text:p>
          </table:table-cell>
          <table:table-cell office:value-type="float" office:value="6.5795139255" calcext:value-type="float">
            <text:p>6.5795139255</text:p>
          </table:table-cell>
          <table:table-cell table:formula="of:=POWER([.C1485]-6.75;2)" office:value-type="float" office:value="0.0290655015984197" calcext:value-type="float">
            <text:p>0.0290655016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427819" calcext:value-type="float">
            <text:p>6.427819</text:p>
          </table:table-cell>
          <table:table-cell office:value-type="float" office:value="6.5659934149" calcext:value-type="float">
            <text:p>6.5659934149</text:p>
          </table:table-cell>
          <table:table-cell table:formula="of:=POWER([.C1486]-6.75;2)" office:value-type="float" office:value="0.0338584233601634" calcext:value-type="float">
            <text:p>0.0338584234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446685" calcext:value-type="float">
            <text:p>6.446685</text:p>
          </table:table-cell>
          <table:table-cell office:value-type="float" office:value="6.5808160851" calcext:value-type="float">
            <text:p>6.5808160851</text:p>
          </table:table-cell>
          <table:table-cell table:formula="of:=POWER([.C1487]-6.75;2)" office:value-type="float" office:value="0.0286231970608903" calcext:value-type="float">
            <text:p>0.0286231971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457265" calcext:value-type="float">
            <text:p>6.457265</text:p>
          </table:table-cell>
          <table:table-cell office:value-type="float" office:value="6.5873118404" calcext:value-type="float">
            <text:p>6.5873118404</text:p>
          </table:table-cell>
          <table:table-cell table:formula="of:=POWER([.C1488]-6.75;2)" office:value-type="float" office:value="0.0264674372740351" calcext:value-type="float">
            <text:p>0.0264674373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472248" calcext:value-type="float">
            <text:p>6.472248</text:p>
          </table:table-cell>
          <table:table-cell office:value-type="float" office:value="6.5902794362" calcext:value-type="float">
            <text:p>6.5902794362</text:p>
          </table:table-cell>
          <table:table-cell table:formula="of:=POWER([.C1489]-6.75;2)" office:value-type="float" office:value="0.0255106585005898" calcext:value-type="float">
            <text:p>0.0255106585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499199" calcext:value-type="float">
            <text:p>6.499199</text:p>
          </table:table-cell>
          <table:table-cell office:value-type="float" office:value="6.5911018191" calcext:value-type="float">
            <text:p>6.5911018191</text:p>
          </table:table-cell>
          <table:table-cell table:formula="of:=POWER([.C1490]-6.75;2)" office:value-type="float" office:value="0.025248631893329" calcext:value-type="float">
            <text:p>0.0252486319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536378" calcext:value-type="float">
            <text:p>6.536378</text:p>
          </table:table-cell>
          <table:table-cell office:value-type="float" office:value="6.5903773511" calcext:value-type="float">
            <text:p>6.5903773511</text:p>
          </table:table-cell>
          <table:table-cell table:formula="of:=POWER([.C1491]-6.75;2)" office:value-type="float" office:value="0.0254793900418527" calcext:value-type="float">
            <text:p>0.02547939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574287" calcext:value-type="float">
            <text:p>6.574287</text:p>
          </table:table-cell>
          <table:table-cell office:value-type="float" office:value="6.5884385213" calcext:value-type="float">
            <text:p>6.5884385213</text:p>
          </table:table-cell>
          <table:table-cell table:formula="of:=POWER([.C1492]-6.75;2)" office:value-type="float" office:value="0.0261021113997304" calcext:value-type="float">
            <text:p>0.0261021114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601601" calcext:value-type="float">
            <text:p>6.601601</text:p>
          </table:table-cell>
          <table:table-cell office:value-type="float" office:value="6.5855574362" calcext:value-type="float">
            <text:p>6.5855574362</text:p>
          </table:table-cell>
          <table:table-cell table:formula="of:=POWER([.C1493]-6.75;2)" office:value-type="float" office:value="0.027041356789117" calcext:value-type="float">
            <text:p>0.0270413568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611584" calcext:value-type="float">
            <text:p>6.611584</text:p>
          </table:table-cell>
          <table:table-cell office:value-type="float" office:value="6.582029883" calcext:value-type="float">
            <text:p>6.582029883</text:p>
          </table:table-cell>
          <table:table-cell table:formula="of:=POWER([.C1494]-6.75;2)" office:value-type="float" office:value="0.0282139602049938" calcext:value-type="float">
            <text:p>0.0282139602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60538" calcext:value-type="float">
            <text:p>6.60538</text:p>
          </table:table-cell>
          <table:table-cell office:value-type="float" office:value="6.578173766" calcext:value-type="float">
            <text:p>6.578173766</text:p>
          </table:table-cell>
          <table:table-cell table:formula="of:=POWER([.C1495]-6.75;2)" office:value-type="float" office:value="0.0295242546906228" calcext:value-type="float">
            <text:p>0.0295242547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590937" calcext:value-type="float">
            <text:p>6.590937</text:p>
          </table:table-cell>
          <table:table-cell office:value-type="float" office:value="6.5742768936" calcext:value-type="float">
            <text:p>6.5742768936</text:p>
          </table:table-cell>
          <table:table-cell table:formula="of:=POWER([.C1496]-6.75;2)" office:value-type="float" office:value="0.0308786101228656" calcext:value-type="float">
            <text:p>0.0308786101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57876" calcext:value-type="float">
            <text:p>6.57876</text:p>
          </table:table-cell>
          <table:table-cell office:value-type="float" office:value="6.5705377021" calcext:value-type="float">
            <text:p>6.5705377021</text:p>
          </table:table-cell>
          <table:table-cell table:formula="of:=POWER([.C1497]-6.75;2)" office:value-type="float" office:value="0.0322067163675483" calcext:value-type="float">
            <text:p>0.0322067164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577135" calcext:value-type="float">
            <text:p>6.577135</text:p>
          </table:table-cell>
          <table:table-cell office:value-type="float" office:value="6.5670335426" calcext:value-type="float">
            <text:p>6.5670335426</text:p>
          </table:table-cell>
          <table:table-cell table:formula="of:=POWER([.C1498]-6.75;2)" office:value-type="float" office:value="0.033476724533506" calcext:value-type="float">
            <text:p>0.0334767245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589278" calcext:value-type="float">
            <text:p>6.589278</text:p>
          </table:table-cell>
          <table:table-cell office:value-type="float" office:value="6.5637275319" calcext:value-type="float">
            <text:p>6.5637275319</text:p>
          </table:table-cell>
          <table:table-cell table:formula="of:=POWER([.C1499]-6.75;2)" office:value-type="float" office:value="0.0346974323720656" calcext:value-type="float">
            <text:p>0.0346974324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6134" calcext:value-type="float">
            <text:p>6.6134</text:p>
          </table:table-cell>
          <table:table-cell office:value-type="float" office:value="6.5605036277" calcext:value-type="float">
            <text:p>6.5605036277</text:p>
          </table:table-cell>
          <table:table-cell table:formula="of:=POWER([.C1500]-6.75;2)" office:value-type="float" office:value="0.0359088751148601" calcext:value-type="float">
            <text:p>0.0359088751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644896" calcext:value-type="float">
            <text:p>6.644896</text:p>
          </table:table-cell>
          <table:table-cell office:value-type="float" office:value="6.5572125426" calcext:value-type="float">
            <text:p>6.5572125426</text:p>
          </table:table-cell>
          <table:table-cell table:formula="of:=POWER([.C1501]-6.75;2)" office:value-type="float" office:value="0.0371670037307567" calcext:value-type="float">
            <text:p>0.0371670037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678994" calcext:value-type="float">
            <text:p>6.678994</text:p>
          </table:table-cell>
          <table:table-cell office:value-type="float" office:value="6.5537166489" calcext:value-type="float">
            <text:p>6.5537166489</text:p>
          </table:table-cell>
          <table:table-cell table:formula="of:=POWER([.C1502]-6.75;2)" office:value-type="float" office:value="0.0385271539190458" calcext:value-type="float">
            <text:p>0.0385271539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712535" calcext:value-type="float">
            <text:p>6.712535</text:p>
          </table:table-cell>
          <table:table-cell office:value-type="float" office:value="6.5499279043" calcext:value-type="float">
            <text:p>6.5499279043</text:p>
          </table:table-cell>
          <table:table-cell table:formula="of:=POWER([.C1503]-6.75;2)" office:value-type="float" office:value="0.0400288434777898" calcext:value-type="float">
            <text:p>0.0400288435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744321" calcext:value-type="float">
            <text:p>6.744321</text:p>
          </table:table-cell>
          <table:table-cell office:value-type="float" office:value="6.5458317553" calcext:value-type="float">
            <text:p>6.5458317553</text:p>
          </table:table-cell>
          <table:table-cell table:formula="of:=POWER([.C1504]-6.75;2)" office:value-type="float" office:value="0.0416846721438791" calcext:value-type="float">
            <text:p>0.0416846721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774299" calcext:value-type="float">
            <text:p>6.774299</text:p>
          </table:table-cell>
          <table:table-cell office:value-type="float" office:value="6.5414883298" calcext:value-type="float">
            <text:p>6.5414883298</text:p>
          </table:table-cell>
          <table:table-cell table:formula="of:=POWER([.C1505]-6.75;2)" office:value-type="float" office:value="0.0434771166095936" calcext:value-type="float">
            <text:p>0.0434771166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802236" calcext:value-type="float">
            <text:p>6.802236</text:p>
          </table:table-cell>
          <table:table-cell office:value-type="float" office:value="6.5370073511" calcext:value-type="float">
            <text:p>6.5370073511</text:p>
          </table:table-cell>
          <table:table-cell table:formula="of:=POWER([.C1506]-6.75;2)" office:value-type="float" office:value="0.0453658684854388" calcext:value-type="float">
            <text:p>0.0453658685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826751" calcext:value-type="float">
            <text:p>6.826751</text:p>
          </table:table-cell>
          <table:table-cell office:value-type="float" office:value="6.5325068298" calcext:value-type="float">
            <text:p>6.5325068298</text:p>
          </table:table-cell>
          <table:table-cell table:formula="of:=POWER([.C1507]-6.75;2)" office:value-type="float" office:value="0.0473032790836462" calcext:value-type="float">
            <text:p>0.0473032791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845297" calcext:value-type="float">
            <text:p>6.845297</text:p>
          </table:table-cell>
          <table:table-cell office:value-type="float" office:value="6.528075617" calcext:value-type="float">
            <text:p>6.528075617</text:p>
          </table:table-cell>
          <table:table-cell table:formula="of:=POWER([.C1508]-6.75;2)" office:value-type="float" office:value="0.0492504317699308" calcext:value-type="float">
            <text:p>0.0492504318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855122" calcext:value-type="float">
            <text:p>6.855122</text:p>
          </table:table-cell>
          <table:table-cell office:value-type="float" office:value="6.5237574787" calcext:value-type="float">
            <text:p>6.5237574787</text:p>
          </table:table-cell>
          <table:table-cell table:formula="of:=POWER([.C1509]-6.75;2)" office:value-type="float" office:value="0.0511856784441808" calcext:value-type="float">
            <text:p>0.0511856784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85463" calcext:value-type="float">
            <text:p>6.85463</text:p>
          </table:table-cell>
          <table:table-cell office:value-type="float" office:value="6.5195612872" calcext:value-type="float">
            <text:p>6.5195612872</text:p>
          </table:table-cell>
          <table:table-cell table:formula="of:=POWER([.C1510]-6.75;2)" office:value-type="float" office:value="0.0531020003569208" calcext:value-type="float">
            <text:p>0.0531020004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844335" calcext:value-type="float">
            <text:p>6.844335</text:p>
          </table:table-cell>
          <table:table-cell office:value-type="float" office:value="6.5154883085" calcext:value-type="float">
            <text:p>6.5154883085</text:p>
          </table:table-cell>
          <table:table-cell table:formula="of:=POWER([.C1511]-6.75;2)" office:value-type="float" office:value="0.0549957334501911" calcext:value-type="float">
            <text:p>0.0549957335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826912" calcext:value-type="float">
            <text:p>6.826912</text:p>
          </table:table-cell>
          <table:table-cell office:value-type="float" office:value="6.5115616489" calcext:value-type="float">
            <text:p>6.5115616489</text:p>
          </table:table-cell>
          <table:table-cell table:formula="of:=POWER([.C1512]-6.75;2)" office:value-type="float" office:value="0.0568528472752869" calcext:value-type="float">
            <text:p>0.0568528473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806475" calcext:value-type="float">
            <text:p>6.806475</text:p>
          </table:table-cell>
          <table:table-cell office:value-type="float" office:value="6.5078431702" calcext:value-type="float">
            <text:p>6.5078431702</text:p>
          </table:table-cell>
          <table:table-cell table:formula="of:=POWER([.C1513]-6.75;2)" office:value-type="float" office:value="0.0586399302187861" calcext:value-type="float">
            <text:p>0.0586399302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787627" calcext:value-type="float">
            <text:p>6.787627</text:p>
          </table:table-cell>
          <table:table-cell office:value-type="float" office:value="6.5044274787" calcext:value-type="float">
            <text:p>6.5044274787</text:p>
          </table:table-cell>
          <table:table-cell table:formula="of:=POWER([.C1514]-6.75;2)" office:value-type="float" office:value="0.0603058632176388" calcext:value-type="float">
            <text:p>0.0603058632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774763" calcext:value-type="float">
            <text:p>6.774763</text:p>
          </table:table-cell>
          <table:table-cell office:value-type="float" office:value="6.5014111489" calcext:value-type="float">
            <text:p>6.5014111489</text:p>
          </table:table-cell>
          <table:table-cell table:formula="of:=POWER([.C1515]-6.75;2)" office:value-type="float" office:value="0.061796416891218" calcext:value-type="float">
            <text:p>0.0617964169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771591" calcext:value-type="float">
            <text:p>6.771591</text:p>
          </table:table-cell>
          <table:table-cell office:value-type="float" office:value="6.4988474149" calcext:value-type="float">
            <text:p>6.4988474149</text:p>
          </table:table-cell>
          <table:table-cell table:formula="of:=POWER([.C1516]-6.75;2)" office:value-type="float" office:value="0.0630776210024127" calcext:value-type="float">
            <text:p>0.063077621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780513" calcext:value-type="float">
            <text:p>6.780513</text:p>
          </table:table-cell>
          <table:table-cell office:value-type="float" office:value="6.4967075106" calcext:value-type="float">
            <text:p>6.4967075106</text:p>
          </table:table-cell>
          <table:table-cell table:formula="of:=POWER([.C1517]-6.75;2)" office:value-type="float" office:value="0.064157085186449" calcext:value-type="float">
            <text:p>0.0641570852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801654" calcext:value-type="float">
            <text:p>6.801654</text:p>
          </table:table-cell>
          <table:table-cell office:value-type="float" office:value="6.494869734" calcext:value-type="float">
            <text:p>6.494869734</text:p>
          </table:table-cell>
          <table:table-cell table:formula="of:=POWER([.C1518]-6.75;2)" office:value-type="float" office:value="0.0650914526292308" calcext:value-type="float">
            <text:p>0.0650914526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83199" calcext:value-type="float">
            <text:p>6.83199</text:p>
          </table:table-cell>
          <table:table-cell office:value-type="float" office:value="6.4931455106" calcext:value-type="float">
            <text:p>6.4931455106</text:p>
          </table:table-cell>
          <table:table-cell table:formula="of:=POWER([.C1519]-6.75;2)" office:value-type="float" office:value="0.0659742287249348" calcext:value-type="float">
            <text:p>0.0659742287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865414" calcext:value-type="float">
            <text:p>6.865414</text:p>
          </table:table-cell>
          <table:table-cell office:value-type="float" office:value="6.4913337872" calcext:value-type="float">
            <text:p>6.4913337872</text:p>
          </table:table-cell>
          <table:table-cell table:formula="of:=POWER([.C1520]-6.75;2)" office:value-type="float" office:value="0.0669082096442947" calcext:value-type="float">
            <text:p>0.0669082096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894201" calcext:value-type="float">
            <text:p>6.894201</text:p>
          </table:table-cell>
          <table:table-cell office:value-type="float" office:value="6.4892831809" calcext:value-type="float">
            <text:p>6.4892831809</text:p>
          </table:table-cell>
          <table:table-cell table:formula="of:=POWER([.C1521]-6.75;2)" office:value-type="float" office:value="0.067973259761622" calcext:value-type="float">
            <text:p>0.0679732598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911426" calcext:value-type="float">
            <text:p>6.911426</text:p>
          </table:table-cell>
          <table:table-cell office:value-type="float" office:value="6.4869409362" calcext:value-type="float">
            <text:p>6.4869409362</text:p>
          </table:table-cell>
          <table:table-cell table:formula="of:=POWER([.C1522]-6.75;2)" office:value-type="float" office:value="0.0692000710473325" calcext:value-type="float">
            <text:p>0.069200071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913163" calcext:value-type="float">
            <text:p>6.913163</text:p>
          </table:table-cell>
          <table:table-cell office:value-type="float" office:value="6.4843753511" calcext:value-type="float">
            <text:p>6.4843753511</text:p>
          </table:table-cell>
          <table:table-cell table:formula="of:=POWER([.C1523]-6.75;2)" office:value-type="float" office:value="0.0705564541032484" calcext:value-type="float">
            <text:p>0.0705564541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89945" calcext:value-type="float">
            <text:p>6.89945</text:p>
          </table:table-cell>
          <table:table-cell office:value-type="float" office:value="6.4817670745" calcext:value-type="float">
            <text:p>6.4817670745</text:p>
          </table:table-cell>
          <table:table-cell table:formula="of:=POWER([.C1524]-6.75;2)" office:value-type="float" office:value="0.0719489023222883" calcext:value-type="float">
            <text:p>0.0719489023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873757" calcext:value-type="float">
            <text:p>6.873757</text:p>
          </table:table-cell>
          <table:table-cell office:value-type="float" office:value="6.4793688511" calcext:value-type="float">
            <text:p>6.4793688511</text:p>
          </table:table-cell>
          <table:table-cell table:formula="of:=POWER([.C1525]-6.75;2)" office:value-type="float" office:value="0.0732412187549338" calcext:value-type="float">
            <text:p>0.0732412188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841516" calcext:value-type="float">
            <text:p>6.841516</text:p>
          </table:table-cell>
          <table:table-cell office:value-type="float" office:value="6.4774389149" calcext:value-type="float">
            <text:p>6.4774389149</text:p>
          </table:table-cell>
          <table:table-cell table:formula="of:=POWER([.C1526]-6.75;2)" office:value-type="float" office:value="0.0742895451108892" calcext:value-type="float">
            <text:p>0.0742895451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80859" calcext:value-type="float">
            <text:p>6.80859</text:p>
          </table:table-cell>
          <table:table-cell office:value-type="float" office:value="6.4761630532" calcext:value-type="float">
            <text:p>6.4761630532</text:p>
          </table:table-cell>
          <table:table-cell table:formula="of:=POWER([.C1527]-6.75;2)" office:value-type="float" office:value="0.0749866734327462" calcext:value-type="float">
            <text:p>0.0749866734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780151" calcext:value-type="float">
            <text:p>6.780151</text:p>
          </table:table-cell>
          <table:table-cell office:value-type="float" office:value="6.4755913723" calcext:value-type="float">
            <text:p>6.4755913723</text:p>
          </table:table-cell>
          <table:table-cell table:formula="of:=POWER([.C1528]-6.75;2)" office:value-type="float" office:value="0.0753000949561971" calcext:value-type="float">
            <text:p>0.075300095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759952" calcext:value-type="float">
            <text:p>6.759952</text:p>
          </table:table-cell>
          <table:table-cell office:value-type="float" office:value="6.4756170426" calcext:value-type="float">
            <text:p>6.4756170426</text:p>
          </table:table-cell>
          <table:table-cell table:formula="of:=POWER([.C1529]-6.75;2)" office:value-type="float" office:value="0.0752860073115704" calcext:value-type="float">
            <text:p>0.0752860073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749771" calcext:value-type="float">
            <text:p>6.749771</text:p>
          </table:table-cell>
          <table:table-cell office:value-type="float" office:value="6.4760101489" calcext:value-type="float">
            <text:p>6.4760101489</text:p>
          </table:table-cell>
          <table:table-cell table:formula="of:=POWER([.C1530]-6.75;2)" office:value-type="float" office:value="0.0750704385058" calcext:value-type="float">
            <text:p>0.0750704385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74908" calcext:value-type="float">
            <text:p>6.74908</text:p>
          </table:table-cell>
          <table:table-cell office:value-type="float" office:value="6.4764960319" calcext:value-type="float">
            <text:p>6.4764960319</text:p>
          </table:table-cell>
          <table:table-cell table:formula="of:=POWER([.C1531]-6.75;2)" office:value-type="float" office:value="0.0748044205664458" calcext:value-type="float">
            <text:p>0.0748044206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755224" calcext:value-type="float">
            <text:p>6.755224</text:p>
          </table:table-cell>
          <table:table-cell office:value-type="float" office:value="6.4768471277" calcext:value-type="float">
            <text:p>6.4768471277</text:p>
          </table:table-cell>
          <table:table-cell table:formula="of:=POWER([.C1532]-6.75;2)" office:value-type="float" office:value="0.07461249164574" calcext:value-type="float">
            <text:p>0.0746124916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764231" calcext:value-type="float">
            <text:p>6.764231</text:p>
          </table:table-cell>
          <table:table-cell office:value-type="float" office:value="6.4769506915" calcext:value-type="float">
            <text:p>6.4769506915</text:p>
          </table:table-cell>
          <table:table-cell table:formula="of:=POWER([.C1533]-6.75;2)" office:value-type="float" office:value="0.0745559248723282" calcext:value-type="float">
            <text:p>0.0745559249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771931" calcext:value-type="float">
            <text:p>6.771931</text:p>
          </table:table-cell>
          <table:table-cell office:value-type="float" office:value="6.4768278511" calcext:value-type="float">
            <text:p>6.4768278511</text:p>
          </table:table-cell>
          <table:table-cell table:formula="of:=POWER([.C1534]-6.75;2)" office:value-type="float" office:value="0.0746230229346436" calcext:value-type="float">
            <text:p>0.0746230229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77489" calcext:value-type="float">
            <text:p>6.77489</text:p>
          </table:table-cell>
          <table:table-cell office:value-type="float" office:value="6.4766050638" calcext:value-type="float">
            <text:p>6.4766050638</text:p>
          </table:table-cell>
          <table:table-cell table:formula="of:=POWER([.C1535]-6.75;2)" office:value-type="float" office:value="0.074744791139802" calcext:value-type="float">
            <text:p>0.0747447911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770917" calcext:value-type="float">
            <text:p>6.770917</text:p>
          </table:table-cell>
          <table:table-cell office:value-type="float" office:value="6.4764618298" calcext:value-type="float">
            <text:p>6.4764618298</text:p>
          </table:table-cell>
          <table:table-cell table:formula="of:=POWER([.C1536]-6.75;2)" office:value-type="float" office:value="0.0748231305563643" calcext:value-type="float">
            <text:p>0.0748231306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759274" calcext:value-type="float">
            <text:p>6.759274</text:p>
          </table:table-cell>
          <table:table-cell office:value-type="float" office:value="6.4765816596" calcext:value-type="float">
            <text:p>6.4765816596</text:p>
          </table:table-cell>
          <table:table-cell table:formula="of:=POWER([.C1537]-6.75;2)" office:value-type="float" office:value="0.0747575888670903" calcext:value-type="float">
            <text:p>0.0747575889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740707" calcext:value-type="float">
            <text:p>6.740707</text:p>
          </table:table-cell>
          <table:table-cell office:value-type="float" office:value="6.4771185426" calcext:value-type="float">
            <text:p>6.4771185426</text:p>
          </table:table-cell>
          <table:table-cell table:formula="of:=POWER([.C1538]-6.75;2)" office:value-type="float" office:value="0.0744642897927478" calcext:value-type="float">
            <text:p>0.0744642898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717287" calcext:value-type="float">
            <text:p>6.717287</text:p>
          </table:table-cell>
          <table:table-cell office:value-type="float" office:value="6.4781750213" calcext:value-type="float">
            <text:p>6.4781750213</text:p>
          </table:table-cell>
          <table:table-cell table:formula="of:=POWER([.C1539]-6.75;2)" office:value-type="float" office:value="0.0738888190452553" calcext:value-type="float">
            <text:p>0.073888819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691905" calcext:value-type="float">
            <text:p>6.691905</text:p>
          </table:table-cell>
          <table:table-cell office:value-type="float" office:value="6.4797844894" calcext:value-type="float">
            <text:p>6.4797844894</text:p>
          </table:table-cell>
          <table:table-cell table:formula="of:=POWER([.C1540]-6.75;2)" office:value-type="float" office:value="0.0730164221688187" calcext:value-type="float">
            <text:p>0.0730164222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66749" calcext:value-type="float">
            <text:p>6.66749</text:p>
          </table:table-cell>
          <table:table-cell office:value-type="float" office:value="6.481899234" calcext:value-type="float">
            <text:p>6.481899234</text:p>
          </table:table-cell>
          <table:table-cell table:formula="of:=POWER([.C1541]-6.75;2)" office:value-type="float" office:value="0.0718780207297867" calcext:value-type="float">
            <text:p>0.0718780207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646171" calcext:value-type="float">
            <text:p>6.646171</text:p>
          </table:table-cell>
          <table:table-cell office:value-type="float" office:value="6.484393883" calcext:value-type="float">
            <text:p>6.484393883</text:p>
          </table:table-cell>
          <table:table-cell table:formula="of:=POWER([.C1542]-6.75;2)" office:value-type="float" office:value="0.0705466093878176" calcext:value-type="float">
            <text:p>0.0705466094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628608" calcext:value-type="float">
            <text:p>6.628608</text:p>
          </table:table-cell>
          <table:table-cell office:value-type="float" office:value="6.4870928511" calcext:value-type="float">
            <text:p>6.4870928511</text:p>
          </table:table-cell>
          <table:table-cell table:formula="of:=POWER([.C1543]-6.75;2)" office:value-type="float" office:value="0.0691201689427268" calcext:value-type="float">
            <text:p>0.0691201689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613588" calcext:value-type="float">
            <text:p>6.613588</text:p>
          </table:table-cell>
          <table:table-cell office:value-type="float" office:value="6.4898202979" calcext:value-type="float">
            <text:p>6.4898202979</text:p>
          </table:table-cell>
          <table:table-cell table:formula="of:=POWER([.C1544]-6.75;2)" office:value-type="float" office:value="0.0676934773848449" calcext:value-type="float">
            <text:p>0.0676934774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59807" calcext:value-type="float">
            <text:p>6.59807</text:p>
          </table:table-cell>
          <table:table-cell office:value-type="float" office:value="6.4924596596" calcext:value-type="float">
            <text:p>6.4924596596</text:p>
          </table:table-cell>
          <table:table-cell table:formula="of:=POWER([.C1545]-6.75;2)" office:value-type="float" office:value="0.066327026933348" calcext:value-type="float">
            <text:p>0.0663270269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577992" calcext:value-type="float">
            <text:p>6.577992</text:p>
          </table:table-cell>
          <table:table-cell office:value-type="float" office:value="6.4950020319" calcext:value-type="float">
            <text:p>6.4950020319</text:p>
          </table:table-cell>
          <table:table-cell table:formula="of:=POWER([.C1546]-6.75;2)" office:value-type="float" office:value="0.0650239637351284" calcext:value-type="float">
            <text:p>0.0650239637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550015" calcext:value-type="float">
            <text:p>6.550015</text:p>
          </table:table-cell>
          <table:table-cell office:value-type="float" office:value="6.4975614255" calcext:value-type="float">
            <text:p>6.4975614255</text:p>
          </table:table-cell>
          <table:table-cell table:formula="of:=POWER([.C1547]-6.75;2)" office:value-type="float" office:value="0.0637252338955921" calcext:value-type="float">
            <text:p>0.0637252339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51367" calcext:value-type="float">
            <text:p>6.51367</text:p>
          </table:table-cell>
          <table:table-cell office:value-type="float" office:value="6.5003425106" calcext:value-type="float">
            <text:p>6.5003425106</text:p>
          </table:table-cell>
          <table:table-cell table:formula="of:=POWER([.C1548]-6.75;2)" office:value-type="float" office:value="0.0623288620135109" calcext:value-type="float">
            <text:p>0.062328862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472726" calcext:value-type="float">
            <text:p>6.472726</text:p>
          </table:table-cell>
          <table:table-cell office:value-type="float" office:value="6.5035647872" calcext:value-type="float">
            <text:p>6.5035647872</text:p>
          </table:table-cell>
          <table:table-cell table:formula="of:=POWER([.C1549]-6.75;2)" office:value-type="float" office:value="0.0607303141077812" calcext:value-type="float">
            <text:p>0.0607303141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434583" calcext:value-type="float">
            <text:p>6.434583</text:p>
          </table:table-cell>
          <table:table-cell office:value-type="float" office:value="6.5073695638" calcext:value-type="float">
            <text:p>6.5073695638</text:p>
          </table:table-cell>
          <table:table-cell table:formula="of:=POWER([.C1550]-6.75;2)" office:value-type="float" office:value="0.0588695285706022" calcext:value-type="float">
            <text:p>0.0588695286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407546" calcext:value-type="float">
            <text:p>6.407546</text:p>
          </table:table-cell>
          <table:table-cell office:value-type="float" office:value="6.5117503723" calcext:value-type="float">
            <text:p>6.5117503723</text:p>
          </table:table-cell>
          <table:table-cell table:formula="of:=POWER([.C1551]-6.75;2)" office:value-type="float" office:value="0.0567628850991887" calcext:value-type="float">
            <text:p>0.0567628851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397219" calcext:value-type="float">
            <text:p>6.397219</text:p>
          </table:table-cell>
          <table:table-cell office:value-type="float" office:value="6.5165412766" calcext:value-type="float">
            <text:p>6.5165412766</text:p>
          </table:table-cell>
          <table:table-cell table:formula="of:=POWER([.C1552]-6.75;2)" office:value-type="float" office:value="0.0545029755315577" calcext:value-type="float">
            <text:p>0.0545029755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404118" calcext:value-type="float">
            <text:p>6.404118</text:p>
          </table:table-cell>
          <table:table-cell office:value-type="float" office:value="6.5214708404" calcext:value-type="float">
            <text:p>6.5214708404</text:p>
          </table:table-cell>
          <table:table-cell table:formula="of:=POWER([.C1553]-6.75;2)" office:value-type="float" office:value="0.0522255767874822" calcext:value-type="float">
            <text:p>0.0522255768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423931" calcext:value-type="float">
            <text:p>6.423931</text:p>
          </table:table-cell>
          <table:table-cell office:value-type="float" office:value="6.5262547447" calcext:value-type="float">
            <text:p>6.5262547447</text:p>
          </table:table-cell>
          <table:table-cell table:formula="of:=POWER([.C1554]-6.75;2)" office:value-type="float" office:value="0.0500619392692621" calcext:value-type="float">
            <text:p>0.0500619393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45009" calcext:value-type="float">
            <text:p>6.45009</text:p>
          </table:table-cell>
          <table:table-cell office:value-type="float" office:value="6.5306795957" calcext:value-type="float">
            <text:p>6.5306795957</text:p>
          </table:table-cell>
          <table:table-cell table:formula="of:=POWER([.C1555]-6.75;2)" office:value-type="float" office:value="0.0481014397423156" calcext:value-type="float">
            <text:p>0.0481014397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476598" calcext:value-type="float">
            <text:p>6.476598</text:p>
          </table:table-cell>
          <table:table-cell office:value-type="float" office:value="6.5346391383" calcext:value-type="float">
            <text:p>6.5346391383</text:p>
          </table:table-cell>
          <table:table-cell table:formula="of:=POWER([.C1556]-6.75;2)" office:value-type="float" office:value="0.0463803007521664" calcext:value-type="float">
            <text:p>0.0463803008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498849" calcext:value-type="float">
            <text:p>6.498849</text:p>
          </table:table-cell>
          <table:table-cell office:value-type="float" office:value="6.5381189574" calcext:value-type="float">
            <text:p>6.5381189574</text:p>
          </table:table-cell>
          <table:table-cell table:formula="of:=POWER([.C1557]-6.75;2)" office:value-type="float" office:value="0.044893576213263" calcext:value-type="float">
            <text:p>0.0448935762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51166" calcext:value-type="float">
            <text:p>6.51166</text:p>
          </table:table-cell>
          <table:table-cell office:value-type="float" office:value="6.5411632553" calcext:value-type="float">
            <text:p>6.5411632553</text:p>
          </table:table-cell>
          <table:table-cell table:formula="of:=POWER([.C1558]-6.75;2)" office:value-type="float" office:value="0.043612785936893" calcext:value-type="float">
            <text:p>0.0436127859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506262" calcext:value-type="float">
            <text:p>6.506262</text:p>
          </table:table-cell>
          <table:table-cell office:value-type="float" office:value="6.5438696596" calcext:value-type="float">
            <text:p>6.5438696596</text:p>
          </table:table-cell>
          <table:table-cell table:formula="of:=POWER([.C1559]-6.75;2)" office:value-type="float" office:value="0.0424897172334197" calcext:value-type="float">
            <text:p>0.0424897172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469784" calcext:value-type="float">
            <text:p>6.469784</text:p>
          </table:table-cell>
          <table:table-cell office:value-type="float" office:value="6.546431" calcext:value-type="float">
            <text:p>6.546431</text:p>
          </table:table-cell>
          <table:table-cell table:formula="of:=POWER([.C1560]-6.75;2)" office:value-type="float" office:value="0.041440337761" calcext:value-type="float">
            <text:p>0.0414403378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389937" calcext:value-type="float">
            <text:p>6.389937</text:p>
          </table:table-cell>
          <table:table-cell office:value-type="float" office:value="6.5491909894" calcext:value-type="float">
            <text:p>6.5491909894</text:p>
          </table:table-cell>
          <table:table-cell table:formula="of:=POWER([.C1561]-6.75;2)" office:value-type="float" office:value="0.0403242587381511" calcext:value-type="float">
            <text:p>0.0403242587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264144" calcext:value-type="float">
            <text:p>6.264144</text:p>
          </table:table-cell>
          <table:table-cell office:value-type="float" office:value="6.5526440213" calcext:value-type="float">
            <text:p>6.5526440213</text:p>
          </table:table-cell>
          <table:table-cell table:formula="of:=POWER([.C1562]-6.75;2)" office:value-type="float" office:value="0.0389493823286349" calcext:value-type="float">
            <text:p>0.0389493823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108453" calcext:value-type="float">
            <text:p>6.108453</text:p>
          </table:table-cell>
          <table:table-cell office:value-type="float" office:value="6.5573217447" calcext:value-type="float">
            <text:p>6.5573217447</text:p>
          </table:table-cell>
          <table:table-cell table:formula="of:=POWER([.C1563]-6.75;2)" office:value-type="float" office:value="0.0371249100654519" calcext:value-type="float">
            <text:p>0.0371249101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5.959495" calcext:value-type="float">
            <text:p>5.959495</text:p>
          </table:table-cell>
          <table:table-cell office:value-type="float" office:value="6.5635720851" calcext:value-type="float">
            <text:p>6.5635720851</text:p>
          </table:table-cell>
          <table:table-cell table:formula="of:=POWER([.C1564]-6.75;2)" office:value-type="float" office:value="0.0347553674539618" calcext:value-type="float">
            <text:p>0.0347553675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5.864176" calcext:value-type="float">
            <text:p>5.864176</text:p>
          </table:table-cell>
          <table:table-cell office:value-type="float" office:value="6.5713186596" calcext:value-type="float">
            <text:p>6.5713186596</text:p>
          </table:table-cell>
          <table:table-cell table:formula="of:=POWER([.C1565]-6.75;2)" office:value-type="float" office:value="0.0319270214071406" calcext:value-type="float">
            <text:p>0.0319270214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5.858447" calcext:value-type="float">
            <text:p>5.858447</text:p>
          </table:table-cell>
          <table:table-cell office:value-type="float" office:value="6.5799449894" calcext:value-type="float">
            <text:p>6.5799449894</text:p>
          </table:table-cell>
          <table:table-cell table:formula="of:=POWER([.C1566]-6.75;2)" office:value-type="float" office:value="0.028918706630166" calcext:value-type="float">
            <text:p>0.0289187066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.947614" calcext:value-type="float">
            <text:p>5.947614</text:p>
          </table:table-cell>
          <table:table-cell office:value-type="float" office:value="6.5884240106" calcext:value-type="float">
            <text:p>6.5884240106</text:p>
          </table:table-cell>
          <table:table-cell table:formula="of:=POWER([.C1567]-6.75;2)" office:value-type="float" office:value="0.026106800350589" calcext:value-type="float">
            <text:p>0.0261068004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104062" calcext:value-type="float">
            <text:p>6.104062</text:p>
          </table:table-cell>
          <table:table-cell office:value-type="float" office:value="6.595669234" calcext:value-type="float">
            <text:p>6.595669234</text:p>
          </table:table-cell>
          <table:table-cell table:formula="of:=POWER([.C1568]-6.75;2)" office:value-type="float" office:value="0.0238179853341468" calcext:value-type="float">
            <text:p>0.0238179853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283838" calcext:value-type="float">
            <text:p>6.283838</text:p>
          </table:table-cell>
          <table:table-cell office:value-type="float" office:value="6.600909734" calcext:value-type="float">
            <text:p>6.600909734</text:p>
          </table:table-cell>
          <table:table-cell table:formula="of:=POWER([.C1569]-6.75;2)" office:value-type="float" office:value="0.0222279074159507" calcext:value-type="float">
            <text:p>0.0222279074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447314" calcext:value-type="float">
            <text:p>6.447314</text:p>
          </table:table-cell>
          <table:table-cell office:value-type="float" office:value="6.6038784043" calcext:value-type="float">
            <text:p>6.6038784043</text:p>
          </table:table-cell>
          <table:table-cell table:formula="of:=POWER([.C1570]-6.75;2)" office:value-type="float" office:value="0.0213515207299144" calcext:value-type="float">
            <text:p>0.0213515207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570537" calcext:value-type="float">
            <text:p>6.570537</text:p>
          </table:table-cell>
          <table:table-cell office:value-type="float" office:value="6.6047670745" calcext:value-type="float">
            <text:p>6.6047670745</text:p>
          </table:table-cell>
          <table:table-cell table:formula="of:=POWER([.C1571]-6.75;2)" office:value-type="float" office:value="0.0210926026492886" calcext:value-type="float">
            <text:p>0.0210926026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64494" calcext:value-type="float">
            <text:p>6.64494</text:p>
          </table:table-cell>
          <table:table-cell office:value-type="float" office:value="6.6040515638" calcext:value-type="float">
            <text:p>6.6040515638</text:p>
          </table:table-cell>
          <table:table-cell table:formula="of:=POWER([.C1572]-6.75;2)" office:value-type="float" office:value="0.0213009460292256" calcext:value-type="float">
            <text:p>0.021300946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670121" calcext:value-type="float">
            <text:p>6.670121</text:p>
          </table:table-cell>
          <table:table-cell office:value-type="float" office:value="6.6023164574" calcext:value-type="float">
            <text:p>6.6023164574</text:p>
          </table:table-cell>
          <table:table-cell table:formula="of:=POWER([.C1573]-6.75;2)" office:value-type="float" office:value="0.0218104287548861" calcext:value-type="float">
            <text:p>0.0218104288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645234" calcext:value-type="float">
            <text:p>6.645234</text:p>
          </table:table-cell>
          <table:table-cell office:value-type="float" office:value="6.600157383" calcext:value-type="float">
            <text:p>6.600157383</text:p>
          </table:table-cell>
          <table:table-cell table:formula="of:=POWER([.C1574]-6.75;2)" office:value-type="float" office:value="0.0224528098694087" calcext:value-type="float">
            <text:p>0.0224528099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561747" calcext:value-type="float">
            <text:p>6.561747</text:p>
          </table:table-cell>
          <table:table-cell office:value-type="float" office:value="6.5981755957" calcext:value-type="float">
            <text:p>6.5981755957</text:p>
          </table:table-cell>
          <table:table-cell table:formula="of:=POWER([.C1575]-6.75;2)" office:value-type="float" office:value="0.0230506497410499" calcext:value-type="float">
            <text:p>0.0230506497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393942" calcext:value-type="float">
            <text:p>6.393942</text:p>
          </table:table-cell>
          <table:table-cell office:value-type="float" office:value="6.5970501596" calcext:value-type="float">
            <text:p>6.5970501596</text:p>
          </table:table-cell>
          <table:table-cell table:formula="of:=POWER([.C1576]-6.75;2)" office:value-type="float" office:value="0.0233936536783854" calcext:value-type="float">
            <text:p>0.0233936537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061616" calcext:value-type="float">
            <text:p>6.061616</text:p>
          </table:table-cell>
          <table:table-cell office:value-type="float" office:value="6.5977140957" calcext:value-type="float">
            <text:p>6.5977140957</text:p>
          </table:table-cell>
          <table:table-cell table:formula="of:=POWER([.C1577]-6.75;2)" office:value-type="float" office:value="0.0231909966484688" calcext:value-type="float">
            <text:p>0.0231909966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.11953" calcext:value-type="float">
            <text:p>5.11953</text:p>
          </table:table-cell>
          <table:table-cell office:value-type="float" office:value="6.6019335" calcext:value-type="float">
            <text:p>6.6019335</text:p>
          </table:table-cell>
          <table:table-cell table:formula="of:=POWER([.C1578]-6.75;2)" office:value-type="float" office:value="0.0219236884222499" calcext:value-type="float">
            <text:p>0.0219236884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5.11953" calcext:value-type="float">
            <text:p>5.11953</text:p>
          </table:table-cell>
          <table:table-cell office:value-type="float" office:value="6.6161949787" calcext:value-type="float">
            <text:p>6.6161949787</text:p>
          </table:table-cell>
          <table:table-cell table:formula="of:=POWER([.C1579]-6.75;2)" office:value-type="float" office:value="0.0179037837250934" calcext:value-type="float">
            <text:p>0.0179037837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.82115" calcext:value-type="float">
            <text:p>7.82115</text:p>
          </table:table-cell>
          <table:table-cell office:value-type="float" office:value="6.6304604894" calcext:value-type="float">
            <text:p>6.6304604894</text:p>
          </table:table-cell>
          <table:table-cell table:formula="of:=POWER([.C1580]-6.75;2)" office:value-type="float" office:value="0.0142896945944875" calcext:value-type="float">
            <text:p>0.0142896946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7.057286" calcext:value-type="float">
            <text:p>7.057286</text:p>
          </table:table-cell>
          <table:table-cell office:value-type="float" office:value="6.6159477447" calcext:value-type="float">
            <text:p>6.6159477447</text:p>
          </table:table-cell>
          <table:table-cell table:formula="of:=POWER([.C1581]-6.75;2)" office:value-type="float" office:value="0.0179700071510165" calcext:value-type="float">
            <text:p>0.0179700072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736219" calcext:value-type="float">
            <text:p>6.736219</text:p>
          </table:table-cell>
          <table:table-cell office:value-type="float" office:value="6.6094412766" calcext:value-type="float">
            <text:p>6.6094412766</text:p>
          </table:table-cell>
          <table:table-cell table:formula="of:=POWER([.C1582]-6.75;2)" office:value-type="float" office:value="0.0197567547238377" calcext:value-type="float">
            <text:p>0.0197567547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549552" calcext:value-type="float">
            <text:p>6.549552</text:p>
          </table:table-cell>
          <table:table-cell office:value-type="float" office:value="6.6061077128" calcext:value-type="float">
            <text:p>6.6061077128</text:p>
          </table:table-cell>
          <table:table-cell table:formula="of:=POWER([.C1583]-6.75;2)" office:value-type="float" office:value="0.0207049903156473" calcext:value-type="float">
            <text:p>0.0207049903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431099" calcext:value-type="float">
            <text:p>6.431099</text:p>
          </table:table-cell>
          <table:table-cell office:value-type="float" office:value="6.6043882766" calcext:value-type="float">
            <text:p>6.6043882766</text:p>
          </table:table-cell>
          <table:table-cell table:formula="of:=POWER([.C1584]-6.75;2)" office:value-type="float" office:value="0.0212027739915181" calcext:value-type="float">
            <text:p>0.021202774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354128" calcext:value-type="float">
            <text:p>6.354128</text:p>
          </table:table-cell>
          <table:table-cell office:value-type="float" office:value="6.603487383" calcext:value-type="float">
            <text:p>6.603487383</text:p>
          </table:table-cell>
          <table:table-cell table:formula="of:=POWER([.C1585]-6.75;2)" office:value-type="float" office:value="0.0214659469401887" calcext:value-type="float">
            <text:p>0.0214659469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303465" calcext:value-type="float">
            <text:p>6.303465</text:p>
          </table:table-cell>
          <table:table-cell office:value-type="float" office:value="6.603017766" calcext:value-type="float">
            <text:p>6.603017766</text:p>
          </table:table-cell>
          <table:table-cell table:formula="of:=POWER([.C1586]-6.75;2)" office:value-type="float" office:value="0.0216037771116308" calcext:value-type="float">
            <text:p>0.0216037771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270011" calcext:value-type="float">
            <text:p>6.270011</text:p>
          </table:table-cell>
          <table:table-cell office:value-type="float" office:value="6.6028970638" calcext:value-type="float">
            <text:p>6.6028970638</text:p>
          </table:table-cell>
          <table:table-cell table:formula="of:=POWER([.C1587]-6.75;2)" office:value-type="float" office:value="0.0216392738386611" calcext:value-type="float">
            <text:p>0.0216392738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249109" calcext:value-type="float">
            <text:p>6.249109</text:p>
          </table:table-cell>
          <table:table-cell office:value-type="float" office:value="6.6032305745" calcext:value-type="float">
            <text:p>6.6032305745</text:p>
          </table:table-cell>
          <table:table-cell table:formula="of:=POWER([.C1588]-6.75;2)" office:value-type="float" office:value="0.0215412642615999" calcext:value-type="float">
            <text:p>0.0215412643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239074" calcext:value-type="float">
            <text:p>6.239074</text:p>
          </table:table-cell>
          <table:table-cell office:value-type="float" office:value="6.6041548511" calcext:value-type="float">
            <text:p>6.6041548511</text:p>
          </table:table-cell>
          <table:table-cell table:formula="of:=POWER([.C1589]-6.75;2)" office:value-type="float" office:value="0.0212708074576633" calcext:value-type="float">
            <text:p>0.0212708075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239453" calcext:value-type="float">
            <text:p>6.239453</text:p>
          </table:table-cell>
          <table:table-cell office:value-type="float" office:value="6.6056918404" calcext:value-type="float">
            <text:p>6.6056918404</text:p>
          </table:table-cell>
          <table:table-cell table:formula="of:=POWER([.C1590]-6.75;2)" office:value-type="float" office:value="0.0208248449271389" calcext:value-type="float">
            <text:p>0.020824844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249369" calcext:value-type="float">
            <text:p>6.249369</text:p>
          </table:table-cell>
          <table:table-cell office:value-type="float" office:value="6.6076686489" calcext:value-type="float">
            <text:p>6.6076686489</text:p>
          </table:table-cell>
          <table:table-cell table:formula="of:=POWER([.C1591]-6.75;2)" office:value-type="float" office:value="0.0202582135059515" calcext:value-type="float">
            <text:p>0.0202582135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26637" calcext:value-type="float">
            <text:p>6.26637</text:p>
          </table:table-cell>
          <table:table-cell office:value-type="float" office:value="6.6097232234" calcext:value-type="float">
            <text:p>6.6097232234</text:p>
          </table:table-cell>
          <table:table-cell table:formula="of:=POWER([.C1592]-6.75;2)" office:value-type="float" office:value="0.0196775740532864" calcext:value-type="float">
            <text:p>0.0196775741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286231" calcext:value-type="float">
            <text:p>6.286231</text:p>
          </table:table-cell>
          <table:table-cell office:value-type="float" office:value="6.6113797128" calcext:value-type="float">
            <text:p>6.6113797128</text:p>
          </table:table-cell>
          <table:table-cell table:formula="of:=POWER([.C1593]-6.75;2)" office:value-type="float" office:value="0.0192155840234105" calcext:value-type="float">
            <text:p>0.019215584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304038" calcext:value-type="float">
            <text:p>6.304038</text:p>
          </table:table-cell>
          <table:table-cell office:value-type="float" office:value="6.6121593723" calcext:value-type="float">
            <text:p>6.6121593723</text:p>
          </table:table-cell>
          <table:table-cell table:formula="of:=POWER([.C1594]-6.75;2)" office:value-type="float" office:value="0.0190000386447301" calcext:value-type="float">
            <text:p>0.0190000386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316282" calcext:value-type="float">
            <text:p>6.316282</text:p>
          </table:table-cell>
          <table:table-cell office:value-type="float" office:value="6.6116908298" calcext:value-type="float">
            <text:p>6.6116908298</text:p>
          </table:table-cell>
          <table:table-cell table:formula="of:=POWER([.C1595]-6.75;2)" office:value-type="float" office:value="0.0191294265614127" calcext:value-type="float">
            <text:p>0.0191294266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322852" calcext:value-type="float">
            <text:p>6.322852</text:p>
          </table:table-cell>
          <table:table-cell office:value-type="float" office:value="6.6097874574" calcext:value-type="float">
            <text:p>6.6097874574</text:p>
          </table:table-cell>
          <table:table-cell table:formula="of:=POWER([.C1596]-6.75;2)" office:value-type="float" office:value="0.0196595571023567" calcext:value-type="float">
            <text:p>0.0196595571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327497" calcext:value-type="float">
            <text:p>6.327497</text:p>
          </table:table-cell>
          <table:table-cell office:value-type="float" office:value="6.6064649681" calcext:value-type="float">
            <text:p>6.6064649681</text:p>
          </table:table-cell>
          <table:table-cell table:formula="of:=POWER([.C1597]-6.75;2)" office:value-type="float" office:value="0.020602305382534" calcext:value-type="float">
            <text:p>0.0206023054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336039" calcext:value-type="float">
            <text:p>6.336039</text:p>
          </table:table-cell>
          <table:table-cell office:value-type="float" office:value="6.6018823191" calcext:value-type="float">
            <text:p>6.6018823191</text:p>
          </table:table-cell>
          <table:table-cell table:formula="of:=POWER([.C1598]-6.75;2)" office:value-type="float" office:value="0.0219388473951944" calcext:value-type="float">
            <text:p>0.0219388474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353087" calcext:value-type="float">
            <text:p>6.353087</text:p>
          </table:table-cell>
          <table:table-cell office:value-type="float" office:value="6.5962068404" calcext:value-type="float">
            <text:p>6.5962068404</text:p>
          </table:table-cell>
          <table:table-cell table:formula="of:=POWER([.C1599]-6.75;2)" office:value-type="float" office:value="0.0236523359397511" calcext:value-type="float">
            <text:p>0.0236523359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379187" calcext:value-type="float">
            <text:p>6.379187</text:p>
          </table:table-cell>
          <table:table-cell office:value-type="float" office:value="6.589418766" calcext:value-type="float">
            <text:p>6.589418766</text:p>
          </table:table-cell>
          <table:table-cell table:formula="of:=POWER([.C1600]-6.75;2)" office:value-type="float" office:value="0.0257863327129629" calcext:value-type="float">
            <text:p>0.0257863327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410217" calcext:value-type="float">
            <text:p>6.410217</text:p>
          </table:table-cell>
          <table:table-cell office:value-type="float" office:value="6.5810043511" calcext:value-type="float">
            <text:p>6.5810043511</text:p>
          </table:table-cell>
          <table:table-cell table:formula="of:=POWER([.C1601]-6.75;2)" office:value-type="float" office:value="0.0285595293471321" calcext:value-type="float">
            <text:p>0.0285595293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439392" calcext:value-type="float">
            <text:p>6.439392</text:p>
          </table:table-cell>
          <table:table-cell office:value-type="float" office:value="6.5688211064" calcext:value-type="float">
            <text:p>6.5688211064</text:p>
          </table:table-cell>
          <table:table-cell table:formula="of:=POWER([.C1602]-6.75;2)" office:value-type="float" office:value="0.0328257914861202" calcext:value-type="float">
            <text:p>0.0328257915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46068" calcext:value-type="float">
            <text:p>6.46068</text:p>
          </table:table-cell>
          <table:table-cell office:value-type="float" office:value="6.5141309255" calcext:value-type="float">
            <text:p>6.5141309255</text:p>
          </table:table-cell>
          <table:table-cell table:formula="of:=POWER([.C1603]-6.75;2)" office:value-type="float" office:value="0.0556342203054866" calcext:value-type="float">
            <text:p>0.0556342203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47177" calcext:value-type="float">
            <text:p>6.47177</text:p>
          </table:table-cell>
          <table:table-cell office:value-type="float" office:value="6.5205633723" calcext:value-type="float">
            <text:p>6.5205633723</text:p>
          </table:table-cell>
          <table:table-cell table:formula="of:=POWER([.C1604]-6.75;2)" office:value-type="float" office:value="0.0526411661303485" calcext:value-type="float">
            <text:p>0.0526411661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475229" calcext:value-type="float">
            <text:p>6.475229</text:p>
          </table:table-cell>
          <table:table-cell office:value-type="float" office:value="6.5197240532" calcext:value-type="float">
            <text:p>6.5197240532</text:p>
          </table:table-cell>
          <table:table-cell table:formula="of:=POWER([.C1605]-6.75;2)" office:value-type="float" office:value="0.0530270116746364" calcext:value-type="float">
            <text:p>0.0530270117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477375" calcext:value-type="float">
            <text:p>6.477375</text:p>
          </table:table-cell>
          <table:table-cell office:value-type="float" office:value="6.5169782766" calcext:value-type="float">
            <text:p>6.5169782766</text:p>
          </table:table-cell>
          <table:table-cell table:formula="of:=POWER([.C1606]-6.75;2)" office:value-type="float" office:value="0.0542991235763062" calcext:value-type="float">
            <text:p>0.0542991236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4854" calcext:value-type="float">
            <text:p>6.4854</text:p>
          </table:table-cell>
          <table:table-cell office:value-type="float" office:value="6.5138160638" calcext:value-type="float">
            <text:p>6.5138160638</text:p>
          </table:table-cell>
          <table:table-cell table:formula="of:=POWER([.C1607]-6.75;2)" office:value-type="float" office:value="0.0557828517189256" calcext:value-type="float">
            <text:p>0.0557828517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504092" calcext:value-type="float">
            <text:p>6.504092</text:p>
          </table:table-cell>
          <table:table-cell office:value-type="float" office:value="6.5110540319" calcext:value-type="float">
            <text:p>6.5110540319</text:p>
          </table:table-cell>
          <table:table-cell table:formula="of:=POWER([.C1608]-6.75;2)" office:value-type="float" office:value="0.0570951756712464" calcext:value-type="float">
            <text:p>0.0570951757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533772" calcext:value-type="float">
            <text:p>6.533772</text:p>
          </table:table-cell>
          <table:table-cell office:value-type="float" office:value="6.5091027553" calcext:value-type="float">
            <text:p>6.5091027553</text:p>
          </table:table-cell>
          <table:table-cell table:formula="of:=POWER([.C1609]-6.75;2)" office:value-type="float" office:value="0.0580314825040518" calcext:value-type="float">
            <text:p>0.0580314825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57044" calcext:value-type="float">
            <text:p>6.57044</text:p>
          </table:table-cell>
          <table:table-cell office:value-type="float" office:value="6.5079768085" calcext:value-type="float">
            <text:p>6.5079768085</text:p>
          </table:table-cell>
          <table:table-cell table:formula="of:=POWER([.C1610]-6.75;2)" office:value-type="float" office:value="0.0585752252238454" calcext:value-type="float">
            <text:p>0.0585752252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607762" calcext:value-type="float">
            <text:p>6.607762</text:p>
          </table:table-cell>
          <table:table-cell office:value-type="float" office:value="6.5073346277" calcext:value-type="float">
            <text:p>6.5073346277</text:p>
          </table:table-cell>
          <table:table-cell table:formula="of:=POWER([.C1611]-6.75;2)" office:value-type="float" office:value="0.0588864829134977" calcext:value-type="float">
            <text:p>0.0588864829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639577" calcext:value-type="float">
            <text:p>6.639577</text:p>
          </table:table-cell>
          <table:table-cell office:value-type="float" office:value="6.5065849681" calcext:value-type="float">
            <text:p>6.5065849681</text:p>
          </table:table-cell>
          <table:table-cell table:formula="of:=POWER([.C1612]-6.75;2)" office:value-type="float" office:value="0.0592508777548779" calcext:value-type="float">
            <text:p>0.0592508778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661688" calcext:value-type="float">
            <text:p>6.661688</text:p>
          </table:table-cell>
          <table:table-cell office:value-type="float" office:value="6.505043117" calcext:value-type="float">
            <text:p>6.505043117</text:p>
          </table:table-cell>
          <table:table-cell table:formula="of:=POWER([.C1613]-6.75;2)" office:value-type="float" office:value="0.0600038745290759" calcext:value-type="float">
            <text:p>0.0600038745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672657" calcext:value-type="float">
            <text:p>6.672657</text:p>
          </table:table-cell>
          <table:table-cell office:value-type="float" office:value="6.5021149468" calcext:value-type="float">
            <text:p>6.5021149468</text:p>
          </table:table-cell>
          <table:table-cell table:formula="of:=POWER([.C1614]-6.75;2)" office:value-type="float" office:value="0.0614469995999669" calcext:value-type="float">
            <text:p>0.0614469996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67403" calcext:value-type="float">
            <text:p>6.67403</text:p>
          </table:table-cell>
          <table:table-cell office:value-type="float" office:value="6.4974802553" calcext:value-type="float">
            <text:p>6.4974802553</text:p>
          </table:table-cell>
          <table:table-cell table:formula="of:=POWER([.C1615]-6.75;2)" office:value-type="float" office:value="0.0637662214633531" calcext:value-type="float">
            <text:p>0.0637662215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670261" calcext:value-type="float">
            <text:p>6.670261</text:p>
          </table:table-cell>
          <table:table-cell office:value-type="float" office:value="6.4912234894" calcext:value-type="float">
            <text:p>6.4912234894</text:p>
          </table:table-cell>
          <table:table-cell table:formula="of:=POWER([.C1616]-6.75;2)" office:value-type="float" office:value="0.0669652824383118" calcext:value-type="float">
            <text:p>0.0669652824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667985" calcext:value-type="float">
            <text:p>6.667985</text:p>
          </table:table-cell>
          <table:table-cell office:value-type="float" office:value="6.4838404681" calcext:value-type="float">
            <text:p>6.4838404681</text:p>
          </table:table-cell>
          <table:table-cell table:formula="of:=POWER([.C1617]-6.75;2)" office:value-type="float" office:value="0.0708408964212269" calcext:value-type="float">
            <text:p>0.0708408964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674017" calcext:value-type="float">
            <text:p>6.674017</text:p>
          </table:table-cell>
          <table:table-cell office:value-type="float" office:value="6.476077617" calcext:value-type="float">
            <text:p>6.476077617</text:p>
          </table:table-cell>
          <table:table-cell table:formula="of:=POWER([.C1618]-6.75;2)" office:value-type="float" office:value="0.0750334719083989" calcext:value-type="float">
            <text:p>0.0750334719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692343" calcext:value-type="float">
            <text:p>6.692343</text:p>
          </table:table-cell>
          <table:table-cell office:value-type="float" office:value="6.4686579574" calcext:value-type="float">
            <text:p>6.4686579574</text:p>
          </table:table-cell>
          <table:table-cell table:formula="of:=POWER([.C1619]-6.75;2)" office:value-type="float" office:value="0.0791533449343404" calcext:value-type="float">
            <text:p>0.0791533449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721585" calcext:value-type="float">
            <text:p>6.721585</text:p>
          </table:table-cell>
          <table:table-cell office:value-type="float" office:value="6.4620440851" calcext:value-type="float">
            <text:p>6.4620440851</text:p>
          </table:table-cell>
          <table:table-cell table:formula="of:=POWER([.C1620]-6.75;2)" office:value-type="float" office:value="0.0829186089258963" calcext:value-type="float">
            <text:p>0.0829186089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754852" calcext:value-type="float">
            <text:p>6.754852</text:p>
          </table:table-cell>
          <table:table-cell office:value-type="float" office:value="6.4563675" calcext:value-type="float">
            <text:p>6.4563675</text:p>
          </table:table-cell>
          <table:table-cell table:formula="of:=POWER([.C1621]-6.75;2)" office:value-type="float" office:value="0.0862200450562501" calcext:value-type="float">
            <text:p>0.0862200451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782564" calcext:value-type="float">
            <text:p>6.782564</text:p>
          </table:table-cell>
          <table:table-cell office:value-type="float" office:value="6.4515231064" calcext:value-type="float">
            <text:p>6.4515231064</text:p>
          </table:table-cell>
          <table:table-cell table:formula="of:=POWER([.C1622]-6.75;2)" office:value-type="float" office:value="0.0890884560131058" calcext:value-type="float">
            <text:p>0.089088456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796904" calcext:value-type="float">
            <text:p>6.796904</text:p>
          </table:table-cell>
          <table:table-cell office:value-type="float" office:value="6.4473240745" calcext:value-type="float">
            <text:p>6.4473240745</text:p>
          </table:table-cell>
          <table:table-cell table:formula="of:=POWER([.C1623]-6.75;2)" office:value-type="float" office:value="0.0916127158772816" calcext:value-type="float">
            <text:p>0.0916127159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795444" calcext:value-type="float">
            <text:p>6.795444</text:p>
          </table:table-cell>
          <table:table-cell office:value-type="float" office:value="6.4436110745" calcext:value-type="float">
            <text:p>6.4436110745</text:p>
          </table:table-cell>
          <table:table-cell table:formula="of:=POWER([.C1624]-6.75;2)" office:value-type="float" office:value="0.0938741736690447" calcext:value-type="float">
            <text:p>0.0938741737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782083" calcext:value-type="float">
            <text:p>6.782083</text:p>
          </table:table-cell>
          <table:table-cell office:value-type="float" office:value="6.4402772447" calcext:value-type="float">
            <text:p>6.4402772447</text:p>
          </table:table-cell>
          <table:table-cell table:formula="of:=POWER([.C1625]-6.75;2)" office:value-type="float" office:value="0.0959281851506238" calcext:value-type="float">
            <text:p>0.0959281852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764959" calcext:value-type="float">
            <text:p>6.764959</text:p>
          </table:table-cell>
          <table:table-cell office:value-type="float" office:value="6.4372374149" calcext:value-type="float">
            <text:p>6.4372374149</text:p>
          </table:table-cell>
          <table:table-cell table:formula="of:=POWER([.C1626]-6.75;2)" office:value-type="float" office:value="0.0978204346384346" calcext:value-type="float">
            <text:p>0.0978204346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752684" calcext:value-type="float">
            <text:p>6.752684</text:p>
          </table:table-cell>
          <table:table-cell office:value-type="float" office:value="6.434395734" calcext:value-type="float">
            <text:p>6.434395734</text:p>
          </table:table-cell>
          <table:table-cell table:formula="of:=POWER([.C1627]-6.75;2)" office:value-type="float" office:value="0.0996060527173989" calcext:value-type="float">
            <text:p>0.0996060527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750989" calcext:value-type="float">
            <text:p>6.750989</text:p>
          </table:table-cell>
          <table:table-cell office:value-type="float" office:value="6.4316445851" calcext:value-type="float">
            <text:p>6.4316445851</text:p>
          </table:table-cell>
          <table:table-cell table:formula="of:=POWER([.C1628]-6.75;2)" office:value-type="float" office:value="0.101350170196151" calcext:value-type="float">
            <text:p>0.1013501702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761426" calcext:value-type="float">
            <text:p>6.761426</text:p>
          </table:table-cell>
          <table:table-cell office:value-type="float" office:value="6.4288890638" calcext:value-type="float">
            <text:p>6.4288890638</text:p>
          </table:table-cell>
          <table:table-cell table:formula="of:=POWER([.C1629]-6.75;2)" office:value-type="float" office:value="0.103112233347241" calcext:value-type="float">
            <text:p>0.1031122333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782181" calcext:value-type="float">
            <text:p>6.782181</text:p>
          </table:table-cell>
          <table:table-cell office:value-type="float" office:value="6.4260678723" calcext:value-type="float">
            <text:p>6.4260678723</text:p>
          </table:table-cell>
          <table:table-cell table:formula="of:=POWER([.C1630]-6.75;2)" office:value-type="float" office:value="0.104932023356249" calcext:value-type="float">
            <text:p>0.1049320234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809741" calcext:value-type="float">
            <text:p>6.809741</text:p>
          </table:table-cell>
          <table:table-cell office:value-type="float" office:value="6.4231522766" calcext:value-type="float">
            <text:p>6.4231522766</text:p>
          </table:table-cell>
          <table:table-cell table:formula="of:=POWER([.C1631]-6.75;2)" office:value-type="float" office:value="0.106829434291763" calcext:value-type="float">
            <text:p>0.1068294343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840016" calcext:value-type="float">
            <text:p>6.840016</text:p>
          </table:table-cell>
          <table:table-cell office:value-type="float" office:value="6.4201311277" calcext:value-type="float">
            <text:p>6.4201311277</text:p>
          </table:table-cell>
          <table:table-cell table:formula="of:=POWER([.C1632]-6.75;2)" office:value-type="float" office:value="0.108813472912473" calcext:value-type="float">
            <text:p>0.1088134729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868577" calcext:value-type="float">
            <text:p>6.868577</text:p>
          </table:table-cell>
          <table:table-cell office:value-type="float" office:value="6.4170032872" calcext:value-type="float">
            <text:p>6.4170032872</text:p>
          </table:table-cell>
          <table:table-cell table:formula="of:=POWER([.C1633]-6.75;2)" office:value-type="float" office:value="0.110886810735606" calcext:value-type="float">
            <text:p>0.1108868107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890691" calcext:value-type="float">
            <text:p>6.890691</text:p>
          </table:table-cell>
          <table:table-cell office:value-type="float" office:value="6.4137865532" calcext:value-type="float">
            <text:p>6.4137865532</text:p>
          </table:table-cell>
          <table:table-cell table:formula="of:=POWER([.C1634]-6.75;2)" office:value-type="float" office:value="0.113039481809137" calcext:value-type="float">
            <text:p>0.1130394818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901987" calcext:value-type="float">
            <text:p>6.901987</text:p>
          </table:table-cell>
          <table:table-cell office:value-type="float" office:value="6.4105316489" calcext:value-type="float">
            <text:p>6.4105316489</text:p>
          </table:table-cell>
          <table:table-cell table:formula="of:=POWER([.C1635]-6.75;2)" office:value-type="float" office:value="0.115238761398553" calcext:value-type="float">
            <text:p>0.1152387614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899874" calcext:value-type="float">
            <text:p>6.899874</text:p>
          </table:table-cell>
          <table:table-cell office:value-type="float" office:value="6.407323" calcext:value-type="float">
            <text:p>6.407323</text:p>
          </table:table-cell>
          <table:table-cell table:formula="of:=POWER([.C1636]-6.75;2)" office:value-type="float" office:value="0.117427526329" calcext:value-type="float">
            <text:p>0.1174275263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884988" calcext:value-type="float">
            <text:p>6.884988</text:p>
          </table:table-cell>
          <table:table-cell office:value-type="float" office:value="6.4042608404" calcext:value-type="float">
            <text:p>6.4042608404</text:p>
          </table:table-cell>
          <table:table-cell table:formula="of:=POWER([.C1637]-6.75;2)" office:value-type="float" office:value="0.119535566480914" calcext:value-type="float">
            <text:p>0.1195355665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861688" calcext:value-type="float">
            <text:p>6.861688</text:p>
          </table:table-cell>
          <table:table-cell office:value-type="float" office:value="6.4014358298" calcext:value-type="float">
            <text:p>6.4014358298</text:p>
          </table:table-cell>
          <table:table-cell table:formula="of:=POWER([.C1638]-6.75;2)" office:value-type="float" office:value="0.121496980747214" calcext:value-type="float">
            <text:p>0.1214969807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837053" calcext:value-type="float">
            <text:p>6.837053</text:p>
          </table:table-cell>
          <table:table-cell office:value-type="float" office:value="6.3989113723" calcext:value-type="float">
            <text:p>6.3989113723</text:p>
          </table:table-cell>
          <table:table-cell table:formula="of:=POWER([.C1639]-6.75;2)" office:value-type="float" office:value="0.123263224500269" calcext:value-type="float">
            <text:p>0.1232632245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818575" calcext:value-type="float">
            <text:p>6.818575</text:p>
          </table:table-cell>
          <table:table-cell office:value-type="float" office:value="6.3967186383" calcext:value-type="float">
            <text:p>6.3967186383</text:p>
          </table:table-cell>
          <table:table-cell table:formula="of:=POWER([.C1640]-6.75;2)" office:value-type="float" office:value="0.124807720524606" calcext:value-type="float">
            <text:p>0.1248077205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811437" calcext:value-type="float">
            <text:p>6.811437</text:p>
          </table:table-cell>
          <table:table-cell office:value-type="float" office:value="6.3948580638" calcext:value-type="float">
            <text:p>6.3948580638</text:p>
          </table:table-cell>
          <table:table-cell table:formula="of:=POWER([.C1641]-6.75;2)" office:value-type="float" office:value="0.126125794847885" calcext:value-type="float">
            <text:p>0.1261257948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816564" calcext:value-type="float">
            <text:p>6.816564</text:p>
          </table:table-cell>
          <table:table-cell office:value-type="float" office:value="6.3933001809" calcext:value-type="float">
            <text:p>6.3933001809</text:p>
          </table:table-cell>
          <table:table-cell table:formula="of:=POWER([.C1642]-6.75;2)" office:value-type="float" office:value="0.127234760945973" calcext:value-type="float">
            <text:p>0.1272347609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830375" calcext:value-type="float">
            <text:p>6.830375</text:p>
          </table:table-cell>
          <table:table-cell office:value-type="float" office:value="6.3919872979" calcext:value-type="float">
            <text:p>6.3919872979</text:p>
          </table:table-cell>
          <table:table-cell table:formula="of:=POWER([.C1643]-6.75;2)" office:value-type="float" office:value="0.128173094864943" calcext:value-type="float">
            <text:p>0.1281730949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846379" calcext:value-type="float">
            <text:p>6.846379</text:p>
          </table:table-cell>
          <table:table-cell office:value-type="float" office:value="6.3908436809" calcext:value-type="float">
            <text:p>6.3908436809</text:p>
          </table:table-cell>
          <table:table-cell table:formula="of:=POWER([.C1644]-6.75;2)" office:value-type="float" office:value="0.128993261549461" calcext:value-type="float">
            <text:p>0.1289932615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857891" calcext:value-type="float">
            <text:p>6.857891</text:p>
          </table:table-cell>
          <table:table-cell office:value-type="float" office:value="6.3897977021" calcext:value-type="float">
            <text:p>6.3897977021</text:p>
          </table:table-cell>
          <table:table-cell table:formula="of:=POWER([.C1645]-6.75;2)" office:value-type="float" office:value="0.12974569541244" calcext:value-type="float">
            <text:p>0.1297456954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860598" calcext:value-type="float">
            <text:p>6.860598</text:p>
          </table:table-cell>
          <table:table-cell office:value-type="float" office:value="6.3888081915" calcext:value-type="float">
            <text:p>6.3888081915</text:p>
          </table:table-cell>
          <table:table-cell table:formula="of:=POWER([.C1646]-6.75;2)" office:value-type="float" office:value="0.130459522527501" calcext:value-type="float">
            <text:p>0.1304595225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853805" calcext:value-type="float">
            <text:p>6.853805</text:p>
          </table:table-cell>
          <table:table-cell office:value-type="float" office:value="6.3878803511" calcext:value-type="float">
            <text:p>6.3878803511</text:p>
          </table:table-cell>
          <table:table-cell table:formula="of:=POWER([.C1647]-6.75;2)" office:value-type="float" office:value="0.131130640119459" calcext:value-type="float">
            <text:p>0.1311306401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839867" calcext:value-type="float">
            <text:p>6.839867</text:p>
          </table:table-cell>
          <table:table-cell office:value-type="float" office:value="6.3870612766" calcext:value-type="float">
            <text:p>6.3870612766</text:p>
          </table:table-cell>
          <table:table-cell table:formula="of:=POWER([.C1648]-6.75;2)" office:value-type="float" office:value="0.131724516943222" calcext:value-type="float">
            <text:p>0.1317245169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822287" calcext:value-type="float">
            <text:p>6.822287</text:p>
          </table:table-cell>
          <table:table-cell office:value-type="float" office:value="6.3864177979" calcext:value-type="float">
            <text:p>6.3864177979</text:p>
          </table:table-cell>
          <table:table-cell table:formula="of:=POWER([.C1649]-6.75;2)" office:value-type="float" office:value="0.132192017683885" calcext:value-type="float">
            <text:p>0.1321920177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803701" calcext:value-type="float">
            <text:p>6.803701</text:p>
          </table:table-cell>
          <table:table-cell office:value-type="float" office:value="6.3860106596" calcext:value-type="float">
            <text:p>6.3860106596</text:p>
          </table:table-cell>
          <table:table-cell table:formula="of:=POWER([.C1650]-6.75;2)" office:value-type="float" office:value="0.132488239924827" calcext:value-type="float">
            <text:p>0.132488239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785013" calcext:value-type="float">
            <text:p>6.785013</text:p>
          </table:table-cell>
          <table:table-cell office:value-type="float" office:value="6.3858793298" calcext:value-type="float">
            <text:p>6.3858793298</text:p>
          </table:table-cell>
          <table:table-cell table:formula="of:=POWER([.C1651]-6.75;2)" office:value-type="float" office:value="0.132583862466897" calcext:value-type="float">
            <text:p>0.1325838625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766062" calcext:value-type="float">
            <text:p>6.766062</text:p>
          </table:table-cell>
          <table:table-cell office:value-type="float" office:value="6.3860411383" calcext:value-type="float">
            <text:p>6.3860411383</text:p>
          </table:table-cell>
          <table:table-cell table:formula="of:=POWER([.C1652]-6.75;2)" office:value-type="float" office:value="0.132466053009959" calcext:value-type="float">
            <text:p>0.132466053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747028" calcext:value-type="float">
            <text:p>6.747028</text:p>
          </table:table-cell>
          <table:table-cell office:value-type="float" office:value="6.3864968191" calcext:value-type="float">
            <text:p>6.3864968191</text:p>
          </table:table-cell>
          <table:table-cell table:formula="of:=POWER([.C1653]-6.75;2)" office:value-type="float" office:value="0.132134562524418" calcext:value-type="float">
            <text:p>0.1321345625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729223" calcext:value-type="float">
            <text:p>6.729223</text:p>
          </table:table-cell>
          <table:table-cell office:value-type="float" office:value="6.387232234" calcext:value-type="float">
            <text:p>6.387232234</text:p>
          </table:table-cell>
          <table:table-cell table:formula="of:=POWER([.C1654]-6.75;2)" office:value-type="float" office:value="0.131600452048631" calcext:value-type="float">
            <text:p>0.131600452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714522" calcext:value-type="float">
            <text:p>6.714522</text:p>
          </table:table-cell>
          <table:table-cell office:value-type="float" office:value="6.388215117" calcext:value-type="float">
            <text:p>6.388215117</text:p>
          </table:table-cell>
          <table:table-cell table:formula="of:=POWER([.C1655]-6.75;2)" office:value-type="float" office:value="0.130888301567324" calcext:value-type="float">
            <text:p>0.1308883016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70385" calcext:value-type="float">
            <text:p>6.70385</text:p>
          </table:table-cell>
          <table:table-cell office:value-type="float" office:value="6.3893955213" calcext:value-type="float">
            <text:p>6.3893955213</text:p>
          </table:table-cell>
          <table:table-cell table:formula="of:=POWER([.C1656]-6.75;2)" office:value-type="float" office:value="0.130035590058499" calcext:value-type="float">
            <text:p>0.1300355901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695985" calcext:value-type="float">
            <text:p>6.695985</text:p>
          </table:table-cell>
          <table:table-cell office:value-type="float" office:value="6.3907199787" calcext:value-type="float">
            <text:p>6.3907199787</text:p>
          </table:table-cell>
          <table:table-cell table:formula="of:=POWER([.C1657]-6.75;2)" office:value-type="float" office:value="0.129082133705328" calcext:value-type="float">
            <text:p>0.1290821337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687673" calcext:value-type="float">
            <text:p>6.687673</text:p>
          </table:table-cell>
          <table:table-cell office:value-type="float" office:value="6.3921596702" calcext:value-type="float">
            <text:p>6.3921596702</text:p>
          </table:table-cell>
          <table:table-cell table:formula="of:=POWER([.C1658]-6.75;2)" office:value-type="float" office:value="0.128049701631373" calcext:value-type="float">
            <text:p>0.1280497016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675051" calcext:value-type="float">
            <text:p>6.675051</text:p>
          </table:table-cell>
          <table:table-cell office:value-type="float" office:value="6.3937406277" calcext:value-type="float">
            <text:p>6.3937406277</text:p>
          </table:table-cell>
          <table:table-cell table:formula="of:=POWER([.C1659]-6.75;2)" office:value-type="float" office:value="0.12692074035159" calcext:value-type="float">
            <text:p>0.1269207404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655475" calcext:value-type="float">
            <text:p>6.655475</text:p>
          </table:table-cell>
          <table:table-cell office:value-type="float" office:value="6.3955592128" calcext:value-type="float">
            <text:p>6.3955592128</text:p>
          </table:table-cell>
          <table:table-cell table:formula="of:=POWER([.C1660]-6.75;2)" office:value-type="float" office:value="0.125628271630956" calcext:value-type="float">
            <text:p>0.1256282716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628665" calcext:value-type="float">
            <text:p>6.628665</text:p>
          </table:table-cell>
          <table:table-cell office:value-type="float" office:value="6.3977719149" calcext:value-type="float">
            <text:p>6.3977719149</text:p>
          </table:table-cell>
          <table:table-cell table:formula="of:=POWER([.C1661]-6.75;2)" office:value-type="float" office:value="0.124064623933213" calcext:value-type="float">
            <text:p>0.1240646239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596669" calcext:value-type="float">
            <text:p>6.596669</text:p>
          </table:table-cell>
          <table:table-cell office:value-type="float" office:value="6.4005601809" calcext:value-type="float">
            <text:p>6.4005601809</text:p>
          </table:table-cell>
          <table:table-cell table:formula="of:=POWER([.C1662]-6.75;2)" office:value-type="float" office:value="0.122108187172641" calcext:value-type="float">
            <text:p>0.1221081872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562893" calcext:value-type="float">
            <text:p>6.562893</text:p>
          </table:table-cell>
          <table:table-cell office:value-type="float" office:value="6.4040797766" calcext:value-type="float">
            <text:p>6.4040797766</text:p>
          </table:table-cell>
          <table:table-cell table:formula="of:=POWER([.C1663]-6.75;2)" office:value-type="float" office:value="0.119660800957106" calcext:value-type="float">
            <text:p>0.119660801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530849" calcext:value-type="float">
            <text:p>6.530849</text:p>
          </table:table-cell>
          <table:table-cell office:value-type="float" office:value="6.4084074681" calcext:value-type="float">
            <text:p>6.4084074681</text:p>
          </table:table-cell>
          <table:table-cell table:formula="of:=POWER([.C1664]-6.75;2)" office:value-type="float" office:value="0.116685457849852" calcext:value-type="float">
            <text:p>0.1166854578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503279" calcext:value-type="float">
            <text:p>6.503279</text:p>
          </table:table-cell>
          <table:table-cell office:value-type="float" office:value="6.4134979681" calcext:value-type="float">
            <text:p>6.4134979681</text:p>
          </table:table-cell>
          <table:table-cell table:formula="of:=POWER([.C1665]-6.75;2)" office:value-type="float" office:value="0.113233617472829" calcext:value-type="float">
            <text:p>0.1132336175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48184" calcext:value-type="float">
            <text:p>6.48184</text:p>
          </table:table-cell>
          <table:table-cell office:value-type="float" office:value="6.4191639574" calcext:value-type="float">
            <text:p>6.4191639574</text:p>
          </table:table-cell>
          <table:table-cell table:formula="of:=POWER([.C1666]-6.75;2)" office:value-type="float" office:value="0.109452487083229" calcext:value-type="float">
            <text:p>0.1094524871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467168" calcext:value-type="float">
            <text:p>6.467168</text:p>
          </table:table-cell>
          <table:table-cell office:value-type="float" office:value="6.4250913723" calcext:value-type="float">
            <text:p>6.4250913723</text:p>
          </table:table-cell>
          <table:table-cell table:formula="of:=POWER([.C1667]-6.75;2)" office:value-type="float" office:value="0.105565616353897" calcext:value-type="float">
            <text:p>0.1055656164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458946" calcext:value-type="float">
            <text:p>6.458946</text:p>
          </table:table-cell>
          <table:table-cell office:value-type="float" office:value="6.4308955638" calcext:value-type="float">
            <text:p>6.4308955638</text:p>
          </table:table-cell>
          <table:table-cell table:formula="of:=POWER([.C1668]-6.75;2)" office:value-type="float" office:value="0.10182764120252" calcext:value-type="float">
            <text:p>0.1018276412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455956" calcext:value-type="float">
            <text:p>6.455956</text:p>
          </table:table-cell>
          <table:table-cell office:value-type="float" office:value="6.4362108191" calcext:value-type="float">
            <text:p>6.4362108191</text:p>
          </table:table-cell>
          <table:table-cell table:formula="of:=POWER([.C1669]-6.75;2)" office:value-type="float" office:value="0.0984636500498928" calcext:value-type="float">
            <text:p>0.09846365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456352" calcext:value-type="float">
            <text:p>6.456352</text:p>
          </table:table-cell>
          <table:table-cell office:value-type="float" office:value="6.440787617" calcext:value-type="float">
            <text:p>6.440787617</text:p>
          </table:table-cell>
          <table:table-cell table:formula="of:=POWER([.C1670]-6.75;2)" office:value-type="float" office:value="0.0956122978005388" calcext:value-type="float">
            <text:p>0.0956122978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45824" calcext:value-type="float">
            <text:p>6.45824</text:p>
          </table:table-cell>
          <table:table-cell office:value-type="float" office:value="6.4445597234" calcext:value-type="float">
            <text:p>6.4445597234</text:p>
          </table:table-cell>
          <table:table-cell table:formula="of:=POWER([.C1671]-6.75;2)" office:value-type="float" office:value="0.0932937625694843" calcext:value-type="float">
            <text:p>0.0932937626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460109" calcext:value-type="float">
            <text:p>6.460109</text:p>
          </table:table-cell>
          <table:table-cell office:value-type="float" office:value="6.4476488936" calcext:value-type="float">
            <text:p>6.4476488936</text:p>
          </table:table-cell>
          <table:table-cell table:formula="of:=POWER([.C1672]-6.75;2)" office:value-type="float" office:value="0.091416191541304" calcext:value-type="float">
            <text:p>0.0914161915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460488" calcext:value-type="float">
            <text:p>6.460488</text:p>
          </table:table-cell>
          <table:table-cell office:value-type="float" office:value="6.4503020638" calcext:value-type="float">
            <text:p>6.4503020638</text:p>
          </table:table-cell>
          <table:table-cell table:formula="of:=POWER([.C1673]-6.75;2)" office:value-type="float" office:value="0.0898188529625394" calcext:value-type="float">
            <text:p>0.089818853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456952" calcext:value-type="float">
            <text:p>6.456952</text:p>
          </table:table-cell>
          <table:table-cell office:value-type="float" office:value="6.4527927021" calcext:value-type="float">
            <text:p>6.4527927021</text:p>
          </table:table-cell>
          <table:table-cell table:formula="of:=POWER([.C1674]-6.75;2)" office:value-type="float" office:value="0.0883321779250194" calcext:value-type="float">
            <text:p>0.0883321779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445678" calcext:value-type="float">
            <text:p>6.445678</text:p>
          </table:table-cell>
          <table:table-cell office:value-type="float" office:value="6.4553368404" calcext:value-type="float">
            <text:p>6.4553368404</text:p>
          </table:table-cell>
          <table:table-cell table:formula="of:=POWER([.C1675]-6.75;2)" office:value-type="float" office:value="0.086826377625455" calcext:value-type="float">
            <text:p>0.0868263776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422864" calcext:value-type="float">
            <text:p>6.422864</text:p>
          </table:table-cell>
          <table:table-cell office:value-type="float" office:value="6.4580598085" calcext:value-type="float">
            <text:p>6.4580598085</text:p>
          </table:table-cell>
          <table:table-cell table:formula="of:=POWER([.C1676]-6.75;2)" office:value-type="float" office:value="0.0852290754130568" calcext:value-type="float">
            <text:p>0.0852290754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387925" calcext:value-type="float">
            <text:p>6.387925</text:p>
          </table:table-cell>
          <table:table-cell office:value-type="float" office:value="6.4610125957" calcext:value-type="float">
            <text:p>6.4610125957</text:p>
          </table:table-cell>
          <table:table-cell table:formula="of:=POWER([.C1677]-6.75;2)" office:value-type="float" office:value="0.0835137198440518" calcext:value-type="float">
            <text:p>0.0835137198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346415" calcext:value-type="float">
            <text:p>6.346415</text:p>
          </table:table-cell>
          <table:table-cell office:value-type="float" office:value="6.4642077553" calcext:value-type="float">
            <text:p>6.4642077553</text:p>
          </table:table-cell>
          <table:table-cell table:formula="of:=POWER([.C1678]-6.75;2)" office:value-type="float" office:value="0.0816772071306645" calcext:value-type="float">
            <text:p>0.0816772071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309984" calcext:value-type="float">
            <text:p>6.309984</text:p>
          </table:table-cell>
          <table:table-cell office:value-type="float" office:value="6.4676425319" calcext:value-type="float">
            <text:p>6.4676425319</text:p>
          </table:table-cell>
          <table:table-cell table:formula="of:=POWER([.C1679]-6.75;2)" office:value-type="float" office:value="0.0797257397918424" calcext:value-type="float">
            <text:p>0.0797257398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292119" calcext:value-type="float">
            <text:p>6.292119</text:p>
          </table:table-cell>
          <table:table-cell office:value-type="float" office:value="6.4712960426" calcext:value-type="float">
            <text:p>6.4712960426</text:p>
          </table:table-cell>
          <table:table-cell table:formula="of:=POWER([.C1680]-6.75;2)" office:value-type="float" office:value="0.0776758958704212" calcext:value-type="float">
            <text:p>0.0776758959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301361" calcext:value-type="float">
            <text:p>6.301361</text:p>
          </table:table-cell>
          <table:table-cell office:value-type="float" office:value="6.4751104574" calcext:value-type="float">
            <text:p>6.4751104574</text:p>
          </table:table-cell>
          <table:table-cell table:formula="of:=POWER([.C1681]-6.75;2)" office:value-type="float" office:value="0.0755642606308374" calcext:value-type="float">
            <text:p>0.0755642606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335991" calcext:value-type="float">
            <text:p>6.335991</text:p>
          </table:table-cell>
          <table:table-cell office:value-type="float" office:value="6.4789773617" calcext:value-type="float">
            <text:p>6.4789773617</text:p>
          </table:table-cell>
          <table:table-cell table:formula="of:=POWER([.C1682]-6.75;2)" office:value-type="float" office:value="0.0734532704710925" calcext:value-type="float">
            <text:p>0.0734532705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383551" calcext:value-type="float">
            <text:p>6.383551</text:p>
          </table:table-cell>
          <table:table-cell office:value-type="float" office:value="6.4827452766" calcext:value-type="float">
            <text:p>6.4827452766</text:p>
          </table:table-cell>
          <table:table-cell table:formula="of:=POWER([.C1683]-6.75;2)" office:value-type="float" office:value="0.0714250871796104" calcext:value-type="float">
            <text:p>0.0714250872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425273" calcext:value-type="float">
            <text:p>6.425273</text:p>
          </table:table-cell>
          <table:table-cell office:value-type="float" office:value="6.4862503723" calcext:value-type="float">
            <text:p>6.4862503723</text:p>
          </table:table-cell>
          <table:table-cell table:formula="of:=POWER([.C1684]-6.75;2)" office:value-type="float" office:value="0.0695638661118887" calcext:value-type="float">
            <text:p>0.0695638661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442499" calcext:value-type="float">
            <text:p>6.442499</text:p>
          </table:table-cell>
          <table:table-cell office:value-type="float" office:value="6.4893629681" calcext:value-type="float">
            <text:p>6.4893629681</text:p>
          </table:table-cell>
          <table:table-cell table:formula="of:=POWER([.C1685]-6.75;2)" office:value-type="float" office:value="0.0679316623976416" calcext:value-type="float">
            <text:p>0.0679316624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42208" calcext:value-type="float">
            <text:p>6.42208</text:p>
          </table:table-cell>
          <table:table-cell office:value-type="float" office:value="6.4920415213" calcext:value-type="float">
            <text:p>6.4920415213</text:p>
          </table:table-cell>
          <table:table-cell table:formula="of:=POWER([.C1686]-6.75;2)" office:value-type="float" office:value="0.0665425767332184" calcext:value-type="float">
            <text:p>0.0665425767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359519" calcext:value-type="float">
            <text:p>6.359519</text:p>
          </table:table-cell>
          <table:table-cell office:value-type="float" office:value="6.4943833617" calcext:value-type="float">
            <text:p>6.4943833617</text:p>
          </table:table-cell>
          <table:table-cell table:formula="of:=POWER([.C1687]-6.75;2)" office:value-type="float" office:value="0.0653398657757932" calcext:value-type="float">
            <text:p>0.065339865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259995" calcext:value-type="float">
            <text:p>6.259995</text:p>
          </table:table-cell>
          <table:table-cell office:value-type="float" office:value="6.4966509468" calcext:value-type="float">
            <text:p>6.4966509468</text:p>
          </table:table-cell>
          <table:table-cell table:formula="of:=POWER([.C1688]-6.75;2)" office:value-type="float" office:value="0.0641857427573364" calcext:value-type="float">
            <text:p>0.0641857428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137365" calcext:value-type="float">
            <text:p>6.137365</text:p>
          </table:table-cell>
          <table:table-cell office:value-type="float" office:value="6.4992437766" calcext:value-type="float">
            <text:p>6.4992437766</text:p>
          </table:table-cell>
          <table:table-cell table:formula="of:=POWER([.C1689]-6.75;2)" office:value-type="float" office:value="0.0628786835738306" calcext:value-type="float">
            <text:p>0.0628786836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010538" calcext:value-type="float">
            <text:p>6.010538</text:p>
          </table:table-cell>
          <table:table-cell office:value-type="float" office:value="6.5025984468" calcext:value-type="float">
            <text:p>6.5025984468</text:p>
          </table:table-cell>
          <table:table-cell table:formula="of:=POWER([.C1690]-6.75;2)" office:value-type="float" office:value="0.0612075285257722" calcext:value-type="float">
            <text:p>0.0612075285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5.896728" calcext:value-type="float">
            <text:p>5.896728</text:p>
          </table:table-cell>
          <table:table-cell office:value-type="float" office:value="6.5070430319" calcext:value-type="float">
            <text:p>6.5070430319</text:p>
          </table:table-cell>
          <table:table-cell table:formula="of:=POWER([.C1691]-6.75;2)" office:value-type="float" office:value="0.0590280883483443" calcext:value-type="float">
            <text:p>0.0590280883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5.802544" calcext:value-type="float">
            <text:p>5.802544</text:p>
          </table:table-cell>
          <table:table-cell office:value-type="float" office:value="6.5126838617" calcext:value-type="float">
            <text:p>6.5126838617</text:p>
          </table:table-cell>
          <table:table-cell table:formula="of:=POWER([.C1692]-6.75;2)" office:value-type="float" office:value="0.0563189494976246" calcext:value-type="float">
            <text:p>0.0563189495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5.715008" calcext:value-type="float">
            <text:p>5.715008</text:p>
          </table:table-cell>
          <table:table-cell office:value-type="float" office:value="6.5194164362" calcext:value-type="float">
            <text:p>6.5194164362</text:p>
          </table:table-cell>
          <table:table-cell table:formula="of:=POWER([.C1693]-6.75;2)" office:value-type="float" office:value="0.0531687798947086" calcext:value-type="float">
            <text:p>0.0531687799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5.588232" calcext:value-type="float">
            <text:p>5.588232</text:p>
          </table:table-cell>
          <table:table-cell office:value-type="float" office:value="6.5271086064" calcext:value-type="float">
            <text:p>6.5271086064</text:p>
          </table:table-cell>
          <table:table-cell table:formula="of:=POWER([.C1694]-6.75;2)" office:value-type="float" office:value="0.0496805733409503" calcext:value-type="float">
            <text:p>0.0496805733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5.264992" calcext:value-type="float">
            <text:p>5.264992</text:p>
          </table:table-cell>
          <table:table-cell office:value-type="float" office:value="6.5360015319" calcext:value-type="float">
            <text:p>6.5360015319</text:p>
          </table:table-cell>
          <table:table-cell table:formula="of:=POWER([.C1695]-6.75;2)" office:value-type="float" office:value="0.0457953443491466" calcext:value-type="float">
            <text:p>0.0457953443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.298515" calcext:value-type="float">
            <text:p>1.298515</text:p>
          </table:table-cell>
          <table:table-cell office:value-type="float" office:value="6.5479834468" calcext:value-type="float">
            <text:p>6.5479834468</text:p>
          </table:table-cell>
          <table:table-cell table:formula="of:=POWER([.C1696]-6.75;2)" office:value-type="float" office:value="0.0408106877668084" calcext:value-type="float">
            <text:p>0.0408106878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.06533" calcext:value-type="float">
            <text:p>7.06533</text:p>
          </table:table-cell>
          <table:table-cell office:value-type="float" office:value="6.6016692553" calcext:value-type="float">
            <text:p>6.6016692553</text:p>
          </table:table-cell>
          <table:table-cell table:formula="of:=POWER([.C1697]-6.75;2)" office:value-type="float" office:value="0.0220020098232566" calcext:value-type="float">
            <text:p>0.0220020098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392874" calcext:value-type="float">
            <text:p>6.392874</text:p>
          </table:table-cell>
          <table:table-cell office:value-type="float" office:value="6.5934844894" calcext:value-type="float">
            <text:p>6.5934844894</text:p>
          </table:table-cell>
          <table:table-cell table:formula="of:=POWER([.C1698]-6.75;2)" office:value-type="float" office:value="0.0244971050583788" calcext:value-type="float">
            <text:p>0.0244971051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217126" calcext:value-type="float">
            <text:p>6.217126</text:p>
          </table:table-cell>
          <table:table-cell office:value-type="float" office:value="6.5920422553" calcext:value-type="float">
            <text:p>6.5920422553</text:p>
          </table:table-cell>
          <table:table-cell table:formula="of:=POWER([.C1699]-6.75;2)" office:value-type="float" office:value="0.0249506491107104" calcext:value-type="float">
            <text:p>0.0249506491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180127" calcext:value-type="float">
            <text:p>6.180127</text:p>
          </table:table-cell>
          <table:table-cell office:value-type="float" office:value="6.5923089043" calcext:value-type="float">
            <text:p>6.5923089043</text:p>
          </table:table-cell>
          <table:table-cell table:formula="of:=POWER([.C1700]-6.75;2)" office:value-type="float" office:value="0.0248664816630665" calcext:value-type="float">
            <text:p>0.0248664817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225769" calcext:value-type="float">
            <text:p>6.225769</text:p>
          </table:table-cell>
          <table:table-cell office:value-type="float" office:value="6.5931721809" calcext:value-type="float">
            <text:p>6.5931721809</text:p>
          </table:table-cell>
          <table:table-cell table:formula="of:=POWER([.C1701]-6.75;2)" office:value-type="float" office:value="0.0245949648436624" calcext:value-type="float">
            <text:p>0.0245949648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320672" calcext:value-type="float">
            <text:p>6.320672</text:p>
          </table:table-cell>
          <table:table-cell office:value-type="float" office:value="6.5941585426" calcext:value-type="float">
            <text:p>6.5941585426</text:p>
          </table:table-cell>
          <table:table-cell table:formula="of:=POWER([.C1702]-6.75;2)" office:value-type="float" office:value="0.0242865598445561" calcext:value-type="float">
            <text:p>0.0242865598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427933" calcext:value-type="float">
            <text:p>6.427933</text:p>
          </table:table-cell>
          <table:table-cell office:value-type="float" office:value="6.5950721064" calcext:value-type="float">
            <text:p>6.5950721064</text:p>
          </table:table-cell>
          <table:table-cell table:formula="of:=POWER([.C1703]-6.75;2)" office:value-type="float" office:value="0.0240026522153329" calcext:value-type="float">
            <text:p>0.0240026522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510075" calcext:value-type="float">
            <text:p>6.510075</text:p>
          </table:table-cell>
          <table:table-cell office:value-type="float" office:value="6.5959003617" calcext:value-type="float">
            <text:p>6.5959003617</text:p>
          </table:table-cell>
          <table:table-cell table:formula="of:=POWER([.C1704]-6.75;2)" office:value-type="float" office:value="0.0237466985241908" calcext:value-type="float">
            <text:p>0.0237466985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537294" calcext:value-type="float">
            <text:p>6.537294</text:p>
          </table:table-cell>
          <table:table-cell office:value-type="float" office:value="6.5967387553" calcext:value-type="float">
            <text:p>6.5967387553</text:p>
          </table:table-cell>
          <table:table-cell table:formula="of:=POWER([.C1705]-6.75;2)" office:value-type="float" office:value="0.0234890091269934" calcext:value-type="float">
            <text:p>0.0234890091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494643" calcext:value-type="float">
            <text:p>6.494643</text:p>
          </table:table-cell>
          <table:table-cell office:value-type="float" office:value="6.5977250319" calcext:value-type="float">
            <text:p>6.5977250319</text:p>
          </table:table-cell>
          <table:table-cell table:formula="of:=POWER([.C1706]-6.75;2)" office:value-type="float" office:value="0.0231876659098561" calcext:value-type="float">
            <text:p>0.0231876659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38644" calcext:value-type="float">
            <text:p>6.38644</text:p>
          </table:table-cell>
          <table:table-cell office:value-type="float" office:value="6.5989921809" calcext:value-type="float">
            <text:p>6.5989921809</text:p>
          </table:table-cell>
          <table:table-cell table:formula="of:=POWER([.C1707]-6.75;2)" office:value-type="float" office:value="0.0228033614293384" calcext:value-type="float">
            <text:p>0.0228033614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236996" calcext:value-type="float">
            <text:p>6.236996</text:p>
          </table:table-cell>
          <table:table-cell office:value-type="float" office:value="6.6006219468" calcext:value-type="float">
            <text:p>6.6006219468</text:p>
          </table:table-cell>
          <table:table-cell table:formula="of:=POWER([.C1708]-6.75;2)" office:value-type="float" office:value="0.0223138027778219" calcext:value-type="float">
            <text:p>0.0223138028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085894" calcext:value-type="float">
            <text:p>6.085894</text:p>
          </table:table-cell>
          <table:table-cell office:value-type="float" office:value="6.6025770106" calcext:value-type="float">
            <text:p>6.6025770106</text:p>
          </table:table-cell>
          <table:table-cell table:formula="of:=POWER([.C1709]-6.75;2)" office:value-type="float" office:value="0.0217335378036325" calcext:value-type="float">
            <text:p>0.0217335378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5.976257" calcext:value-type="float">
            <text:p>5.976257</text:p>
          </table:table-cell>
          <table:table-cell office:value-type="float" office:value="6.6046284574" calcext:value-type="float">
            <text:p>6.6046284574</text:p>
          </table:table-cell>
          <table:table-cell table:formula="of:=POWER([.C1710]-6.75;2)" office:value-type="float" office:value="0.0211328853979035" calcext:value-type="float">
            <text:p>0.0211328854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5.938277" calcext:value-type="float">
            <text:p>5.938277</text:p>
          </table:table-cell>
          <table:table-cell office:value-type="float" office:value="6.6063455106" calcext:value-type="float">
            <text:p>6.6063455106</text:p>
          </table:table-cell>
          <table:table-cell table:formula="of:=POWER([.C1711]-6.75;2)" office:value-type="float" office:value="0.0206366123247748" calcext:value-type="float">
            <text:p>0.0206366123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5.976569" calcext:value-type="float">
            <text:p>5.976569</text:p>
          </table:table-cell>
          <table:table-cell office:value-type="float" office:value="6.6072100638" calcext:value-type="float">
            <text:p>6.6072100638</text:p>
          </table:table-cell>
          <table:table-cell table:formula="of:=POWER([.C1712]-6.75;2)" office:value-type="float" office:value="0.02038896588" calcext:value-type="float">
            <text:p>0.0203889659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070639" calcext:value-type="float">
            <text:p>6.070639</text:p>
          </table:table-cell>
          <table:table-cell office:value-type="float" office:value="6.6068200638" calcext:value-type="float">
            <text:p>6.6068200638</text:p>
          </table:table-cell>
          <table:table-cell table:formula="of:=POWER([.C1713]-6.75;2)" office:value-type="float" office:value="0.0205004941302361" calcext:value-type="float">
            <text:p>0.0205004941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187986" calcext:value-type="float">
            <text:p>6.187986</text:p>
          </table:table-cell>
          <table:table-cell office:value-type="float" office:value="6.6050312128" calcext:value-type="float">
            <text:p>6.6050312128</text:p>
          </table:table-cell>
          <table:table-cell table:formula="of:=POWER([.C1714]-6.75;2)" office:value-type="float" office:value="0.0210159492622388" calcext:value-type="float">
            <text:p>0.0210159493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299479" calcext:value-type="float">
            <text:p>6.299479</text:p>
          </table:table-cell>
          <table:table-cell office:value-type="float" office:value="6.6019005851" calcext:value-type="float">
            <text:p>6.6019005851</text:p>
          </table:table-cell>
          <table:table-cell table:formula="of:=POWER([.C1715]-6.75;2)" office:value-type="float" office:value="0.0219334366937223" calcext:value-type="float">
            <text:p>0.0219334367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387855" calcext:value-type="float">
            <text:p>6.387855</text:p>
          </table:table-cell>
          <table:table-cell office:value-type="float" office:value="6.5974370319" calcext:value-type="float">
            <text:p>6.5974370319</text:p>
          </table:table-cell>
          <table:table-cell table:formula="of:=POWER([.C1716]-6.75;2)" office:value-type="float" office:value="0.0232754592354816" calcext:value-type="float">
            <text:p>0.0232754592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447882" calcext:value-type="float">
            <text:p>6.447882</text:p>
          </table:table-cell>
          <table:table-cell office:value-type="float" office:value="6.5912509043" calcext:value-type="float">
            <text:p>6.5912509043</text:p>
          </table:table-cell>
          <table:table-cell table:formula="of:=POWER([.C1717]-6.75;2)" office:value-type="float" office:value="0.0252012753855678" calcext:value-type="float">
            <text:p>0.0252012754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482064" calcext:value-type="float">
            <text:p>6.482064</text:p>
          </table:table-cell>
          <table:table-cell office:value-type="float" office:value="6.5820263723" calcext:value-type="float">
            <text:p>6.5820263723</text:p>
          </table:table-cell>
          <table:table-cell table:formula="of:=POWER([.C1718]-6.75;2)" office:value-type="float" office:value="0.0282151396026983" calcext:value-type="float">
            <text:p>0.0282151396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496339" calcext:value-type="float">
            <text:p>6.496339</text:p>
          </table:table-cell>
          <table:table-cell office:value-type="float" office:value="6.5654930638" calcext:value-type="float">
            <text:p>6.5654930638</text:p>
          </table:table-cell>
          <table:table-cell table:formula="of:=POWER([.C1719]-6.75;2)" office:value-type="float" office:value="0.0340428095059109" calcext:value-type="float">
            <text:p>0.0340428095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497841" calcext:value-type="float">
            <text:p>6.497841</text:p>
          </table:table-cell>
          <table:table-cell office:value-type="float" office:value="6.5488078936" calcext:value-type="float">
            <text:p>6.5488078936</text:p>
          </table:table-cell>
          <table:table-cell table:formula="of:=POWER([.C1720]-6.75;2)" office:value-type="float" office:value="0.0404782636776688" calcext:value-type="float">
            <text:p>0.0404782637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494076" calcext:value-type="float">
            <text:p>6.494076</text:p>
          </table:table-cell>
          <table:table-cell office:value-type="float" office:value="6.5793231702" calcext:value-type="float">
            <text:p>6.5793231702</text:p>
          </table:table-cell>
          <table:table-cell table:formula="of:=POWER([.C1721]-6.75;2)" office:value-type="float" office:value="0.029130580230578" calcext:value-type="float">
            <text:p>0.0291305802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49197" calcext:value-type="float">
            <text:p>6.49197</text:p>
          </table:table-cell>
          <table:table-cell office:value-type="float" office:value="6.5874768298" calcext:value-type="float">
            <text:p>6.5874768298</text:p>
          </table:table-cell>
          <table:table-cell table:formula="of:=POWER([.C1722]-6.75;2)" office:value-type="float" office:value="0.0264137808518582" calcext:value-type="float">
            <text:p>0.0264137809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496234" calcext:value-type="float">
            <text:p>6.496234</text:p>
          </table:table-cell>
          <table:table-cell office:value-type="float" office:value="6.5899040957" calcext:value-type="float">
            <text:p>6.5899040957</text:p>
          </table:table-cell>
          <table:table-cell table:formula="of:=POWER([.C1723]-6.75;2)" office:value-type="float" office:value="0.0256306985736349" calcext:value-type="float">
            <text:p>0.0256306986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508115" calcext:value-type="float">
            <text:p>6.508115</text:p>
          </table:table-cell>
          <table:table-cell office:value-type="float" office:value="6.5896561809" calcext:value-type="float">
            <text:p>6.5896561809</text:p>
          </table:table-cell>
          <table:table-cell table:formula="of:=POWER([.C1724]-6.75;2)" office:value-type="float" office:value="0.0257101403235734" calcext:value-type="float">
            <text:p>0.0257101403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525753" calcext:value-type="float">
            <text:p>6.525753</text:p>
          </table:table-cell>
          <table:table-cell office:value-type="float" office:value="6.5880119681" calcext:value-type="float">
            <text:p>6.5880119681</text:p>
          </table:table-cell>
          <table:table-cell table:formula="of:=POWER([.C1725]-6.75;2)" office:value-type="float" office:value="0.0262401224788354" calcext:value-type="float">
            <text:p>0.0262401225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545999" calcext:value-type="float">
            <text:p>6.545999</text:p>
          </table:table-cell>
          <table:table-cell office:value-type="float" office:value="6.5856203191" calcext:value-type="float">
            <text:p>6.5856203191</text:p>
          </table:table-cell>
          <table:table-cell table:formula="of:=POWER([.C1726]-6.75;2)" office:value-type="float" office:value="0.0270206794927857" calcext:value-type="float">
            <text:p>0.0270206795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566204" calcext:value-type="float">
            <text:p>6.566204</text:p>
          </table:table-cell>
          <table:table-cell office:value-type="float" office:value="6.5827696596" calcext:value-type="float">
            <text:p>6.5827696596</text:p>
          </table:table-cell>
          <table:table-cell table:formula="of:=POWER([.C1727]-6.75;2)" office:value-type="float" office:value="0.0279659867502998" calcext:value-type="float">
            <text:p>0.0279659868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58473" calcext:value-type="float">
            <text:p>6.58473</text:p>
          </table:table-cell>
          <table:table-cell office:value-type="float" office:value="6.5795301064" calcext:value-type="float">
            <text:p>6.5795301064</text:p>
          </table:table-cell>
          <table:table-cell table:formula="of:=POWER([.C1728]-6.75;2)" office:value-type="float" office:value="0.0290599846239953" calcext:value-type="float">
            <text:p>0.0290599846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600374" calcext:value-type="float">
            <text:p>6.600374</text:p>
          </table:table-cell>
          <table:table-cell office:value-type="float" office:value="6.5758811809" calcext:value-type="float">
            <text:p>6.5758811809</text:p>
          </table:table-cell>
          <table:table-cell table:formula="of:=POWER([.C1729]-6.75;2)" office:value-type="float" office:value="0.0303173631647786" calcext:value-type="float">
            <text:p>0.0303173632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612031" calcext:value-type="float">
            <text:p>6.612031</text:p>
          </table:table-cell>
          <table:table-cell office:value-type="float" office:value="6.5718228085" calcext:value-type="float">
            <text:p>6.5718228085</text:p>
          </table:table-cell>
          <table:table-cell table:formula="of:=POWER([.C1730]-6.75;2)" office:value-type="float" office:value="0.0317471115708275" calcext:value-type="float">
            <text:p>0.0317471116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619437" calcext:value-type="float">
            <text:p>6.619437</text:p>
          </table:table-cell>
          <table:table-cell office:value-type="float" office:value="6.5674386702" calcext:value-type="float">
            <text:p>6.5674386702</text:p>
          </table:table-cell>
          <table:table-cell table:formula="of:=POWER([.C1731]-6.75;2)" office:value-type="float" office:value="0.0333286391383445" calcext:value-type="float">
            <text:p>0.0333286391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624389" calcext:value-type="float">
            <text:p>6.624389</text:p>
          </table:table-cell>
          <table:table-cell office:value-type="float" office:value="6.5628893723" calcext:value-type="float">
            <text:p>6.5628893723</text:p>
          </table:table-cell>
          <table:table-cell table:formula="of:=POWER([.C1732]-6.75;2)" office:value-type="float" office:value="0.035010386998288" calcext:value-type="float">
            <text:p>0.035010387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630936" calcext:value-type="float">
            <text:p>6.630936</text:p>
          </table:table-cell>
          <table:table-cell office:value-type="float" office:value="6.5583464787" calcext:value-type="float">
            <text:p>6.5583464787</text:p>
          </table:table-cell>
          <table:table-cell table:formula="of:=POWER([.C1733]-6.75;2)" office:value-type="float" office:value="0.0367310722266896" calcext:value-type="float">
            <text:p>0.0367310722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643681" calcext:value-type="float">
            <text:p>6.643681</text:p>
          </table:table-cell>
          <table:table-cell office:value-type="float" office:value="6.553913617" calcext:value-type="float">
            <text:p>6.553913617</text:p>
          </table:table-cell>
          <table:table-cell table:formula="of:=POWER([.C1734]-6.75;2)" office:value-type="float" office:value="0.0384498695980227" calcext:value-type="float">
            <text:p>0.0384498696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664996" calcext:value-type="float">
            <text:p>6.664996</text:p>
          </table:table-cell>
          <table:table-cell office:value-type="float" office:value="6.5495882447" calcext:value-type="float">
            <text:p>6.5495882447</text:p>
          </table:table-cell>
          <table:table-cell table:formula="of:=POWER([.C1735]-6.75;2)" office:value-type="float" office:value="0.0401648716624272" calcext:value-type="float">
            <text:p>0.0401648717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693153" calcext:value-type="float">
            <text:p>6.693153</text:p>
          </table:table-cell>
          <table:table-cell office:value-type="float" office:value="6.5452895532" calcext:value-type="float">
            <text:p>6.5452895532</text:p>
          </table:table-cell>
          <table:table-cell table:formula="of:=POWER([.C1736]-6.75;2)" office:value-type="float" office:value="0.0419063670290557" calcext:value-type="float">
            <text:p>0.041906367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722875" calcext:value-type="float">
            <text:p>6.722875</text:p>
          </table:table-cell>
          <table:table-cell office:value-type="float" office:value="6.5409336489" calcext:value-type="float">
            <text:p>6.5409336489</text:p>
          </table:table-cell>
          <table:table-cell table:formula="of:=POWER([.C1737]-6.75;2)" office:value-type="float" office:value="0.0437087391622684" calcext:value-type="float">
            <text:p>0.0437087392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748057" calcext:value-type="float">
            <text:p>6.748057</text:p>
          </table:table-cell>
          <table:table-cell office:value-type="float" office:value="6.5365076277" calcext:value-type="float">
            <text:p>6.5365076277</text:p>
          </table:table-cell>
          <table:table-cell table:formula="of:=POWER([.C1738]-6.75;2)" office:value-type="float" office:value="0.0455789930302819" calcext:value-type="float">
            <text:p>0.045578993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764877" calcext:value-type="float">
            <text:p>6.764877</text:p>
          </table:table-cell>
          <table:table-cell office:value-type="float" office:value="6.5320964043" calcext:value-type="float">
            <text:p>6.5320964043</text:p>
          </table:table-cell>
          <table:table-cell table:formula="of:=POWER([.C1739]-6.75;2)" office:value-type="float" office:value="0.0474819770189891" calcext:value-type="float">
            <text:p>0.047481977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773381" calcext:value-type="float">
            <text:p>6.773381</text:p>
          </table:table-cell>
          <table:table-cell office:value-type="float" office:value="6.5278460106" calcext:value-type="float">
            <text:p>6.5278460106</text:p>
          </table:table-cell>
          <table:table-cell table:formula="of:=POWER([.C1740]-6.75;2)" office:value-type="float" office:value="0.0493523950063352" calcext:value-type="float">
            <text:p>0.049352395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776812" calcext:value-type="float">
            <text:p>6.776812</text:p>
          </table:table-cell>
          <table:table-cell office:value-type="float" office:value="6.5238854787" calcext:value-type="float">
            <text:p>6.5238854787</text:p>
          </table:table-cell>
          <table:table-cell table:formula="of:=POWER([.C1741]-6.75;2)" office:value-type="float" office:value="0.0511277767427279" calcext:value-type="float">
            <text:p>0.0511277767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77938" calcext:value-type="float">
            <text:p>6.77938</text:p>
          </table:table-cell>
          <table:table-cell office:value-type="float" office:value="6.5202546702" calcext:value-type="float">
            <text:p>6.5202546702</text:p>
          </table:table-cell>
          <table:table-cell table:formula="of:=POWER([.C1742]-6.75;2)" office:value-type="float" office:value="0.0527829165649108" calcext:value-type="float">
            <text:p>0.0527829166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784016" calcext:value-type="float">
            <text:p>6.784016</text:p>
          </table:table-cell>
          <table:table-cell office:value-type="float" office:value="6.5168826383" calcext:value-type="float">
            <text:p>6.5168826383</text:p>
          </table:table-cell>
          <table:table-cell table:formula="of:=POWER([.C1743]-6.75;2)" office:value-type="float" office:value="0.0543437043259685" calcext:value-type="float">
            <text:p>0.0543437043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791356" calcext:value-type="float">
            <text:p>6.791356</text:p>
          </table:table-cell>
          <table:table-cell office:value-type="float" office:value="6.5136306596" calcext:value-type="float">
            <text:p>6.5136306596</text:p>
          </table:table-cell>
          <table:table-cell table:formula="of:=POWER([.C1744]-6.75;2)" office:value-type="float" office:value="0.0558704650811309" calcext:value-type="float">
            <text:p>0.0558704651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800223" calcext:value-type="float">
            <text:p>6.800223</text:p>
          </table:table-cell>
          <table:table-cell office:value-type="float" office:value="6.5103744362" calcext:value-type="float">
            <text:p>6.5103744362</text:p>
          </table:table-cell>
          <table:table-cell table:formula="of:=POWER([.C1745]-6.75;2)" office:value-type="float" office:value="0.0574204108264678" calcext:value-type="float">
            <text:p>0.0574204108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808896" calcext:value-type="float">
            <text:p>6.808896</text:p>
          </table:table-cell>
          <table:table-cell office:value-type="float" office:value="6.5070749574" calcext:value-type="float">
            <text:p>6.5070749574</text:p>
          </table:table-cell>
          <table:table-cell table:formula="of:=POWER([.C1746]-6.75;2)" office:value-type="float" office:value="0.0590125763222116" calcext:value-type="float">
            <text:p>0.0590125763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816157" calcext:value-type="float">
            <text:p>6.816157</text:p>
          </table:table-cell>
          <table:table-cell office:value-type="float" office:value="6.5037938511" calcext:value-type="float">
            <text:p>6.5037938511</text:p>
          </table:table-cell>
          <table:table-cell table:formula="of:=POWER([.C1747]-6.75;2)" office:value-type="float" office:value="0.0606174677561689" calcext:value-type="float">
            <text:p>0.0606174678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821614" calcext:value-type="float">
            <text:p>6.821614</text:p>
          </table:table-cell>
          <table:table-cell office:value-type="float" office:value="6.5006441702" calcext:value-type="float">
            <text:p>6.5006441702</text:p>
          </table:table-cell>
          <table:table-cell table:formula="of:=POWER([.C1748]-6.75;2)" office:value-type="float" office:value="0.0621783298552465" calcext:value-type="float">
            <text:p>0.0621783299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82548" calcext:value-type="float">
            <text:p>6.82548</text:p>
          </table:table-cell>
          <table:table-cell office:value-type="float" office:value="6.4977096809" calcext:value-type="float">
            <text:p>6.4977096809</text:p>
          </table:table-cell>
          <table:table-cell table:formula="of:=POWER([.C1749]-6.75;2)" office:value-type="float" office:value="0.0636504051115799" calcext:value-type="float">
            <text:p>0.0636504051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828349" calcext:value-type="float">
            <text:p>6.828349</text:p>
          </table:table-cell>
          <table:table-cell office:value-type="float" office:value="6.4949850745" calcext:value-type="float">
            <text:p>6.4949850745</text:p>
          </table:table-cell>
          <table:table-cell table:formula="of:=POWER([.C1750]-6.75;2)" office:value-type="float" office:value="0.0650326122277707" calcext:value-type="float">
            <text:p>0.0650326122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831316" calcext:value-type="float">
            <text:p>6.831316</text:p>
          </table:table-cell>
          <table:table-cell office:value-type="float" office:value="6.4923717234" calcext:value-type="float">
            <text:p>6.4923717234</text:p>
          </table:table-cell>
          <table:table-cell table:formula="of:=POWER([.C1751]-6.75;2)" office:value-type="float" office:value="0.0663723289038862" calcext:value-type="float">
            <text:p>0.0663723289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836283" calcext:value-type="float">
            <text:p>6.836283</text:p>
          </table:table-cell>
          <table:table-cell office:value-type="float" office:value="6.4897250745" calcext:value-type="float">
            <text:p>6.4897250745</text:p>
          </table:table-cell>
          <table:table-cell table:formula="of:=POWER([.C1752]-6.75;2)" office:value-type="float" office:value="0.0677430368440306" calcext:value-type="float">
            <text:p>0.0677430368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845998" calcext:value-type="float">
            <text:p>6.845998</text:p>
          </table:table-cell>
          <table:table-cell office:value-type="float" office:value="6.4869203085" calcext:value-type="float">
            <text:p>6.4869203085</text:p>
          </table:table-cell>
          <table:table-cell table:formula="of:=POWER([.C1753]-6.75;2)" office:value-type="float" office:value="0.069210924079735" calcext:value-type="float">
            <text:p>0.0692109241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863469" calcext:value-type="float">
            <text:p>6.863469</text:p>
          </table:table-cell>
          <table:table-cell office:value-type="float" office:value="6.4838996809" calcext:value-type="float">
            <text:p>6.4838996809</text:p>
          </table:table-cell>
          <table:table-cell table:formula="of:=POWER([.C1754]-6.75;2)" office:value-type="float" office:value="0.0708093798251216" calcext:value-type="float">
            <text:p>0.0708093798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890762" calcext:value-type="float">
            <text:p>6.890762</text:p>
          </table:table-cell>
          <table:table-cell office:value-type="float" office:value="6.4806829043" calcext:value-type="float">
            <text:p>6.4806829043</text:p>
          </table:table-cell>
          <table:table-cell table:formula="of:=POWER([.C1755]-6.75;2)" office:value-type="float" office:value="0.0725316980362829" calcext:value-type="float">
            <text:p>0.072531698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927511" calcext:value-type="float">
            <text:p>6.927511</text:p>
          </table:table-cell>
          <table:table-cell office:value-type="float" office:value="6.4773454894" calcext:value-type="float">
            <text:p>6.4773454894</text:p>
          </table:table-cell>
          <table:table-cell table:formula="of:=POWER([.C1756]-6.75;2)" office:value-type="float" office:value="0.0743404821505254" calcext:value-type="float">
            <text:p>0.0743404822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969696" calcext:value-type="float">
            <text:p>6.969696</text:p>
          </table:table-cell>
          <table:table-cell office:value-type="float" office:value="6.4739852447" calcext:value-type="float">
            <text:p>6.4739852447</text:p>
          </table:table-cell>
          <table:table-cell table:formula="of:=POWER([.C1757]-6.75;2)" office:value-type="float" office:value="0.076184145143319" calcext:value-type="float">
            <text:p>0.0761841451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.009356" calcext:value-type="float">
            <text:p>7.009356</text:p>
          </table:table-cell>
          <table:table-cell office:value-type="float" office:value="6.470698" calcext:value-type="float">
            <text:p>6.470698</text:p>
          </table:table-cell>
          <table:table-cell table:formula="of:=POWER([.C1758]-6.75;2)" office:value-type="float" office:value="0.0780096072040002" calcext:value-type="float">
            <text:p>0.0780096072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7.035882" calcext:value-type="float">
            <text:p>7.035882</text:p>
          </table:table-cell>
          <table:table-cell office:value-type="float" office:value="6.4675729362" calcext:value-type="float">
            <text:p>6.4675729362</text:p>
          </table:table-cell>
          <table:table-cell table:formula="of:=POWER([.C1759]-6.75;2)" office:value-type="float" office:value="0.0797650463666894" calcext:value-type="float">
            <text:p>0.0797650464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.039017" calcext:value-type="float">
            <text:p>7.039017</text:p>
          </table:table-cell>
          <table:table-cell office:value-type="float" office:value="6.4647039043" calcext:value-type="float">
            <text:p>6.4647039043</text:p>
          </table:table-cell>
          <table:table-cell table:formula="of:=POWER([.C1760]-6.75;2)" office:value-type="float" office:value="0.0813938622216634" calcext:value-type="float">
            <text:p>0.0813938622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.012762" calcext:value-type="float">
            <text:p>7.012762</text:p>
          </table:table-cell>
          <table:table-cell office:value-type="float" office:value="6.4622027553" calcext:value-type="float">
            <text:p>6.4622027553</text:p>
          </table:table-cell>
          <table:table-cell table:formula="of:=POWER([.C1761]-6.75;2)" office:value-type="float" office:value="0.0828272540569117" calcext:value-type="float">
            <text:p>0.0828272541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95858" calcext:value-type="float">
            <text:p>6.95858</text:p>
          </table:table-cell>
          <table:table-cell office:value-type="float" office:value="6.4601981915" calcext:value-type="float">
            <text:p>6.4601981915</text:p>
          </table:table-cell>
          <table:table-cell table:formula="of:=POWER([.C1762]-6.75;2)" office:value-type="float" office:value="0.0839850882098707" calcext:value-type="float">
            <text:p>0.0839850882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886175" calcext:value-type="float">
            <text:p>6.886175</text:p>
          </table:table-cell>
          <table:table-cell office:value-type="float" office:value="6.4588102128" calcext:value-type="float">
            <text:p>6.4588102128</text:p>
          </table:table-cell>
          <table:table-cell table:formula="of:=POWER([.C1763]-6.75;2)" office:value-type="float" office:value="0.0847914921695815" calcext:value-type="float">
            <text:p>0.0847914922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81093" calcext:value-type="float">
            <text:p>6.81093</text:p>
          </table:table-cell>
          <table:table-cell office:value-type="float" office:value="6.4581040213" calcext:value-type="float">
            <text:p>6.4581040213</text:p>
          </table:table-cell>
          <table:table-cell table:formula="of:=POWER([.C1764]-6.75;2)" office:value-type="float" office:value="0.0852032623812311" calcext:value-type="float">
            <text:p>0.0852032624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748622" calcext:value-type="float">
            <text:p>6.748622</text:p>
          </table:table-cell>
          <table:table-cell office:value-type="float" office:value="6.458043883" calcext:value-type="float">
            <text:p>6.458043883</text:p>
          </table:table-cell>
          <table:table-cell table:formula="of:=POWER([.C1765]-6.75;2)" office:value-type="float" office:value="0.0852383742537176" calcext:value-type="float">
            <text:p>0.0852383743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709507" calcext:value-type="float">
            <text:p>6.709507</text:p>
          </table:table-cell>
          <table:table-cell office:value-type="float" office:value="6.458476734" calcext:value-type="float">
            <text:p>6.458476734</text:p>
          </table:table-cell>
          <table:table-cell table:formula="of:=POWER([.C1766]-6.75;2)" office:value-type="float" office:value="0.0849858146193065" calcext:value-type="float">
            <text:p>0.0849858146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694608" calcext:value-type="float">
            <text:p>6.694608</text:p>
          </table:table-cell>
          <table:table-cell office:value-type="float" office:value="6.4591686277" calcext:value-type="float">
            <text:p>6.4591686277</text:p>
          </table:table-cell>
          <table:table-cell table:formula="of:=POWER([.C1767]-6.75;2)" office:value-type="float" office:value="0.084582887113901" calcext:value-type="float">
            <text:p>0.0845828871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696101" calcext:value-type="float">
            <text:p>6.696101</text:p>
          </table:table-cell>
          <table:table-cell office:value-type="float" office:value="6.4598898191" calcext:value-type="float">
            <text:p>6.4598898191</text:p>
          </table:table-cell>
          <table:table-cell table:formula="of:=POWER([.C1768]-6.75;2)" office:value-type="float" office:value="0.0841639170618308" calcext:value-type="float">
            <text:p>0.0841639171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701637" calcext:value-type="float">
            <text:p>6.701637</text:p>
          </table:table-cell>
          <table:table-cell office:value-type="float" office:value="6.4605127872" calcext:value-type="float">
            <text:p>6.4605127872</text:p>
          </table:table-cell>
          <table:table-cell table:formula="of:=POWER([.C1769]-6.75;2)" office:value-type="float" office:value="0.0838028463747126" calcext:value-type="float">
            <text:p>0.0838028464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700426" calcext:value-type="float">
            <text:p>6.700426</text:p>
          </table:table-cell>
          <table:table-cell office:value-type="float" office:value="6.4610719149" calcext:value-type="float">
            <text:p>6.4610719149</text:p>
          </table:table-cell>
          <table:table-cell table:formula="of:=POWER([.C1770]-6.75;2)" office:value-type="float" office:value="0.083479438359553" calcext:value-type="float">
            <text:p>0.0834794384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68827" calcext:value-type="float">
            <text:p>6.68827</text:p>
          </table:table-cell>
          <table:table-cell office:value-type="float" office:value="6.4617476702" calcext:value-type="float">
            <text:p>6.4617476702</text:p>
          </table:table-cell>
          <table:table-cell table:formula="of:=POWER([.C1771]-6.75;2)" office:value-type="float" office:value="0.0830894056351278" calcext:value-type="float">
            <text:p>0.0830894056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669284" calcext:value-type="float">
            <text:p>6.669284</text:p>
          </table:table-cell>
          <table:table-cell office:value-type="float" office:value="6.4627742447" calcext:value-type="float">
            <text:p>6.4627742447</text:p>
          </table:table-cell>
          <table:table-cell table:formula="of:=POWER([.C1772]-6.75;2)" office:value-type="float" office:value="0.0824986345076553" calcext:value-type="float">
            <text:p>0.0824986345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653414" calcext:value-type="float">
            <text:p>6.653414</text:p>
          </table:table-cell>
          <table:table-cell office:value-type="float" office:value="6.4643109787" calcext:value-type="float">
            <text:p>6.4643109787</text:p>
          </table:table-cell>
          <table:table-cell table:formula="of:=POWER([.C1773]-6.75;2)" office:value-type="float" office:value="0.0816182168913516" calcext:value-type="float">
            <text:p>0.0816182169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650674" calcext:value-type="float">
            <text:p>6.650674</text:p>
          </table:table-cell>
          <table:table-cell office:value-type="float" office:value="6.4663426809" calcext:value-type="float">
            <text:p>6.4663426809</text:p>
          </table:table-cell>
          <table:table-cell table:formula="of:=POWER([.C1774]-6.75;2)" office:value-type="float" office:value="0.080461474678999" calcext:value-type="float">
            <text:p>0.0804614747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66485" calcext:value-type="float">
            <text:p>6.66485</text:p>
          </table:table-cell>
          <table:table-cell office:value-type="float" office:value="6.4686661809" calcext:value-type="float">
            <text:p>6.4686661809</text:p>
          </table:table-cell>
          <table:table-cell table:formula="of:=POWER([.C1775]-6.75;2)" office:value-type="float" office:value="0.0791487177693917" calcext:value-type="float">
            <text:p>0.0791487178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690175" calcext:value-type="float">
            <text:p>6.690175</text:p>
          </table:table-cell>
          <table:table-cell office:value-type="float" office:value="6.4709776702" calcext:value-type="float">
            <text:p>6.4709776702</text:p>
          </table:table-cell>
          <table:table-cell table:formula="of:=POWER([.C1776]-6.75;2)" office:value-type="float" office:value="0.07785346052702" calcext:value-type="float">
            <text:p>0.0778534605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71303" calcext:value-type="float">
            <text:p>6.71303</text:p>
          </table:table-cell>
          <table:table-cell office:value-type="float" office:value="6.4730192447" calcext:value-type="float">
            <text:p>6.4730192447</text:p>
          </table:table-cell>
          <table:table-cell table:formula="of:=POWER([.C1777]-6.75;2)" office:value-type="float" office:value="0.0767183388065587" calcext:value-type="float">
            <text:p>0.0767183388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717857" calcext:value-type="float">
            <text:p>6.717857</text:p>
          </table:table-cell>
          <table:table-cell office:value-type="float" office:value="6.4747090745" calcext:value-type="float">
            <text:p>6.4747090745</text:p>
          </table:table-cell>
          <table:table-cell table:formula="of:=POWER([.C1778]-6.75;2)" office:value-type="float" office:value="0.0757850936626467" calcext:value-type="float">
            <text:p>0.0757850937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694283" calcext:value-type="float">
            <text:p>6.694283</text:p>
          </table:table-cell>
          <table:table-cell office:value-type="float" office:value="6.4761897766" calcext:value-type="float">
            <text:p>6.4761897766</text:p>
          </table:table-cell>
          <table:table-cell table:formula="of:=POWER([.C1779]-6.75;2)" office:value-type="float" office:value="0.0749720384383579" calcext:value-type="float">
            <text:p>0.0749720384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642213" calcext:value-type="float">
            <text:p>6.642213</text:p>
          </table:table-cell>
          <table:table-cell office:value-type="float" office:value="6.4777737234" calcext:value-type="float">
            <text:p>6.4777737234</text:p>
          </table:table-cell>
          <table:table-cell table:formula="of:=POWER([.C1780]-6.75;2)" office:value-type="float" office:value="0.0741071456714995" calcext:value-type="float">
            <text:p>0.0741071457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572672" calcext:value-type="float">
            <text:p>6.572672</text:p>
          </table:table-cell>
          <table:table-cell office:value-type="float" office:value="6.4798134362" calcext:value-type="float">
            <text:p>6.4798134362</text:p>
          </table:table-cell>
          <table:table-cell table:formula="of:=POWER([.C1781]-6.75;2)" office:value-type="float" office:value="0.0730007792580516" calcext:value-type="float">
            <text:p>0.0730007793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503721" calcext:value-type="float">
            <text:p>6.503721</text:p>
          </table:table-cell>
          <table:table-cell office:value-type="float" office:value="6.4825560957" calcext:value-type="float">
            <text:p>6.4825560957</text:p>
          </table:table-cell>
          <table:table-cell table:formula="of:=POWER([.C1782]-6.75;2)" office:value-type="float" office:value="0.0715262419472277" calcext:value-type="float">
            <text:p>0.0715262419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452704" calcext:value-type="float">
            <text:p>6.452704</text:p>
          </table:table-cell>
          <table:table-cell office:value-type="float" office:value="6.4860462234" calcext:value-type="float">
            <text:p>6.4860462234</text:p>
          </table:table-cell>
          <table:table-cell table:formula="of:=POWER([.C1783]-6.75;2)" office:value-type="float" office:value="0.0696715961814028" calcext:value-type="float">
            <text:p>0.0696715962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428329" calcext:value-type="float">
            <text:p>6.428329</text:p>
          </table:table-cell>
          <table:table-cell office:value-type="float" office:value="6.4901198936" calcext:value-type="float">
            <text:p>6.4901198936</text:p>
          </table:table-cell>
          <table:table-cell table:formula="of:=POWER([.C1784]-6.75;2)" office:value-type="float" office:value="0.0675376697024752" calcext:value-type="float">
            <text:p>0.0675376697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426966" calcext:value-type="float">
            <text:p>6.426966</text:p>
          </table:table-cell>
          <table:table-cell office:value-type="float" office:value="6.4944917872" calcext:value-type="float">
            <text:p>6.4944917872</text:p>
          </table:table-cell>
          <table:table-cell table:formula="of:=POWER([.C1785]-6.75;2)" office:value-type="float" office:value="0.0652844468082499" calcext:value-type="float">
            <text:p>0.0652844468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435406" calcext:value-type="float">
            <text:p>6.435406</text:p>
          </table:table-cell>
          <table:table-cell office:value-type="float" office:value="6.4988896702" calcext:value-type="float">
            <text:p>6.4988896702</text:p>
          </table:table-cell>
          <table:table-cell table:formula="of:=POWER([.C1786]-6.75;2)" office:value-type="float" office:value="0.063056397732265" calcext:value-type="float">
            <text:p>0.0630563977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438072" calcext:value-type="float">
            <text:p>6.438072</text:p>
          </table:table-cell>
          <table:table-cell office:value-type="float" office:value="6.5031673723" calcext:value-type="float">
            <text:p>6.5031673723</text:p>
          </table:table-cell>
          <table:table-cell table:formula="of:=POWER([.C1787]-6.75;2)" office:value-type="float" office:value="0.0609263460972868" calcext:value-type="float">
            <text:p>0.0609263461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424167" calcext:value-type="float">
            <text:p>6.424167</text:p>
          </table:table-cell>
          <table:table-cell office:value-type="float" office:value="6.5073459255" calcext:value-type="float">
            <text:p>6.5073459255</text:p>
          </table:table-cell>
          <table:table-cell table:formula="of:=POWER([.C1788]-6.75;2)" office:value-type="float" office:value="0.0588809998714515" calcext:value-type="float">
            <text:p>0.0588809999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391292" calcext:value-type="float">
            <text:p>6.391292</text:p>
          </table:table-cell>
          <table:table-cell office:value-type="float" office:value="6.5115767234" calcext:value-type="float">
            <text:p>6.5115767234</text:p>
          </table:table-cell>
          <table:table-cell table:formula="of:=POWER([.C1789]-6.75;2)" office:value-type="float" office:value="0.05684565882468" calcext:value-type="float">
            <text:p>0.0568456588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344981" calcext:value-type="float">
            <text:p>6.344981</text:p>
          </table:table-cell>
          <table:table-cell office:value-type="float" office:value="6.5160569681" calcext:value-type="float">
            <text:p>6.5160569681</text:p>
          </table:table-cell>
          <table:table-cell table:formula="of:=POWER([.C1790]-6.75;2)" office:value-type="float" office:value="0.0547293421745644" calcext:value-type="float">
            <text:p>0.0547293422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295962" calcext:value-type="float">
            <text:p>6.295962</text:p>
          </table:table-cell>
          <table:table-cell office:value-type="float" office:value="6.5209384787" calcext:value-type="float">
            <text:p>6.5209384787</text:p>
          </table:table-cell>
          <table:table-cell table:formula="of:=POWER([.C1791]-6.75;2)" office:value-type="float" office:value="0.0524691805402705" calcext:value-type="float">
            <text:p>0.0524691805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257304" calcext:value-type="float">
            <text:p>6.257304</text:p>
          </table:table-cell>
          <table:table-cell office:value-type="float" office:value="6.5262591702" calcext:value-type="float">
            <text:p>6.5262591702</text:p>
          </table:table-cell>
          <table:table-cell table:formula="of:=POWER([.C1792]-6.75;2)" office:value-type="float" office:value="0.0500599589195924" calcext:value-type="float">
            <text:p>0.0500599589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242191" calcext:value-type="float">
            <text:p>6.242191</text:p>
          </table:table-cell>
          <table:table-cell office:value-type="float" office:value="6.5319067128" calcext:value-type="float">
            <text:p>6.5319067128</text:p>
          </table:table-cell>
          <table:table-cell table:formula="of:=POWER([.C1793]-6.75;2)" office:value-type="float" office:value="0.0475646819217018" calcext:value-type="float">
            <text:p>0.0475646819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261275" calcext:value-type="float">
            <text:p>6.261275</text:p>
          </table:table-cell>
          <table:table-cell office:value-type="float" office:value="6.5376134787" calcext:value-type="float">
            <text:p>6.5376134787</text:p>
          </table:table-cell>
          <table:table-cell table:formula="of:=POWER([.C1794]-6.75;2)" office:value-type="float" office:value="0.0451080344299154" calcext:value-type="float">
            <text:p>0.0451080344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318487" calcext:value-type="float">
            <text:p>6.318487</text:p>
          </table:table-cell>
          <table:table-cell office:value-type="float" office:value="6.5429874894" calcext:value-type="float">
            <text:p>6.5429874894</text:p>
          </table:table-cell>
          <table:table-cell table:formula="of:=POWER([.C1795]-6.75;2)" office:value-type="float" office:value="0.0428541795449152" calcext:value-type="float">
            <text:p>0.0428541795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406547" calcext:value-type="float">
            <text:p>6.406547</text:p>
          </table:table-cell>
          <table:table-cell office:value-type="float" office:value="6.5475926064" calcext:value-type="float">
            <text:p>6.5475926064</text:p>
          </table:table-cell>
          <table:table-cell table:formula="of:=POWER([.C1796]-6.75;2)" office:value-type="float" office:value="0.0409687529839452" calcext:value-type="float">
            <text:p>0.040968753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505789" calcext:value-type="float">
            <text:p>6.505789</text:p>
          </table:table-cell>
          <table:table-cell office:value-type="float" office:value="6.5510770957" calcext:value-type="float">
            <text:p>6.5510770957</text:p>
          </table:table-cell>
          <table:table-cell table:formula="of:=POWER([.C1797]-6.75;2)" office:value-type="float" office:value="0.0395703218551469" calcext:value-type="float">
            <text:p>0.0395703219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588884" calcext:value-type="float">
            <text:p>6.588884</text:p>
          </table:table-cell>
          <table:table-cell office:value-type="float" office:value="6.5533115" calcext:value-type="float">
            <text:p>6.5533115</text:p>
          </table:table-cell>
          <table:table-cell table:formula="of:=POWER([.C1798]-6.75;2)" office:value-type="float" office:value="0.0386863660322502" calcext:value-type="float">
            <text:p>0.038686366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630004" calcext:value-type="float">
            <text:p>6.630004</text:p>
          </table:table-cell>
          <table:table-cell office:value-type="float" office:value="6.5544694468" calcext:value-type="float">
            <text:p>6.5544694468</text:p>
          </table:table-cell>
          <table:table-cell table:formula="of:=POWER([.C1799]-6.75;2)" office:value-type="float" office:value="0.0382321972346981" calcext:value-type="float">
            <text:p>0.0382321972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613755" calcext:value-type="float">
            <text:p>6.613755</text:p>
          </table:table-cell>
          <table:table-cell office:value-type="float" office:value="6.5550020638" calcext:value-type="float">
            <text:p>6.5550020638</text:p>
          </table:table-cell>
          <table:table-cell table:formula="of:=POWER([.C1800]-6.75;2)" office:value-type="float" office:value="0.0380241951222593" calcext:value-type="float">
            <text:p>0.0380241951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539638" calcext:value-type="float">
            <text:p>6.539638</text:p>
          </table:table-cell>
          <table:table-cell office:value-type="float" office:value="6.5555113511" calcext:value-type="float">
            <text:p>6.5555113511</text:p>
          </table:table-cell>
          <table:table-cell table:formula="of:=POWER([.C1801]-6.75;2)" office:value-type="float" office:value="0.0378258345509475" calcext:value-type="float">
            <text:p>0.0378258346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420772" calcext:value-type="float">
            <text:p>6.420772</text:p>
          </table:table-cell>
          <table:table-cell office:value-type="float" office:value="6.5565789787" calcext:value-type="float">
            <text:p>6.5565789787</text:p>
          </table:table-cell>
          <table:table-cell table:formula="of:=POWER([.C1802]-6.75;2)" office:value-type="float" office:value="0.037411691480735" calcext:value-type="float">
            <text:p>0.0374116915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27873" calcext:value-type="float">
            <text:p>6.27873</text:p>
          </table:table-cell>
          <table:table-cell office:value-type="float" office:value="6.5586227979" calcext:value-type="float">
            <text:p>6.5586227979</text:p>
          </table:table-cell>
          <table:table-cell table:formula="of:=POWER([.C1803]-6.75;2)" office:value-type="float" office:value="0.0366252334836242" calcext:value-type="float">
            <text:p>0.0366252335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13766" calcext:value-type="float">
            <text:p>6.13766</text:p>
          </table:table-cell>
          <table:table-cell office:value-type="float" office:value="6.5618275532" calcext:value-type="float">
            <text:p>6.5618275532</text:p>
          </table:table-cell>
          <table:table-cell table:formula="of:=POWER([.C1804]-6.75;2)" office:value-type="float" office:value="0.035408869734699" calcext:value-type="float">
            <text:p>0.0354088697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019545" calcext:value-type="float">
            <text:p>6.019545</text:p>
          </table:table-cell>
          <table:table-cell office:value-type="float" office:value="6.5661506489" calcext:value-type="float">
            <text:p>6.5661506489</text:p>
          </table:table-cell>
          <table:table-cell table:formula="of:=POWER([.C1805]-6.75;2)" office:value-type="float" office:value="0.0338005838998911" calcext:value-type="float">
            <text:p>0.0338005839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.939909" calcext:value-type="float">
            <text:p>5.939909</text:p>
          </table:table-cell>
          <table:table-cell office:value-type="float" office:value="6.571373" calcext:value-type="float">
            <text:p>6.571373</text:p>
          </table:table-cell>
          <table:table-cell table:formula="of:=POWER([.C1806]-6.75;2)" office:value-type="float" office:value="0.0319076051289999" calcext:value-type="float">
            <text:p>0.0319076051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5.902487" calcext:value-type="float">
            <text:p>5.902487</text:p>
          </table:table-cell>
          <table:table-cell office:value-type="float" office:value="6.5771714574" calcext:value-type="float">
            <text:p>6.5771714574</text:p>
          </table:table-cell>
          <table:table-cell table:formula="of:=POWER([.C1807]-6.75;2)" office:value-type="float" office:value="0.0298697051372399" calcext:value-type="float">
            <text:p>0.0298697051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5.893707" calcext:value-type="float">
            <text:p>5.893707</text:p>
          </table:table-cell>
          <table:table-cell office:value-type="float" office:value="6.5832173617" calcext:value-type="float">
            <text:p>6.5832173617</text:p>
          </table:table-cell>
          <table:table-cell table:formula="of:=POWER([.C1808]-6.75;2)" office:value-type="float" office:value="0.0278164484383086" calcext:value-type="float">
            <text:p>0.0278164484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5.879905" calcext:value-type="float">
            <text:p>5.879905</text:p>
          </table:table-cell>
          <table:table-cell office:value-type="float" office:value="6.5893162553" calcext:value-type="float">
            <text:p>6.5893162553</text:p>
          </table:table-cell>
          <table:table-cell table:formula="of:=POWER([.C1809]-6.75;2)" office:value-type="float" office:value="0.0258192658108148" calcext:value-type="float">
            <text:p>0.0258192658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5.806359" calcext:value-type="float">
            <text:p>5.806359</text:p>
          </table:table-cell>
          <table:table-cell office:value-type="float" office:value="6.5955853298" calcext:value-type="float">
            <text:p>6.5955853298</text:p>
          </table:table-cell>
          <table:table-cell table:formula="of:=POWER([.C1810]-6.75;2)" office:value-type="float" office:value="0.0238438903729746" calcext:value-type="float">
            <text:p>0.0238438904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5.580776" calcext:value-type="float">
            <text:p>5.580776</text:p>
          </table:table-cell>
          <table:table-cell office:value-type="float" office:value="6.6026693404" calcext:value-type="float">
            <text:p>6.6026693404</text:p>
          </table:table-cell>
          <table:table-cell table:formula="of:=POWER([.C1811]-6.75;2)" office:value-type="float" office:value="0.021706323258171" calcext:value-type="float">
            <text:p>0.0217063233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4.927933" calcext:value-type="float">
            <text:p>4.927933</text:p>
          </table:table-cell>
          <table:table-cell office:value-type="float" office:value="6.6121605213" calcext:value-type="float">
            <text:p>6.6121605213</text:p>
          </table:table-cell>
          <table:table-cell table:formula="of:=POWER([.C1812]-6.75;2)" office:value-type="float" office:value="0.0189997218882878" calcext:value-type="float">
            <text:p>0.0189997219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4.927933" calcext:value-type="float">
            <text:p>4.927933</text:p>
          </table:table-cell>
          <table:table-cell office:value-type="float" office:value="6.6285747447" calcext:value-type="float">
            <text:p>6.6285747447</text:p>
          </table:table-cell>
          <table:table-cell table:formula="of:=POWER([.C1813]-6.75;2)" office:value-type="float" office:value="0.0147440926246702" calcext:value-type="float">
            <text:p>0.0147440926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.366277" calcext:value-type="float">
            <text:p>9.366277</text:p>
          </table:table-cell>
          <table:table-cell office:value-type="float" office:value="6.6449506489" calcext:value-type="float">
            <text:p>6.6449506489</text:p>
          </table:table-cell>
          <table:table-cell table:formula="of:=POWER([.C1814]-6.75;2)" office:value-type="float" office:value="0.0110353661665311" calcext:value-type="float">
            <text:p>0.0110353662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7.26052" calcext:value-type="float">
            <text:p>7.26052</text:p>
          </table:table-cell>
          <table:table-cell office:value-type="float" office:value="6.6140637553" calcext:value-type="float">
            <text:p>6.6140637553</text:p>
          </table:table-cell>
          <table:table-cell table:formula="of:=POWER([.C1815]-6.75;2)" office:value-type="float" office:value="0.0184786626231382" calcext:value-type="float">
            <text:p>0.0184786626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720133" calcext:value-type="float">
            <text:p>6.720133</text:p>
          </table:table-cell>
          <table:table-cell office:value-type="float" office:value="6.6055125851" calcext:value-type="float">
            <text:p>6.6055125851</text:p>
          </table:table-cell>
          <table:table-cell table:formula="of:=POWER([.C1816]-6.75;2)" office:value-type="float" office:value="0.0208766130644849" calcext:value-type="float">
            <text:p>0.0208766131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47293" calcext:value-type="float">
            <text:p>6.47293</text:p>
          </table:table-cell>
          <table:table-cell office:value-type="float" office:value="6.6025956809" calcext:value-type="float">
            <text:p>6.6025956809</text:p>
          </table:table-cell>
          <table:table-cell table:formula="of:=POWER([.C1817]-6.75;2)" office:value-type="float" office:value="0.0217280332893345" calcext:value-type="float">
            <text:p>0.0217280333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353559" calcext:value-type="float">
            <text:p>6.353559</text:p>
          </table:table-cell>
          <table:table-cell office:value-type="float" office:value="6.6021135745" calcext:value-type="float">
            <text:p>6.6021135745</text:p>
          </table:table-cell>
          <table:table-cell table:formula="of:=POWER([.C1818]-6.75;2)" office:value-type="float" office:value="0.0218703948471671" calcext:value-type="float">
            <text:p>0.0218703948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300938" calcext:value-type="float">
            <text:p>6.300938</text:p>
          </table:table-cell>
          <table:table-cell office:value-type="float" office:value="6.602606234" calcext:value-type="float">
            <text:p>6.602606234</text:p>
          </table:table-cell>
          <table:table-cell table:formula="of:=POWER([.C1819]-6.75;2)" office:value-type="float" office:value="0.0217249222556629" calcext:value-type="float">
            <text:p>0.0217249223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278037" calcext:value-type="float">
            <text:p>6.278037</text:p>
          </table:table-cell>
          <table:table-cell office:value-type="float" office:value="6.6032639043" calcext:value-type="float">
            <text:p>6.6032639043</text:p>
          </table:table-cell>
          <table:table-cell table:formula="of:=POWER([.C1820]-6.75;2)" office:value-type="float" office:value="0.0215314817812795" calcext:value-type="float">
            <text:p>0.0215314818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261686" calcext:value-type="float">
            <text:p>6.261686</text:p>
          </table:table-cell>
          <table:table-cell office:value-type="float" office:value="6.6036915745" calcext:value-type="float">
            <text:p>6.6036915745</text:p>
          </table:table-cell>
          <table:table-cell table:formula="of:=POWER([.C1821]-6.75;2)" office:value-type="float" office:value="0.0214061553722891" calcext:value-type="float">
            <text:p>0.0214061554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241731" calcext:value-type="float">
            <text:p>6.241731</text:p>
          </table:table-cell>
          <table:table-cell office:value-type="float" office:value="6.6037789255" calcext:value-type="float">
            <text:p>6.6037789255</text:p>
          </table:table-cell>
          <table:table-cell table:formula="of:=POWER([.C1822]-6.75;2)" office:value-type="float" office:value="0.0213806026279344" calcext:value-type="float">
            <text:p>0.0213806026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218887" calcext:value-type="float">
            <text:p>6.218887</text:p>
          </table:table-cell>
          <table:table-cell office:value-type="float" office:value="6.6035763191" calcext:value-type="float">
            <text:p>6.6035763191</text:p>
          </table:table-cell>
          <table:table-cell table:formula="of:=POWER([.C1823]-6.75;2)" office:value-type="float" office:value="0.021439894328305" calcext:value-type="float">
            <text:p>0.0214398943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199922" calcext:value-type="float">
            <text:p>6.199922</text:p>
          </table:table-cell>
          <table:table-cell office:value-type="float" office:value="6.6031914255" calcext:value-type="float">
            <text:p>6.6031914255</text:p>
          </table:table-cell>
          <table:table-cell table:formula="of:=POWER([.C1824]-6.75;2)" office:value-type="float" office:value="0.0215527575467219" calcext:value-type="float">
            <text:p>0.0215527575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191803" calcext:value-type="float">
            <text:p>6.191803</text:p>
          </table:table-cell>
          <table:table-cell office:value-type="float" office:value="6.6027341809" calcext:value-type="float">
            <text:p>6.6027341809</text:p>
          </table:table-cell>
          <table:table-cell table:formula="of:=POWER([.C1825]-6.75;2)" office:value-type="float" office:value="0.021687221475194" calcext:value-type="float">
            <text:p>0.0216872215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197357" calcext:value-type="float">
            <text:p>6.197357</text:p>
          </table:table-cell>
          <table:table-cell office:value-type="float" office:value="6.6023162234" calcext:value-type="float">
            <text:p>6.6023162234</text:p>
          </table:table-cell>
          <table:table-cell table:formula="of:=POWER([.C1826]-6.75;2)" office:value-type="float" office:value="0.0218104978708387" calcext:value-type="float">
            <text:p>0.0218104979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214247" calcext:value-type="float">
            <text:p>6.214247</text:p>
          </table:table-cell>
          <table:table-cell office:value-type="float" office:value="6.6020769468" calcext:value-type="float">
            <text:p>6.6020769468</text:p>
          </table:table-cell>
          <table:table-cell table:formula="of:=POWER([.C1827]-6.75;2)" office:value-type="float" office:value="0.0218812296680099" calcext:value-type="float">
            <text:p>0.0218812297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237096" calcext:value-type="float">
            <text:p>6.237096</text:p>
          </table:table-cell>
          <table:table-cell office:value-type="float" office:value="6.6021867872" calcext:value-type="float">
            <text:p>6.6021867872</text:p>
          </table:table-cell>
          <table:table-cell table:formula="of:=POWER([.C1828]-6.75;2)" office:value-type="float" office:value="0.0218487458782581" calcext:value-type="float">
            <text:p>0.0218487459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260919" calcext:value-type="float">
            <text:p>6.260919</text:p>
          </table:table-cell>
          <table:table-cell office:value-type="float" office:value="6.6027924681" calcext:value-type="float">
            <text:p>6.6027924681</text:p>
          </table:table-cell>
          <table:table-cell table:formula="of:=POWER([.C1829]-6.75;2)" office:value-type="float" office:value="0.0216700574480896" calcext:value-type="float">
            <text:p>0.0216700574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283698" calcext:value-type="float">
            <text:p>6.283698</text:p>
          </table:table-cell>
          <table:table-cell office:value-type="float" office:value="6.6039160532" calcext:value-type="float">
            <text:p>6.6039160532</text:p>
          </table:table-cell>
          <table:table-cell table:formula="of:=POWER([.C1830]-6.75;2)" office:value-type="float" office:value="0.0213405195126653" calcext:value-type="float">
            <text:p>0.0213405195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306829" calcext:value-type="float">
            <text:p>6.306829</text:p>
          </table:table-cell>
          <table:table-cell office:value-type="float" office:value="6.6053648404" calcext:value-type="float">
            <text:p>6.6053648404</text:p>
          </table:table-cell>
          <table:table-cell table:formula="of:=POWER([.C1831]-6.75;2)" office:value-type="float" office:value="0.0209193293925175" calcext:value-type="float">
            <text:p>0.0209193294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333402" calcext:value-type="float">
            <text:p>6.333402</text:p>
          </table:table-cell>
          <table:table-cell office:value-type="float" office:value="6.6067178617" calcext:value-type="float">
            <text:p>6.6067178617</text:p>
          </table:table-cell>
          <table:table-cell table:formula="of:=POWER([.C1832]-6.75;2)" office:value-type="float" office:value="0.0205297711558203" calcext:value-type="float">
            <text:p>0.0205297712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36534" calcext:value-type="float">
            <text:p>6.36534</text:p>
          </table:table-cell>
          <table:table-cell office:value-type="float" office:value="6.6074212979" calcext:value-type="float">
            <text:p>6.6074212979</text:p>
          </table:table-cell>
          <table:table-cell table:formula="of:=POWER([.C1833]-6.75;2)" office:value-type="float" office:value="0.0203286862925205" calcext:value-type="float">
            <text:p>0.0203286863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401091" calcext:value-type="float">
            <text:p>6.401091</text:p>
          </table:table-cell>
          <table:table-cell office:value-type="float" office:value="6.606969617" calcext:value-type="float">
            <text:p>6.606969617</text:p>
          </table:table-cell>
          <table:table-cell table:formula="of:=POWER([.C1834]-6.75;2)" office:value-type="float" office:value="0.0204576904611267" calcext:value-type="float">
            <text:p>0.0204576905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435516" calcext:value-type="float">
            <text:p>6.435516</text:p>
          </table:table-cell>
          <table:table-cell office:value-type="float" office:value="6.6050941064" calcext:value-type="float">
            <text:p>6.6050941064</text:p>
          </table:table-cell>
          <table:table-cell table:formula="of:=POWER([.C1835]-6.75;2)" office:value-type="float" office:value="0.0209977180000145" calcext:value-type="float">
            <text:p>0.020997718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462409" calcext:value-type="float">
            <text:p>6.462409</text:p>
          </table:table-cell>
          <table:table-cell office:value-type="float" office:value="6.601841766" calcext:value-type="float">
            <text:p>6.601841766</text:p>
          </table:table-cell>
          <table:table-cell table:formula="of:=POWER([.C1836]-6.75;2)" office:value-type="float" office:value="0.0219508623019988" calcext:value-type="float">
            <text:p>0.0219508623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47833" calcext:value-type="float">
            <text:p>6.47833</text:p>
          </table:table-cell>
          <table:table-cell office:value-type="float" office:value="6.597324" calcext:value-type="float">
            <text:p>6.597324</text:p>
          </table:table-cell>
          <table:table-cell table:formula="of:=POWER([.C1837]-6.75;2)" office:value-type="float" office:value="0.0233099609759999" calcext:value-type="float">
            <text:p>0.023309961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485271" calcext:value-type="float">
            <text:p>6.485271</text:p>
          </table:table-cell>
          <table:table-cell office:value-type="float" office:value="6.5954502872" calcext:value-type="float">
            <text:p>6.5954502872</text:p>
          </table:table-cell>
          <table:table-cell table:formula="of:=POWER([.C1838]-6.75;2)" office:value-type="float" office:value="0.0238856137265624" calcext:value-type="float">
            <text:p>0.0238856137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490072" calcext:value-type="float">
            <text:p>6.490072</text:p>
          </table:table-cell>
          <table:table-cell office:value-type="float" office:value="6.5915362872" calcext:value-type="float">
            <text:p>6.5915362872</text:p>
          </table:table-cell>
          <table:table-cell table:formula="of:=POWER([.C1839]-6.75;2)" office:value-type="float" office:value="0.0251107482743608" calcext:value-type="float">
            <text:p>0.0251107483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500472" calcext:value-type="float">
            <text:p>6.500472</text:p>
          </table:table-cell>
          <table:table-cell office:value-type="float" office:value="6.5872833511" calcext:value-type="float">
            <text:p>6.5872833511</text:p>
          </table:table-cell>
          <table:table-cell table:formula="of:=POWER([.C1840]-6.75;2)" office:value-type="float" office:value="0.0264767078292459" calcext:value-type="float">
            <text:p>0.0264767078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520087" calcext:value-type="float">
            <text:p>6.520087</text:p>
          </table:table-cell>
          <table:table-cell office:value-type="float" office:value="6.5825385106" calcext:value-type="float">
            <text:p>6.5825385106</text:p>
          </table:table-cell>
          <table:table-cell table:formula="of:=POWER([.C1841]-6.75;2)" office:value-type="float" office:value="0.0280433504320663" calcext:value-type="float">
            <text:p>0.0280433504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545772" calcext:value-type="float">
            <text:p>6.545772</text:p>
          </table:table-cell>
          <table:table-cell office:value-type="float" office:value="6.577033117" calcext:value-type="float">
            <text:p>6.577033117</text:p>
          </table:table-cell>
          <table:table-cell table:formula="of:=POWER([.C1842]-6.75;2)" office:value-type="float" office:value="0.0299175426147357" calcext:value-type="float">
            <text:p>0.0299175426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569367" calcext:value-type="float">
            <text:p>6.569367</text:p>
          </table:table-cell>
          <table:table-cell office:value-type="float" office:value="6.5707063936" calcext:value-type="float">
            <text:p>6.5707063936</text:p>
          </table:table-cell>
          <table:table-cell table:formula="of:=POWER([.C1843]-6.75;2)" office:value-type="float" office:value="0.0321461972959181" calcext:value-type="float">
            <text:p>0.0321461973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582694" calcext:value-type="float">
            <text:p>6.582694</text:p>
          </table:table-cell>
          <table:table-cell office:value-type="float" office:value="6.5638699787" calcext:value-type="float">
            <text:p>6.5638699787</text:p>
          </table:table-cell>
          <table:table-cell table:formula="of:=POWER([.C1844]-6.75;2)" office:value-type="float" office:value="0.0346443848291386" calcext:value-type="float">
            <text:p>0.0346443848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582531" calcext:value-type="float">
            <text:p>6.582531</text:p>
          </table:table-cell>
          <table:table-cell office:value-type="float" office:value="6.5571710426" calcext:value-type="float">
            <text:p>6.5571710426</text:p>
          </table:table-cell>
          <table:table-cell table:formula="of:=POWER([.C1845]-6.75;2)" office:value-type="float" office:value="0.0371830068119709" calcext:value-type="float">
            <text:p>0.0371830068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572635" calcext:value-type="float">
            <text:p>6.572635</text:p>
          </table:table-cell>
          <table:table-cell office:value-type="float" office:value="6.5513776277" calcext:value-type="float">
            <text:p>6.5513776277</text:p>
          </table:table-cell>
          <table:table-cell table:formula="of:=POWER([.C1846]-6.75;2)" office:value-type="float" office:value="0.0394508467780798" calcext:value-type="float">
            <text:p>0.0394508468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562059" calcext:value-type="float">
            <text:p>6.562059</text:p>
          </table:table-cell>
          <table:table-cell office:value-type="float" office:value="6.5470948085" calcext:value-type="float">
            <text:p>6.5470948085</text:p>
          </table:table-cell>
          <table:table-cell table:formula="of:=POWER([.C1847]-6.75;2)" office:value-type="float" office:value="0.0411705167376518" calcext:value-type="float">
            <text:p>0.0411705167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561092" calcext:value-type="float">
            <text:p>6.561092</text:p>
          </table:table-cell>
          <table:table-cell office:value-type="float" office:value="6.5445397234" calcext:value-type="float">
            <text:p>6.5445397234</text:p>
          </table:table-cell>
          <table:table-cell table:formula="of:=POWER([.C1848]-6.75;2)" office:value-type="float" office:value="0.0422139252605486" calcext:value-type="float">
            <text:p>0.0422139253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577045" calcext:value-type="float">
            <text:p>6.577045</text:p>
          </table:table-cell>
          <table:table-cell office:value-type="float" office:value="6.5434569681" calcext:value-type="float">
            <text:p>6.5434569681</text:p>
          </table:table-cell>
          <table:table-cell table:formula="of:=POWER([.C1849]-6.75;2)" office:value-type="float" office:value="0.0426600240264444" calcext:value-type="float">
            <text:p>0.042660024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611648" calcext:value-type="float">
            <text:p>6.611648</text:p>
          </table:table-cell>
          <table:table-cell office:value-type="float" office:value="6.5431911277" calcext:value-type="float">
            <text:p>6.5431911277</text:p>
          </table:table-cell>
          <table:table-cell table:formula="of:=POWER([.C1850]-6.75;2)" office:value-type="float" office:value="0.0427699096619977" calcext:value-type="float">
            <text:p>0.0427699097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660695" calcext:value-type="float">
            <text:p>6.660695</text:p>
          </table:table-cell>
          <table:table-cell office:value-type="float" office:value="6.5428836809" calcext:value-type="float">
            <text:p>6.5428836809</text:p>
          </table:table-cell>
          <table:table-cell table:formula="of:=POWER([.C1851]-6.75;2)" office:value-type="float" office:value="0.042897169637533" calcext:value-type="float">
            <text:p>0.0428971696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7156" calcext:value-type="float">
            <text:p>6.7156</text:p>
          </table:table-cell>
          <table:table-cell office:value-type="float" office:value="6.54173" calcext:value-type="float">
            <text:p>6.54173</text:p>
          </table:table-cell>
          <table:table-cell table:formula="of:=POWER([.C1852]-6.75;2)" office:value-type="float" office:value="0.0433763928999999" calcext:value-type="float">
            <text:p>0.0433763929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766193" calcext:value-type="float">
            <text:p>6.766193</text:p>
          </table:table-cell>
          <table:table-cell office:value-type="float" office:value="6.5392128191" calcext:value-type="float">
            <text:p>6.5392128191</text:p>
          </table:table-cell>
          <table:table-cell table:formula="of:=POWER([.C1853]-6.75;2)" office:value-type="float" office:value="0.0444312356317692" calcext:value-type="float">
            <text:p>0.0444312356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803909" calcext:value-type="float">
            <text:p>6.803909</text:p>
          </table:table-cell>
          <table:table-cell office:value-type="float" office:value="6.535228266" calcext:value-type="float">
            <text:p>6.535228266</text:p>
          </table:table-cell>
          <table:table-cell table:formula="of:=POWER([.C1854]-6.75;2)" office:value-type="float" office:value="0.0461268977253668" calcext:value-type="float">
            <text:p>0.0461268977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824333" calcext:value-type="float">
            <text:p>6.824333</text:p>
          </table:table-cell>
          <table:table-cell office:value-type="float" office:value="6.530055617" calcext:value-type="float">
            <text:p>6.530055617</text:p>
          </table:table-cell>
          <table:table-cell table:formula="of:=POWER([.C1855]-6.75;2)" office:value-type="float" office:value="0.0483755316132505" calcext:value-type="float">
            <text:p>0.0483755316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82811" calcext:value-type="float">
            <text:p>6.82811</text:p>
          </table:table-cell>
          <table:table-cell office:value-type="float" office:value="6.524194383" calcext:value-type="float">
            <text:p>6.524194383</text:p>
          </table:table-cell>
          <table:table-cell table:formula="of:=POWER([.C1856]-6.75;2)" office:value-type="float" office:value="0.0509881766687506" calcext:value-type="float">
            <text:p>0.0509881767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819793" calcext:value-type="float">
            <text:p>6.819793</text:p>
          </table:table-cell>
          <table:table-cell office:value-type="float" office:value="6.5181624894" calcext:value-type="float">
            <text:p>6.5181624894</text:p>
          </table:table-cell>
          <table:table-cell table:formula="of:=POWER([.C1857]-6.75;2)" office:value-type="float" office:value="0.0537486313212052" calcext:value-type="float">
            <text:p>0.0537486313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805277" calcext:value-type="float">
            <text:p>6.805277</text:p>
          </table:table-cell>
          <table:table-cell office:value-type="float" office:value="6.5123590213" calcext:value-type="float">
            <text:p>6.5123590213</text:p>
          </table:table-cell>
          <table:table-cell table:formula="of:=POWER([.C1858]-6.75;2)" office:value-type="float" office:value="0.0564732347574939" calcext:value-type="float">
            <text:p>0.0564732348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78931" calcext:value-type="float">
            <text:p>6.78931</text:p>
          </table:table-cell>
          <table:table-cell office:value-type="float" office:value="6.507032766" calcext:value-type="float">
            <text:p>6.507032766</text:p>
          </table:table-cell>
          <table:table-cell table:formula="of:=POWER([.C1859]-6.75;2)" office:value-type="float" office:value="0.0590330767976107" calcext:value-type="float">
            <text:p>0.0590330768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774545" calcext:value-type="float">
            <text:p>6.774545</text:p>
          </table:table-cell>
          <table:table-cell office:value-type="float" office:value="6.5023202766" calcext:value-type="float">
            <text:p>6.5023202766</text:p>
          </table:table-cell>
          <table:table-cell table:formula="of:=POWER([.C1860]-6.75;2)" office:value-type="float" office:value="0.0613452453835006" calcext:value-type="float">
            <text:p>0.0613452454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7624" calcext:value-type="float">
            <text:p>6.7624</text:p>
          </table:table-cell>
          <table:table-cell office:value-type="float" office:value="6.4982852447" calcext:value-type="float">
            <text:p>6.4982852447</text:p>
          </table:table-cell>
          <table:table-cell table:formula="of:=POWER([.C1861]-6.75;2)" office:value-type="float" office:value="0.0633603180357389" calcext:value-type="float">
            <text:p>0.063360318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75466" calcext:value-type="float">
            <text:p>6.75466</text:p>
          </table:table-cell>
          <table:table-cell office:value-type="float" office:value="6.4949178191" calcext:value-type="float">
            <text:p>6.4949178191</text:p>
          </table:table-cell>
          <table:table-cell table:formula="of:=POWER([.C1862]-6.75;2)" office:value-type="float" office:value="0.0650669190127002" calcext:value-type="float">
            <text:p>0.065066919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754195" calcext:value-type="float">
            <text:p>6.754195</text:p>
          </table:table-cell>
          <table:table-cell office:value-type="float" office:value="6.4921040319" calcext:value-type="float">
            <text:p>6.4921040319</text:p>
          </table:table-cell>
          <table:table-cell table:formula="of:=POWER([.C1863]-6.75;2)" office:value-type="float" office:value="0.0665103303622361" calcext:value-type="float">
            <text:p>0.066510330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763947" calcext:value-type="float">
            <text:p>6.763947</text:p>
          </table:table-cell>
          <table:table-cell office:value-type="float" office:value="6.4896098511" calcext:value-type="float">
            <text:p>6.4896098511</text:p>
          </table:table-cell>
          <table:table-cell table:formula="of:=POWER([.C1864]-6.75;2)" office:value-type="float" office:value="0.0678030296441642" calcext:value-type="float">
            <text:p>0.0678030296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784768" calcext:value-type="float">
            <text:p>6.784768</text:p>
          </table:table-cell>
          <table:table-cell office:value-type="float" office:value="6.4871199468" calcext:value-type="float">
            <text:p>6.4871199468</text:p>
          </table:table-cell>
          <table:table-cell table:formula="of:=POWER([.C1865]-6.75;2)" office:value-type="float" office:value="0.0691059223704348" calcext:value-type="float">
            <text:p>0.0691059224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813737" calcext:value-type="float">
            <text:p>6.813737</text:p>
          </table:table-cell>
          <table:table-cell office:value-type="float" office:value="6.484334766" calcext:value-type="float">
            <text:p>6.484334766</text:p>
          </table:table-cell>
          <table:table-cell table:formula="of:=POWER([.C1866]-6.75;2)" office:value-type="float" office:value="0.0705780165562748" calcext:value-type="float">
            <text:p>0.0705780166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844394" calcext:value-type="float">
            <text:p>6.844394</text:p>
          </table:table-cell>
          <table:table-cell office:value-type="float" office:value="6.4810876277" calcext:value-type="float">
            <text:p>6.4810876277</text:p>
          </table:table-cell>
          <table:table-cell table:formula="of:=POWER([.C1867]-6.75;2)" office:value-type="float" office:value="0.0723138639760138" calcext:value-type="float">
            <text:p>0.072313864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869083" calcext:value-type="float">
            <text:p>6.869083</text:p>
          </table:table-cell>
          <table:table-cell office:value-type="float" office:value="6.4774219787" calcext:value-type="float">
            <text:p>6.4774219787</text:p>
          </table:table-cell>
          <table:table-cell table:formula="of:=POWER([.C1868]-6.75;2)" office:value-type="float" office:value="0.0742987776958234" calcext:value-type="float">
            <text:p>0.0742987777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88213" calcext:value-type="float">
            <text:p>6.88213</text:p>
          </table:table-cell>
          <table:table-cell office:value-type="float" office:value="6.4735832872" calcext:value-type="float">
            <text:p>6.4735832872</text:p>
          </table:table-cell>
          <table:table-cell table:formula="of:=POWER([.C1869]-6.75;2)" office:value-type="float" office:value="0.0764061991151575" calcext:value-type="float">
            <text:p>0.0764061991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882083" calcext:value-type="float">
            <text:p>6.882083</text:p>
          </table:table-cell>
          <table:table-cell office:value-type="float" office:value="6.4699245319" calcext:value-type="float">
            <text:p>6.4699245319</text:p>
          </table:table-cell>
          <table:table-cell table:formula="of:=POWER([.C1870]-6.75;2)" office:value-type="float" office:value="0.078442267831434" calcext:value-type="float">
            <text:p>0.0784422678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871874" calcext:value-type="float">
            <text:p>6.871874</text:p>
          </table:table-cell>
          <table:table-cell office:value-type="float" office:value="6.4667702447" calcext:value-type="float">
            <text:p>6.4667702447</text:p>
          </table:table-cell>
          <table:table-cell table:formula="of:=POWER([.C1871]-6.75;2)" office:value-type="float" office:value="0.0802190942872978" calcext:value-type="float">
            <text:p>0.0802190943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857043" calcext:value-type="float">
            <text:p>6.857043</text:p>
          </table:table-cell>
          <table:table-cell office:value-type="float" office:value="6.4643012553" calcext:value-type="float">
            <text:p>6.4643012553</text:p>
          </table:table-cell>
          <table:table-cell table:formula="of:=POWER([.C1872]-6.75;2)" office:value-type="float" office:value="0.081623772723156" calcext:value-type="float">
            <text:p>0.0816237727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843174" calcext:value-type="float">
            <text:p>6.843174</text:p>
          </table:table-cell>
          <table:table-cell office:value-type="float" office:value="6.4625031383" calcext:value-type="float">
            <text:p>6.4625031383</text:p>
          </table:table-cell>
          <table:table-cell table:formula="of:=POWER([.C1873]-6.75;2)" office:value-type="float" office:value="0.0826544454873491" calcext:value-type="float">
            <text:p>0.0826544455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833946" calcext:value-type="float">
            <text:p>6.833946</text:p>
          </table:table-cell>
          <table:table-cell office:value-type="float" office:value="6.4611863085" calcext:value-type="float">
            <text:p>6.4611863085</text:p>
          </table:table-cell>
          <table:table-cell table:formula="of:=POWER([.C1874]-6.75;2)" office:value-type="float" office:value="0.083413348397857" calcext:value-type="float">
            <text:p>0.0834133484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830482" calcext:value-type="float">
            <text:p>6.830482</text:p>
          </table:table-cell>
          <table:table-cell office:value-type="float" office:value="6.4600585638" calcext:value-type="float">
            <text:p>6.4600585638</text:p>
          </table:table-cell>
          <table:table-cell table:formula="of:=POWER([.C1875]-6.75;2)" office:value-type="float" office:value="0.0840660364257189" calcext:value-type="float">
            <text:p>0.0840660364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831793" calcext:value-type="float">
            <text:p>6.831793</text:p>
          </table:table-cell>
          <table:table-cell office:value-type="float" office:value="6.4588218617" calcext:value-type="float">
            <text:p>6.4588218617</text:p>
          </table:table-cell>
          <table:table-cell table:formula="of:=POWER([.C1876]-6.75;2)" office:value-type="float" office:value="0.0847847082238541" calcext:value-type="float">
            <text:p>0.0847847082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835629" calcext:value-type="float">
            <text:p>6.835629</text:p>
          </table:table-cell>
          <table:table-cell office:value-type="float" office:value="6.4572674362" calcext:value-type="float">
            <text:p>6.4572674362</text:p>
          </table:table-cell>
          <table:table-cell table:formula="of:=POWER([.C1877]-6.75;2)" office:value-type="float" office:value="0.0856923539089208" calcext:value-type="float">
            <text:p>0.0856923539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839287" calcext:value-type="float">
            <text:p>6.839287</text:p>
          </table:table-cell>
          <table:table-cell office:value-type="float" office:value="6.4553468723" calcext:value-type="float">
            <text:p>6.4553468723</text:p>
          </table:table-cell>
          <table:table-cell table:formula="of:=POWER([.C1878]-6.75;2)" office:value-type="float" office:value="0.0868204656633926" calcext:value-type="float">
            <text:p>0.0868204657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840367" calcext:value-type="float">
            <text:p>6.840367</text:p>
          </table:table-cell>
          <table:table-cell office:value-type="float" office:value="6.453197" calcext:value-type="float">
            <text:p>6.453197</text:p>
          </table:table-cell>
          <table:table-cell table:formula="of:=POWER([.C1879]-6.75;2)" office:value-type="float" office:value="0.0880920208089998" calcext:value-type="float">
            <text:p>0.0880920208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83751" calcext:value-type="float">
            <text:p>6.83751</text:p>
          </table:table-cell>
          <table:table-cell office:value-type="float" office:value="6.4511017021" calcext:value-type="float">
            <text:p>6.4511017021</text:p>
          </table:table-cell>
          <table:table-cell table:formula="of:=POWER([.C1880]-6.75;2)" office:value-type="float" office:value="0.0893401924875172" calcext:value-type="float">
            <text:p>0.0893401925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830856" calcext:value-type="float">
            <text:p>6.830856</text:p>
          </table:table-cell>
          <table:table-cell office:value-type="float" office:value="6.4493942234" calcext:value-type="float">
            <text:p>6.4493942234</text:p>
          </table:table-cell>
          <table:table-cell table:formula="of:=POWER([.C1881]-6.75;2)" office:value-type="float" office:value="0.0903638329252893" calcext:value-type="float">
            <text:p>0.0903638329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821862" calcext:value-type="float">
            <text:p>6.821862</text:p>
          </table:table-cell>
          <table:table-cell office:value-type="float" office:value="6.4483343298" calcext:value-type="float">
            <text:p>6.4483343298</text:p>
          </table:table-cell>
          <table:table-cell table:formula="of:=POWER([.C1882]-6.75;2)" office:value-type="float" office:value="0.0910021765772153" calcext:value-type="float">
            <text:p>0.0910021766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812435" calcext:value-type="float">
            <text:p>6.812435</text:p>
          </table:table-cell>
          <table:table-cell office:value-type="float" office:value="6.4480128085" calcext:value-type="float">
            <text:p>6.4480128085</text:p>
          </table:table-cell>
          <table:table-cell table:formula="of:=POWER([.C1883]-6.75;2)" office:value-type="float" office:value="0.0911962638300579" calcext:value-type="float">
            <text:p>0.0911962638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803843" calcext:value-type="float">
            <text:p>6.803843</text:p>
          </table:table-cell>
          <table:table-cell office:value-type="float" office:value="6.4483248191" calcext:value-type="float">
            <text:p>6.4483248191</text:p>
          </table:table-cell>
          <table:table-cell table:formula="of:=POWER([.C1884]-6.75;2)" office:value-type="float" office:value="0.0910079147710479" calcext:value-type="float">
            <text:p>0.0910079148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796107" calcext:value-type="float">
            <text:p>6.796107</text:p>
          </table:table-cell>
          <table:table-cell office:value-type="float" office:value="6.4490195319" calcext:value-type="float">
            <text:p>6.4490195319</text:p>
          </table:table-cell>
          <table:table-cell table:formula="of:=POWER([.C1885]-6.75;2)" office:value-type="float" office:value="0.0905892421776949" calcext:value-type="float">
            <text:p>0.0905892422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788173" calcext:value-type="float">
            <text:p>6.788173</text:p>
          </table:table-cell>
          <table:table-cell office:value-type="float" office:value="6.4497992021" calcext:value-type="float">
            <text:p>6.4497992021</text:p>
          </table:table-cell>
          <table:table-cell table:formula="of:=POWER([.C1886]-6.75;2)" office:value-type="float" office:value="0.0901205190597964" calcext:value-type="float">
            <text:p>0.0901205191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778627" calcext:value-type="float">
            <text:p>6.778627</text:p>
          </table:table-cell>
          <table:table-cell office:value-type="float" office:value="6.4504248723" calcext:value-type="float">
            <text:p>6.4504248723</text:p>
          </table:table-cell>
          <table:table-cell table:formula="of:=POWER([.C1887]-6.75;2)" office:value-type="float" office:value="0.0897452571364712" calcext:value-type="float">
            <text:p>0.0897452571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766432" calcext:value-type="float">
            <text:p>6.766432</text:p>
          </table:table-cell>
          <table:table-cell office:value-type="float" office:value="6.4507902021" calcext:value-type="float">
            <text:p>6.4507902021</text:p>
          </table:table-cell>
          <table:table-cell table:formula="of:=POWER([.C1888]-6.75;2)" office:value-type="float" office:value="0.0895265031593587" calcext:value-type="float">
            <text:p>0.0895265032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751368" calcext:value-type="float">
            <text:p>6.751368</text:p>
          </table:table-cell>
          <table:table-cell office:value-type="float" office:value="6.4509428936" calcext:value-type="float">
            <text:p>6.4509428936</text:p>
          </table:table-cell>
          <table:table-cell table:formula="of:=POWER([.C1889]-6.75;2)" office:value-type="float" office:value="0.0894351528883411" calcext:value-type="float">
            <text:p>0.0894351529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734089" calcext:value-type="float">
            <text:p>6.734089</text:p>
          </table:table-cell>
          <table:table-cell office:value-type="float" office:value="6.4510536915" calcext:value-type="float">
            <text:p>6.4510536915</text:p>
          </table:table-cell>
          <table:table-cell table:formula="of:=POWER([.C1890]-6.75;2)" office:value-type="float" office:value="0.089368895365777" calcext:value-type="float">
            <text:p>0.0893688954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715823" calcext:value-type="float">
            <text:p>6.715823</text:p>
          </table:table-cell>
          <table:table-cell office:value-type="float" office:value="6.4513503511" calcext:value-type="float">
            <text:p>6.4513503511</text:p>
          </table:table-cell>
          <table:table-cell table:formula="of:=POWER([.C1891]-6.75;2)" office:value-type="float" office:value="0.0891916127880931" calcext:value-type="float">
            <text:p>0.0891916128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697731" calcext:value-type="float">
            <text:p>6.697731</text:p>
          </table:table-cell>
          <table:table-cell office:value-type="float" office:value="6.4520424255" calcext:value-type="float">
            <text:p>6.4520424255</text:p>
          </table:table-cell>
          <table:table-cell table:formula="of:=POWER([.C1892]-6.75;2)" office:value-type="float" office:value="0.088778716201923" calcext:value-type="float">
            <text:p>0.0887787162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68007" calcext:value-type="float">
            <text:p>6.68007</text:p>
          </table:table-cell>
          <table:table-cell office:value-type="float" office:value="6.4532627021" calcext:value-type="float">
            <text:p>6.4532627021</text:p>
          </table:table-cell>
          <table:table-cell table:formula="of:=POWER([.C1893]-6.75;2)" office:value-type="float" office:value="0.0880530239649934" calcext:value-type="float">
            <text:p>0.088053024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661628" calcext:value-type="float">
            <text:p>6.661628</text:p>
          </table:table-cell>
          <table:table-cell office:value-type="float" office:value="6.4550429894" calcext:value-type="float">
            <text:p>6.4550429894</text:p>
          </table:table-cell>
          <table:table-cell table:formula="of:=POWER([.C1894]-6.75;2)" office:value-type="float" office:value="0.0869996381020886" calcext:value-type="float">
            <text:p>0.0869996381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639995" calcext:value-type="float">
            <text:p>6.639995</text:p>
          </table:table-cell>
          <table:table-cell office:value-type="float" office:value="6.4573289149" calcext:value-type="float">
            <text:p>6.4573289149</text:p>
          </table:table-cell>
          <table:table-cell table:formula="of:=POWER([.C1895]-6.75;2)" office:value-type="float" office:value="0.0856563640536116" calcext:value-type="float">
            <text:p>0.0856563641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612891" calcext:value-type="float">
            <text:p>6.612891</text:p>
          </table:table-cell>
          <table:table-cell office:value-type="float" office:value="6.4600231489" calcext:value-type="float">
            <text:p>6.4600231489</text:p>
          </table:table-cell>
          <table:table-cell table:formula="of:=POWER([.C1896]-6.75;2)" office:value-type="float" office:value="0.0840865741738713" calcext:value-type="float">
            <text:p>0.0840865742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579977" calcext:value-type="float">
            <text:p>6.579977</text:p>
          </table:table-cell>
          <table:table-cell office:value-type="float" office:value="6.4630344255" calcext:value-type="float">
            <text:p>6.4630344255</text:p>
          </table:table-cell>
          <table:table-cell table:formula="of:=POWER([.C1897]-6.75;2)" office:value-type="float" office:value="0.082349240948115" calcext:value-type="float">
            <text:p>0.0823492409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544031" calcext:value-type="float">
            <text:p>6.544031</text:p>
          </table:table-cell>
          <table:table-cell office:value-type="float" office:value="6.466307117" calcext:value-type="float">
            <text:p>6.466307117</text:p>
          </table:table-cell>
          <table:table-cell table:formula="of:=POWER([.C1898]-6.75;2)" office:value-type="float" office:value="0.0804816518648515" calcext:value-type="float">
            <text:p>0.0804816519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510446" calcext:value-type="float">
            <text:p>6.510446</text:p>
          </table:table-cell>
          <table:table-cell office:value-type="float" office:value="6.469816383" calcext:value-type="float">
            <text:p>6.469816383</text:p>
          </table:table-cell>
          <table:table-cell table:formula="of:=POWER([.C1899]-6.75;2)" office:value-type="float" office:value="0.0785028592352025" calcext:value-type="float">
            <text:p>0.0785028592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484964" calcext:value-type="float">
            <text:p>6.484964</text:p>
          </table:table-cell>
          <table:table-cell office:value-type="float" office:value="6.4735348298" calcext:value-type="float">
            <text:p>6.4735348298</text:p>
          </table:table-cell>
          <table:table-cell table:formula="of:=POWER([.C1900]-6.75;2)" office:value-type="float" office:value="0.0764329903337149" calcext:value-type="float">
            <text:p>0.0764329903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470802" calcext:value-type="float">
            <text:p>6.470802</text:p>
          </table:table-cell>
          <table:table-cell office:value-type="float" office:value="6.4773957021" calcext:value-type="float">
            <text:p>6.4773957021</text:p>
          </table:table-cell>
          <table:table-cell table:formula="of:=POWER([.C1901]-6.75;2)" office:value-type="float" office:value="0.074313103233552" calcext:value-type="float">
            <text:p>0.0743131032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467003" calcext:value-type="float">
            <text:p>6.467003</text:p>
          </table:table-cell>
          <table:table-cell office:value-type="float" office:value="6.4812818404" calcext:value-type="float">
            <text:p>6.4812818404</text:p>
          </table:table-cell>
          <table:table-cell table:formula="of:=POWER([.C1902]-6.75;2)" office:value-type="float" office:value="0.0722094492988109" calcext:value-type="float">
            <text:p>0.0722094493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469198" calcext:value-type="float">
            <text:p>6.469198</text:p>
          </table:table-cell>
          <table:table-cell office:value-type="float" office:value="6.4850523936" calcext:value-type="float">
            <text:p>6.4850523936</text:p>
          </table:table-cell>
          <table:table-cell table:formula="of:=POWER([.C1903]-6.75;2)" office:value-type="float" office:value="0.0701972341370892" calcext:value-type="float">
            <text:p>0.0701972341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472256" calcext:value-type="float">
            <text:p>6.472256</text:p>
          </table:table-cell>
          <table:table-cell office:value-type="float" office:value="6.4885927021" calcext:value-type="float">
            <text:p>6.4885927021</text:p>
          </table:table-cell>
          <table:table-cell table:formula="of:=POWER([.C1904]-6.75;2)" office:value-type="float" office:value="0.0683337753953793" calcext:value-type="float">
            <text:p>0.0683337754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472947" calcext:value-type="float">
            <text:p>6.472947</text:p>
          </table:table-cell>
          <table:table-cell office:value-type="float" office:value="6.491857766" calcext:value-type="float">
            <text:p>6.491857766</text:p>
          </table:table-cell>
          <table:table-cell table:formula="of:=POWER([.C1905]-6.75;2)" office:value-type="float" office:value="0.0666374129745108" calcext:value-type="float">
            <text:p>0.066637413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47087" calcext:value-type="float">
            <text:p>6.47087</text:p>
          </table:table-cell>
          <table:table-cell office:value-type="float" office:value="6.4948860532" calcext:value-type="float">
            <text:p>6.4948860532</text:p>
          </table:table-cell>
          <table:table-cell table:formula="of:=POWER([.C1906]-6.75;2)" office:value-type="float" office:value="0.0650831258518732" calcext:value-type="float">
            <text:p>0.0650831259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467268" calcext:value-type="float">
            <text:p>6.467268</text:p>
          </table:table-cell>
          <table:table-cell office:value-type="float" office:value="6.4977801809" calcext:value-type="float">
            <text:p>6.4977801809</text:p>
          </table:table-cell>
          <table:table-cell table:formula="of:=POWER([.C1907]-6.75;2)" office:value-type="float" office:value="0.0636148371468365" calcext:value-type="float">
            <text:p>0.0636148371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462909" calcext:value-type="float">
            <text:p>6.462909</text:p>
          </table:table-cell>
          <table:table-cell office:value-type="float" office:value="6.4981082688" calcext:value-type="float">
            <text:p>6.4981082688</text:p>
          </table:table-cell>
          <table:table-cell table:formula="of:=POWER([.C1908]-6.75;2)" office:value-type="float" office:value="0.0634494442469329" calcext:value-type="float">
            <text:p>0.0634494442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45671" calcext:value-type="float">
            <text:p>6.45671</text:p>
          </table:table-cell>
          <table:table-cell office:value-type="float" office:value="6.4984908696" calcext:value-type="float">
            <text:p>6.4984908696</text:p>
          </table:table-cell>
          <table:table-cell table:formula="of:=POWER([.C1909]-6.75;2)" office:value-type="float" office:value="0.063256842674564" calcext:value-type="float">
            <text:p>0.0632568427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445944" calcext:value-type="float">
            <text:p>6.445944</text:p>
          </table:table-cell>
          <table:table-cell office:value-type="float" office:value="6.49895" calcext:value-type="float">
            <text:p>6.49895</text:p>
          </table:table-cell>
          <table:table-cell table:formula="of:=POWER([.C1910]-6.75;2)" office:value-type="float" office:value="0.0630261025000001" calcext:value-type="float">
            <text:p>0.0630261025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427612" calcext:value-type="float">
            <text:p>6.427612</text:p>
          </table:table-cell>
          <table:table-cell office:value-type="float" office:value="6.4995389556" calcext:value-type="float">
            <text:p>6.4995389556</text:p>
          </table:table-cell>
          <table:table-cell table:formula="of:=POWER([.C1911]-6.75;2)" office:value-type="float" office:value="0.0627307347619386" calcext:value-type="float">
            <text:p>0.0627307348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399869" calcext:value-type="float">
            <text:p>6.399869</text:p>
          </table:table-cell>
          <table:table-cell office:value-type="float" office:value="6.5003471236" calcext:value-type="float">
            <text:p>6.5003471236</text:p>
          </table:table-cell>
          <table:table-cell table:formula="of:=POWER([.C1912]-6.75;2)" office:value-type="float" office:value="0.0623265586947936" calcext:value-type="float">
            <text:p>0.0623265587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362759" calcext:value-type="float">
            <text:p>6.362759</text:p>
          </table:table-cell>
          <table:table-cell office:value-type="float" office:value="6.5014889205" calcext:value-type="float">
            <text:p>6.5014889205</text:p>
          </table:table-cell>
          <table:table-cell table:formula="of:=POWER([.C1913]-6.75;2)" office:value-type="float" office:value="0.0617577566342554" calcext:value-type="float">
            <text:p>0.0617577566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318238" calcext:value-type="float">
            <text:p>6.318238</text:p>
          </table:table-cell>
          <table:table-cell office:value-type="float" office:value="6.5030835172" calcext:value-type="float">
            <text:p>6.5030835172</text:p>
          </table:table-cell>
          <table:table-cell table:formula="of:=POWER([.C1914]-6.75;2)" office:value-type="float" office:value="0.0609677494783225" calcext:value-type="float">
            <text:p>0.0609677495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269897" calcext:value-type="float">
            <text:p>6.269897</text:p>
          </table:table-cell>
          <table:table-cell office:value-type="float" office:value="6.5052328837" calcext:value-type="float">
            <text:p>6.5052328837</text:p>
          </table:table-cell>
          <table:table-cell table:formula="of:=POWER([.C1915]-6.75;2)" office:value-type="float" office:value="0.0599109412218179" calcext:value-type="float">
            <text:p>0.0599109412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222686" calcext:value-type="float">
            <text:p>6.222686</text:p>
          </table:table-cell>
          <table:table-cell office:value-type="float" office:value="6.5080015412" calcext:value-type="float">
            <text:p>6.5080015412</text:p>
          </table:table-cell>
          <table:table-cell table:formula="of:=POWER([.C1916]-6.75;2)" office:value-type="float" office:value="0.058563254061575" calcext:value-type="float">
            <text:p>0.0585632541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182707" calcext:value-type="float">
            <text:p>6.182707</text:p>
          </table:table-cell>
          <table:table-cell office:value-type="float" office:value="6.5113981548" calcext:value-type="float">
            <text:p>6.5113981548</text:p>
          </table:table-cell>
          <table:table-cell table:formula="of:=POWER([.C1917]-6.75;2)" office:value-type="float" office:value="0.0569308405328447" calcext:value-type="float">
            <text:p>0.0569308405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156941" calcext:value-type="float">
            <text:p>6.156941</text:p>
          </table:table-cell>
          <table:table-cell office:value-type="float" office:value="6.5153582892" calcext:value-type="float">
            <text:p>6.5153582892</text:p>
          </table:table-cell>
          <table:table-cell table:formula="of:=POWER([.C1918]-6.75;2)" office:value-type="float" office:value="0.0550567324471509" calcext:value-type="float">
            <text:p>0.0550567324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152515" calcext:value-type="float">
            <text:p>6.152515</text:p>
          </table:table-cell>
          <table:table-cell office:value-type="float" office:value="6.5197292317" calcext:value-type="float">
            <text:p>6.5197292317</text:p>
          </table:table-cell>
          <table:table-cell table:formula="of:=POWER([.C1919]-6.75;2)" office:value-type="float" office:value="0.0530246267334721" calcext:value-type="float">
            <text:p>0.0530246267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174865" calcext:value-type="float">
            <text:p>6.174865</text:p>
          </table:table-cell>
          <table:table-cell office:value-type="float" office:value="6.5242627407" calcext:value-type="float">
            <text:p>6.5242627407</text:p>
          </table:table-cell>
          <table:table-cell table:formula="of:=POWER([.C1920]-6.75;2)" office:value-type="float" office:value="0.0509573102362753" calcext:value-type="float">
            <text:p>0.0509573102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224572" calcext:value-type="float">
            <text:p>6.224572</text:p>
          </table:table-cell>
          <table:table-cell office:value-type="float" office:value="6.5286302125" calcext:value-type="float">
            <text:p>6.5286302125</text:p>
          </table:table-cell>
          <table:table-cell table:formula="of:=POWER([.C1921]-6.75;2)" office:value-type="float" office:value="0.0490045828177954" calcext:value-type="float">
            <text:p>0.0490045828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29403" calcext:value-type="float">
            <text:p>6.29403</text:p>
          </table:table-cell>
          <table:table-cell office:value-type="float" office:value="6.5324790506" calcext:value-type="float">
            <text:p>6.5324790506</text:p>
          </table:table-cell>
          <table:table-cell table:formula="of:=POWER([.C1922]-6.75;2)" office:value-type="float" office:value="0.0473153634278773" calcext:value-type="float">
            <text:p>0.0473153634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366536" calcext:value-type="float">
            <text:p>6.366536</text:p>
          </table:table-cell>
          <table:table-cell office:value-type="float" office:value="6.5355360897" calcext:value-type="float">
            <text:p>6.5355360897</text:p>
          </table:table-cell>
          <table:table-cell table:formula="of:=POWER([.C1923]-6.75;2)" office:value-type="float" office:value="0.0459947688211665" calcext:value-type="float">
            <text:p>0.0459947688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419884" calcext:value-type="float">
            <text:p>6.419884</text:p>
          </table:table-cell>
          <table:table-cell office:value-type="float" office:value="6.5377308961" calcext:value-type="float">
            <text:p>6.5377308961</text:p>
          </table:table-cell>
          <table:table-cell table:formula="of:=POWER([.C1924]-6.75;2)" office:value-type="float" office:value="0.0450581724705089" calcext:value-type="float">
            <text:p>0.0450581725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434013" calcext:value-type="float">
            <text:p>6.434013</text:p>
          </table:table-cell>
          <table:table-cell office:value-type="float" office:value="6.5392815132" calcext:value-type="float">
            <text:p>6.5392815132</text:p>
          </table:table-cell>
          <table:table-cell table:formula="of:=POWER([.C1925]-6.75;2)" office:value-type="float" office:value="0.0444022806792819" calcext:value-type="float">
            <text:p>0.0444022807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399525" calcext:value-type="float">
            <text:p>6.399525</text:p>
          </table:table-cell>
          <table:table-cell office:value-type="float" office:value="6.5406850933" calcext:value-type="float">
            <text:p>6.5406850933</text:p>
          </table:table-cell>
          <table:table-cell table:formula="of:=POWER([.C1926]-6.75;2)" office:value-type="float" office:value="0.0438127301668295" calcext:value-type="float">
            <text:p>0.0438127302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322882" calcext:value-type="float">
            <text:p>6.322882</text:p>
          </table:table-cell>
          <table:table-cell office:value-type="float" office:value="6.5425926622" calcext:value-type="float">
            <text:p>6.5425926622</text:p>
          </table:table-cell>
          <table:table-cell table:formula="of:=POWER([.C1927]-6.75;2)" office:value-type="float" office:value="0.0430178037732834" calcext:value-type="float">
            <text:p>0.0430178038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224793" calcext:value-type="float">
            <text:p>6.224793</text:p>
          </table:table-cell>
          <table:table-cell office:value-type="float" office:value="6.5456023973" calcext:value-type="float">
            <text:p>6.5456023973</text:p>
          </table:table-cell>
          <table:table-cell table:formula="of:=POWER([.C1928]-6.75;2)" office:value-type="float" office:value="0.0417783799895072" calcext:value-type="float">
            <text:p>0.04177838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129796" calcext:value-type="float">
            <text:p>6.129796</text:p>
          </table:table-cell>
          <table:table-cell office:value-type="float" office:value="6.5500580833" calcext:value-type="float">
            <text:p>6.5500580833</text:p>
          </table:table-cell>
          <table:table-cell table:formula="of:=POWER([.C1929]-6.75;2)" office:value-type="float" office:value="0.0399767700536698" calcext:value-type="float">
            <text:p>0.0399767701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037739" calcext:value-type="float">
            <text:p>6.037739</text:p>
          </table:table-cell>
          <table:table-cell office:value-type="float" office:value="6.5559772676" calcext:value-type="float">
            <text:p>6.5559772676</text:p>
          </table:table-cell>
          <table:table-cell table:formula="of:=POWER([.C1930]-6.75;2)" office:value-type="float" office:value="0.0376448206879619" calcext:value-type="float">
            <text:p>0.0376448207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302201" calcext:value-type="float">
            <text:p>6.302201</text:p>
          </table:table-cell>
          <table:table-cell office:value-type="float" office:value="6.5633806714" calcext:value-type="float">
            <text:p>6.5633806714</text:p>
          </table:table-cell>
          <table:table-cell table:formula="of:=POWER([.C1931]-6.75;2)" office:value-type="float" office:value="0.0348267738071148" calcext:value-type="float">
            <text:p>0.0348267738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117355" calcext:value-type="float">
            <text:p>6.117355</text:p>
          </table:table-cell>
          <table:table-cell office:value-type="float" office:value="6.5671658841" calcext:value-type="float">
            <text:p>6.5671658841</text:p>
          </table:table-cell>
          <table:table-cell table:formula="of:=POWER([.C1932]-6.75;2)" office:value-type="float" office:value="0.0334283139369348" calcext:value-type="float">
            <text:p>0.0334283139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090296" calcext:value-type="float">
            <text:p>6.090296</text:p>
          </table:table-cell>
          <table:table-cell office:value-type="float" office:value="6.57378075" calcext:value-type="float">
            <text:p>6.57378075</text:p>
          </table:table-cell>
          <table:table-cell table:formula="of:=POWER([.C1933]-6.75;2)" office:value-type="float" office:value="0.0310532240705625" calcext:value-type="float">
            <text:p>0.0310532241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054457" calcext:value-type="float">
            <text:p>6.054457</text:p>
          </table:table-cell>
          <table:table-cell office:value-type="float" office:value="6.5809969403" calcext:value-type="float">
            <text:p>6.5809969403</text:p>
          </table:table-cell>
          <table:table-cell table:formula="of:=POWER([.C1934]-6.75;2)" office:value-type="float" office:value="0.0285620341879616" calcext:value-type="float">
            <text:p>0.0285620342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00258" calcext:value-type="float">
            <text:p>6.00258</text:p>
          </table:table-cell>
          <table:table-cell office:value-type="float" office:value="6.5889748182" calcext:value-type="float">
            <text:p>6.5889748182</text:p>
          </table:table-cell>
          <table:table-cell table:formula="of:=POWER([.C1935]-6.75;2)" office:value-type="float" office:value="0.0259291091737232" calcext:value-type="float">
            <text:p>0.0259291092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5.95106" calcext:value-type="float">
            <text:p>5.95106</text:p>
          </table:table-cell>
          <table:table-cell office:value-type="float" office:value="6.5979962769" calcext:value-type="float">
            <text:p>6.5979962769</text:p>
          </table:table-cell>
          <table:table-cell table:formula="of:=POWER([.C1936]-6.75;2)" office:value-type="float" office:value="0.0231051318362615" calcext:value-type="float">
            <text:p>0.0231051318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5.926744" calcext:value-type="float">
            <text:p>5.926744</text:p>
          </table:table-cell>
          <table:table-cell office:value-type="float" office:value="6.6081046563" calcext:value-type="float">
            <text:p>6.6081046563</text:p>
          </table:table-cell>
          <table:table-cell table:formula="of:=POWER([.C1937]-6.75;2)" office:value-type="float" office:value="0.0201342885637411" calcext:value-type="float">
            <text:p>0.0201342886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5.952994" calcext:value-type="float">
            <text:p>5.952994</text:p>
          </table:table-cell>
          <table:table-cell office:value-type="float" office:value="6.6189199048" calcext:value-type="float">
            <text:p>6.6189199048</text:p>
          </table:table-cell>
          <table:table-cell table:formula="of:=POWER([.C1938]-6.75;2)" office:value-type="float" office:value="0.017181991357641" calcext:value-type="float">
            <text:p>0.0171819914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03795" calcext:value-type="float">
            <text:p>6.03795</text:p>
          </table:table-cell>
          <table:table-cell office:value-type="float" office:value="6.6296606452" calcext:value-type="float">
            <text:p>6.6296606452</text:p>
          </table:table-cell>
          <table:table-cell table:formula="of:=POWER([.C1939]-6.75;2)" office:value-type="float" office:value="0.0144815603136804" calcext:value-type="float">
            <text:p>0.0144815603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17005" calcext:value-type="float">
            <text:p>6.17005</text:p>
          </table:table-cell>
          <table:table-cell office:value-type="float" office:value="6.6393608197" calcext:value-type="float">
            <text:p>6.6393608197</text:p>
          </table:table-cell>
          <table:table-cell table:formula="of:=POWER([.C1940]-6.75;2)" office:value-type="float" office:value="0.0122410282174559" calcext:value-type="float">
            <text:p>0.0122410282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321881" calcext:value-type="float">
            <text:p>6.321881</text:p>
          </table:table-cell>
          <table:table-cell office:value-type="float" office:value="6.6471826667" calcext:value-type="float">
            <text:p>6.6471826667</text:p>
          </table:table-cell>
          <table:table-cell table:formula="of:=POWER([.C1941]-6.75;2)" office:value-type="float" office:value="0.0105714040269233" calcext:value-type="float">
            <text:p>0.010571404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459313" calcext:value-type="float">
            <text:p>6.459313</text:p>
          </table:table-cell>
          <table:table-cell office:value-type="float" office:value="6.6526962542" calcext:value-type="float">
            <text:p>6.6526962542</text:p>
          </table:table-cell>
          <table:table-cell table:formula="of:=POWER([.C1942]-6.75;2)" office:value-type="float" office:value="0.00946801894671095" calcext:value-type="float">
            <text:p>0.0094680189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552056" calcext:value-type="float">
            <text:p>6.552056</text:p>
          </table:table-cell>
          <table:table-cell office:value-type="float" office:value="6.6560304483" calcext:value-type="float">
            <text:p>6.6560304483</text:p>
          </table:table-cell>
          <table:table-cell table:formula="of:=POWER([.C1943]-6.75;2)" office:value-type="float" office:value="0.00883027664669895" calcext:value-type="float">
            <text:p>0.0088302766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582748" calcext:value-type="float">
            <text:p>6.582748</text:p>
          </table:table-cell>
          <table:table-cell office:value-type="float" office:value="6.6578545614" calcext:value-type="float">
            <text:p>6.6578545614</text:p>
          </table:table-cell>
          <table:table-cell table:formula="of:=POWER([.C1944]-6.75;2)" office:value-type="float" office:value="0.00849078185478641" calcext:value-type="float">
            <text:p>0.0084907819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552249" calcext:value-type="float">
            <text:p>6.552249</text:p>
          </table:table-cell>
          <table:table-cell office:value-type="float" office:value="6.65919575" calcext:value-type="float">
            <text:p>6.65919575</text:p>
          </table:table-cell>
          <table:table-cell table:formula="of:=POWER([.C1945]-6.75;2)" office:value-type="float" office:value="0.00824541181806245" calcext:value-type="float">
            <text:p>0.0082454118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478985" calcext:value-type="float">
            <text:p>6.478985</text:p>
          </table:table-cell>
          <table:table-cell office:value-type="float" office:value="6.6611402364" calcext:value-type="float">
            <text:p>6.6611402364</text:p>
          </table:table-cell>
          <table:table-cell table:formula="of:=POWER([.C1946]-6.75;2)" office:value-type="float" office:value="0.00789605758704795" calcext:value-type="float">
            <text:p>0.0078960576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391645" calcext:value-type="float">
            <text:p>6.391645</text:p>
          </table:table-cell>
          <table:table-cell office:value-type="float" office:value="6.6645134815" calcext:value-type="float">
            <text:p>6.6645134815</text:p>
          </table:table-cell>
          <table:table-cell table:formula="of:=POWER([.C1947]-6.75;2)" office:value-type="float" office:value="0.0073079448452508" calcext:value-type="float">
            <text:p>0.0073079448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31768" calcext:value-type="float">
            <text:p>6.31768</text:p>
          </table:table-cell>
          <table:table-cell office:value-type="float" office:value="6.6696619434" calcext:value-type="float">
            <text:p>6.6696619434</text:p>
          </table:table-cell>
          <table:table-cell table:formula="of:=POWER([.C1948]-6.75;2)" office:value-type="float" office:value="0.00645420333826474" calcext:value-type="float">
            <text:p>0.0064542033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273377" calcext:value-type="float">
            <text:p>6.273377</text:p>
          </table:table-cell>
          <table:table-cell office:value-type="float" office:value="6.6764308269" calcext:value-type="float">
            <text:p>6.6764308269</text:p>
          </table:table-cell>
          <table:table-cell table:formula="of:=POWER([.C1949]-6.75;2)" office:value-type="float" office:value="0.00541242323061778" calcext:value-type="float">
            <text:p>0.0054124232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261112" calcext:value-type="float">
            <text:p>6.261112</text:p>
          </table:table-cell>
          <table:table-cell office:value-type="float" office:value="6.6843338431" calcext:value-type="float">
            <text:p>6.6843338431</text:p>
          </table:table-cell>
          <table:table-cell table:formula="of:=POWER([.C1950]-6.75;2)" office:value-type="float" office:value="0.0043120441620154" calcext:value-type="float">
            <text:p>0.0043120442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274267" calcext:value-type="float">
            <text:p>6.274267</text:p>
          </table:table-cell>
          <table:table-cell office:value-type="float" office:value="6.69279828" calcext:value-type="float">
            <text:p>6.69279828</text:p>
          </table:table-cell>
          <table:table-cell table:formula="of:=POWER([.C1951]-6.75;2)" office:value-type="float" office:value="0.00327203677095841" calcext:value-type="float">
            <text:p>0.0032720368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304609" calcext:value-type="float">
            <text:p>6.304609</text:p>
          </table:table-cell>
          <table:table-cell office:value-type="float" office:value="6.7013397347" calcext:value-type="float">
            <text:p>6.7013397347</text:p>
          </table:table-cell>
          <table:table-cell table:formula="of:=POWER([.C1952]-6.75;2)" office:value-type="float" office:value="0.00236782141906635" calcext:value-type="float">
            <text:p>0.0023678214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346336" calcext:value-type="float">
            <text:p>6.346336</text:p>
          </table:table-cell>
          <table:table-cell office:value-type="float" office:value="6.7096049583" calcext:value-type="float">
            <text:p>6.7096049583</text:p>
          </table:table-cell>
          <table:table-cell table:formula="of:=POWER([.C1953]-6.75;2)" office:value-type="float" office:value="0.00163175939394475" calcext:value-type="float">
            <text:p>0.0016317594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395252" calcext:value-type="float">
            <text:p>6.395252</text:p>
          </table:table-cell>
          <table:table-cell office:value-type="float" office:value="6.7173340851" calcext:value-type="float">
            <text:p>6.7173340851</text:p>
          </table:table-cell>
          <table:table-cell table:formula="of:=POWER([.C1954]-6.75;2)" office:value-type="float" office:value="0.00106706199625404" calcext:value-type="float">
            <text:p>0.001067062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445862" calcext:value-type="float">
            <text:p>6.445862</text:p>
          </table:table-cell>
          <table:table-cell office:value-type="float" office:value="6.7243358696" calcext:value-type="float">
            <text:p>6.7243358696</text:p>
          </table:table-cell>
          <table:table-cell table:formula="of:=POWER([.C1955]-6.75;2)" office:value-type="float" office:value="0.000658647589188206" calcext:value-type="float">
            <text:p>0.0006586476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490164" calcext:value-type="float">
            <text:p>6.490164</text:p>
          </table:table-cell>
          <table:table-cell office:value-type="float" office:value="6.7305241778" calcext:value-type="float">
            <text:p>6.7305241778</text:p>
          </table:table-cell>
          <table:table-cell table:formula="of:=POWER([.C1956]-6.75;2)" office:value-type="float" office:value="0.00037930765036603" calcext:value-type="float">
            <text:p>0.0003793077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519742" calcext:value-type="float">
            <text:p>6.519742</text:p>
          </table:table-cell>
          <table:table-cell office:value-type="float" office:value="6.7359869091" calcext:value-type="float">
            <text:p>6.7359869091</text:p>
          </table:table-cell>
          <table:table-cell table:formula="of:=POWER([.C1957]-6.75;2)" office:value-type="float" office:value="0.000196366716571657" calcext:value-type="float">
            <text:p>0.0001963667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529896" calcext:value-type="float">
            <text:p>6.529896</text:p>
          </table:table-cell>
          <table:table-cell office:value-type="float" office:value="6.7410158605" calcext:value-type="float">
            <text:p>6.7410158605</text:p>
          </table:table-cell>
          <table:table-cell table:formula="of:=POWER([.C1958]-6.75;2)" office:value-type="float" office:value="0.000080714762555458" calcext:value-type="float">
            <text:p>8.0714762555458E-005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522961" calcext:value-type="float">
            <text:p>6.522961</text:p>
          </table:table-cell>
          <table:table-cell office:value-type="float" office:value="6.7460425238" calcext:value-type="float">
            <text:p>6.7460425238</text:p>
          </table:table-cell>
          <table:table-cell table:formula="of:=POWER([.C1959]-6.75;2)" office:value-type="float" office:value="0.0000156616178735671" calcext:value-type="float">
            <text:p>1.56616178735671E-005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508506" calcext:value-type="float">
            <text:p>6.508506</text:p>
          </table:table-cell>
          <table:table-cell office:value-type="float" office:value="6.7514835366" calcext:value-type="float">
            <text:p>6.7514835366</text:p>
          </table:table-cell>
          <table:table-cell table:formula="of:=POWER([.C1960]-6.75;2)" office:value-type="float" office:value="0.00000220088084354055" calcext:value-type="float">
            <text:p>2.20088084354055E-006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499823" calcext:value-type="float">
            <text:p>6.499823</text:p>
          </table:table-cell>
          <table:table-cell office:value-type="float" office:value="6.757557975" calcext:value-type="float">
            <text:p>6.757557975</text:p>
          </table:table-cell>
          <table:table-cell table:formula="of:=POWER([.C1961]-6.75;2)" office:value-type="float" office:value="0.0000571229861006266" calcext:value-type="float">
            <text:p>0.000057123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508246" calcext:value-type="float">
            <text:p>6.508246</text:p>
          </table:table-cell>
          <table:table-cell office:value-type="float" office:value="6.7641665641" calcext:value-type="float">
            <text:p>6.7641665641</text:p>
          </table:table-cell>
          <table:table-cell table:formula="of:=POWER([.C1962]-6.75;2)" office:value-type="float" office:value="0.000200691538399407" calcext:value-type="float">
            <text:p>0.0002006915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538207" calcext:value-type="float">
            <text:p>6.538207</text:p>
          </table:table-cell>
          <table:table-cell office:value-type="float" office:value="6.7709013158" calcext:value-type="float">
            <text:p>6.7709013158</text:p>
          </table:table-cell>
          <table:table-cell table:formula="of:=POWER([.C1963]-6.75;2)" office:value-type="float" office:value="0.00043686500217132" calcext:value-type="float">
            <text:p>0.000436865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58558" calcext:value-type="float">
            <text:p>6.58558</text:p>
          </table:table-cell>
          <table:table-cell office:value-type="float" office:value="6.7771903514" calcext:value-type="float">
            <text:p>6.7771903514</text:p>
          </table:table-cell>
          <table:table-cell table:formula="of:=POWER([.C1964]-6.75;2)" office:value-type="float" office:value="0.000739315209255472" calcext:value-type="float">
            <text:p>0.0007393152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639789" calcext:value-type="float">
            <text:p>6.639789</text:p>
          </table:table-cell>
          <table:table-cell office:value-type="float" office:value="6.7825128611" calcext:value-type="float">
            <text:p>6.7825128611</text:p>
          </table:table-cell>
          <table:table-cell table:formula="of:=POWER([.C1965]-6.75;2)" office:value-type="float" office:value="0.00105708613690788" calcext:value-type="float">
            <text:p>0.0010570861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68802" calcext:value-type="float">
            <text:p>6.68802</text:p>
          </table:table-cell>
          <table:table-cell office:value-type="float" office:value="6.7865906857" calcext:value-type="float">
            <text:p>6.7865906857</text:p>
          </table:table-cell>
          <table:table-cell table:formula="of:=POWER([.C1966]-6.75;2)" office:value-type="float" office:value="0.0013388782799962" calcext:value-type="float">
            <text:p>0.0013388783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719392" calcext:value-type="float">
            <text:p>6.719392</text:p>
          </table:table-cell>
          <table:table-cell office:value-type="float" office:value="6.7894898235" calcext:value-type="float">
            <text:p>6.7894898235</text:p>
          </table:table-cell>
          <table:table-cell table:formula="of:=POWER([.C1967]-6.75;2)" office:value-type="float" office:value="0.00155944616006118" calcext:value-type="float">
            <text:p>0.0015594462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727938" calcext:value-type="float">
            <text:p>6.727938</text:p>
          </table:table-cell>
          <table:table-cell office:value-type="float" office:value="6.791614" calcext:value-type="float">
            <text:p>6.791614</text:p>
          </table:table-cell>
          <table:table-cell table:formula="of:=POWER([.C1968]-6.75;2)" office:value-type="float" office:value="0.001731724996" calcext:value-type="float">
            <text:p>0.001731725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714232" calcext:value-type="float">
            <text:p>6.714232</text:p>
          </table:table-cell>
          <table:table-cell office:value-type="float" office:value="6.793603875" calcext:value-type="float">
            <text:p>6.793603875</text:p>
          </table:table-cell>
          <table:table-cell table:formula="of:=POWER([.C1969]-6.75;2)" office:value-type="float" office:value="0.00190129791501567" calcext:value-type="float">
            <text:p>0.0019012979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685677" calcext:value-type="float">
            <text:p>6.685677</text:p>
          </table:table-cell>
          <table:table-cell office:value-type="float" office:value="6.7961642581" calcext:value-type="float">
            <text:p>6.7961642581</text:p>
          </table:table-cell>
          <table:table-cell table:formula="of:=POWER([.C1970]-6.75;2)" office:value-type="float" office:value="0.00213113872592343" calcext:value-type="float">
            <text:p>0.0021311387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655096" calcext:value-type="float">
            <text:p>6.655096</text:p>
          </table:table-cell>
          <table:table-cell office:value-type="float" office:value="6.7998471667" calcext:value-type="float">
            <text:p>6.7998471667</text:p>
          </table:table-cell>
          <table:table-cell table:formula="of:=POWER([.C1971]-6.75;2)" office:value-type="float" office:value="0.00248474002801761" calcext:value-type="float">
            <text:p>0.00248474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637199" calcext:value-type="float">
            <text:p>6.637199</text:p>
          </table:table-cell>
          <table:table-cell office:value-type="float" office:value="6.8048385862" calcext:value-type="float">
            <text:p>6.8048385862</text:p>
          </table:table-cell>
          <table:table-cell table:formula="of:=POWER([.C1972]-6.75;2)" office:value-type="float" office:value="0.00300727053641481" calcext:value-type="float">
            <text:p>0.0030072705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643409" calcext:value-type="float">
            <text:p>6.643409</text:p>
          </table:table-cell>
          <table:table-cell office:value-type="float" office:value="6.8108257143" calcext:value-type="float">
            <text:p>6.8108257143</text:p>
          </table:table-cell>
          <table:table-cell table:formula="of:=POWER([.C1973]-6.75;2)" office:value-type="float" office:value="0.00369976752010522" calcext:value-type="float">
            <text:p>0.0036997675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677007" calcext:value-type="float">
            <text:p>6.677007</text:p>
          </table:table-cell>
          <table:table-cell office:value-type="float" office:value="6.8170263333" calcext:value-type="float">
            <text:p>6.8170263333</text:p>
          </table:table-cell>
          <table:table-cell table:formula="of:=POWER([.C1974]-6.75;2)" office:value-type="float" office:value="0.00449252935564273" calcext:value-type="float">
            <text:p>0.0044925294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731226" calcext:value-type="float">
            <text:p>6.731226</text:p>
          </table:table-cell>
          <table:table-cell office:value-type="float" office:value="6.8224116923" calcext:value-type="float">
            <text:p>6.8224116923</text:p>
          </table:table-cell>
          <table:table-cell table:formula="of:=POWER([.C1975]-6.75;2)" office:value-type="float" office:value="0.00524345318174991" calcext:value-type="float">
            <text:p>0.0052434532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791639" calcext:value-type="float">
            <text:p>6.791639</text:p>
          </table:table-cell>
          <table:table-cell office:value-type="float" office:value="6.82605912" calcext:value-type="float">
            <text:p>6.82605912</text:p>
          </table:table-cell>
          <table:table-cell table:formula="of:=POWER([.C1976]-6.75;2)" office:value-type="float" office:value="0.00578498973517441" calcext:value-type="float">
            <text:p>0.0057849897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841764" calcext:value-type="float">
            <text:p>6.841764</text:p>
          </table:table-cell>
          <table:table-cell office:value-type="float" office:value="6.8274932917" calcext:value-type="float">
            <text:p>6.8274932917</text:p>
          </table:table-cell>
          <table:table-cell table:formula="of:=POWER([.C1977]-6.75;2)" office:value-type="float" office:value="0.00600521025850125" calcext:value-type="float">
            <text:p>0.0060052103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869146" calcext:value-type="float">
            <text:p>6.869146</text:p>
          </table:table-cell>
          <table:table-cell office:value-type="float" office:value="6.8268728261" calcext:value-type="float">
            <text:p>6.8268728261</text:p>
          </table:table-cell>
          <table:table-cell table:formula="of:=POWER([.C1978]-6.75;2)" office:value-type="float" office:value="0.00590943139260081" calcext:value-type="float">
            <text:p>0.0059094314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869396" calcext:value-type="float">
            <text:p>6.869396</text:p>
          </table:table-cell>
          <table:table-cell office:value-type="float" office:value="6.8249513182" calcext:value-type="float">
            <text:p>6.8249513182</text:p>
          </table:table-cell>
          <table:table-cell table:formula="of:=POWER([.C1979]-6.75;2)" office:value-type="float" office:value="0.00561770009991767" calcext:value-type="float">
            <text:p>0.0056177001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846986" calcext:value-type="float">
            <text:p>6.846986</text:p>
          </table:table-cell>
          <table:table-cell office:value-type="float" office:value="6.8228349048" calcext:value-type="float">
            <text:p>6.8228349048</text:p>
          </table:table-cell>
          <table:table-cell table:formula="of:=POWER([.C1980]-6.75;2)" office:value-type="float" office:value="0.00530492335722501" calcext:value-type="float">
            <text:p>0.0053049234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812968" calcext:value-type="float">
            <text:p>6.812968</text:p>
          </table:table-cell>
          <table:table-cell office:value-type="float" office:value="6.82162735" calcext:value-type="float">
            <text:p>6.82162735</text:p>
          </table:table-cell>
          <table:table-cell table:formula="of:=POWER([.C1981]-6.75;2)" office:value-type="float" office:value="0.0051304772680225" calcext:value-type="float">
            <text:p>0.0051304773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780785" calcext:value-type="float">
            <text:p>6.780785</text:p>
          </table:table-cell>
          <table:table-cell office:value-type="float" office:value="6.8220831053" calcext:value-type="float">
            <text:p>6.8220831053</text:p>
          </table:table-cell>
          <table:table-cell table:formula="of:=POWER([.C1982]-6.75;2)" office:value-type="float" office:value="0.00519597406969088" calcext:value-type="float">
            <text:p>0.0051959741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761783" calcext:value-type="float">
            <text:p>6.761783</text:p>
          </table:table-cell>
          <table:table-cell office:value-type="float" office:value="6.8243774444" calcext:value-type="float">
            <text:p>6.8243774444</text:p>
          </table:table-cell>
          <table:table-cell table:formula="of:=POWER([.C1983]-6.75;2)" office:value-type="float" office:value="0.00553200423547503" calcext:value-type="float">
            <text:p>0.0055320042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761975" calcext:value-type="float">
            <text:p>6.761975</text:p>
          </table:table-cell>
          <table:table-cell office:value-type="float" office:value="6.8280594706" calcext:value-type="float">
            <text:p>6.8280594706</text:p>
          </table:table-cell>
          <table:table-cell table:formula="of:=POWER([.C1984]-6.75;2)" office:value-type="float" office:value="0.00609328095035233" calcext:value-type="float">
            <text:p>0.006093281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780878" calcext:value-type="float">
            <text:p>6.780878</text:p>
          </table:table-cell>
          <table:table-cell office:value-type="float" office:value="6.83218975" calcext:value-type="float">
            <text:p>6.83218975</text:p>
          </table:table-cell>
          <table:table-cell table:formula="of:=POWER([.C1985]-6.75;2)" office:value-type="float" office:value="0.00675515500506257" calcext:value-type="float">
            <text:p>0.006755155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812437" calcext:value-type="float">
            <text:p>6.812437</text:p>
          </table:table-cell>
          <table:table-cell office:value-type="float" office:value="6.8356105333" calcext:value-type="float">
            <text:p>6.8356105333</text:p>
          </table:table-cell>
          <table:table-cell table:formula="of:=POWER([.C1986]-6.75;2)" office:value-type="float" office:value="0.00732916341191035" calcext:value-type="float">
            <text:p>0.0073291634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847417" calcext:value-type="float">
            <text:p>6.847417</text:p>
          </table:table-cell>
          <table:table-cell office:value-type="float" office:value="6.8372657857" calcext:value-type="float">
            <text:p>6.8372657857</text:p>
          </table:table-cell>
          <table:table-cell table:formula="of:=POWER([.C1987]-6.75;2)" office:value-type="float" office:value="0.00761531735383826" calcext:value-type="float">
            <text:p>0.0076153174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876505" calcext:value-type="float">
            <text:p>6.876505</text:p>
          </table:table-cell>
          <table:table-cell office:value-type="float" office:value="6.8364849231" calcext:value-type="float">
            <text:p>6.8364849231</text:p>
          </table:table-cell>
          <table:table-cell table:formula="of:=POWER([.C1988]-6.75;2)" office:value-type="float" office:value="0.00747964192361299" calcext:value-type="float">
            <text:p>0.0074796419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893253" calcext:value-type="float">
            <text:p>6.893253</text:p>
          </table:table-cell>
          <table:table-cell office:value-type="float" office:value="6.8331499167" calcext:value-type="float">
            <text:p>6.8331499167</text:p>
          </table:table-cell>
          <table:table-cell table:formula="of:=POWER([.C1989]-6.75;2)" office:value-type="float" office:value="0.00691390864721695" calcext:value-type="float">
            <text:p>0.0069139086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895951" calcext:value-type="float">
            <text:p>6.895951</text:p>
          </table:table-cell>
          <table:table-cell office:value-type="float" office:value="6.827686" calcext:value-type="float">
            <text:p>6.827686</text:p>
          </table:table-cell>
          <table:table-cell table:formula="of:=POWER([.C1990]-6.75;2)" office:value-type="float" office:value="0.00603511459599999" calcext:value-type="float">
            <text:p>0.0060351146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88761" calcext:value-type="float">
            <text:p>6.88761</text:p>
          </table:table-cell>
          <table:table-cell office:value-type="float" office:value="6.8208595" calcext:value-type="float">
            <text:p>6.8208595</text:p>
          </table:table-cell>
          <table:table-cell table:formula="of:=POWER([.C1991]-6.75;2)" office:value-type="float" office:value="0.00502106874025001" calcext:value-type="float">
            <text:p>0.0050210687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873902" calcext:value-type="float">
            <text:p>6.873902</text:p>
          </table:table-cell>
          <table:table-cell office:value-type="float" office:value="6.8134427778" calcext:value-type="float">
            <text:p>6.8134427778</text:p>
          </table:table-cell>
          <table:table-cell table:formula="of:=POWER([.C1992]-6.75;2)" office:value-type="float" office:value="0.00402498605498014" calcext:value-type="float">
            <text:p>0.0040249861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85998" calcext:value-type="float">
            <text:p>6.85998</text:p>
          </table:table-cell>
          <table:table-cell office:value-type="float" office:value="6.805885375" calcext:value-type="float">
            <text:p>6.805885375</text:p>
          </table:table-cell>
          <table:table-cell table:formula="of:=POWER([.C1993]-6.75;2)" office:value-type="float" office:value="0.00312317513889061" calcext:value-type="float">
            <text:p>0.0031231751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847886" calcext:value-type="float">
            <text:p>6.847886</text:p>
          </table:table-cell>
          <table:table-cell office:value-type="float" office:value="6.7981575714" calcext:value-type="float">
            <text:p>6.7981575714</text:p>
          </table:table-cell>
          <table:table-cell table:formula="of:=POWER([.C1994]-6.75;2)" office:value-type="float" office:value="0.0023191516831461" calcext:value-type="float">
            <text:p>0.0023191517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836099" calcext:value-type="float">
            <text:p>6.836099</text:p>
          </table:table-cell>
          <table:table-cell office:value-type="float" office:value="6.7898695" calcext:value-type="float">
            <text:p>6.7898695</text:p>
          </table:table-cell>
          <table:table-cell table:formula="of:=POWER([.C1995]-6.75;2)" office:value-type="float" office:value="0.00158957703025" calcext:value-type="float">
            <text:p>0.001589577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821435" calcext:value-type="float">
            <text:p>6.821435</text:p>
          </table:table-cell>
          <table:table-cell office:value-type="float" office:value="6.7806236" calcext:value-type="float">
            <text:p>6.7806236</text:p>
          </table:table-cell>
          <table:table-cell table:formula="of:=POWER([.C1996]-6.75;2)" office:value-type="float" office:value="0.000937804876960012" calcext:value-type="float">
            <text:p>0.0009378049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801987" calcext:value-type="float">
            <text:p>6.801987</text:p>
          </table:table-cell>
          <table:table-cell office:value-type="float" office:value="6.77042075" calcext:value-type="float">
            <text:p>6.77042075</text:p>
          </table:table-cell>
          <table:table-cell table:formula="of:=POWER([.C1997]-6.75;2)" office:value-type="float" office:value="0.000417007030562481" calcext:value-type="float">
            <text:p>0.000417007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779172" calcext:value-type="float">
            <text:p>6.779172</text:p>
          </table:table-cell>
          <table:table-cell office:value-type="float" office:value="6.7598986667" calcext:value-type="float">
            <text:p>6.7598986667</text:p>
          </table:table-cell>
          <table:table-cell table:formula="of:=POWER([.C1998]-6.75;2)" office:value-type="float" office:value="0.0000979836024376856" calcext:value-type="float">
            <text:p>9.79836024376856E-005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757606" calcext:value-type="float">
            <text:p>6.757606</text:p>
          </table:table-cell>
          <table:table-cell office:value-type="float" office:value="6.750262" calcext:value-type="float">
            <text:p>6.750262</text:p>
          </table:table-cell>
          <table:table-cell table:formula="of:=POWER([.C1999]-6.75;2)" office:value-type="float" office:value="0.0000000686440000001082" calcext:value-type="float">
            <text:p>6.86440000001082E-00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6.742918" calcext:value-type="float">
            <text:p>6.742918</text:p>
          </table:table-cell>
          <table:table-cell table:formula="of:=POWER([.C2000]-6.75;2)" office:value-type="float" office:value="0.0000501547240000067" calcext:value-type="float">
            <text:p>5.01547240000067E-0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38:54.213701782</dc:date>
    <meta:document-statistic meta:table-count="1" meta:cell-count="7907" meta:object-count="0"/>
    <meta:generator>LibreOffice/4.2.7.2$Linux_X86_64 LibreOffice_project/420m0$Build-2</meta:generator>
  </office:meta>
</office:document-meta>
</file>